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_20_Dot_20_4" svg:stroke-width="0cm" svg:stroke-color="#dddddd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82cm"/>
      <style:paragraph-properties style:writing-mode="lr-tb"/>
    </style:style>
    <style:style style:name="gr3" style:family="graphic" style:parent-style-name="standard">
      <style:graphic-properties draw:stroke="solid" draw:stroke-dash="Dash_20_Dot_20_4" svg:stroke-width="0.102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76cm" fo:padding-bottom="0.176cm" fo:padding-left="0.302cm" fo:padding-right="0.302cm" fo:wrap-option="wrap" draw:shadow="hidden" draw:shadow-offset-x="0.199cm" draw:shadow-offset-y="0.199cm" draw:shadow-color="#808080"/>
    </style:style>
    <style:style style:name="gr4" style:family="graphic" style:parent-style-name="standard">
      <style:graphic-properties draw:stroke="solid" draw:stroke-dash="Dash_20_Dot_20_4" svg:stroke-width="0.051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5" style:family="graphic" style:parent-style-name="standard">
      <style:graphic-properties draw:stroke="solid" draw:stroke-dash="Dash_20_Dot_20_4" svg:stroke-width="0.102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/>
    </style:style>
    <style:style style:name="gr6" style:family="graphic" style:parent-style-name="standard">
      <style:graphic-properties draw:stroke="solid" draw:stroke-dash="Dash_20_Dot_20_4" svg:stroke-width="0.051cm" svg:stroke-color="#996600" draw:marker-start="" draw:marker-start-width="0.123cm" draw:marker-start-center="false" draw:marker-end="" draw:marker-end-width="0.123cm" draw:marker-end-center="false" draw:fill="none" draw:fill-color="#cfe7f5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/>
    </style:style>
    <style:style style:name="gr7" style:family="graphic" style:parent-style-name="standard">
      <style:graphic-properties draw:stroke="solid" draw:stroke-dash="Dash_20_Dot_20_4" svg:stroke-width="0.051cm" svg:stroke-color="#000000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8" style:family="graphic" style:parent-style-name="standard">
      <style:graphic-properties draw:stroke="solid" draw:stroke-dash="Dash_20_Dot_20_4" svg:stroke-width="0.051cm" svg:stroke-color="#000000" draw:marker-start="" draw:marker-start-width="0.275cm" draw:marker-start-center="false" draw:marker-end="" draw:marker-end-width="0.275cm" draw:marker-end-center="false" draw:fill="solid" draw:fill-color="#b2b2b2" draw:textarea-horizontal-align="center" draw:textarea-vertical-align="middle" fo:padding-top="0.175cm" fo:padding-bottom="0.175cm" fo:padding-left="0.3cm" fo:padding-right="0.3cm" fo:wrap-option="wrap" draw:shadow="hidden" draw:shadow-offset-x="0.199cm" draw:shadow-offset-y="0.199cm" draw:shadow-color="#808080"/>
    </style:style>
    <style:style style:name="gr9" style:family="graphic" style:parent-style-name="standard">
      <style:graphic-properties draw:stroke="solid" draw:stroke-dash="Dash_20_Dot_20_4" svg:stroke-width="0.051cm" svg:stroke-color="#000000" draw:marker-start="" draw:marker-start-width="0.275cm" draw:marker-start-center="false" draw:marker-end="" draw:marker-end-width="0.275cm" draw:marker-end-center="false" draw:fill="solid" draw:fill-color="#b2b2b2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10" style:family="graphic" style:parent-style-name="standard">
      <style:graphic-properties draw:stroke="solid" draw:stroke-dash="Dash_20_Dot_20_4" svg:stroke-width="0.051cm" svg:stroke-color="#000000" draw:marker-start="" draw:marker-start-width="0.199cm" draw:marker-start-center="false" draw:marker-end="" draw:marker-end-width="0.199cm" draw:marker-end-center="false" draw:fill="solid" draw:fill-color="#ffff66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draw:stroke-dash="Dash_20_Dot_20_4" svg:stroke-width="0.051cm" svg:stroke-color="#000000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12" style:family="graphic" style:parent-style-name="standard">
      <style:graphic-properties draw:stroke="solid" draw:stroke-dash="Dash_20_Dot_20_4" svg:stroke-width="0cm" svg:stroke-color="#000000" draw:marker-start="" draw:marker-start-width="0.123cm" draw:marker-start-center="false" draw:marker-end="" draw:marker-end-width="0.123cm" draw:marker-end-center="false" draw:fill="hatch" draw:fill-color="#ffff66" draw:fill-hatch-name="Black_20_90_20_Degrees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6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hatch" draw:fill-color="#ffff66" draw:fill-hatch-name="Black_20_90_20_Degrees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hape 2">
          <draw:g>
            <draw:g>
              <draw:g>
                <draw:rect draw:style-name="gr1" draw:text-style-name="P1" draw:layer="layout" svg:width="0.429cm" svg:height="0.428cm" svg:x="2.701cm" svg:y="12.79cm">
                  <text:p/>
                </draw:rect>
                <draw:rect draw:style-name="gr1" draw:text-style-name="P1" draw:layer="layout" svg:width="0.429cm" svg:height="0.428cm" svg:x="3.128cm" svg:y="12.79cm">
                  <text:p/>
                </draw:rect>
                <draw:rect draw:style-name="gr1" draw:text-style-name="P1" draw:layer="layout" svg:width="0.429cm" svg:height="0.428cm" svg:x="3.555cm" svg:y="12.79cm">
                  <text:p/>
                </draw:rect>
                <draw:rect draw:style-name="gr1" draw:text-style-name="P1" draw:layer="layout" svg:width="0.426cm" svg:height="0.428cm" svg:x="3.98cm" svg:y="12.79cm">
                  <text:p/>
                </draw:rect>
                <draw:rect draw:style-name="gr1" draw:text-style-name="P1" draw:layer="layout" svg:width="0.429cm" svg:height="0.428cm" svg:x="4.405cm" svg:y="12.79cm">
                  <text:p/>
                </draw:rect>
                <draw:rect draw:style-name="gr1" draw:text-style-name="P1" draw:layer="layout" svg:width="0.429cm" svg:height="0.428cm" svg:x="4.832cm" svg:y="12.79cm">
                  <text:p/>
                </draw:rect>
                <draw:rect draw:style-name="gr1" draw:text-style-name="P1" draw:layer="layout" svg:width="0.429cm" svg:height="0.428cm" svg:x="5.257cm" svg:y="12.79cm">
                  <text:p/>
                </draw:rect>
                <draw:rect draw:style-name="gr1" draw:text-style-name="P1" draw:layer="layout" svg:width="0.426cm" svg:height="0.428cm" svg:x="5.684cm" svg:y="12.79cm">
                  <text:p/>
                </draw:rect>
                <draw:rect draw:style-name="gr1" draw:text-style-name="P1" draw:layer="layout" svg:width="0.429cm" svg:height="0.428cm" svg:x="2.701cm" svg:y="12.364cm">
                  <text:p/>
                </draw:rect>
                <draw:rect draw:style-name="gr1" draw:text-style-name="P1" draw:layer="layout" svg:width="0.429cm" svg:height="0.428cm" svg:x="3.128cm" svg:y="12.364cm">
                  <text:p/>
                </draw:rect>
                <draw:rect draw:style-name="gr1" draw:text-style-name="P1" draw:layer="layout" svg:width="0.429cm" svg:height="0.428cm" svg:x="3.555cm" svg:y="12.364cm">
                  <text:p/>
                </draw:rect>
                <draw:rect draw:style-name="gr1" draw:text-style-name="P1" draw:layer="layout" svg:width="0.426cm" svg:height="0.428cm" svg:x="3.98cm" svg:y="12.364cm">
                  <text:p/>
                </draw:rect>
                <draw:rect draw:style-name="gr1" draw:text-style-name="P1" draw:layer="layout" svg:width="0.429cm" svg:height="0.428cm" svg:x="4.405cm" svg:y="12.364cm">
                  <text:p/>
                </draw:rect>
                <draw:rect draw:style-name="gr1" draw:text-style-name="P1" draw:layer="layout" svg:width="0.429cm" svg:height="0.428cm" svg:x="4.832cm" svg:y="12.364cm">
                  <text:p/>
                </draw:rect>
                <draw:rect draw:style-name="gr1" draw:text-style-name="P1" draw:layer="layout" svg:width="0.429cm" svg:height="0.428cm" svg:x="5.257cm" svg:y="12.364cm">
                  <text:p/>
                </draw:rect>
                <draw:rect draw:style-name="gr1" draw:text-style-name="P1" draw:layer="layout" svg:width="0.426cm" svg:height="0.428cm" svg:x="5.684cm" svg:y="12.364cm">
                  <text:p/>
                </draw:rect>
                <draw:rect draw:style-name="gr1" draw:text-style-name="P1" draw:layer="layout" svg:width="0.429cm" svg:height="0.426cm" svg:x="2.701cm" svg:y="11.939cm">
                  <text:p/>
                </draw:rect>
                <draw:rect draw:style-name="gr1" draw:text-style-name="P1" draw:layer="layout" svg:width="0.429cm" svg:height="0.426cm" svg:x="3.128cm" svg:y="11.939cm">
                  <text:p/>
                </draw:rect>
                <draw:rect draw:style-name="gr1" draw:text-style-name="P1" draw:layer="layout" svg:width="0.429cm" svg:height="0.426cm" svg:x="3.555cm" svg:y="11.939cm">
                  <text:p/>
                </draw:rect>
                <draw:rect draw:style-name="gr1" draw:text-style-name="P1" draw:layer="layout" svg:width="0.426cm" svg:height="0.426cm" svg:x="3.98cm" svg:y="11.939cm">
                  <text:p/>
                </draw:rect>
                <draw:rect draw:style-name="gr1" draw:text-style-name="P1" draw:layer="layout" svg:width="0.429cm" svg:height="0.426cm" svg:x="4.405cm" svg:y="11.939cm">
                  <text:p/>
                </draw:rect>
                <draw:rect draw:style-name="gr1" draw:text-style-name="P1" draw:layer="layout" svg:width="0.429cm" svg:height="0.426cm" svg:x="4.832cm" svg:y="11.939cm">
                  <text:p/>
                </draw:rect>
                <draw:rect draw:style-name="gr1" draw:text-style-name="P1" draw:layer="layout" svg:width="0.429cm" svg:height="0.426cm" svg:x="5.257cm" svg:y="11.939cm">
                  <text:p/>
                </draw:rect>
                <draw:rect draw:style-name="gr1" draw:text-style-name="P1" draw:layer="layout" svg:width="0.426cm" svg:height="0.426cm" svg:x="5.684cm" svg:y="11.939cm">
                  <text:p/>
                </draw:rect>
                <draw:rect draw:style-name="gr1" draw:text-style-name="P1" draw:layer="layout" svg:width="0.429cm" svg:height="0.431cm" svg:x="2.701cm" svg:y="11.509cm">
                  <text:p/>
                </draw:rect>
                <draw:rect draw:style-name="gr1" draw:text-style-name="P1" draw:layer="layout" svg:width="0.429cm" svg:height="0.431cm" svg:x="3.128cm" svg:y="11.509cm">
                  <text:p/>
                </draw:rect>
                <draw:rect draw:style-name="gr1" draw:text-style-name="P1" draw:layer="layout" svg:width="0.429cm" svg:height="0.431cm" svg:x="3.555cm" svg:y="11.509cm">
                  <text:p/>
                </draw:rect>
                <draw:rect draw:style-name="gr1" draw:text-style-name="P1" draw:layer="layout" svg:width="0.426cm" svg:height="0.431cm" svg:x="3.98cm" svg:y="11.509cm">
                  <text:p/>
                </draw:rect>
                <draw:rect draw:style-name="gr1" draw:text-style-name="P1" draw:layer="layout" svg:width="0.429cm" svg:height="0.431cm" svg:x="4.405cm" svg:y="11.509cm">
                  <text:p/>
                </draw:rect>
                <draw:rect draw:style-name="gr1" draw:text-style-name="P1" draw:layer="layout" svg:width="0.429cm" svg:height="0.431cm" svg:x="4.832cm" svg:y="11.509cm">
                  <text:p/>
                </draw:rect>
                <draw:rect draw:style-name="gr1" draw:text-style-name="P1" draw:layer="layout" svg:width="0.429cm" svg:height="0.431cm" svg:x="5.257cm" svg:y="11.509cm">
                  <text:p/>
                </draw:rect>
                <draw:rect draw:style-name="gr1" draw:text-style-name="P1" draw:layer="layout" svg:width="0.426cm" svg:height="0.431cm" svg:x="5.684cm" svg:y="11.509cm">
                  <text:p/>
                </draw:rect>
                <draw:rect draw:style-name="gr1" draw:text-style-name="P1" draw:layer="layout" svg:width="0.429cm" svg:height="0.422cm" svg:x="2.701cm" svg:y="11.087cm">
                  <text:p/>
                </draw:rect>
                <draw:rect draw:style-name="gr1" draw:text-style-name="P1" draw:layer="layout" svg:width="0.429cm" svg:height="0.422cm" svg:x="3.128cm" svg:y="11.087cm">
                  <text:p/>
                </draw:rect>
                <draw:rect draw:style-name="gr1" draw:text-style-name="P1" draw:layer="layout" svg:width="0.429cm" svg:height="0.422cm" svg:x="3.555cm" svg:y="11.087cm">
                  <text:p/>
                </draw:rect>
                <draw:rect draw:style-name="gr1" draw:text-style-name="P1" draw:layer="layout" svg:width="0.426cm" svg:height="0.422cm" svg:x="3.98cm" svg:y="11.087cm">
                  <text:p/>
                </draw:rect>
                <draw:rect draw:style-name="gr1" draw:text-style-name="P1" draw:layer="layout" svg:width="0.429cm" svg:height="0.422cm" svg:x="4.405cm" svg:y="11.087cm">
                  <text:p/>
                </draw:rect>
                <draw:rect draw:style-name="gr1" draw:text-style-name="P1" draw:layer="layout" svg:width="0.429cm" svg:height="0.422cm" svg:x="4.832cm" svg:y="11.087cm">
                  <text:p/>
                </draw:rect>
                <draw:rect draw:style-name="gr1" draw:text-style-name="P1" draw:layer="layout" svg:width="0.429cm" svg:height="0.422cm" svg:x="5.257cm" svg:y="11.087cm">
                  <text:p/>
                </draw:rect>
                <draw:rect draw:style-name="gr1" draw:text-style-name="P1" draw:layer="layout" svg:width="0.426cm" svg:height="0.422cm" svg:x="5.684cm" svg:y="11.087cm">
                  <text:p/>
                </draw:rect>
                <draw:rect draw:style-name="gr1" draw:text-style-name="P1" draw:layer="layout" svg:width="0.429cm" svg:height="0.429cm" svg:x="2.701cm" svg:y="10.661cm">
                  <text:p/>
                </draw:rect>
                <draw:rect draw:style-name="gr1" draw:text-style-name="P1" draw:layer="layout" svg:width="0.429cm" svg:height="0.429cm" svg:x="3.128cm" svg:y="10.661cm">
                  <text:p/>
                </draw:rect>
                <draw:rect draw:style-name="gr1" draw:text-style-name="P1" draw:layer="layout" svg:width="0.429cm" svg:height="0.429cm" svg:x="3.555cm" svg:y="10.661cm">
                  <text:p/>
                </draw:rect>
                <draw:rect draw:style-name="gr1" draw:text-style-name="P1" draw:layer="layout" svg:width="0.426cm" svg:height="0.429cm" svg:x="3.98cm" svg:y="10.661cm">
                  <text:p/>
                </draw:rect>
                <draw:rect draw:style-name="gr1" draw:text-style-name="P1" draw:layer="layout" svg:width="0.429cm" svg:height="0.429cm" svg:x="4.405cm" svg:y="10.661cm">
                  <text:p/>
                </draw:rect>
                <draw:rect draw:style-name="gr1" draw:text-style-name="P1" draw:layer="layout" svg:width="0.429cm" svg:height="0.429cm" svg:x="4.832cm" svg:y="10.661cm">
                  <text:p/>
                </draw:rect>
                <draw:rect draw:style-name="gr1" draw:text-style-name="P1" draw:layer="layout" svg:width="0.429cm" svg:height="0.429cm" svg:x="5.257cm" svg:y="10.661cm">
                  <text:p/>
                </draw:rect>
                <draw:rect draw:style-name="gr1" draw:text-style-name="P1" draw:layer="layout" svg:width="0.426cm" svg:height="0.429cm" svg:x="5.684cm" svg:y="10.661cm">
                  <text:p/>
                </draw:rect>
                <draw:rect draw:style-name="gr1" draw:text-style-name="P1" draw:layer="layout" svg:width="0.429cm" svg:height="0.429cm" svg:x="2.701cm" svg:y="10.234cm">
                  <text:p/>
                </draw:rect>
                <draw:rect draw:style-name="gr1" draw:text-style-name="P1" draw:layer="layout" svg:width="0.429cm" svg:height="0.429cm" svg:x="3.128cm" svg:y="10.234cm">
                  <text:p/>
                </draw:rect>
                <draw:rect draw:style-name="gr1" draw:text-style-name="P1" draw:layer="layout" svg:width="0.429cm" svg:height="0.429cm" svg:x="3.555cm" svg:y="10.234cm">
                  <text:p/>
                </draw:rect>
                <draw:rect draw:style-name="gr1" draw:text-style-name="P1" draw:layer="layout" svg:width="0.426cm" svg:height="0.429cm" svg:x="3.98cm" svg:y="10.234cm">
                  <text:p/>
                </draw:rect>
                <draw:rect draw:style-name="gr1" draw:text-style-name="P1" draw:layer="layout" svg:width="0.429cm" svg:height="0.429cm" svg:x="4.405cm" svg:y="10.234cm">
                  <text:p/>
                </draw:rect>
                <draw:rect draw:style-name="gr1" draw:text-style-name="P1" draw:layer="layout" svg:width="0.429cm" svg:height="0.429cm" svg:x="4.832cm" svg:y="10.234cm">
                  <text:p/>
                </draw:rect>
                <draw:rect draw:style-name="gr1" draw:text-style-name="P1" draw:layer="layout" svg:width="0.429cm" svg:height="0.429cm" svg:x="5.257cm" svg:y="10.234cm">
                  <text:p/>
                </draw:rect>
                <draw:rect draw:style-name="gr1" draw:text-style-name="P1" draw:layer="layout" svg:width="0.426cm" svg:height="0.429cm" svg:x="5.684cm" svg:y="10.234cm">
                  <text:p/>
                </draw:rect>
                <draw:rect draw:style-name="gr1" draw:text-style-name="P1" draw:layer="layout" svg:width="0.429cm" svg:height="0.431cm" svg:x="2.701cm" svg:y="9.805cm">
                  <text:p/>
                </draw:rect>
                <draw:rect draw:style-name="gr1" draw:text-style-name="P1" draw:layer="layout" svg:width="0.429cm" svg:height="0.431cm" svg:x="3.128cm" svg:y="9.805cm">
                  <text:p/>
                </draw:rect>
                <draw:rect draw:style-name="gr1" draw:text-style-name="P1" draw:layer="layout" svg:width="0.429cm" svg:height="0.431cm" svg:x="3.555cm" svg:y="9.805cm">
                  <text:p/>
                </draw:rect>
                <draw:rect draw:style-name="gr1" draw:text-style-name="P1" draw:layer="layout" svg:width="0.426cm" svg:height="0.431cm" svg:x="3.98cm" svg:y="9.805cm">
                  <text:p/>
                </draw:rect>
                <draw:rect draw:style-name="gr1" draw:text-style-name="P1" draw:layer="layout" svg:width="0.429cm" svg:height="0.431cm" svg:x="4.405cm" svg:y="9.805cm">
                  <text:p/>
                </draw:rect>
                <draw:rect draw:style-name="gr1" draw:text-style-name="P1" draw:layer="layout" svg:width="0.429cm" svg:height="0.431cm" svg:x="4.832cm" svg:y="9.805cm">
                  <text:p/>
                </draw:rect>
                <draw:rect draw:style-name="gr1" draw:text-style-name="P1" draw:layer="layout" svg:width="0.429cm" svg:height="0.431cm" svg:x="5.257cm" svg:y="9.805cm">
                  <text:p/>
                </draw:rect>
                <draw:rect draw:style-name="gr1" draw:text-style-name="P1" draw:layer="layout" svg:width="0.426cm" svg:height="0.431cm" svg:x="5.684cm" svg:y="9.805cm">
                  <text:p/>
                </draw:rect>
                <draw:rect draw:style-name="gr1" draw:text-style-name="P1" draw:layer="layout" svg:width="0.429cm" svg:height="0.428cm" svg:x="4.832cm" svg:y="9.383cm">
                  <text:p/>
                </draw:rect>
                <draw:rect draw:style-name="gr1" draw:text-style-name="P1" draw:layer="layout" svg:width="0.429cm" svg:height="0.428cm" svg:x="5.257cm" svg:y="9.383cm">
                  <text:p/>
                </draw:rect>
                <draw:rect draw:style-name="gr1" draw:text-style-name="P1" draw:layer="layout" svg:width="0.426cm" svg:height="0.428cm" svg:x="5.684cm" svg:y="9.383cm">
                  <text:p/>
                </draw:rect>
                <draw:rect draw:style-name="gr1" draw:text-style-name="P1" draw:layer="layout" svg:width="0.429cm" svg:height="0.429cm" svg:x="4.832cm" svg:y="8.957cm">
                  <text:p/>
                </draw:rect>
                <draw:rect draw:style-name="gr1" draw:text-style-name="P1" draw:layer="layout" svg:width="0.429cm" svg:height="0.429cm" svg:x="5.257cm" svg:y="8.957cm">
                  <text:p/>
                </draw:rect>
                <draw:rect draw:style-name="gr1" draw:text-style-name="P1" draw:layer="layout" svg:width="0.426cm" svg:height="0.429cm" svg:x="5.684cm" svg:y="8.957cm">
                  <text:p/>
                </draw:rect>
                <draw:rect draw:style-name="gr1" draw:text-style-name="P1" draw:layer="layout" svg:width="0.429cm" svg:height="0.428cm" svg:x="4.832cm" svg:y="8.531cm">
                  <text:p/>
                </draw:rect>
                <draw:rect draw:style-name="gr1" draw:text-style-name="P1" draw:layer="layout" svg:width="0.429cm" svg:height="0.428cm" svg:x="5.257cm" svg:y="8.531cm">
                  <text:p/>
                </draw:rect>
                <draw:rect draw:style-name="gr1" draw:text-style-name="P1" draw:layer="layout" svg:width="0.426cm" svg:height="0.428cm" svg:x="5.684cm" svg:y="8.531cm">
                  <text:p/>
                </draw:rect>
                <draw:rect draw:style-name="gr1" draw:text-style-name="P1" draw:layer="layout" svg:width="0.429cm" svg:height="0.426cm" svg:x="4.832cm" svg:y="8.106cm">
                  <text:p/>
                </draw:rect>
                <draw:rect draw:style-name="gr1" draw:text-style-name="P1" draw:layer="layout" svg:width="0.429cm" svg:height="0.426cm" svg:x="5.257cm" svg:y="8.106cm">
                  <text:p/>
                </draw:rect>
                <draw:rect draw:style-name="gr1" draw:text-style-name="P1" draw:layer="layout" svg:width="0.426cm" svg:height="0.426cm" svg:x="5.684cm" svg:y="8.106cm">
                  <text:p/>
                </draw:rect>
                <draw:rect draw:style-name="gr1" draw:text-style-name="P1" draw:layer="layout" svg:width="0.429cm" svg:height="0.428cm" svg:x="4.832cm" svg:y="7.681cm">
                  <text:p/>
                </draw:rect>
                <draw:rect draw:style-name="gr1" draw:text-style-name="P1" draw:layer="layout" svg:width="0.429cm" svg:height="0.428cm" svg:x="5.257cm" svg:y="7.681cm">
                  <text:p/>
                </draw:rect>
                <draw:rect draw:style-name="gr1" draw:text-style-name="P1" draw:layer="layout" svg:width="0.426cm" svg:height="0.428cm" svg:x="5.684cm" svg:y="7.681cm">
                  <text:p/>
                </draw:rect>
                <draw:rect draw:style-name="gr1" draw:text-style-name="P1" draw:layer="layout" svg:width="0.429cm" svg:height="0.429cm" svg:x="4.832cm" svg:y="7.256cm">
                  <text:p/>
                </draw:rect>
                <draw:rect draw:style-name="gr1" draw:text-style-name="P1" draw:layer="layout" svg:width="0.429cm" svg:height="0.429cm" svg:x="5.257cm" svg:y="7.256cm">
                  <text:p/>
                </draw:rect>
                <draw:rect draw:style-name="gr1" draw:text-style-name="P1" draw:layer="layout" svg:width="0.426cm" svg:height="0.429cm" svg:x="5.684cm" svg:y="7.256cm">
                  <text:p/>
                </draw:rect>
                <draw:rect draw:style-name="gr1" draw:text-style-name="P1" draw:layer="layout" svg:width="0.429cm" svg:height="0.429cm" svg:x="4.832cm" svg:y="6.829cm">
                  <text:p/>
                </draw:rect>
                <draw:rect draw:style-name="gr1" draw:text-style-name="P1" draw:layer="layout" svg:width="0.429cm" svg:height="0.429cm" svg:x="5.257cm" svg:y="6.829cm">
                  <text:p/>
                </draw:rect>
                <draw:rect draw:style-name="gr1" draw:text-style-name="P1" draw:layer="layout" svg:width="0.426cm" svg:height="0.429cm" svg:x="5.684cm" svg:y="6.829cm">
                  <text:p/>
                </draw:rect>
                <draw:rect draw:style-name="gr1" draw:text-style-name="P1" draw:layer="layout" svg:width="0.429cm" svg:height="0.428cm" svg:x="2.701cm" svg:y="12.79cm">
                  <text:p/>
                </draw:rect>
                <draw:rect draw:style-name="gr1" draw:text-style-name="P1" draw:layer="layout" svg:width="0.429cm" svg:height="0.428cm" svg:x="3.128cm" svg:y="12.79cm">
                  <text:p/>
                </draw:rect>
                <draw:rect draw:style-name="gr1" draw:text-style-name="P1" draw:layer="layout" svg:width="0.429cm" svg:height="0.428cm" svg:x="3.555cm" svg:y="12.79cm">
                  <text:p/>
                </draw:rect>
                <draw:rect draw:style-name="gr1" draw:text-style-name="P1" draw:layer="layout" svg:width="0.429cm" svg:height="0.428cm" svg:x="2.701cm" svg:y="12.364cm">
                  <text:p/>
                </draw:rect>
                <draw:rect draw:style-name="gr1" draw:text-style-name="P1" draw:layer="layout" svg:width="0.429cm" svg:height="0.428cm" svg:x="3.128cm" svg:y="12.364cm">
                  <text:p/>
                </draw:rect>
                <draw:rect draw:style-name="gr1" draw:text-style-name="P1" draw:layer="layout" svg:width="0.429cm" svg:height="0.428cm" svg:x="3.555cm" svg:y="12.364cm">
                  <text:p/>
                </draw:rect>
                <draw:rect draw:style-name="gr1" draw:text-style-name="P1" draw:layer="layout" svg:width="0.429cm" svg:height="0.426cm" svg:x="2.701cm" svg:y="11.939cm">
                  <text:p/>
                </draw:rect>
                <draw:rect draw:style-name="gr1" draw:text-style-name="P1" draw:layer="layout" svg:width="0.429cm" svg:height="0.426cm" svg:x="3.128cm" svg:y="11.939cm">
                  <text:p/>
                </draw:rect>
                <draw:rect draw:style-name="gr1" draw:text-style-name="P1" draw:layer="layout" svg:width="0.429cm" svg:height="0.426cm" svg:x="3.555cm" svg:y="11.939cm">
                  <text:p/>
                </draw:rect>
                <draw:rect draw:style-name="gr1" draw:text-style-name="P1" draw:layer="layout" svg:width="0.429cm" svg:height="0.431cm" svg:x="2.701cm" svg:y="11.509cm">
                  <text:p/>
                </draw:rect>
                <draw:rect draw:style-name="gr1" draw:text-style-name="P1" draw:layer="layout" svg:width="0.429cm" svg:height="0.431cm" svg:x="3.128cm" svg:y="11.509cm">
                  <text:p/>
                </draw:rect>
                <draw:rect draw:style-name="gr1" draw:text-style-name="P1" draw:layer="layout" svg:width="0.429cm" svg:height="0.431cm" svg:x="3.555cm" svg:y="11.509cm">
                  <text:p/>
                </draw:rect>
                <draw:rect draw:style-name="gr1" draw:text-style-name="P1" draw:layer="layout" svg:width="0.429cm" svg:height="0.422cm" svg:x="2.701cm" svg:y="11.087cm">
                  <text:p/>
                </draw:rect>
                <draw:rect draw:style-name="gr1" draw:text-style-name="P1" draw:layer="layout" svg:width="0.429cm" svg:height="0.422cm" svg:x="3.128cm" svg:y="11.087cm">
                  <text:p/>
                </draw:rect>
                <draw:rect draw:style-name="gr1" draw:text-style-name="P1" draw:layer="layout" svg:width="0.429cm" svg:height="0.422cm" svg:x="3.555cm" svg:y="11.087cm">
                  <text:p/>
                </draw:rect>
                <draw:rect draw:style-name="gr1" draw:text-style-name="P1" draw:layer="layout" svg:width="0.429cm" svg:height="0.429cm" svg:x="2.701cm" svg:y="10.661cm">
                  <text:p/>
                </draw:rect>
                <draw:rect draw:style-name="gr1" draw:text-style-name="P1" draw:layer="layout" svg:width="0.429cm" svg:height="0.429cm" svg:x="3.128cm" svg:y="10.661cm">
                  <text:p/>
                </draw:rect>
                <draw:rect draw:style-name="gr1" draw:text-style-name="P1" draw:layer="layout" svg:width="0.429cm" svg:height="0.429cm" svg:x="3.555cm" svg:y="10.661cm">
                  <text:p/>
                </draw:rect>
                <draw:rect draw:style-name="gr1" draw:text-style-name="P1" draw:layer="layout" svg:width="0.429cm" svg:height="0.429cm" svg:x="2.701cm" svg:y="10.234cm">
                  <text:p/>
                </draw:rect>
                <draw:rect draw:style-name="gr1" draw:text-style-name="P1" draw:layer="layout" svg:width="0.429cm" svg:height="0.429cm" svg:x="3.128cm" svg:y="10.234cm">
                  <text:p/>
                </draw:rect>
                <draw:rect draw:style-name="gr1" draw:text-style-name="P1" draw:layer="layout" svg:width="0.429cm" svg:height="0.429cm" svg:x="3.555cm" svg:y="10.234cm">
                  <text:p/>
                </draw:rect>
                <draw:rect draw:style-name="gr1" draw:text-style-name="P1" draw:layer="layout" svg:width="0.429cm" svg:height="0.431cm" svg:x="2.701cm" svg:y="9.805cm">
                  <text:p/>
                </draw:rect>
                <draw:rect draw:style-name="gr1" draw:text-style-name="P1" draw:layer="layout" svg:width="0.429cm" svg:height="0.431cm" svg:x="3.128cm" svg:y="9.805cm">
                  <text:p/>
                </draw:rect>
                <draw:rect draw:style-name="gr1" draw:text-style-name="P1" draw:layer="layout" svg:width="0.429cm" svg:height="0.431cm" svg:x="3.555cm" svg:y="9.805cm">
                  <text:p/>
                </draw:rect>
              </draw:g>
              <draw:g>
                <draw:rect draw:style-name="gr1" draw:text-style-name="P1" draw:layer="layout" svg:width="0.429cm" svg:height="0.428cm" svg:x="6.107cm" svg:y="12.79cm">
                  <text:p/>
                </draw:rect>
                <draw:rect draw:style-name="gr1" draw:text-style-name="P1" draw:layer="layout" svg:width="0.429cm" svg:height="0.428cm" svg:x="6.534cm" svg:y="12.79cm">
                  <text:p/>
                </draw:rect>
                <draw:rect draw:style-name="gr1" draw:text-style-name="P1" draw:layer="layout" svg:width="0.429cm" svg:height="0.428cm" svg:x="6.959cm" svg:y="12.79cm">
                  <text:p/>
                </draw:rect>
                <draw:rect draw:style-name="gr1" draw:text-style-name="P1" draw:layer="layout" svg:width="0.429cm" svg:height="0.428cm" svg:x="7.386cm" svg:y="12.79cm">
                  <text:p/>
                </draw:rect>
                <draw:rect draw:style-name="gr1" draw:text-style-name="P1" draw:layer="layout" svg:width="0.426cm" svg:height="0.428cm" svg:x="7.813cm" svg:y="12.79cm">
                  <text:p/>
                </draw:rect>
                <draw:rect draw:style-name="gr1" draw:text-style-name="P1" draw:layer="layout" svg:width="0.429cm" svg:height="0.428cm" svg:x="8.238cm" svg:y="12.79cm">
                  <text:p/>
                </draw:rect>
                <draw:rect draw:style-name="gr1" draw:text-style-name="P1" draw:layer="layout" svg:width="0.429cm" svg:height="0.428cm" svg:x="8.663cm" svg:y="12.79cm">
                  <text:p/>
                </draw:rect>
                <draw:rect draw:style-name="gr1" draw:text-style-name="P1" draw:layer="layout" svg:width="0.428cm" svg:height="0.428cm" svg:x="9.088cm" svg:y="12.79cm">
                  <text:p/>
                </draw:rect>
                <draw:rect draw:style-name="gr1" draw:text-style-name="P1" draw:layer="layout" svg:width="0.429cm" svg:height="0.428cm" svg:x="6.107cm" svg:y="12.364cm">
                  <text:p/>
                </draw:rect>
                <draw:rect draw:style-name="gr1" draw:text-style-name="P1" draw:layer="layout" svg:width="0.429cm" svg:height="0.428cm" svg:x="6.534cm" svg:y="12.364cm">
                  <text:p/>
                </draw:rect>
                <draw:rect draw:style-name="gr1" draw:text-style-name="P1" draw:layer="layout" svg:width="0.429cm" svg:height="0.428cm" svg:x="6.959cm" svg:y="12.364cm">
                  <text:p/>
                </draw:rect>
                <draw:rect draw:style-name="gr1" draw:text-style-name="P1" draw:layer="layout" svg:width="0.429cm" svg:height="0.428cm" svg:x="7.386cm" svg:y="12.364cm">
                  <text:p/>
                </draw:rect>
                <draw:rect draw:style-name="gr1" draw:text-style-name="P1" draw:layer="layout" svg:width="0.426cm" svg:height="0.428cm" svg:x="7.813cm" svg:y="12.364cm">
                  <text:p/>
                </draw:rect>
                <draw:rect draw:style-name="gr1" draw:text-style-name="P1" draw:layer="layout" svg:width="0.429cm" svg:height="0.428cm" svg:x="8.238cm" svg:y="12.364cm">
                  <text:p/>
                </draw:rect>
                <draw:rect draw:style-name="gr1" draw:text-style-name="P1" draw:layer="layout" svg:width="0.429cm" svg:height="0.428cm" svg:x="8.663cm" svg:y="12.364cm">
                  <text:p/>
                </draw:rect>
                <draw:rect draw:style-name="gr1" draw:text-style-name="P1" draw:layer="layout" svg:width="0.428cm" svg:height="0.428cm" svg:x="9.088cm" svg:y="12.364cm">
                  <text:p/>
                </draw:rect>
                <draw:rect draw:style-name="gr1" draw:text-style-name="P1" draw:layer="layout" svg:width="0.429cm" svg:height="0.426cm" svg:x="6.107cm" svg:y="11.939cm">
                  <text:p/>
                </draw:rect>
                <draw:rect draw:style-name="gr1" draw:text-style-name="P1" draw:layer="layout" svg:width="0.429cm" svg:height="0.426cm" svg:x="6.534cm" svg:y="11.939cm">
                  <text:p/>
                </draw:rect>
                <draw:rect draw:style-name="gr1" draw:text-style-name="P1" draw:layer="layout" svg:width="0.429cm" svg:height="0.426cm" svg:x="6.959cm" svg:y="11.939cm">
                  <text:p/>
                </draw:rect>
                <draw:rect draw:style-name="gr1" draw:text-style-name="P1" draw:layer="layout" svg:width="0.429cm" svg:height="0.426cm" svg:x="7.386cm" svg:y="11.939cm">
                  <text:p/>
                </draw:rect>
                <draw:rect draw:style-name="gr1" draw:text-style-name="P1" draw:layer="layout" svg:width="0.426cm" svg:height="0.426cm" svg:x="7.813cm" svg:y="11.939cm">
                  <text:p/>
                </draw:rect>
                <draw:rect draw:style-name="gr1" draw:text-style-name="P1" draw:layer="layout" svg:width="0.429cm" svg:height="0.426cm" svg:x="8.238cm" svg:y="11.939cm">
                  <text:p/>
                </draw:rect>
                <draw:rect draw:style-name="gr1" draw:text-style-name="P1" draw:layer="layout" svg:width="0.429cm" svg:height="0.426cm" svg:x="8.663cm" svg:y="11.939cm">
                  <text:p/>
                </draw:rect>
                <draw:rect draw:style-name="gr1" draw:text-style-name="P1" draw:layer="layout" svg:width="0.428cm" svg:height="0.426cm" svg:x="9.088cm" svg:y="11.939cm">
                  <text:p/>
                </draw:rect>
                <draw:rect draw:style-name="gr1" draw:text-style-name="P1" draw:layer="layout" svg:width="0.429cm" svg:height="0.431cm" svg:x="6.107cm" svg:y="11.509cm">
                  <text:p/>
                </draw:rect>
                <draw:rect draw:style-name="gr1" draw:text-style-name="P1" draw:layer="layout" svg:width="0.429cm" svg:height="0.431cm" svg:x="6.534cm" svg:y="11.509cm">
                  <text:p/>
                </draw:rect>
                <draw:rect draw:style-name="gr1" draw:text-style-name="P1" draw:layer="layout" svg:width="0.429cm" svg:height="0.431cm" svg:x="6.959cm" svg:y="11.509cm">
                  <text:p/>
                </draw:rect>
                <draw:rect draw:style-name="gr1" draw:text-style-name="P1" draw:layer="layout" svg:width="0.429cm" svg:height="0.431cm" svg:x="7.386cm" svg:y="11.509cm">
                  <text:p/>
                </draw:rect>
                <draw:rect draw:style-name="gr1" draw:text-style-name="P1" draw:layer="layout" svg:width="0.426cm" svg:height="0.431cm" svg:x="7.813cm" svg:y="11.509cm">
                  <text:p/>
                </draw:rect>
                <draw:rect draw:style-name="gr1" draw:text-style-name="P1" draw:layer="layout" svg:width="0.429cm" svg:height="0.431cm" svg:x="8.238cm" svg:y="11.509cm">
                  <text:p/>
                </draw:rect>
                <draw:rect draw:style-name="gr1" draw:text-style-name="P1" draw:layer="layout" svg:width="0.429cm" svg:height="0.431cm" svg:x="8.663cm" svg:y="11.509cm">
                  <text:p/>
                </draw:rect>
                <draw:rect draw:style-name="gr1" draw:text-style-name="P1" draw:layer="layout" svg:width="0.428cm" svg:height="0.431cm" svg:x="9.088cm" svg:y="11.509cm">
                  <text:p/>
                </draw:rect>
                <draw:rect draw:style-name="gr1" draw:text-style-name="P1" draw:layer="layout" svg:width="0.429cm" svg:height="0.422cm" svg:x="6.107cm" svg:y="11.087cm">
                  <text:p/>
                </draw:rect>
                <draw:rect draw:style-name="gr1" draw:text-style-name="P1" draw:layer="layout" svg:width="0.429cm" svg:height="0.422cm" svg:x="6.534cm" svg:y="11.087cm">
                  <text:p/>
                </draw:rect>
                <draw:rect draw:style-name="gr1" draw:text-style-name="P1" draw:layer="layout" svg:width="0.429cm" svg:height="0.422cm" svg:x="6.959cm" svg:y="11.087cm">
                  <text:p/>
                </draw:rect>
                <draw:rect draw:style-name="gr1" draw:text-style-name="P1" draw:layer="layout" svg:width="0.429cm" svg:height="0.422cm" svg:x="7.386cm" svg:y="11.087cm">
                  <text:p/>
                </draw:rect>
                <draw:rect draw:style-name="gr1" draw:text-style-name="P1" draw:layer="layout" svg:width="0.426cm" svg:height="0.422cm" svg:x="7.813cm" svg:y="11.087cm">
                  <text:p/>
                </draw:rect>
                <draw:rect draw:style-name="gr1" draw:text-style-name="P1" draw:layer="layout" svg:width="0.429cm" svg:height="0.422cm" svg:x="8.238cm" svg:y="11.087cm">
                  <text:p/>
                </draw:rect>
                <draw:rect draw:style-name="gr1" draw:text-style-name="P1" draw:layer="layout" svg:width="0.429cm" svg:height="0.422cm" svg:x="8.663cm" svg:y="11.087cm">
                  <text:p/>
                </draw:rect>
                <draw:rect draw:style-name="gr1" draw:text-style-name="P1" draw:layer="layout" svg:width="0.428cm" svg:height="0.422cm" svg:x="9.088cm" svg:y="11.087cm">
                  <text:p/>
                </draw:rect>
                <draw:rect draw:style-name="gr1" draw:text-style-name="P1" draw:layer="layout" svg:width="0.429cm" svg:height="0.429cm" svg:x="6.107cm" svg:y="10.661cm">
                  <text:p/>
                </draw:rect>
                <draw:rect draw:style-name="gr1" draw:text-style-name="P1" draw:layer="layout" svg:width="0.429cm" svg:height="0.429cm" svg:x="6.534cm" svg:y="10.661cm">
                  <text:p/>
                </draw:rect>
                <draw:rect draw:style-name="gr1" draw:text-style-name="P1" draw:layer="layout" svg:width="0.429cm" svg:height="0.429cm" svg:x="6.959cm" svg:y="10.661cm">
                  <text:p/>
                </draw:rect>
                <draw:rect draw:style-name="gr1" draw:text-style-name="P1" draw:layer="layout" svg:width="0.429cm" svg:height="0.429cm" svg:x="7.386cm" svg:y="10.661cm">
                  <text:p/>
                </draw:rect>
                <draw:rect draw:style-name="gr1" draw:text-style-name="P1" draw:layer="layout" svg:width="0.426cm" svg:height="0.429cm" svg:x="7.813cm" svg:y="10.661cm">
                  <text:p/>
                </draw:rect>
                <draw:rect draw:style-name="gr1" draw:text-style-name="P1" draw:layer="layout" svg:width="0.429cm" svg:height="0.429cm" svg:x="8.238cm" svg:y="10.661cm">
                  <text:p/>
                </draw:rect>
                <draw:rect draw:style-name="gr1" draw:text-style-name="P1" draw:layer="layout" svg:width="0.429cm" svg:height="0.429cm" svg:x="8.663cm" svg:y="10.661cm">
                  <text:p/>
                </draw:rect>
                <draw:rect draw:style-name="gr1" draw:text-style-name="P1" draw:layer="layout" svg:width="0.428cm" svg:height="0.429cm" svg:x="9.088cm" svg:y="10.661cm">
                  <text:p/>
                </draw:rect>
                <draw:rect draw:style-name="gr1" draw:text-style-name="P1" draw:layer="layout" svg:width="0.429cm" svg:height="0.429cm" svg:x="6.107cm" svg:y="10.234cm">
                  <text:p/>
                </draw:rect>
                <draw:rect draw:style-name="gr1" draw:text-style-name="P1" draw:layer="layout" svg:width="0.429cm" svg:height="0.429cm" svg:x="6.534cm" svg:y="10.234cm">
                  <text:p/>
                </draw:rect>
                <draw:rect draw:style-name="gr1" draw:text-style-name="P1" draw:layer="layout" svg:width="0.429cm" svg:height="0.429cm" svg:x="6.959cm" svg:y="10.234cm">
                  <text:p/>
                </draw:rect>
                <draw:rect draw:style-name="gr1" draw:text-style-name="P1" draw:layer="layout" svg:width="0.429cm" svg:height="0.429cm" svg:x="7.386cm" svg:y="10.234cm">
                  <text:p/>
                </draw:rect>
                <draw:rect draw:style-name="gr1" draw:text-style-name="P1" draw:layer="layout" svg:width="0.426cm" svg:height="0.429cm" svg:x="7.813cm" svg:y="10.234cm">
                  <text:p/>
                </draw:rect>
                <draw:rect draw:style-name="gr1" draw:text-style-name="P1" draw:layer="layout" svg:width="0.429cm" svg:height="0.429cm" svg:x="8.238cm" svg:y="10.234cm">
                  <text:p/>
                </draw:rect>
                <draw:rect draw:style-name="gr1" draw:text-style-name="P1" draw:layer="layout" svg:width="0.429cm" svg:height="0.429cm" svg:x="8.663cm" svg:y="10.234cm">
                  <text:p/>
                </draw:rect>
                <draw:rect draw:style-name="gr1" draw:text-style-name="P1" draw:layer="layout" svg:width="0.428cm" svg:height="0.429cm" svg:x="9.088cm" svg:y="10.234cm">
                  <text:p/>
                </draw:rect>
                <draw:rect draw:style-name="gr1" draw:text-style-name="P1" draw:layer="layout" svg:width="0.429cm" svg:height="0.431cm" svg:x="6.107cm" svg:y="9.805cm">
                  <text:p/>
                </draw:rect>
                <draw:rect draw:style-name="gr1" draw:text-style-name="P1" draw:layer="layout" svg:width="0.429cm" svg:height="0.431cm" svg:x="6.534cm" svg:y="9.805cm">
                  <text:p/>
                </draw:rect>
                <draw:rect draw:style-name="gr1" draw:text-style-name="P1" draw:layer="layout" svg:width="0.429cm" svg:height="0.431cm" svg:x="6.959cm" svg:y="9.805cm">
                  <text:p/>
                </draw:rect>
                <draw:rect draw:style-name="gr1" draw:text-style-name="P1" draw:layer="layout" svg:width="0.429cm" svg:height="0.431cm" svg:x="7.386cm" svg:y="9.805cm">
                  <text:p/>
                </draw:rect>
                <draw:rect draw:style-name="gr1" draw:text-style-name="P1" draw:layer="layout" svg:width="0.426cm" svg:height="0.431cm" svg:x="7.813cm" svg:y="9.805cm">
                  <text:p/>
                </draw:rect>
                <draw:rect draw:style-name="gr1" draw:text-style-name="P1" draw:layer="layout" svg:width="0.429cm" svg:height="0.431cm" svg:x="8.238cm" svg:y="9.805cm">
                  <text:p/>
                </draw:rect>
                <draw:rect draw:style-name="gr1" draw:text-style-name="P1" draw:layer="layout" svg:width="0.429cm" svg:height="0.431cm" svg:x="8.663cm" svg:y="9.805cm">
                  <text:p/>
                </draw:rect>
                <draw:rect draw:style-name="gr1" draw:text-style-name="P1" draw:layer="layout" svg:width="0.428cm" svg:height="0.431cm" svg:x="9.088cm" svg:y="9.805cm">
                  <text:p/>
                </draw:rect>
                <draw:rect draw:style-name="gr1" draw:text-style-name="P1" draw:layer="layout" svg:width="0.429cm" svg:height="0.428cm" svg:x="6.107cm" svg:y="9.383cm">
                  <text:p/>
                </draw:rect>
                <draw:rect draw:style-name="gr1" draw:text-style-name="P1" draw:layer="layout" svg:width="0.429cm" svg:height="0.428cm" svg:x="6.534cm" svg:y="9.383cm">
                  <text:p/>
                </draw:rect>
                <draw:rect draw:style-name="gr1" draw:text-style-name="P1" draw:layer="layout" svg:width="0.429cm" svg:height="0.428cm" svg:x="6.959cm" svg:y="9.383cm">
                  <text:p/>
                </draw:rect>
                <draw:rect draw:style-name="gr1" draw:text-style-name="P1" draw:layer="layout" svg:width="0.429cm" svg:height="0.428cm" svg:x="7.386cm" svg:y="9.383cm">
                  <text:p/>
                </draw:rect>
                <draw:rect draw:style-name="gr1" draw:text-style-name="P1" draw:layer="layout" svg:width="0.426cm" svg:height="0.428cm" svg:x="7.813cm" svg:y="9.383cm">
                  <text:p/>
                </draw:rect>
                <draw:rect draw:style-name="gr1" draw:text-style-name="P1" draw:layer="layout" svg:width="0.429cm" svg:height="0.428cm" svg:x="8.238cm" svg:y="9.383cm">
                  <text:p/>
                </draw:rect>
                <draw:rect draw:style-name="gr1" draw:text-style-name="P1" draw:layer="layout" svg:width="0.429cm" svg:height="0.428cm" svg:x="8.663cm" svg:y="9.383cm">
                  <text:p/>
                </draw:rect>
                <draw:rect draw:style-name="gr1" draw:text-style-name="P1" draw:layer="layout" svg:width="0.428cm" svg:height="0.428cm" svg:x="9.088cm" svg:y="9.383cm">
                  <text:p/>
                </draw:rect>
                <draw:rect draw:style-name="gr1" draw:text-style-name="P1" draw:layer="layout" svg:width="0.429cm" svg:height="0.429cm" svg:x="6.107cm" svg:y="8.957cm">
                  <text:p/>
                </draw:rect>
                <draw:rect draw:style-name="gr1" draw:text-style-name="P1" draw:layer="layout" svg:width="0.429cm" svg:height="0.429cm" svg:x="6.534cm" svg:y="8.957cm">
                  <text:p/>
                </draw:rect>
                <draw:rect draw:style-name="gr1" draw:text-style-name="P1" draw:layer="layout" svg:width="0.429cm" svg:height="0.429cm" svg:x="6.959cm" svg:y="8.957cm">
                  <text:p/>
                </draw:rect>
                <draw:rect draw:style-name="gr1" draw:text-style-name="P1" draw:layer="layout" svg:width="0.429cm" svg:height="0.429cm" svg:x="7.386cm" svg:y="8.957cm">
                  <text:p/>
                </draw:rect>
                <draw:rect draw:style-name="gr1" draw:text-style-name="P1" draw:layer="layout" svg:width="0.426cm" svg:height="0.429cm" svg:x="7.813cm" svg:y="8.957cm">
                  <text:p/>
                </draw:rect>
                <draw:rect draw:style-name="gr1" draw:text-style-name="P1" draw:layer="layout" svg:width="0.429cm" svg:height="0.429cm" svg:x="8.238cm" svg:y="8.957cm">
                  <text:p/>
                </draw:rect>
                <draw:rect draw:style-name="gr1" draw:text-style-name="P1" draw:layer="layout" svg:width="0.429cm" svg:height="0.429cm" svg:x="8.663cm" svg:y="8.957cm">
                  <text:p/>
                </draw:rect>
                <draw:rect draw:style-name="gr1" draw:text-style-name="P1" draw:layer="layout" svg:width="0.428cm" svg:height="0.429cm" svg:x="9.088cm" svg:y="8.957cm">
                  <text:p/>
                </draw:rect>
                <draw:rect draw:style-name="gr1" draw:text-style-name="P1" draw:layer="layout" svg:width="0.429cm" svg:height="0.428cm" svg:x="6.107cm" svg:y="8.531cm">
                  <text:p/>
                </draw:rect>
                <draw:rect draw:style-name="gr1" draw:text-style-name="P1" draw:layer="layout" svg:width="0.429cm" svg:height="0.428cm" svg:x="6.534cm" svg:y="8.531cm">
                  <text:p/>
                </draw:rect>
                <draw:rect draw:style-name="gr1" draw:text-style-name="P1" draw:layer="layout" svg:width="0.429cm" svg:height="0.428cm" svg:x="6.959cm" svg:y="8.531cm">
                  <text:p/>
                </draw:rect>
                <draw:rect draw:style-name="gr1" draw:text-style-name="P1" draw:layer="layout" svg:width="0.429cm" svg:height="0.428cm" svg:x="7.386cm" svg:y="8.531cm">
                  <text:p/>
                </draw:rect>
                <draw:rect draw:style-name="gr1" draw:text-style-name="P1" draw:layer="layout" svg:width="0.426cm" svg:height="0.428cm" svg:x="7.813cm" svg:y="8.531cm">
                  <text:p/>
                </draw:rect>
                <draw:rect draw:style-name="gr1" draw:text-style-name="P1" draw:layer="layout" svg:width="0.429cm" svg:height="0.428cm" svg:x="8.238cm" svg:y="8.531cm">
                  <text:p/>
                </draw:rect>
                <draw:rect draw:style-name="gr1" draw:text-style-name="P1" draw:layer="layout" svg:width="0.429cm" svg:height="0.428cm" svg:x="8.663cm" svg:y="8.531cm">
                  <text:p/>
                </draw:rect>
                <draw:rect draw:style-name="gr1" draw:text-style-name="P1" draw:layer="layout" svg:width="0.428cm" svg:height="0.428cm" svg:x="9.088cm" svg:y="8.531cm">
                  <text:p/>
                </draw:rect>
                <draw:rect draw:style-name="gr1" draw:text-style-name="P1" draw:layer="layout" svg:width="0.429cm" svg:height="0.426cm" svg:x="6.107cm" svg:y="8.106cm">
                  <text:p/>
                </draw:rect>
                <draw:rect draw:style-name="gr1" draw:text-style-name="P1" draw:layer="layout" svg:width="0.429cm" svg:height="0.426cm" svg:x="6.534cm" svg:y="8.106cm">
                  <text:p/>
                </draw:rect>
                <draw:rect draw:style-name="gr1" draw:text-style-name="P1" draw:layer="layout" svg:width="0.429cm" svg:height="0.426cm" svg:x="6.959cm" svg:y="8.106cm">
                  <text:p/>
                </draw:rect>
                <draw:rect draw:style-name="gr1" draw:text-style-name="P1" draw:layer="layout" svg:width="0.429cm" svg:height="0.426cm" svg:x="7.386cm" svg:y="8.106cm">
                  <text:p/>
                </draw:rect>
                <draw:rect draw:style-name="gr1" draw:text-style-name="P1" draw:layer="layout" svg:width="0.426cm" svg:height="0.426cm" svg:x="7.813cm" svg:y="8.106cm">
                  <text:p/>
                </draw:rect>
                <draw:rect draw:style-name="gr1" draw:text-style-name="P1" draw:layer="layout" svg:width="0.429cm" svg:height="0.426cm" svg:x="8.238cm" svg:y="8.106cm">
                  <text:p/>
                </draw:rect>
                <draw:rect draw:style-name="gr1" draw:text-style-name="P1" draw:layer="layout" svg:width="0.429cm" svg:height="0.426cm" svg:x="8.663cm" svg:y="8.106cm">
                  <text:p/>
                </draw:rect>
                <draw:rect draw:style-name="gr1" draw:text-style-name="P1" draw:layer="layout" svg:width="0.428cm" svg:height="0.426cm" svg:x="9.088cm" svg:y="8.106cm">
                  <text:p/>
                </draw:rect>
                <draw:rect draw:style-name="gr1" draw:text-style-name="P1" draw:layer="layout" svg:width="0.429cm" svg:height="0.428cm" svg:x="6.107cm" svg:y="7.681cm">
                  <text:p/>
                </draw:rect>
                <draw:rect draw:style-name="gr1" draw:text-style-name="P1" draw:layer="layout" svg:width="0.429cm" svg:height="0.428cm" svg:x="6.534cm" svg:y="7.681cm">
                  <text:p/>
                </draw:rect>
                <draw:rect draw:style-name="gr1" draw:text-style-name="P1" draw:layer="layout" svg:width="0.429cm" svg:height="0.428cm" svg:x="6.959cm" svg:y="7.681cm">
                  <text:p/>
                </draw:rect>
                <draw:rect draw:style-name="gr1" draw:text-style-name="P1" draw:layer="layout" svg:width="0.429cm" svg:height="0.428cm" svg:x="7.386cm" svg:y="7.681cm">
                  <text:p/>
                </draw:rect>
                <draw:rect draw:style-name="gr1" draw:text-style-name="P1" draw:layer="layout" svg:width="0.426cm" svg:height="0.428cm" svg:x="7.813cm" svg:y="7.681cm">
                  <text:p/>
                </draw:rect>
                <draw:rect draw:style-name="gr1" draw:text-style-name="P1" draw:layer="layout" svg:width="0.429cm" svg:height="0.428cm" svg:x="8.238cm" svg:y="7.681cm">
                  <text:p/>
                </draw:rect>
                <draw:rect draw:style-name="gr1" draw:text-style-name="P1" draw:layer="layout" svg:width="0.429cm" svg:height="0.428cm" svg:x="8.663cm" svg:y="7.681cm">
                  <text:p/>
                </draw:rect>
                <draw:rect draw:style-name="gr1" draw:text-style-name="P1" draw:layer="layout" svg:width="0.428cm" svg:height="0.428cm" svg:x="9.088cm" svg:y="7.681cm">
                  <text:p/>
                </draw:rect>
                <draw:rect draw:style-name="gr1" draw:text-style-name="P1" draw:layer="layout" svg:width="0.429cm" svg:height="0.429cm" svg:x="6.107cm" svg:y="7.256cm">
                  <text:p/>
                </draw:rect>
                <draw:rect draw:style-name="gr1" draw:text-style-name="P1" draw:layer="layout" svg:width="0.429cm" svg:height="0.429cm" svg:x="6.534cm" svg:y="7.256cm">
                  <text:p/>
                </draw:rect>
                <draw:rect draw:style-name="gr1" draw:text-style-name="P1" draw:layer="layout" svg:width="0.429cm" svg:height="0.429cm" svg:x="6.959cm" svg:y="7.256cm">
                  <text:p/>
                </draw:rect>
                <draw:rect draw:style-name="gr1" draw:text-style-name="P1" draw:layer="layout" svg:width="0.429cm" svg:height="0.429cm" svg:x="7.386cm" svg:y="7.256cm">
                  <text:p/>
                </draw:rect>
                <draw:rect draw:style-name="gr1" draw:text-style-name="P1" draw:layer="layout" svg:width="0.426cm" svg:height="0.429cm" svg:x="7.813cm" svg:y="7.256cm">
                  <text:p/>
                </draw:rect>
                <draw:rect draw:style-name="gr1" draw:text-style-name="P1" draw:layer="layout" svg:width="0.429cm" svg:height="0.429cm" svg:x="8.238cm" svg:y="7.256cm">
                  <text:p/>
                </draw:rect>
                <draw:rect draw:style-name="gr1" draw:text-style-name="P1" draw:layer="layout" svg:width="0.429cm" svg:height="0.429cm" svg:x="8.663cm" svg:y="7.256cm">
                  <text:p/>
                </draw:rect>
                <draw:rect draw:style-name="gr1" draw:text-style-name="P1" draw:layer="layout" svg:width="0.428cm" svg:height="0.429cm" svg:x="9.088cm" svg:y="7.256cm">
                  <text:p/>
                </draw:rect>
                <draw:rect draw:style-name="gr1" draw:text-style-name="P1" draw:layer="layout" svg:width="0.429cm" svg:height="0.429cm" svg:x="6.107cm" svg:y="6.829cm">
                  <text:p/>
                </draw:rect>
                <draw:rect draw:style-name="gr1" draw:text-style-name="P1" draw:layer="layout" svg:width="0.429cm" svg:height="0.429cm" svg:x="6.534cm" svg:y="6.829cm">
                  <text:p/>
                </draw:rect>
                <draw:rect draw:style-name="gr1" draw:text-style-name="P1" draw:layer="layout" svg:width="0.429cm" svg:height="0.429cm" svg:x="6.959cm" svg:y="6.829cm">
                  <text:p/>
                </draw:rect>
                <draw:rect draw:style-name="gr1" draw:text-style-name="P1" draw:layer="layout" svg:width="0.429cm" svg:height="0.429cm" svg:x="7.386cm" svg:y="6.829cm">
                  <text:p/>
                </draw:rect>
                <draw:rect draw:style-name="gr1" draw:text-style-name="P1" draw:layer="layout" svg:width="0.426cm" svg:height="0.429cm" svg:x="7.813cm" svg:y="6.829cm">
                  <text:p/>
                </draw:rect>
                <draw:rect draw:style-name="gr1" draw:text-style-name="P1" draw:layer="layout" svg:width="0.429cm" svg:height="0.429cm" svg:x="8.238cm" svg:y="6.829cm">
                  <text:p/>
                </draw:rect>
                <draw:rect draw:style-name="gr1" draw:text-style-name="P1" draw:layer="layout" svg:width="0.429cm" svg:height="0.429cm" svg:x="8.663cm" svg:y="6.829cm">
                  <text:p/>
                </draw:rect>
                <draw:rect draw:style-name="gr1" draw:text-style-name="P1" draw:layer="layout" svg:width="0.428cm" svg:height="0.429cm" svg:x="9.088cm" svg:y="6.829cm">
                  <text:p/>
                </draw:rect>
                <draw:rect draw:style-name="gr1" draw:text-style-name="P1" draw:layer="layout" svg:width="0.429cm" svg:height="0.428cm" svg:x="6.107cm" svg:y="12.79cm">
                  <text:p/>
                </draw:rect>
                <draw:rect draw:style-name="gr1" draw:text-style-name="P1" draw:layer="layout" svg:width="0.429cm" svg:height="0.428cm" svg:x="6.534cm" svg:y="12.79cm">
                  <text:p/>
                </draw:rect>
                <draw:rect draw:style-name="gr1" draw:text-style-name="P1" draw:layer="layout" svg:width="0.429cm" svg:height="0.428cm" svg:x="6.959cm" svg:y="12.79cm">
                  <text:p/>
                </draw:rect>
                <draw:rect draw:style-name="gr1" draw:text-style-name="P1" draw:layer="layout" svg:width="0.429cm" svg:height="0.428cm" svg:x="6.107cm" svg:y="12.364cm">
                  <text:p/>
                </draw:rect>
                <draw:rect draw:style-name="gr1" draw:text-style-name="P1" draw:layer="layout" svg:width="0.429cm" svg:height="0.428cm" svg:x="6.534cm" svg:y="12.364cm">
                  <text:p/>
                </draw:rect>
                <draw:rect draw:style-name="gr1" draw:text-style-name="P1" draw:layer="layout" svg:width="0.429cm" svg:height="0.428cm" svg:x="6.959cm" svg:y="12.364cm">
                  <text:p/>
                </draw:rect>
                <draw:rect draw:style-name="gr1" draw:text-style-name="P1" draw:layer="layout" svg:width="0.429cm" svg:height="0.426cm" svg:x="6.107cm" svg:y="11.939cm">
                  <text:p/>
                </draw:rect>
                <draw:rect draw:style-name="gr1" draw:text-style-name="P1" draw:layer="layout" svg:width="0.429cm" svg:height="0.426cm" svg:x="6.534cm" svg:y="11.939cm">
                  <text:p/>
                </draw:rect>
                <draw:rect draw:style-name="gr1" draw:text-style-name="P1" draw:layer="layout" svg:width="0.429cm" svg:height="0.426cm" svg:x="6.959cm" svg:y="11.939cm">
                  <text:p/>
                </draw:rect>
                <draw:rect draw:style-name="gr1" draw:text-style-name="P1" draw:layer="layout" svg:width="0.429cm" svg:height="0.431cm" svg:x="6.107cm" svg:y="11.509cm">
                  <text:p/>
                </draw:rect>
                <draw:rect draw:style-name="gr1" draw:text-style-name="P1" draw:layer="layout" svg:width="0.429cm" svg:height="0.431cm" svg:x="6.534cm" svg:y="11.509cm">
                  <text:p/>
                </draw:rect>
                <draw:rect draw:style-name="gr1" draw:text-style-name="P1" draw:layer="layout" svg:width="0.429cm" svg:height="0.431cm" svg:x="6.959cm" svg:y="11.509cm">
                  <text:p/>
                </draw:rect>
                <draw:rect draw:style-name="gr1" draw:text-style-name="P1" draw:layer="layout" svg:width="0.429cm" svg:height="0.422cm" svg:x="6.107cm" svg:y="11.087cm">
                  <text:p/>
                </draw:rect>
                <draw:rect draw:style-name="gr1" draw:text-style-name="P1" draw:layer="layout" svg:width="0.429cm" svg:height="0.422cm" svg:x="6.534cm" svg:y="11.087cm">
                  <text:p/>
                </draw:rect>
                <draw:rect draw:style-name="gr1" draw:text-style-name="P1" draw:layer="layout" svg:width="0.429cm" svg:height="0.422cm" svg:x="6.959cm" svg:y="11.087cm">
                  <text:p/>
                </draw:rect>
                <draw:rect draw:style-name="gr1" draw:text-style-name="P1" draw:layer="layout" svg:width="0.429cm" svg:height="0.429cm" svg:x="6.107cm" svg:y="10.661cm">
                  <text:p/>
                </draw:rect>
                <draw:rect draw:style-name="gr1" draw:text-style-name="P1" draw:layer="layout" svg:width="0.429cm" svg:height="0.429cm" svg:x="6.534cm" svg:y="10.661cm">
                  <text:p/>
                </draw:rect>
                <draw:rect draw:style-name="gr1" draw:text-style-name="P1" draw:layer="layout" svg:width="0.429cm" svg:height="0.429cm" svg:x="6.959cm" svg:y="10.661cm">
                  <text:p/>
                </draw:rect>
                <draw:rect draw:style-name="gr1" draw:text-style-name="P1" draw:layer="layout" svg:width="0.429cm" svg:height="0.429cm" svg:x="6.107cm" svg:y="10.234cm">
                  <text:p/>
                </draw:rect>
                <draw:rect draw:style-name="gr1" draw:text-style-name="P1" draw:layer="layout" svg:width="0.429cm" svg:height="0.429cm" svg:x="6.534cm" svg:y="10.234cm">
                  <text:p/>
                </draw:rect>
                <draw:rect draw:style-name="gr1" draw:text-style-name="P1" draw:layer="layout" svg:width="0.429cm" svg:height="0.429cm" svg:x="6.959cm" svg:y="10.234cm">
                  <text:p/>
                </draw:rect>
                <draw:rect draw:style-name="gr1" draw:text-style-name="P1" draw:layer="layout" svg:width="0.429cm" svg:height="0.431cm" svg:x="6.107cm" svg:y="9.805cm">
                  <text:p/>
                </draw:rect>
                <draw:rect draw:style-name="gr1" draw:text-style-name="P1" draw:layer="layout" svg:width="0.429cm" svg:height="0.431cm" svg:x="6.534cm" svg:y="9.805cm">
                  <text:p/>
                </draw:rect>
                <draw:rect draw:style-name="gr1" draw:text-style-name="P1" draw:layer="layout" svg:width="0.429cm" svg:height="0.431cm" svg:x="6.959cm" svg:y="9.805cm">
                  <text:p/>
                </draw:rect>
                <draw:rect draw:style-name="gr1" draw:text-style-name="P1" draw:layer="layout" svg:width="0.429cm" svg:height="0.428cm" svg:x="6.107cm" svg:y="9.383cm">
                  <text:p/>
                </draw:rect>
                <draw:rect draw:style-name="gr1" draw:text-style-name="P1" draw:layer="layout" svg:width="0.429cm" svg:height="0.428cm" svg:x="6.534cm" svg:y="9.383cm">
                  <text:p/>
                </draw:rect>
                <draw:rect draw:style-name="gr1" draw:text-style-name="P1" draw:layer="layout" svg:width="0.429cm" svg:height="0.428cm" svg:x="6.959cm" svg:y="9.383cm">
                  <text:p/>
                </draw:rect>
              </draw:g>
              <draw:g>
                <draw:rect draw:style-name="gr1" draw:text-style-name="P1" draw:layer="layout" svg:width="0.428cm" svg:height="0.428cm" svg:x="9.513cm" svg:y="12.79cm">
                  <text:p/>
                </draw:rect>
                <draw:rect draw:style-name="gr1" draw:text-style-name="P1" draw:layer="layout" svg:width="0.428cm" svg:height="0.428cm" svg:x="9.94cm" svg:y="12.79cm">
                  <text:p/>
                </draw:rect>
                <draw:rect draw:style-name="gr1" draw:text-style-name="P1" draw:layer="layout" svg:width="0.426cm" svg:height="0.428cm" svg:x="10.365cm" svg:y="12.79cm">
                  <text:p/>
                </draw:rect>
                <draw:rect draw:style-name="gr1" draw:text-style-name="P1" draw:layer="layout" svg:width="0.431cm" svg:height="0.428cm" svg:x="10.791cm" svg:y="12.79cm">
                  <text:p/>
                </draw:rect>
                <draw:rect draw:style-name="gr1" draw:text-style-name="P1" draw:layer="layout" svg:width="0.424cm" svg:height="0.428cm" svg:x="11.219cm" svg:y="12.79cm">
                  <text:p/>
                </draw:rect>
                <draw:rect draw:style-name="gr1" draw:text-style-name="P1" draw:layer="layout" svg:width="0.431cm" svg:height="0.428cm" svg:x="11.639cm" svg:y="12.79cm">
                  <text:p/>
                </draw:rect>
                <draw:rect draw:style-name="gr1" draw:text-style-name="P1" draw:layer="layout" svg:width="0.426cm" svg:height="0.428cm" svg:x="12.069cm" svg:y="12.79cm">
                  <text:p/>
                </draw:rect>
                <draw:rect draw:style-name="gr1" draw:text-style-name="P1" draw:layer="layout" svg:width="0.424cm" svg:height="0.428cm" svg:x="12.494cm" svg:y="12.79cm">
                  <text:p/>
                </draw:rect>
                <draw:rect draw:style-name="gr1" draw:text-style-name="P1" draw:layer="layout" svg:width="0.428cm" svg:height="0.428cm" svg:x="9.513cm" svg:y="12.364cm">
                  <text:p/>
                </draw:rect>
                <draw:rect draw:style-name="gr1" draw:text-style-name="P1" draw:layer="layout" svg:width="0.428cm" svg:height="0.428cm" svg:x="9.94cm" svg:y="12.364cm">
                  <text:p/>
                </draw:rect>
                <draw:rect draw:style-name="gr1" draw:text-style-name="P1" draw:layer="layout" svg:width="0.426cm" svg:height="0.428cm" svg:x="10.365cm" svg:y="12.364cm">
                  <text:p/>
                </draw:rect>
                <draw:rect draw:style-name="gr1" draw:text-style-name="P1" draw:layer="layout" svg:width="0.431cm" svg:height="0.428cm" svg:x="10.791cm" svg:y="12.364cm">
                  <text:p/>
                </draw:rect>
                <draw:rect draw:style-name="gr1" draw:text-style-name="P1" draw:layer="layout" svg:width="0.424cm" svg:height="0.428cm" svg:x="11.219cm" svg:y="12.364cm">
                  <text:p/>
                </draw:rect>
                <draw:rect draw:style-name="gr1" draw:text-style-name="P1" draw:layer="layout" svg:width="0.431cm" svg:height="0.428cm" svg:x="11.639cm" svg:y="12.364cm">
                  <text:p/>
                </draw:rect>
                <draw:rect draw:style-name="gr1" draw:text-style-name="P1" draw:layer="layout" svg:width="0.426cm" svg:height="0.428cm" svg:x="12.069cm" svg:y="12.364cm">
                  <text:p/>
                </draw:rect>
                <draw:rect draw:style-name="gr1" draw:text-style-name="P1" draw:layer="layout" svg:width="0.424cm" svg:height="0.428cm" svg:x="12.494cm" svg:y="12.364cm">
                  <text:p/>
                </draw:rect>
                <draw:rect draw:style-name="gr1" draw:text-style-name="P1" draw:layer="layout" svg:width="0.428cm" svg:height="0.426cm" svg:x="9.513cm" svg:y="11.939cm">
                  <text:p/>
                </draw:rect>
                <draw:rect draw:style-name="gr1" draw:text-style-name="P1" draw:layer="layout" svg:width="0.428cm" svg:height="0.426cm" svg:x="9.94cm" svg:y="11.939cm">
                  <text:p/>
                </draw:rect>
                <draw:rect draw:style-name="gr1" draw:text-style-name="P1" draw:layer="layout" svg:width="0.426cm" svg:height="0.426cm" svg:x="10.365cm" svg:y="11.939cm">
                  <text:p/>
                </draw:rect>
                <draw:rect draw:style-name="gr1" draw:text-style-name="P1" draw:layer="layout" svg:width="0.431cm" svg:height="0.426cm" svg:x="10.791cm" svg:y="11.939cm">
                  <text:p/>
                </draw:rect>
                <draw:rect draw:style-name="gr1" draw:text-style-name="P1" draw:layer="layout" svg:width="0.424cm" svg:height="0.426cm" svg:x="11.219cm" svg:y="11.939cm">
                  <text:p/>
                </draw:rect>
                <draw:rect draw:style-name="gr1" draw:text-style-name="P2" draw:layer="layout" svg:width="0.431cm" svg:height="0.426cm" svg:x="11.639cm" svg:y="11.939cm">
                  <text:p/>
                </draw:rect>
                <draw:rect draw:style-name="gr1" draw:text-style-name="P1" draw:layer="layout" svg:width="0.426cm" svg:height="0.426cm" svg:x="12.069cm" svg:y="11.939cm">
                  <text:p/>
                </draw:rect>
                <draw:rect draw:style-name="gr1" draw:text-style-name="P1" draw:layer="layout" svg:width="0.424cm" svg:height="0.426cm" svg:x="12.494cm" svg:y="11.939cm">
                  <text:p/>
                </draw:rect>
                <draw:rect draw:style-name="gr1" draw:text-style-name="P1" draw:layer="layout" svg:width="0.428cm" svg:height="0.431cm" svg:x="9.513cm" svg:y="11.509cm">
                  <text:p/>
                </draw:rect>
                <draw:rect draw:style-name="gr1" draw:text-style-name="P1" draw:layer="layout" svg:width="0.428cm" svg:height="0.431cm" svg:x="9.94cm" svg:y="11.509cm">
                  <text:p/>
                </draw:rect>
                <draw:rect draw:style-name="gr1" draw:text-style-name="P1" draw:layer="layout" svg:width="0.426cm" svg:height="0.431cm" svg:x="10.365cm" svg:y="11.509cm">
                  <text:p/>
                </draw:rect>
                <draw:rect draw:style-name="gr1" draw:text-style-name="P1" draw:layer="layout" svg:width="0.431cm" svg:height="0.431cm" svg:x="10.791cm" svg:y="11.509cm">
                  <text:p/>
                </draw:rect>
                <draw:rect draw:style-name="gr1" draw:text-style-name="P1" draw:layer="layout" svg:width="0.424cm" svg:height="0.431cm" svg:x="11.219cm" svg:y="11.509cm">
                  <text:p/>
                </draw:rect>
                <draw:rect draw:style-name="gr1" draw:text-style-name="P1" draw:layer="layout" svg:width="0.431cm" svg:height="0.431cm" svg:x="11.639cm" svg:y="11.509cm">
                  <text:p/>
                </draw:rect>
                <draw:rect draw:style-name="gr1" draw:text-style-name="P1" draw:layer="layout" svg:width="0.426cm" svg:height="0.431cm" svg:x="12.069cm" svg:y="11.509cm">
                  <text:p/>
                </draw:rect>
                <draw:rect draw:style-name="gr1" draw:text-style-name="P1" draw:layer="layout" svg:width="0.424cm" svg:height="0.431cm" svg:x="12.494cm" svg:y="11.509cm">
                  <text:p/>
                </draw:rect>
                <draw:rect draw:style-name="gr1" draw:text-style-name="P1" draw:layer="layout" svg:width="0.428cm" svg:height="0.422cm" svg:x="9.513cm" svg:y="11.087cm">
                  <text:p/>
                </draw:rect>
                <draw:rect draw:style-name="gr1" draw:text-style-name="P1" draw:layer="layout" svg:width="0.428cm" svg:height="0.422cm" svg:x="9.94cm" svg:y="11.087cm">
                  <text:p/>
                </draw:rect>
                <draw:rect draw:style-name="gr1" draw:text-style-name="P1" draw:layer="layout" svg:width="0.426cm" svg:height="0.422cm" svg:x="10.365cm" svg:y="11.087cm">
                  <text:p/>
                </draw:rect>
                <draw:rect draw:style-name="gr1" draw:text-style-name="P1" draw:layer="layout" svg:width="0.431cm" svg:height="0.422cm" svg:x="10.791cm" svg:y="11.087cm">
                  <text:p/>
                </draw:rect>
                <draw:rect draw:style-name="gr1" draw:text-style-name="P1" draw:layer="layout" svg:width="0.424cm" svg:height="0.422cm" svg:x="11.219cm" svg:y="11.087cm">
                  <text:p/>
                </draw:rect>
                <draw:rect draw:style-name="gr1" draw:text-style-name="P1" draw:layer="layout" svg:width="0.431cm" svg:height="0.422cm" svg:x="11.639cm" svg:y="11.087cm">
                  <text:p/>
                </draw:rect>
                <draw:rect draw:style-name="gr1" draw:text-style-name="P1" draw:layer="layout" svg:width="0.426cm" svg:height="0.422cm" svg:x="12.069cm" svg:y="11.087cm">
                  <text:p/>
                </draw:rect>
                <draw:rect draw:style-name="gr1" draw:text-style-name="P1" draw:layer="layout" svg:width="0.424cm" svg:height="0.422cm" svg:x="12.494cm" svg:y="11.087cm">
                  <text:p/>
                </draw:rect>
                <draw:rect draw:style-name="gr1" draw:text-style-name="P1" draw:layer="layout" svg:width="0.428cm" svg:height="0.429cm" svg:x="9.513cm" svg:y="10.661cm">
                  <text:p/>
                </draw:rect>
                <draw:rect draw:style-name="gr1" draw:text-style-name="P1" draw:layer="layout" svg:width="0.428cm" svg:height="0.429cm" svg:x="9.94cm" svg:y="10.661cm">
                  <text:p/>
                </draw:rect>
                <draw:rect draw:style-name="gr1" draw:text-style-name="P1" draw:layer="layout" svg:width="0.426cm" svg:height="0.429cm" svg:x="10.365cm" svg:y="10.661cm">
                  <text:p/>
                </draw:rect>
                <draw:rect draw:style-name="gr1" draw:text-style-name="P1" draw:layer="layout" svg:width="0.431cm" svg:height="0.429cm" svg:x="10.791cm" svg:y="10.661cm">
                  <text:p/>
                </draw:rect>
                <draw:rect draw:style-name="gr1" draw:text-style-name="P1" draw:layer="layout" svg:width="0.424cm" svg:height="0.429cm" svg:x="11.219cm" svg:y="10.661cm">
                  <text:p/>
                </draw:rect>
                <draw:rect draw:style-name="gr1" draw:text-style-name="P1" draw:layer="layout" svg:width="0.431cm" svg:height="0.429cm" svg:x="11.639cm" svg:y="10.661cm">
                  <text:p/>
                </draw:rect>
                <draw:rect draw:style-name="gr1" draw:text-style-name="P1" draw:layer="layout" svg:width="0.426cm" svg:height="0.429cm" svg:x="12.069cm" svg:y="10.661cm">
                  <text:p/>
                </draw:rect>
                <draw:rect draw:style-name="gr1" draw:text-style-name="P1" draw:layer="layout" svg:width="0.424cm" svg:height="0.429cm" svg:x="12.494cm" svg:y="10.661cm">
                  <text:p/>
                </draw:rect>
                <draw:rect draw:style-name="gr1" draw:text-style-name="P1" draw:layer="layout" svg:width="0.428cm" svg:height="0.429cm" svg:x="9.513cm" svg:y="10.234cm">
                  <text:p/>
                </draw:rect>
                <draw:rect draw:style-name="gr1" draw:text-style-name="P1" draw:layer="layout" svg:width="0.428cm" svg:height="0.429cm" svg:x="9.94cm" svg:y="10.234cm">
                  <text:p/>
                </draw:rect>
                <draw:rect draw:style-name="gr1" draw:text-style-name="P1" draw:layer="layout" svg:width="0.426cm" svg:height="0.429cm" svg:x="10.365cm" svg:y="10.234cm">
                  <text:p/>
                </draw:rect>
                <draw:rect draw:style-name="gr1" draw:text-style-name="P1" draw:layer="layout" svg:width="0.431cm" svg:height="0.429cm" svg:x="10.791cm" svg:y="10.234cm">
                  <text:p/>
                </draw:rect>
                <draw:rect draw:style-name="gr1" draw:text-style-name="P1" draw:layer="layout" svg:width="0.424cm" svg:height="0.429cm" svg:x="11.219cm" svg:y="10.234cm">
                  <text:p/>
                </draw:rect>
                <draw:rect draw:style-name="gr1" draw:text-style-name="P1" draw:layer="layout" svg:width="0.431cm" svg:height="0.429cm" svg:x="11.639cm" svg:y="10.234cm">
                  <text:p/>
                </draw:rect>
                <draw:rect draw:style-name="gr1" draw:text-style-name="P1" draw:layer="layout" svg:width="0.426cm" svg:height="0.429cm" svg:x="12.069cm" svg:y="10.234cm">
                  <text:p/>
                </draw:rect>
                <draw:rect draw:style-name="gr1" draw:text-style-name="P1" draw:layer="layout" svg:width="0.424cm" svg:height="0.429cm" svg:x="12.494cm" svg:y="10.234cm">
                  <text:p/>
                </draw:rect>
                <draw:rect draw:style-name="gr1" draw:text-style-name="P1" draw:layer="layout" svg:width="0.428cm" svg:height="0.431cm" svg:x="9.513cm" svg:y="9.805cm">
                  <text:p/>
                </draw:rect>
                <draw:rect draw:style-name="gr1" draw:text-style-name="P1" draw:layer="layout" svg:width="0.428cm" svg:height="0.431cm" svg:x="9.94cm" svg:y="9.805cm">
                  <text:p/>
                </draw:rect>
                <draw:rect draw:style-name="gr1" draw:text-style-name="P1" draw:layer="layout" svg:width="0.426cm" svg:height="0.431cm" svg:x="10.365cm" svg:y="9.805cm">
                  <text:p/>
                </draw:rect>
                <draw:rect draw:style-name="gr1" draw:text-style-name="P1" draw:layer="layout" svg:width="0.431cm" svg:height="0.431cm" svg:x="10.791cm" svg:y="9.805cm">
                  <text:p/>
                </draw:rect>
                <draw:rect draw:style-name="gr1" draw:text-style-name="P1" draw:layer="layout" svg:width="0.424cm" svg:height="0.431cm" svg:x="11.219cm" svg:y="9.805cm">
                  <text:p/>
                </draw:rect>
                <draw:rect draw:style-name="gr1" draw:text-style-name="P1" draw:layer="layout" svg:width="0.431cm" svg:height="0.431cm" svg:x="11.639cm" svg:y="9.805cm">
                  <text:p/>
                </draw:rect>
                <draw:rect draw:style-name="gr1" draw:text-style-name="P1" draw:layer="layout" svg:width="0.426cm" svg:height="0.431cm" svg:x="12.069cm" svg:y="9.805cm">
                  <text:p/>
                </draw:rect>
                <draw:rect draw:style-name="gr1" draw:text-style-name="P1" draw:layer="layout" svg:width="0.424cm" svg:height="0.431cm" svg:x="12.494cm" svg:y="9.805cm">
                  <text:p/>
                </draw:rect>
                <draw:rect draw:style-name="gr1" draw:text-style-name="P1" draw:layer="layout" svg:width="0.428cm" svg:height="0.428cm" svg:x="9.513cm" svg:y="9.383cm">
                  <text:p/>
                </draw:rect>
                <draw:rect draw:style-name="gr1" draw:text-style-name="P1" draw:layer="layout" svg:width="0.428cm" svg:height="0.428cm" svg:x="9.94cm" svg:y="9.383cm">
                  <text:p/>
                </draw:rect>
                <draw:rect draw:style-name="gr1" draw:text-style-name="P1" draw:layer="layout" svg:width="0.426cm" svg:height="0.428cm" svg:x="10.365cm" svg:y="9.383cm">
                  <text:p/>
                </draw:rect>
                <draw:rect draw:style-name="gr1" draw:text-style-name="P1" draw:layer="layout" svg:width="0.431cm" svg:height="0.428cm" svg:x="10.791cm" svg:y="9.383cm">
                  <text:p/>
                </draw:rect>
                <draw:rect draw:style-name="gr1" draw:text-style-name="P1" draw:layer="layout" svg:width="0.424cm" svg:height="0.428cm" svg:x="11.219cm" svg:y="9.383cm">
                  <text:p/>
                </draw:rect>
                <draw:rect draw:style-name="gr1" draw:text-style-name="P1" draw:layer="layout" svg:width="0.431cm" svg:height="0.428cm" svg:x="11.639cm" svg:y="9.383cm">
                  <text:p/>
                </draw:rect>
                <draw:rect draw:style-name="gr1" draw:text-style-name="P1" draw:layer="layout" svg:width="0.426cm" svg:height="0.428cm" svg:x="12.069cm" svg:y="9.383cm">
                  <text:p/>
                </draw:rect>
                <draw:rect draw:style-name="gr1" draw:text-style-name="P1" draw:layer="layout" svg:width="0.424cm" svg:height="0.428cm" svg:x="12.494cm" svg:y="9.383cm">
                  <text:p/>
                </draw:rect>
                <draw:rect draw:style-name="gr1" draw:text-style-name="P1" draw:layer="layout" svg:width="0.428cm" svg:height="0.429cm" svg:x="9.513cm" svg:y="8.957cm">
                  <text:p/>
                </draw:rect>
                <draw:rect draw:style-name="gr1" draw:text-style-name="P1" draw:layer="layout" svg:width="0.428cm" svg:height="0.429cm" svg:x="9.94cm" svg:y="8.957cm">
                  <text:p/>
                </draw:rect>
                <draw:rect draw:style-name="gr1" draw:text-style-name="P1" draw:layer="layout" svg:width="0.426cm" svg:height="0.429cm" svg:x="10.365cm" svg:y="8.957cm">
                  <text:p/>
                </draw:rect>
                <draw:rect draw:style-name="gr1" draw:text-style-name="P1" draw:layer="layout" svg:width="0.431cm" svg:height="0.429cm" svg:x="10.791cm" svg:y="8.957cm">
                  <text:p/>
                </draw:rect>
                <draw:rect draw:style-name="gr1" draw:text-style-name="P1" draw:layer="layout" svg:width="0.424cm" svg:height="0.429cm" svg:x="11.219cm" svg:y="8.957cm">
                  <text:p/>
                </draw:rect>
                <draw:rect draw:style-name="gr1" draw:text-style-name="P1" draw:layer="layout" svg:width="0.431cm" svg:height="0.429cm" svg:x="11.639cm" svg:y="8.957cm">
                  <text:p/>
                </draw:rect>
                <draw:rect draw:style-name="gr1" draw:text-style-name="P1" draw:layer="layout" svg:width="0.426cm" svg:height="0.429cm" svg:x="12.069cm" svg:y="8.957cm">
                  <text:p/>
                </draw:rect>
                <draw:rect draw:style-name="gr1" draw:text-style-name="P1" draw:layer="layout" svg:width="0.424cm" svg:height="0.429cm" svg:x="12.494cm" svg:y="8.957cm">
                  <text:p/>
                </draw:rect>
                <draw:rect draw:style-name="gr1" draw:text-style-name="P1" draw:layer="layout" svg:width="0.428cm" svg:height="0.428cm" svg:x="9.513cm" svg:y="8.531cm">
                  <text:p/>
                </draw:rect>
                <draw:rect draw:style-name="gr1" draw:text-style-name="P1" draw:layer="layout" svg:width="0.428cm" svg:height="0.428cm" svg:x="9.94cm" svg:y="8.531cm">
                  <text:p/>
                </draw:rect>
                <draw:rect draw:style-name="gr1" draw:text-style-name="P1" draw:layer="layout" svg:width="0.426cm" svg:height="0.428cm" svg:x="10.365cm" svg:y="8.531cm">
                  <text:p/>
                </draw:rect>
                <draw:rect draw:style-name="gr1" draw:text-style-name="P1" draw:layer="layout" svg:width="0.431cm" svg:height="0.428cm" svg:x="10.791cm" svg:y="8.531cm">
                  <text:p/>
                </draw:rect>
                <draw:rect draw:style-name="gr1" draw:text-style-name="P1" draw:layer="layout" svg:width="0.424cm" svg:height="0.428cm" svg:x="11.219cm" svg:y="8.531cm">
                  <text:p/>
                </draw:rect>
                <draw:rect draw:style-name="gr1" draw:text-style-name="P1" draw:layer="layout" svg:width="0.431cm" svg:height="0.428cm" svg:x="11.639cm" svg:y="8.531cm">
                  <text:p/>
                </draw:rect>
                <draw:rect draw:style-name="gr1" draw:text-style-name="P1" draw:layer="layout" svg:width="0.426cm" svg:height="0.428cm" svg:x="12.069cm" svg:y="8.531cm">
                  <text:p/>
                </draw:rect>
                <draw:rect draw:style-name="gr1" draw:text-style-name="P1" draw:layer="layout" svg:width="0.424cm" svg:height="0.428cm" svg:x="12.494cm" svg:y="8.531cm">
                  <text:p/>
                </draw:rect>
                <draw:rect draw:style-name="gr1" draw:text-style-name="P1" draw:layer="layout" svg:width="0.428cm" svg:height="0.426cm" svg:x="9.513cm" svg:y="8.106cm">
                  <text:p/>
                </draw:rect>
                <draw:rect draw:style-name="gr1" draw:text-style-name="P1" draw:layer="layout" svg:width="0.428cm" svg:height="0.426cm" svg:x="9.94cm" svg:y="8.106cm">
                  <text:p/>
                </draw:rect>
                <draw:rect draw:style-name="gr1" draw:text-style-name="P1" draw:layer="layout" svg:width="0.426cm" svg:height="0.426cm" svg:x="10.365cm" svg:y="8.106cm">
                  <text:p/>
                </draw:rect>
                <draw:rect draw:style-name="gr1" draw:text-style-name="P1" draw:layer="layout" svg:width="0.431cm" svg:height="0.426cm" svg:x="10.791cm" svg:y="8.106cm">
                  <text:p/>
                </draw:rect>
                <draw:rect draw:style-name="gr1" draw:text-style-name="P1" draw:layer="layout" svg:width="0.424cm" svg:height="0.426cm" svg:x="11.219cm" svg:y="8.106cm">
                  <text:p/>
                </draw:rect>
                <draw:rect draw:style-name="gr1" draw:text-style-name="P1" draw:layer="layout" svg:width="0.431cm" svg:height="0.426cm" svg:x="11.639cm" svg:y="8.106cm">
                  <text:p/>
                </draw:rect>
                <draw:rect draw:style-name="gr1" draw:text-style-name="P1" draw:layer="layout" svg:width="0.426cm" svg:height="0.426cm" svg:x="12.069cm" svg:y="8.106cm">
                  <text:p/>
                </draw:rect>
                <draw:rect draw:style-name="gr1" draw:text-style-name="P1" draw:layer="layout" svg:width="0.424cm" svg:height="0.426cm" svg:x="12.494cm" svg:y="8.106cm">
                  <text:p/>
                </draw:rect>
                <draw:rect draw:style-name="gr1" draw:text-style-name="P1" draw:layer="layout" svg:width="0.428cm" svg:height="0.428cm" svg:x="9.513cm" svg:y="7.681cm">
                  <text:p/>
                </draw:rect>
                <draw:rect draw:style-name="gr1" draw:text-style-name="P1" draw:layer="layout" svg:width="0.428cm" svg:height="0.428cm" svg:x="9.94cm" svg:y="7.681cm">
                  <text:p/>
                </draw:rect>
                <draw:rect draw:style-name="gr1" draw:text-style-name="P1" draw:layer="layout" svg:width="0.426cm" svg:height="0.428cm" svg:x="10.365cm" svg:y="7.681cm">
                  <text:p/>
                </draw:rect>
                <draw:rect draw:style-name="gr1" draw:text-style-name="P1" draw:layer="layout" svg:width="0.431cm" svg:height="0.428cm" svg:x="10.791cm" svg:y="7.681cm">
                  <text:p/>
                </draw:rect>
                <draw:rect draw:style-name="gr1" draw:text-style-name="P1" draw:layer="layout" svg:width="0.424cm" svg:height="0.428cm" svg:x="11.219cm" svg:y="7.681cm">
                  <text:p/>
                </draw:rect>
                <draw:rect draw:style-name="gr1" draw:text-style-name="P1" draw:layer="layout" svg:width="0.431cm" svg:height="0.428cm" svg:x="11.639cm" svg:y="7.681cm">
                  <text:p/>
                </draw:rect>
                <draw:rect draw:style-name="gr1" draw:text-style-name="P1" draw:layer="layout" svg:width="0.426cm" svg:height="0.428cm" svg:x="12.069cm" svg:y="7.681cm">
                  <text:p/>
                </draw:rect>
                <draw:rect draw:style-name="gr1" draw:text-style-name="P1" draw:layer="layout" svg:width="0.424cm" svg:height="0.428cm" svg:x="12.494cm" svg:y="7.681cm">
                  <text:p/>
                </draw:rect>
                <draw:rect draw:style-name="gr1" draw:text-style-name="P1" draw:layer="layout" svg:width="0.428cm" svg:height="0.429cm" svg:x="9.513cm" svg:y="7.256cm">
                  <text:p/>
                </draw:rect>
                <draw:rect draw:style-name="gr1" draw:text-style-name="P1" draw:layer="layout" svg:width="0.428cm" svg:height="0.429cm" svg:x="9.94cm" svg:y="7.256cm">
                  <text:p/>
                </draw:rect>
                <draw:rect draw:style-name="gr1" draw:text-style-name="P1" draw:layer="layout" svg:width="0.426cm" svg:height="0.429cm" svg:x="10.365cm" svg:y="7.256cm">
                  <text:p/>
                </draw:rect>
                <draw:rect draw:style-name="gr1" draw:text-style-name="P1" draw:layer="layout" svg:width="0.431cm" svg:height="0.429cm" svg:x="10.791cm" svg:y="7.256cm">
                  <text:p/>
                </draw:rect>
                <draw:rect draw:style-name="gr1" draw:text-style-name="P1" draw:layer="layout" svg:width="0.424cm" svg:height="0.429cm" svg:x="11.219cm" svg:y="7.256cm">
                  <text:p/>
                </draw:rect>
                <draw:rect draw:style-name="gr1" draw:text-style-name="P1" draw:layer="layout" svg:width="0.431cm" svg:height="0.429cm" svg:x="11.639cm" svg:y="7.256cm">
                  <text:p/>
                </draw:rect>
                <draw:rect draw:style-name="gr1" draw:text-style-name="P1" draw:layer="layout" svg:width="0.426cm" svg:height="0.429cm" svg:x="12.069cm" svg:y="7.256cm">
                  <text:p/>
                </draw:rect>
                <draw:rect draw:style-name="gr1" draw:text-style-name="P1" draw:layer="layout" svg:width="0.424cm" svg:height="0.429cm" svg:x="12.494cm" svg:y="7.256cm">
                  <text:p/>
                </draw:rect>
                <draw:rect draw:style-name="gr1" draw:text-style-name="P1" draw:layer="layout" svg:width="0.428cm" svg:height="0.429cm" svg:x="9.513cm" svg:y="6.829cm">
                  <text:p/>
                </draw:rect>
                <draw:rect draw:style-name="gr1" draw:text-style-name="P1" draw:layer="layout" svg:width="0.428cm" svg:height="0.429cm" svg:x="9.94cm" svg:y="6.829cm">
                  <text:p/>
                </draw:rect>
                <draw:rect draw:style-name="gr1" draw:text-style-name="P1" draw:layer="layout" svg:width="0.426cm" svg:height="0.429cm" svg:x="10.365cm" svg:y="6.829cm">
                  <text:p/>
                </draw:rect>
                <draw:rect draw:style-name="gr1" draw:text-style-name="P1" draw:layer="layout" svg:width="0.431cm" svg:height="0.429cm" svg:x="10.791cm" svg:y="6.829cm">
                  <text:p/>
                </draw:rect>
                <draw:rect draw:style-name="gr1" draw:text-style-name="P1" draw:layer="layout" svg:width="0.424cm" svg:height="0.429cm" svg:x="11.219cm" svg:y="6.829cm">
                  <text:p/>
                </draw:rect>
                <draw:rect draw:style-name="gr1" draw:text-style-name="P1" draw:layer="layout" svg:width="0.431cm" svg:height="0.429cm" svg:x="11.639cm" svg:y="6.829cm">
                  <text:p/>
                </draw:rect>
                <draw:rect draw:style-name="gr1" draw:text-style-name="P1" draw:layer="layout" svg:width="0.426cm" svg:height="0.429cm" svg:x="12.069cm" svg:y="6.829cm">
                  <text:p/>
                </draw:rect>
                <draw:rect draw:style-name="gr1" draw:text-style-name="P1" draw:layer="layout" svg:width="0.424cm" svg:height="0.429cm" svg:x="12.494cm" svg:y="6.829cm">
                  <text:p/>
                </draw:rect>
                <draw:rect draw:style-name="gr1" draw:text-style-name="P1" draw:layer="layout" svg:width="0.428cm" svg:height="0.428cm" svg:x="9.513cm" svg:y="12.79cm">
                  <text:p/>
                </draw:rect>
                <draw:rect draw:style-name="gr1" draw:text-style-name="P1" draw:layer="layout" svg:width="0.428cm" svg:height="0.428cm" svg:x="9.94cm" svg:y="12.79cm">
                  <text:p/>
                </draw:rect>
                <draw:rect draw:style-name="gr1" draw:text-style-name="P1" draw:layer="layout" svg:width="0.426cm" svg:height="0.428cm" svg:x="10.365cm" svg:y="12.79cm">
                  <text:p/>
                </draw:rect>
                <draw:rect draw:style-name="gr1" draw:text-style-name="P1" draw:layer="layout" svg:width="0.428cm" svg:height="0.428cm" svg:x="9.513cm" svg:y="12.364cm">
                  <text:p/>
                </draw:rect>
                <draw:rect draw:style-name="gr1" draw:text-style-name="P1" draw:layer="layout" svg:width="0.428cm" svg:height="0.428cm" svg:x="9.94cm" svg:y="12.364cm">
                  <text:p/>
                </draw:rect>
                <draw:rect draw:style-name="gr1" draw:text-style-name="P1" draw:layer="layout" svg:width="0.426cm" svg:height="0.428cm" svg:x="10.365cm" svg:y="12.364cm">
                  <text:p/>
                </draw:rect>
                <draw:rect draw:style-name="gr1" draw:text-style-name="P1" draw:layer="layout" svg:width="0.428cm" svg:height="0.426cm" svg:x="9.513cm" svg:y="11.939cm">
                  <text:p/>
                </draw:rect>
                <draw:rect draw:style-name="gr1" draw:text-style-name="P1" draw:layer="layout" svg:width="0.428cm" svg:height="0.426cm" svg:x="9.94cm" svg:y="11.939cm">
                  <text:p/>
                </draw:rect>
                <draw:rect draw:style-name="gr1" draw:text-style-name="P1" draw:layer="layout" svg:width="0.426cm" svg:height="0.426cm" svg:x="10.365cm" svg:y="11.939cm">
                  <text:p/>
                </draw:rect>
                <draw:rect draw:style-name="gr1" draw:text-style-name="P1" draw:layer="layout" svg:width="0.428cm" svg:height="0.431cm" svg:x="9.513cm" svg:y="11.509cm">
                  <text:p/>
                </draw:rect>
                <draw:rect draw:style-name="gr1" draw:text-style-name="P1" draw:layer="layout" svg:width="0.428cm" svg:height="0.431cm" svg:x="9.94cm" svg:y="11.509cm">
                  <text:p/>
                </draw:rect>
                <draw:rect draw:style-name="gr1" draw:text-style-name="P1" draw:layer="layout" svg:width="0.426cm" svg:height="0.431cm" svg:x="10.365cm" svg:y="11.509cm">
                  <text:p/>
                </draw:rect>
                <draw:rect draw:style-name="gr1" draw:text-style-name="P1" draw:layer="layout" svg:width="0.428cm" svg:height="0.422cm" svg:x="9.513cm" svg:y="11.087cm">
                  <text:p/>
                </draw:rect>
                <draw:rect draw:style-name="gr1" draw:text-style-name="P1" draw:layer="layout" svg:width="0.428cm" svg:height="0.422cm" svg:x="9.94cm" svg:y="11.087cm">
                  <text:p/>
                </draw:rect>
                <draw:rect draw:style-name="gr1" draw:text-style-name="P1" draw:layer="layout" svg:width="0.426cm" svg:height="0.422cm" svg:x="10.365cm" svg:y="11.087cm">
                  <text:p/>
                </draw:rect>
                <draw:rect draw:style-name="gr1" draw:text-style-name="P1" draw:layer="layout" svg:width="0.428cm" svg:height="0.429cm" svg:x="9.513cm" svg:y="10.661cm">
                  <text:p/>
                </draw:rect>
                <draw:rect draw:style-name="gr1" draw:text-style-name="P1" draw:layer="layout" svg:width="0.428cm" svg:height="0.429cm" svg:x="9.94cm" svg:y="10.661cm">
                  <text:p/>
                </draw:rect>
                <draw:rect draw:style-name="gr1" draw:text-style-name="P1" draw:layer="layout" svg:width="0.426cm" svg:height="0.429cm" svg:x="10.365cm" svg:y="10.661cm">
                  <text:p/>
                </draw:rect>
                <draw:rect draw:style-name="gr1" draw:text-style-name="P1" draw:layer="layout" svg:width="0.428cm" svg:height="0.429cm" svg:x="9.513cm" svg:y="10.234cm">
                  <text:p/>
                </draw:rect>
                <draw:rect draw:style-name="gr1" draw:text-style-name="P1" draw:layer="layout" svg:width="0.428cm" svg:height="0.429cm" svg:x="9.94cm" svg:y="10.234cm">
                  <text:p/>
                </draw:rect>
                <draw:rect draw:style-name="gr1" draw:text-style-name="P1" draw:layer="layout" svg:width="0.426cm" svg:height="0.429cm" svg:x="10.365cm" svg:y="10.234cm">
                  <text:p/>
                </draw:rect>
                <draw:rect draw:style-name="gr1" draw:text-style-name="P1" draw:layer="layout" svg:width="0.428cm" svg:height="0.431cm" svg:x="9.513cm" svg:y="9.805cm">
                  <text:p/>
                </draw:rect>
                <draw:rect draw:style-name="gr1" draw:text-style-name="P3" draw:layer="layout" svg:width="0.428cm" svg:height="0.431cm" svg:x="9.94cm" svg:y="9.805cm">
                  <text:p/>
                </draw:rect>
                <draw:rect draw:style-name="gr1" draw:text-style-name="P1" draw:layer="layout" svg:width="0.426cm" svg:height="0.431cm" svg:x="10.365cm" svg:y="9.805cm">
                  <text:p/>
                </draw:rect>
                <draw:rect draw:style-name="gr1" draw:text-style-name="P1" draw:layer="layout" svg:width="0.428cm" svg:height="0.428cm" svg:x="9.513cm" svg:y="9.383cm">
                  <text:p/>
                </draw:rect>
                <draw:rect draw:style-name="gr1" draw:text-style-name="P1" draw:layer="layout" svg:width="0.428cm" svg:height="0.428cm" svg:x="9.94cm" svg:y="9.383cm">
                  <text:p/>
                </draw:rect>
                <draw:rect draw:style-name="gr1" draw:text-style-name="P1" draw:layer="layout" svg:width="0.426cm" svg:height="0.428cm" svg:x="10.365cm" svg:y="9.383cm">
                  <text:p/>
                </draw:rect>
              </draw:g>
              <draw:g>
                <draw:rect draw:style-name="gr1" draw:text-style-name="P1" draw:layer="layout" svg:width="0.431cm" svg:height="0.428cm" svg:x="12.918cm" svg:y="12.79cm">
                  <text:p/>
                </draw:rect>
                <draw:rect draw:style-name="gr1" draw:text-style-name="P1" draw:layer="layout" svg:width="0.426cm" svg:height="0.428cm" svg:x="13.345cm" svg:y="12.79cm">
                  <text:p/>
                </draw:rect>
                <draw:rect draw:style-name="gr1" draw:text-style-name="P1" draw:layer="layout" svg:width="0.429cm" svg:height="0.428cm" svg:x="13.768cm" svg:y="12.79cm">
                  <text:p/>
                </draw:rect>
                <draw:rect draw:style-name="gr1" draw:text-style-name="P1" draw:layer="layout" svg:width="0.429cm" svg:height="0.428cm" svg:x="14.197cm" svg:y="12.79cm">
                  <text:p/>
                </draw:rect>
                <draw:rect draw:style-name="gr1" draw:text-style-name="P1" draw:layer="layout" svg:width="0.426cm" svg:height="0.428cm" svg:x="14.625cm" svg:y="12.79cm">
                  <text:p/>
                </draw:rect>
                <draw:rect draw:style-name="gr1" draw:text-style-name="P1" draw:layer="layout" svg:width="0.431cm" svg:height="0.428cm" svg:x="15.047cm" svg:y="12.79cm">
                  <text:p/>
                </draw:rect>
                <draw:rect draw:style-name="gr1" draw:text-style-name="P1" draw:layer="layout" svg:width="0.431cm" svg:height="0.428cm" svg:x="15.472cm" svg:y="12.79cm">
                  <text:p/>
                </draw:rect>
                <draw:rect draw:style-name="gr1" draw:text-style-name="P1" draw:layer="layout" svg:width="0.429cm" svg:height="0.428cm" svg:x="15.899cm" svg:y="12.79cm">
                  <text:p/>
                </draw:rect>
                <draw:rect draw:style-name="gr1" draw:text-style-name="P1" draw:layer="layout" svg:width="0.431cm" svg:height="0.428cm" svg:x="12.918cm" svg:y="12.364cm">
                  <text:p/>
                </draw:rect>
                <draw:rect draw:style-name="gr1" draw:text-style-name="P1" draw:layer="layout" svg:width="0.426cm" svg:height="0.428cm" svg:x="13.345cm" svg:y="12.364cm">
                  <text:p/>
                </draw:rect>
                <draw:rect draw:style-name="gr1" draw:text-style-name="P1" draw:layer="layout" svg:width="0.429cm" svg:height="0.428cm" svg:x="13.768cm" svg:y="12.364cm">
                  <text:p/>
                </draw:rect>
                <draw:rect draw:style-name="gr1" draw:text-style-name="P1" draw:layer="layout" svg:width="0.429cm" svg:height="0.428cm" svg:x="14.197cm" svg:y="12.364cm">
                  <text:p/>
                </draw:rect>
                <draw:rect draw:style-name="gr1" draw:text-style-name="P1" draw:layer="layout" svg:width="0.426cm" svg:height="0.428cm" svg:x="14.625cm" svg:y="12.364cm">
                  <text:p/>
                </draw:rect>
                <draw:rect draw:style-name="gr1" draw:text-style-name="P1" draw:layer="layout" svg:width="0.431cm" svg:height="0.428cm" svg:x="15.047cm" svg:y="12.364cm">
                  <text:p/>
                </draw:rect>
                <draw:rect draw:style-name="gr1" draw:text-style-name="P1" draw:layer="layout" svg:width="0.431cm" svg:height="0.428cm" svg:x="15.472cm" svg:y="12.364cm">
                  <text:p/>
                </draw:rect>
                <draw:rect draw:style-name="gr1" draw:text-style-name="P1" draw:layer="layout" svg:width="0.429cm" svg:height="0.428cm" svg:x="15.899cm" svg:y="12.364cm">
                  <text:p/>
                </draw:rect>
                <draw:rect draw:style-name="gr1" draw:text-style-name="P1" draw:layer="layout" svg:width="0.431cm" svg:height="0.426cm" svg:x="12.918cm" svg:y="11.939cm">
                  <text:p/>
                </draw:rect>
                <draw:rect draw:style-name="gr1" draw:text-style-name="P1" draw:layer="layout" svg:width="0.426cm" svg:height="0.426cm" svg:x="13.345cm" svg:y="11.939cm">
                  <text:p/>
                </draw:rect>
                <draw:rect draw:style-name="gr1" draw:text-style-name="P1" draw:layer="layout" svg:width="0.429cm" svg:height="0.426cm" svg:x="13.768cm" svg:y="11.939cm">
                  <text:p/>
                </draw:rect>
                <draw:rect draw:style-name="gr1" draw:text-style-name="P1" draw:layer="layout" svg:width="0.429cm" svg:height="0.426cm" svg:x="14.197cm" svg:y="11.939cm">
                  <text:p/>
                </draw:rect>
                <draw:rect draw:style-name="gr1" draw:text-style-name="P1" draw:layer="layout" svg:width="0.426cm" svg:height="0.426cm" svg:x="14.625cm" svg:y="11.939cm">
                  <text:p/>
                </draw:rect>
                <draw:rect draw:style-name="gr1" draw:text-style-name="P1" draw:layer="layout" svg:width="0.431cm" svg:height="0.426cm" svg:x="15.047cm" svg:y="11.939cm">
                  <text:p/>
                </draw:rect>
                <draw:rect draw:style-name="gr1" draw:text-style-name="P1" draw:layer="layout" svg:width="0.431cm" svg:height="0.426cm" svg:x="15.472cm" svg:y="11.939cm">
                  <text:p/>
                </draw:rect>
                <draw:rect draw:style-name="gr1" draw:text-style-name="P1" draw:layer="layout" svg:width="0.429cm" svg:height="0.426cm" svg:x="15.899cm" svg:y="11.939cm">
                  <text:p/>
                </draw:rect>
                <draw:rect draw:style-name="gr1" draw:text-style-name="P1" draw:layer="layout" svg:width="0.431cm" svg:height="0.431cm" svg:x="12.918cm" svg:y="11.509cm">
                  <text:p/>
                </draw:rect>
                <draw:rect draw:style-name="gr1" draw:text-style-name="P1" draw:layer="layout" svg:width="0.426cm" svg:height="0.431cm" svg:x="13.345cm" svg:y="11.509cm">
                  <text:p/>
                </draw:rect>
                <draw:rect draw:style-name="gr1" draw:text-style-name="P1" draw:layer="layout" svg:width="0.429cm" svg:height="0.431cm" svg:x="13.768cm" svg:y="11.509cm">
                  <text:p/>
                </draw:rect>
                <draw:rect draw:style-name="gr1" draw:text-style-name="P1" draw:layer="layout" svg:width="0.429cm" svg:height="0.431cm" svg:x="14.197cm" svg:y="11.509cm">
                  <text:p/>
                </draw:rect>
                <draw:rect draw:style-name="gr1" draw:text-style-name="P1" draw:layer="layout" svg:width="0.426cm" svg:height="0.431cm" svg:x="14.625cm" svg:y="11.509cm">
                  <text:p/>
                </draw:rect>
                <draw:rect draw:style-name="gr1" draw:text-style-name="P1" draw:layer="layout" svg:width="0.431cm" svg:height="0.431cm" svg:x="15.047cm" svg:y="11.509cm">
                  <text:p/>
                </draw:rect>
                <draw:rect draw:style-name="gr1" draw:text-style-name="P1" draw:layer="layout" svg:width="0.431cm" svg:height="0.431cm" svg:x="15.472cm" svg:y="11.509cm">
                  <text:p/>
                </draw:rect>
                <draw:rect draw:style-name="gr1" draw:text-style-name="P1" draw:layer="layout" svg:width="0.429cm" svg:height="0.431cm" svg:x="15.899cm" svg:y="11.509cm">
                  <text:p/>
                </draw:rect>
                <draw:rect draw:style-name="gr1" draw:text-style-name="P1" draw:layer="layout" svg:width="0.431cm" svg:height="0.422cm" svg:x="12.918cm" svg:y="11.087cm">
                  <text:p/>
                </draw:rect>
                <draw:rect draw:style-name="gr1" draw:text-style-name="P1" draw:layer="layout" svg:width="0.426cm" svg:height="0.422cm" svg:x="13.345cm" svg:y="11.087cm">
                  <text:p/>
                </draw:rect>
                <draw:rect draw:style-name="gr1" draw:text-style-name="P1" draw:layer="layout" svg:width="0.429cm" svg:height="0.422cm" svg:x="13.768cm" svg:y="11.087cm">
                  <text:p/>
                </draw:rect>
                <draw:rect draw:style-name="gr1" draw:text-style-name="P1" draw:layer="layout" svg:width="0.429cm" svg:height="0.422cm" svg:x="14.197cm" svg:y="11.087cm">
                  <text:p/>
                </draw:rect>
                <draw:rect draw:style-name="gr1" draw:text-style-name="P1" draw:layer="layout" svg:width="0.426cm" svg:height="0.422cm" svg:x="14.625cm" svg:y="11.087cm">
                  <text:p/>
                </draw:rect>
                <draw:rect draw:style-name="gr1" draw:text-style-name="P1" draw:layer="layout" svg:width="0.431cm" svg:height="0.422cm" svg:x="15.047cm" svg:y="11.087cm">
                  <text:p/>
                </draw:rect>
                <draw:rect draw:style-name="gr1" draw:text-style-name="P1" draw:layer="layout" svg:width="0.431cm" svg:height="0.422cm" svg:x="15.472cm" svg:y="11.087cm">
                  <text:p/>
                </draw:rect>
                <draw:rect draw:style-name="gr1" draw:text-style-name="P1" draw:layer="layout" svg:width="0.429cm" svg:height="0.422cm" svg:x="15.899cm" svg:y="11.087cm">
                  <text:p/>
                </draw:rect>
                <draw:rect draw:style-name="gr1" draw:text-style-name="P1" draw:layer="layout" svg:width="0.431cm" svg:height="0.429cm" svg:x="12.918cm" svg:y="10.661cm">
                  <text:p/>
                </draw:rect>
                <draw:rect draw:style-name="gr1" draw:text-style-name="P1" draw:layer="layout" svg:width="0.426cm" svg:height="0.429cm" svg:x="13.345cm" svg:y="10.661cm">
                  <text:p/>
                </draw:rect>
                <draw:rect draw:style-name="gr1" draw:text-style-name="P1" draw:layer="layout" svg:width="0.429cm" svg:height="0.429cm" svg:x="13.768cm" svg:y="10.661cm">
                  <text:p/>
                </draw:rect>
                <draw:rect draw:style-name="gr1" draw:text-style-name="P1" draw:layer="layout" svg:width="0.429cm" svg:height="0.429cm" svg:x="14.197cm" svg:y="10.661cm">
                  <text:p/>
                </draw:rect>
                <draw:rect draw:style-name="gr1" draw:text-style-name="P1" draw:layer="layout" svg:width="0.426cm" svg:height="0.429cm" svg:x="14.625cm" svg:y="10.661cm">
                  <text:p/>
                </draw:rect>
                <draw:rect draw:style-name="gr1" draw:text-style-name="P1" draw:layer="layout" svg:width="0.431cm" svg:height="0.429cm" svg:x="15.047cm" svg:y="10.661cm">
                  <text:p/>
                </draw:rect>
                <draw:rect draw:style-name="gr1" draw:text-style-name="P1" draw:layer="layout" svg:width="0.431cm" svg:height="0.429cm" svg:x="15.472cm" svg:y="10.661cm">
                  <text:p/>
                </draw:rect>
                <draw:rect draw:style-name="gr1" draw:text-style-name="P1" draw:layer="layout" svg:width="0.429cm" svg:height="0.429cm" svg:x="15.899cm" svg:y="10.661cm">
                  <text:p/>
                </draw:rect>
                <draw:rect draw:style-name="gr1" draw:text-style-name="P1" draw:layer="layout" svg:width="0.431cm" svg:height="0.429cm" svg:x="12.918cm" svg:y="10.234cm">
                  <text:p/>
                </draw:rect>
                <draw:rect draw:style-name="gr1" draw:text-style-name="P1" draw:layer="layout" svg:width="0.426cm" svg:height="0.429cm" svg:x="13.345cm" svg:y="10.234cm">
                  <text:p/>
                </draw:rect>
                <draw:rect draw:style-name="gr1" draw:text-style-name="P1" draw:layer="layout" svg:width="0.429cm" svg:height="0.429cm" svg:x="13.768cm" svg:y="10.234cm">
                  <text:p/>
                </draw:rect>
                <draw:rect draw:style-name="gr1" draw:text-style-name="P1" draw:layer="layout" svg:width="0.429cm" svg:height="0.429cm" svg:x="14.197cm" svg:y="10.234cm">
                  <text:p/>
                </draw:rect>
                <draw:rect draw:style-name="gr1" draw:text-style-name="P1" draw:layer="layout" svg:width="0.426cm" svg:height="0.429cm" svg:x="14.625cm" svg:y="10.234cm">
                  <text:p/>
                </draw:rect>
                <draw:rect draw:style-name="gr1" draw:text-style-name="P1" draw:layer="layout" svg:width="0.431cm" svg:height="0.429cm" svg:x="15.047cm" svg:y="10.234cm">
                  <text:p/>
                </draw:rect>
                <draw:rect draw:style-name="gr1" draw:text-style-name="P1" draw:layer="layout" svg:width="0.431cm" svg:height="0.429cm" svg:x="15.472cm" svg:y="10.234cm">
                  <text:p/>
                </draw:rect>
                <draw:rect draw:style-name="gr1" draw:text-style-name="P1" draw:layer="layout" svg:width="0.429cm" svg:height="0.429cm" svg:x="15.899cm" svg:y="10.234cm">
                  <text:p/>
                </draw:rect>
                <draw:rect draw:style-name="gr1" draw:text-style-name="P1" draw:layer="layout" svg:width="0.431cm" svg:height="0.431cm" svg:x="12.918cm" svg:y="9.805cm">
                  <text:p/>
                </draw:rect>
                <draw:rect draw:style-name="gr1" draw:text-style-name="P1" draw:layer="layout" svg:width="0.426cm" svg:height="0.431cm" svg:x="13.345cm" svg:y="9.805cm">
                  <text:p/>
                </draw:rect>
                <draw:rect draw:style-name="gr1" draw:text-style-name="P1" draw:layer="layout" svg:width="0.429cm" svg:height="0.431cm" svg:x="13.768cm" svg:y="9.805cm">
                  <text:p/>
                </draw:rect>
                <draw:rect draw:style-name="gr1" draw:text-style-name="P1" draw:layer="layout" svg:width="0.429cm" svg:height="0.431cm" svg:x="14.197cm" svg:y="9.805cm">
                  <text:p/>
                </draw:rect>
                <draw:rect draw:style-name="gr1" draw:text-style-name="P1" draw:layer="layout" svg:width="0.426cm" svg:height="0.431cm" svg:x="14.625cm" svg:y="9.805cm">
                  <text:p/>
                </draw:rect>
                <draw:rect draw:style-name="gr1" draw:text-style-name="P1" draw:layer="layout" svg:width="0.431cm" svg:height="0.431cm" svg:x="15.047cm" svg:y="9.805cm">
                  <text:p/>
                </draw:rect>
                <draw:rect draw:style-name="gr1" draw:text-style-name="P1" draw:layer="layout" svg:width="0.431cm" svg:height="0.431cm" svg:x="15.472cm" svg:y="9.805cm">
                  <text:p/>
                </draw:rect>
                <draw:rect draw:style-name="gr1" draw:text-style-name="P1" draw:layer="layout" svg:width="0.429cm" svg:height="0.431cm" svg:x="15.899cm" svg:y="9.805cm">
                  <text:p/>
                </draw:rect>
                <draw:rect draw:style-name="gr1" draw:text-style-name="P1" draw:layer="layout" svg:width="0.431cm" svg:height="0.428cm" svg:x="12.918cm" svg:y="9.383cm">
                  <text:p/>
                </draw:rect>
                <draw:rect draw:style-name="gr1" draw:text-style-name="P1" draw:layer="layout" svg:width="0.426cm" svg:height="0.428cm" svg:x="13.345cm" svg:y="9.383cm">
                  <text:p/>
                </draw:rect>
                <draw:rect draw:style-name="gr1" draw:text-style-name="P1" draw:layer="layout" svg:width="0.429cm" svg:height="0.428cm" svg:x="13.768cm" svg:y="9.383cm">
                  <text:p/>
                </draw:rect>
                <draw:rect draw:style-name="gr1" draw:text-style-name="P1" draw:layer="layout" svg:width="0.429cm" svg:height="0.428cm" svg:x="14.197cm" svg:y="9.383cm">
                  <text:p/>
                </draw:rect>
                <draw:rect draw:style-name="gr1" draw:text-style-name="P1" draw:layer="layout" svg:width="0.426cm" svg:height="0.428cm" svg:x="14.625cm" svg:y="9.383cm">
                  <text:p/>
                </draw:rect>
                <draw:rect draw:style-name="gr1" draw:text-style-name="P1" draw:layer="layout" svg:width="0.431cm" svg:height="0.428cm" svg:x="15.047cm" svg:y="9.383cm">
                  <text:p/>
                </draw:rect>
                <draw:rect draw:style-name="gr1" draw:text-style-name="P1" draw:layer="layout" svg:width="0.431cm" svg:height="0.428cm" svg:x="15.472cm" svg:y="9.383cm">
                  <text:p/>
                </draw:rect>
                <draw:rect draw:style-name="gr1" draw:text-style-name="P1" draw:layer="layout" svg:width="0.429cm" svg:height="0.428cm" svg:x="15.899cm" svg:y="9.383cm">
                  <text:p/>
                </draw:rect>
                <draw:rect draw:style-name="gr1" draw:text-style-name="P1" draw:layer="layout" svg:width="0.431cm" svg:height="0.429cm" svg:x="12.918cm" svg:y="8.957cm">
                  <text:p/>
                </draw:rect>
                <draw:rect draw:style-name="gr1" draw:text-style-name="P1" draw:layer="layout" svg:width="0.426cm" svg:height="0.429cm" svg:x="13.345cm" svg:y="8.957cm">
                  <text:p/>
                </draw:rect>
                <draw:rect draw:style-name="gr1" draw:text-style-name="P1" draw:layer="layout" svg:width="0.429cm" svg:height="0.429cm" svg:x="13.768cm" svg:y="8.957cm">
                  <text:p/>
                </draw:rect>
                <draw:rect draw:style-name="gr1" draw:text-style-name="P1" draw:layer="layout" svg:width="0.429cm" svg:height="0.429cm" svg:x="14.197cm" svg:y="8.957cm">
                  <text:p/>
                </draw:rect>
                <draw:rect draw:style-name="gr1" draw:text-style-name="P1" draw:layer="layout" svg:width="0.426cm" svg:height="0.429cm" svg:x="14.625cm" svg:y="8.957cm">
                  <text:p/>
                </draw:rect>
                <draw:rect draw:style-name="gr1" draw:text-style-name="P1" draw:layer="layout" svg:width="0.431cm" svg:height="0.429cm" svg:x="15.047cm" svg:y="8.957cm">
                  <text:p/>
                </draw:rect>
                <draw:rect draw:style-name="gr1" draw:text-style-name="P1" draw:layer="layout" svg:width="0.431cm" svg:height="0.429cm" svg:x="15.472cm" svg:y="8.957cm">
                  <text:p/>
                </draw:rect>
                <draw:rect draw:style-name="gr1" draw:text-style-name="P1" draw:layer="layout" svg:width="0.429cm" svg:height="0.429cm" svg:x="15.899cm" svg:y="8.957cm">
                  <text:p/>
                </draw:rect>
                <draw:rect draw:style-name="gr1" draw:text-style-name="P1" draw:layer="layout" svg:width="0.431cm" svg:height="0.428cm" svg:x="12.918cm" svg:y="8.531cm">
                  <text:p/>
                </draw:rect>
                <draw:rect draw:style-name="gr1" draw:text-style-name="P1" draw:layer="layout" svg:width="0.426cm" svg:height="0.428cm" svg:x="13.345cm" svg:y="8.531cm">
                  <text:p/>
                </draw:rect>
                <draw:rect draw:style-name="gr1" draw:text-style-name="P1" draw:layer="layout" svg:width="0.429cm" svg:height="0.428cm" svg:x="13.768cm" svg:y="8.531cm">
                  <text:p/>
                </draw:rect>
                <draw:rect draw:style-name="gr1" draw:text-style-name="P1" draw:layer="layout" svg:width="0.429cm" svg:height="0.428cm" svg:x="14.197cm" svg:y="8.531cm">
                  <text:p/>
                </draw:rect>
                <draw:rect draw:style-name="gr1" draw:text-style-name="P1" draw:layer="layout" svg:width="0.426cm" svg:height="0.428cm" svg:x="14.625cm" svg:y="8.531cm">
                  <text:p/>
                </draw:rect>
                <draw:rect draw:style-name="gr1" draw:text-style-name="P1" draw:layer="layout" svg:width="0.431cm" svg:height="0.428cm" svg:x="15.047cm" svg:y="8.531cm">
                  <text:p/>
                </draw:rect>
                <draw:rect draw:style-name="gr1" draw:text-style-name="P1" draw:layer="layout" svg:width="0.431cm" svg:height="0.428cm" svg:x="15.472cm" svg:y="8.531cm">
                  <text:p/>
                </draw:rect>
                <draw:rect draw:style-name="gr1" draw:text-style-name="P1" draw:layer="layout" svg:width="0.429cm" svg:height="0.428cm" svg:x="15.899cm" svg:y="8.531cm">
                  <text:p/>
                </draw:rect>
                <draw:rect draw:style-name="gr1" draw:text-style-name="P1" draw:layer="layout" svg:width="0.431cm" svg:height="0.426cm" svg:x="12.918cm" svg:y="8.106cm">
                  <text:p/>
                </draw:rect>
                <draw:rect draw:style-name="gr1" draw:text-style-name="P1" draw:layer="layout" svg:width="0.426cm" svg:height="0.426cm" svg:x="13.345cm" svg:y="8.106cm">
                  <text:p/>
                </draw:rect>
                <draw:rect draw:style-name="gr1" draw:text-style-name="P1" draw:layer="layout" svg:width="0.429cm" svg:height="0.426cm" svg:x="13.768cm" svg:y="8.106cm">
                  <text:p/>
                </draw:rect>
                <draw:rect draw:style-name="gr1" draw:text-style-name="P1" draw:layer="layout" svg:width="0.429cm" svg:height="0.426cm" svg:x="14.197cm" svg:y="8.106cm">
                  <text:p/>
                </draw:rect>
                <draw:rect draw:style-name="gr1" draw:text-style-name="P1" draw:layer="layout" svg:width="0.426cm" svg:height="0.426cm" svg:x="14.625cm" svg:y="8.106cm">
                  <text:p/>
                </draw:rect>
                <draw:rect draw:style-name="gr1" draw:text-style-name="P1" draw:layer="layout" svg:width="0.431cm" svg:height="0.426cm" svg:x="15.047cm" svg:y="8.106cm">
                  <text:p/>
                </draw:rect>
                <draw:rect draw:style-name="gr1" draw:text-style-name="P1" draw:layer="layout" svg:width="0.431cm" svg:height="0.426cm" svg:x="15.472cm" svg:y="8.106cm">
                  <text:p/>
                </draw:rect>
                <draw:rect draw:style-name="gr1" draw:text-style-name="P1" draw:layer="layout" svg:width="0.429cm" svg:height="0.426cm" svg:x="15.899cm" svg:y="8.106cm">
                  <text:p/>
                </draw:rect>
                <draw:rect draw:style-name="gr1" draw:text-style-name="P1" draw:layer="layout" svg:width="0.431cm" svg:height="0.428cm" svg:x="12.918cm" svg:y="7.681cm">
                  <text:p/>
                </draw:rect>
                <draw:rect draw:style-name="gr1" draw:text-style-name="P1" draw:layer="layout" svg:width="0.426cm" svg:height="0.428cm" svg:x="13.345cm" svg:y="7.681cm">
                  <text:p/>
                </draw:rect>
                <draw:rect draw:style-name="gr1" draw:text-style-name="P1" draw:layer="layout" svg:width="0.429cm" svg:height="0.428cm" svg:x="13.768cm" svg:y="7.681cm">
                  <text:p/>
                </draw:rect>
                <draw:rect draw:style-name="gr1" draw:text-style-name="P1" draw:layer="layout" svg:width="0.429cm" svg:height="0.428cm" svg:x="14.197cm" svg:y="7.681cm">
                  <text:p/>
                </draw:rect>
                <draw:rect draw:style-name="gr1" draw:text-style-name="P1" draw:layer="layout" svg:width="0.426cm" svg:height="0.428cm" svg:x="14.625cm" svg:y="7.681cm">
                  <text:p/>
                </draw:rect>
                <draw:rect draw:style-name="gr1" draw:text-style-name="P1" draw:layer="layout" svg:width="0.431cm" svg:height="0.428cm" svg:x="15.047cm" svg:y="7.681cm">
                  <text:p/>
                </draw:rect>
                <draw:rect draw:style-name="gr1" draw:text-style-name="P1" draw:layer="layout" svg:width="0.431cm" svg:height="0.428cm" svg:x="15.472cm" svg:y="7.681cm">
                  <text:p/>
                </draw:rect>
                <draw:rect draw:style-name="gr1" draw:text-style-name="P1" draw:layer="layout" svg:width="0.429cm" svg:height="0.428cm" svg:x="15.899cm" svg:y="7.681cm">
                  <text:p/>
                </draw:rect>
                <draw:rect draw:style-name="gr1" draw:text-style-name="P1" draw:layer="layout" svg:width="0.431cm" svg:height="0.429cm" svg:x="12.918cm" svg:y="7.256cm">
                  <text:p/>
                </draw:rect>
                <draw:rect draw:style-name="gr1" draw:text-style-name="P1" draw:layer="layout" svg:width="0.426cm" svg:height="0.429cm" svg:x="13.345cm" svg:y="7.256cm">
                  <text:p/>
                </draw:rect>
                <draw:rect draw:style-name="gr1" draw:text-style-name="P1" draw:layer="layout" svg:width="0.429cm" svg:height="0.429cm" svg:x="13.768cm" svg:y="7.256cm">
                  <text:p/>
                </draw:rect>
                <draw:rect draw:style-name="gr1" draw:text-style-name="P1" draw:layer="layout" svg:width="0.429cm" svg:height="0.429cm" svg:x="14.197cm" svg:y="7.256cm">
                  <text:p/>
                </draw:rect>
                <draw:rect draw:style-name="gr1" draw:text-style-name="P1" draw:layer="layout" svg:width="0.426cm" svg:height="0.429cm" svg:x="14.625cm" svg:y="7.256cm">
                  <text:p/>
                </draw:rect>
                <draw:rect draw:style-name="gr1" draw:text-style-name="P1" draw:layer="layout" svg:width="0.431cm" svg:height="0.429cm" svg:x="15.047cm" svg:y="7.256cm">
                  <text:p/>
                </draw:rect>
                <draw:rect draw:style-name="gr1" draw:text-style-name="P1" draw:layer="layout" svg:width="0.431cm" svg:height="0.429cm" svg:x="15.472cm" svg:y="7.256cm">
                  <text:p/>
                </draw:rect>
                <draw:rect draw:style-name="gr1" draw:text-style-name="P1" draw:layer="layout" svg:width="0.429cm" svg:height="0.429cm" svg:x="15.899cm" svg:y="7.256cm">
                  <text:p/>
                </draw:rect>
                <draw:rect draw:style-name="gr1" draw:text-style-name="P1" draw:layer="layout" svg:width="0.431cm" svg:height="0.429cm" svg:x="12.918cm" svg:y="6.829cm">
                  <text:p/>
                </draw:rect>
                <draw:rect draw:style-name="gr1" draw:text-style-name="P1" draw:layer="layout" svg:width="0.426cm" svg:height="0.429cm" svg:x="13.345cm" svg:y="6.829cm">
                  <text:p/>
                </draw:rect>
                <draw:rect draw:style-name="gr1" draw:text-style-name="P1" draw:layer="layout" svg:width="0.429cm" svg:height="0.429cm" svg:x="13.768cm" svg:y="6.829cm">
                  <text:p/>
                </draw:rect>
                <draw:rect draw:style-name="gr1" draw:text-style-name="P1" draw:layer="layout" svg:width="0.429cm" svg:height="0.429cm" svg:x="14.197cm" svg:y="6.829cm">
                  <text:p/>
                </draw:rect>
                <draw:rect draw:style-name="gr1" draw:text-style-name="P1" draw:layer="layout" svg:width="0.426cm" svg:height="0.429cm" svg:x="14.625cm" svg:y="6.829cm">
                  <text:p/>
                </draw:rect>
                <draw:rect draw:style-name="gr1" draw:text-style-name="P1" draw:layer="layout" svg:width="0.431cm" svg:height="0.429cm" svg:x="15.047cm" svg:y="6.829cm">
                  <text:p/>
                </draw:rect>
                <draw:rect draw:style-name="gr1" draw:text-style-name="P1" draw:layer="layout" svg:width="0.431cm" svg:height="0.429cm" svg:x="15.472cm" svg:y="6.829cm">
                  <text:p/>
                </draw:rect>
                <draw:rect draw:style-name="gr1" draw:text-style-name="P1" draw:layer="layout" svg:width="0.429cm" svg:height="0.429cm" svg:x="15.899cm" svg:y="6.829cm">
                  <text:p/>
                </draw:rect>
                <draw:rect draw:style-name="gr1" draw:text-style-name="P1" draw:layer="layout" svg:width="0.431cm" svg:height="0.428cm" svg:x="12.918cm" svg:y="12.79cm">
                  <text:p/>
                </draw:rect>
                <draw:rect draw:style-name="gr1" draw:text-style-name="P1" draw:layer="layout" svg:width="0.426cm" svg:height="0.428cm" svg:x="13.345cm" svg:y="12.79cm">
                  <text:p/>
                </draw:rect>
                <draw:rect draw:style-name="gr1" draw:text-style-name="P1" draw:layer="layout" svg:width="0.429cm" svg:height="0.428cm" svg:x="13.768cm" svg:y="12.79cm">
                  <text:p/>
                </draw:rect>
                <draw:rect draw:style-name="gr1" draw:text-style-name="P1" draw:layer="layout" svg:width="0.431cm" svg:height="0.428cm" svg:x="12.918cm" svg:y="12.364cm">
                  <text:p/>
                </draw:rect>
                <draw:rect draw:style-name="gr1" draw:text-style-name="P1" draw:layer="layout" svg:width="0.426cm" svg:height="0.428cm" svg:x="13.345cm" svg:y="12.364cm">
                  <text:p/>
                </draw:rect>
                <draw:rect draw:style-name="gr1" draw:text-style-name="P1" draw:layer="layout" svg:width="0.429cm" svg:height="0.428cm" svg:x="13.768cm" svg:y="12.364cm">
                  <text:p/>
                </draw:rect>
                <draw:rect draw:style-name="gr1" draw:text-style-name="P1" draw:layer="layout" svg:width="0.431cm" svg:height="0.426cm" svg:x="12.918cm" svg:y="11.939cm">
                  <text:p/>
                </draw:rect>
                <draw:rect draw:style-name="gr1" draw:text-style-name="P1" draw:layer="layout" svg:width="0.426cm" svg:height="0.426cm" svg:x="13.345cm" svg:y="11.939cm">
                  <text:p/>
                </draw:rect>
                <draw:rect draw:style-name="gr1" draw:text-style-name="P1" draw:layer="layout" svg:width="0.429cm" svg:height="0.426cm" svg:x="13.768cm" svg:y="11.939cm">
                  <text:p/>
                </draw:rect>
                <draw:rect draw:style-name="gr1" draw:text-style-name="P1" draw:layer="layout" svg:width="0.431cm" svg:height="0.431cm" svg:x="12.918cm" svg:y="11.509cm">
                  <text:p/>
                </draw:rect>
                <draw:rect draw:style-name="gr1" draw:text-style-name="P1" draw:layer="layout" svg:width="0.426cm" svg:height="0.431cm" svg:x="13.345cm" svg:y="11.509cm">
                  <text:p/>
                </draw:rect>
                <draw:rect draw:style-name="gr1" draw:text-style-name="P1" draw:layer="layout" svg:width="0.429cm" svg:height="0.431cm" svg:x="13.768cm" svg:y="11.509cm">
                  <text:p/>
                </draw:rect>
                <draw:rect draw:style-name="gr1" draw:text-style-name="P1" draw:layer="layout" svg:width="0.431cm" svg:height="0.422cm" svg:x="12.918cm" svg:y="11.087cm">
                  <text:p/>
                </draw:rect>
                <draw:rect draw:style-name="gr1" draw:text-style-name="P1" draw:layer="layout" svg:width="0.426cm" svg:height="0.422cm" svg:x="13.345cm" svg:y="11.087cm">
                  <text:p/>
                </draw:rect>
                <draw:rect draw:style-name="gr1" draw:text-style-name="P1" draw:layer="layout" svg:width="0.429cm" svg:height="0.422cm" svg:x="13.768cm" svg:y="11.087cm">
                  <text:p/>
                </draw:rect>
                <draw:rect draw:style-name="gr1" draw:text-style-name="P1" draw:layer="layout" svg:width="0.431cm" svg:height="0.429cm" svg:x="12.918cm" svg:y="10.661cm">
                  <text:p/>
                </draw:rect>
                <draw:rect draw:style-name="gr1" draw:text-style-name="P1" draw:layer="layout" svg:width="0.426cm" svg:height="0.429cm" svg:x="13.345cm" svg:y="10.661cm">
                  <text:p/>
                </draw:rect>
                <draw:rect draw:style-name="gr1" draw:text-style-name="P1" draw:layer="layout" svg:width="0.429cm" svg:height="0.429cm" svg:x="13.768cm" svg:y="10.661cm">
                  <text:p/>
                </draw:rect>
                <draw:rect draw:style-name="gr1" draw:text-style-name="P1" draw:layer="layout" svg:width="0.431cm" svg:height="0.429cm" svg:x="12.918cm" svg:y="10.234cm">
                  <text:p/>
                </draw:rect>
                <draw:rect draw:style-name="gr1" draw:text-style-name="P1" draw:layer="layout" svg:width="0.426cm" svg:height="0.429cm" svg:x="13.345cm" svg:y="10.234cm">
                  <text:p/>
                </draw:rect>
                <draw:rect draw:style-name="gr1" draw:text-style-name="P1" draw:layer="layout" svg:width="0.429cm" svg:height="0.429cm" svg:x="13.768cm" svg:y="10.234cm">
                  <text:p/>
                </draw:rect>
                <draw:rect draw:style-name="gr1" draw:text-style-name="P1" draw:layer="layout" svg:width="0.431cm" svg:height="0.431cm" svg:x="12.918cm" svg:y="9.805cm">
                  <text:p/>
                </draw:rect>
                <draw:rect draw:style-name="gr1" draw:text-style-name="P1" draw:layer="layout" svg:width="0.426cm" svg:height="0.431cm" svg:x="13.345cm" svg:y="9.805cm">
                  <text:p/>
                </draw:rect>
                <draw:rect draw:style-name="gr1" draw:text-style-name="P1" draw:layer="layout" svg:width="0.429cm" svg:height="0.431cm" svg:x="13.768cm" svg:y="9.805cm">
                  <text:p/>
                </draw:rect>
                <draw:rect draw:style-name="gr1" draw:text-style-name="P1" draw:layer="layout" svg:width="0.431cm" svg:height="0.428cm" svg:x="12.918cm" svg:y="9.383cm">
                  <text:p/>
                </draw:rect>
                <draw:rect draw:style-name="gr1" draw:text-style-name="P1" draw:layer="layout" svg:width="0.426cm" svg:height="0.428cm" svg:x="13.345cm" svg:y="9.383cm">
                  <text:p/>
                </draw:rect>
                <draw:rect draw:style-name="gr1" draw:text-style-name="P1" draw:layer="layout" svg:width="0.429cm" svg:height="0.428cm" svg:x="13.768cm" svg:y="9.383cm">
                  <text:p/>
                </draw:rect>
              </draw:g>
              <draw:g>
                <draw:rect draw:style-name="gr1" draw:text-style-name="P1" draw:layer="layout" svg:width="0.428cm" svg:height="0.428cm" svg:x="16.327cm" svg:y="12.79cm">
                  <text:p/>
                </draw:rect>
                <draw:rect draw:style-name="gr1" draw:text-style-name="P1" draw:layer="layout" svg:width="0.428cm" svg:height="0.428cm" svg:x="16.752cm" svg:y="12.79cm">
                  <text:p/>
                </draw:rect>
                <draw:rect draw:style-name="gr1" draw:text-style-name="P1" draw:layer="layout" svg:width="0.428cm" svg:height="0.428cm" svg:x="17.178cm" svg:y="12.79cm">
                  <text:p/>
                </draw:rect>
                <draw:rect draw:style-name="gr1" draw:text-style-name="P1" draw:layer="layout" svg:width="0.429cm" svg:height="0.428cm" svg:x="17.601cm" svg:y="12.79cm">
                  <text:p/>
                </draw:rect>
                <draw:rect draw:style-name="gr1" draw:text-style-name="P1" draw:layer="layout" svg:width="0.422cm" svg:height="0.428cm" svg:x="18.031cm" svg:y="12.79cm">
                  <text:p/>
                </draw:rect>
                <draw:rect draw:style-name="gr1" draw:text-style-name="P1" draw:layer="layout" svg:width="0.429cm" svg:height="0.428cm" svg:x="18.453cm" svg:y="12.79cm">
                  <text:p/>
                </draw:rect>
                <draw:rect draw:style-name="gr1" draw:text-style-name="P1" draw:layer="layout" svg:width="0.428cm" svg:height="0.428cm" svg:x="18.878cm" svg:y="12.79cm">
                  <text:p/>
                </draw:rect>
                <draw:rect draw:style-name="gr1" draw:text-style-name="P1" draw:layer="layout" svg:width="0.428cm" svg:height="0.428cm" svg:x="16.327cm" svg:y="12.364cm">
                  <text:p/>
                </draw:rect>
                <draw:rect draw:style-name="gr1" draw:text-style-name="P1" draw:layer="layout" svg:width="0.428cm" svg:height="0.428cm" svg:x="16.752cm" svg:y="12.364cm">
                  <text:p/>
                </draw:rect>
                <draw:rect draw:style-name="gr1" draw:text-style-name="P1" draw:layer="layout" svg:width="0.428cm" svg:height="0.428cm" svg:x="17.178cm" svg:y="12.364cm">
                  <text:p/>
                </draw:rect>
                <draw:rect draw:style-name="gr1" draw:text-style-name="P1" draw:layer="layout" svg:width="0.429cm" svg:height="0.428cm" svg:x="17.601cm" svg:y="12.364cm">
                  <text:p/>
                </draw:rect>
                <draw:rect draw:style-name="gr1" draw:text-style-name="P1" draw:layer="layout" svg:width="0.422cm" svg:height="0.428cm" svg:x="18.031cm" svg:y="12.364cm">
                  <text:p/>
                </draw:rect>
                <draw:rect draw:style-name="gr1" draw:text-style-name="P1" draw:layer="layout" svg:width="0.429cm" svg:height="0.428cm" svg:x="18.453cm" svg:y="12.364cm">
                  <text:p/>
                </draw:rect>
                <draw:rect draw:style-name="gr1" draw:text-style-name="P1" draw:layer="layout" svg:width="0.428cm" svg:height="0.428cm" svg:x="18.878cm" svg:y="12.364cm">
                  <text:p/>
                </draw:rect>
                <draw:rect draw:style-name="gr1" draw:text-style-name="P1" draw:layer="layout" svg:width="0.428cm" svg:height="0.426cm" svg:x="16.327cm" svg:y="11.939cm">
                  <text:p/>
                </draw:rect>
                <draw:rect draw:style-name="gr1" draw:text-style-name="P1" draw:layer="layout" svg:width="0.428cm" svg:height="0.426cm" svg:x="16.752cm" svg:y="11.939cm">
                  <text:p/>
                </draw:rect>
                <draw:rect draw:style-name="gr1" draw:text-style-name="P1" draw:layer="layout" svg:width="0.428cm" svg:height="0.426cm" svg:x="17.178cm" svg:y="11.939cm">
                  <text:p/>
                </draw:rect>
                <draw:rect draw:style-name="gr1" draw:text-style-name="P1" draw:layer="layout" svg:width="0.429cm" svg:height="0.426cm" svg:x="17.601cm" svg:y="11.939cm">
                  <text:p/>
                </draw:rect>
                <draw:rect draw:style-name="gr1" draw:text-style-name="P1" draw:layer="layout" svg:width="0.422cm" svg:height="0.426cm" svg:x="18.031cm" svg:y="11.939cm">
                  <text:p/>
                </draw:rect>
                <draw:rect draw:style-name="gr1" draw:text-style-name="P1" draw:layer="layout" svg:width="0.429cm" svg:height="0.426cm" svg:x="18.453cm" svg:y="11.939cm">
                  <text:p/>
                </draw:rect>
                <draw:rect draw:style-name="gr1" draw:text-style-name="P1" draw:layer="layout" svg:width="0.428cm" svg:height="0.426cm" svg:x="18.878cm" svg:y="11.939cm">
                  <text:p/>
                </draw:rect>
                <draw:rect draw:style-name="gr1" draw:text-style-name="P1" draw:layer="layout" svg:width="0.428cm" svg:height="0.431cm" svg:x="16.327cm" svg:y="11.509cm">
                  <text:p/>
                </draw:rect>
                <draw:rect draw:style-name="gr1" draw:text-style-name="P1" draw:layer="layout" svg:width="0.428cm" svg:height="0.431cm" svg:x="16.752cm" svg:y="11.509cm">
                  <text:p/>
                </draw:rect>
                <draw:rect draw:style-name="gr1" draw:text-style-name="P1" draw:layer="layout" svg:width="0.428cm" svg:height="0.431cm" svg:x="17.178cm" svg:y="11.509cm">
                  <text:p/>
                </draw:rect>
                <draw:rect draw:style-name="gr1" draw:text-style-name="P1" draw:layer="layout" svg:width="0.429cm" svg:height="0.431cm" svg:x="17.601cm" svg:y="11.509cm">
                  <text:p/>
                </draw:rect>
                <draw:rect draw:style-name="gr1" draw:text-style-name="P1" draw:layer="layout" svg:width="0.422cm" svg:height="0.431cm" svg:x="18.031cm" svg:y="11.509cm">
                  <text:p/>
                </draw:rect>
                <draw:rect draw:style-name="gr1" draw:text-style-name="P1" draw:layer="layout" svg:width="0.429cm" svg:height="0.431cm" svg:x="18.453cm" svg:y="11.509cm">
                  <text:p/>
                </draw:rect>
                <draw:rect draw:style-name="gr1" draw:text-style-name="P1" draw:layer="layout" svg:width="0.428cm" svg:height="0.431cm" svg:x="18.878cm" svg:y="11.509cm">
                  <text:p/>
                </draw:rect>
                <draw:rect draw:style-name="gr1" draw:text-style-name="P1" draw:layer="layout" svg:width="0.428cm" svg:height="0.422cm" svg:x="16.327cm" svg:y="11.087cm">
                  <text:p/>
                </draw:rect>
                <draw:rect draw:style-name="gr1" draw:text-style-name="P1" draw:layer="layout" svg:width="0.428cm" svg:height="0.422cm" svg:x="16.752cm" svg:y="11.087cm">
                  <text:p/>
                </draw:rect>
                <draw:rect draw:style-name="gr1" draw:text-style-name="P1" draw:layer="layout" svg:width="0.428cm" svg:height="0.422cm" svg:x="17.178cm" svg:y="11.087cm">
                  <text:p/>
                </draw:rect>
                <draw:rect draw:style-name="gr1" draw:text-style-name="P1" draw:layer="layout" svg:width="0.429cm" svg:height="0.422cm" svg:x="17.601cm" svg:y="11.087cm">
                  <text:p/>
                </draw:rect>
                <draw:rect draw:style-name="gr1" draw:text-style-name="P1" draw:layer="layout" svg:width="0.422cm" svg:height="0.422cm" svg:x="18.031cm" svg:y="11.087cm">
                  <text:p/>
                </draw:rect>
                <draw:rect draw:style-name="gr1" draw:text-style-name="P1" draw:layer="layout" svg:width="0.429cm" svg:height="0.422cm" svg:x="18.453cm" svg:y="11.087cm">
                  <text:p/>
                </draw:rect>
                <draw:rect draw:style-name="gr1" draw:text-style-name="P1" draw:layer="layout" svg:width="0.428cm" svg:height="0.422cm" svg:x="18.878cm" svg:y="11.087cm">
                  <text:p/>
                </draw:rect>
                <draw:rect draw:style-name="gr1" draw:text-style-name="P1" draw:layer="layout" svg:width="0.428cm" svg:height="0.429cm" svg:x="16.327cm" svg:y="10.661cm">
                  <text:p/>
                </draw:rect>
                <draw:rect draw:style-name="gr1" draw:text-style-name="P1" draw:layer="layout" svg:width="0.428cm" svg:height="0.429cm" svg:x="16.752cm" svg:y="10.661cm">
                  <text:p/>
                </draw:rect>
                <draw:rect draw:style-name="gr1" draw:text-style-name="P1" draw:layer="layout" svg:width="0.428cm" svg:height="0.429cm" svg:x="17.178cm" svg:y="10.661cm">
                  <text:p/>
                </draw:rect>
                <draw:rect draw:style-name="gr1" draw:text-style-name="P1" draw:layer="layout" svg:width="0.429cm" svg:height="0.429cm" svg:x="17.601cm" svg:y="10.661cm">
                  <text:p/>
                </draw:rect>
                <draw:rect draw:style-name="gr1" draw:text-style-name="P1" draw:layer="layout" svg:width="0.422cm" svg:height="0.429cm" svg:x="18.031cm" svg:y="10.661cm">
                  <text:p/>
                </draw:rect>
                <draw:rect draw:style-name="gr1" draw:text-style-name="P1" draw:layer="layout" svg:width="0.429cm" svg:height="0.429cm" svg:x="18.453cm" svg:y="10.661cm">
                  <text:p/>
                </draw:rect>
                <draw:rect draw:style-name="gr1" draw:text-style-name="P1" draw:layer="layout" svg:width="0.428cm" svg:height="0.429cm" svg:x="18.878cm" svg:y="10.661cm">
                  <text:p/>
                </draw:rect>
                <draw:rect draw:style-name="gr1" draw:text-style-name="P1" draw:layer="layout" svg:width="0.428cm" svg:height="0.429cm" svg:x="16.327cm" svg:y="10.234cm">
                  <text:p/>
                </draw:rect>
                <draw:rect draw:style-name="gr1" draw:text-style-name="P1" draw:layer="layout" svg:width="0.428cm" svg:height="0.429cm" svg:x="16.752cm" svg:y="10.234cm">
                  <text:p/>
                </draw:rect>
                <draw:rect draw:style-name="gr1" draw:text-style-name="P1" draw:layer="layout" svg:width="0.428cm" svg:height="0.429cm" svg:x="17.178cm" svg:y="10.234cm">
                  <text:p/>
                </draw:rect>
                <draw:rect draw:style-name="gr1" draw:text-style-name="P1" draw:layer="layout" svg:width="0.429cm" svg:height="0.429cm" svg:x="17.601cm" svg:y="10.234cm">
                  <text:p/>
                </draw:rect>
                <draw:rect draw:style-name="gr1" draw:text-style-name="P1" draw:layer="layout" svg:width="0.422cm" svg:height="0.429cm" svg:x="18.031cm" svg:y="10.234cm">
                  <text:p/>
                </draw:rect>
                <draw:rect draw:style-name="gr1" draw:text-style-name="P1" draw:layer="layout" svg:width="0.429cm" svg:height="0.429cm" svg:x="18.453cm" svg:y="10.234cm">
                  <text:p/>
                </draw:rect>
                <draw:rect draw:style-name="gr1" draw:text-style-name="P1" draw:layer="layout" svg:width="0.428cm" svg:height="0.429cm" svg:x="18.878cm" svg:y="10.234cm">
                  <text:p/>
                </draw:rect>
                <draw:rect draw:style-name="gr1" draw:text-style-name="P1" draw:layer="layout" svg:width="0.428cm" svg:height="0.431cm" svg:x="16.327cm" svg:y="9.805cm">
                  <text:p/>
                </draw:rect>
                <draw:rect draw:style-name="gr1" draw:text-style-name="P1" draw:layer="layout" svg:width="0.428cm" svg:height="0.431cm" svg:x="16.752cm" svg:y="9.805cm">
                  <text:p/>
                </draw:rect>
                <draw:rect draw:style-name="gr1" draw:text-style-name="P1" draw:layer="layout" svg:width="0.428cm" svg:height="0.431cm" svg:x="17.178cm" svg:y="9.805cm">
                  <text:p/>
                </draw:rect>
                <draw:rect draw:style-name="gr1" draw:text-style-name="P1" draw:layer="layout" svg:width="0.429cm" svg:height="0.431cm" svg:x="17.601cm" svg:y="9.805cm">
                  <text:p/>
                </draw:rect>
                <draw:rect draw:style-name="gr1" draw:text-style-name="P1" draw:layer="layout" svg:width="0.422cm" svg:height="0.431cm" svg:x="18.031cm" svg:y="9.805cm">
                  <text:p/>
                </draw:rect>
                <draw:rect draw:style-name="gr1" draw:text-style-name="P1" draw:layer="layout" svg:width="0.429cm" svg:height="0.431cm" svg:x="18.453cm" svg:y="9.805cm">
                  <text:p/>
                </draw:rect>
                <draw:rect draw:style-name="gr1" draw:text-style-name="P1" draw:layer="layout" svg:width="0.428cm" svg:height="0.431cm" svg:x="18.878cm" svg:y="9.805cm">
                  <text:p/>
                </draw:rect>
                <draw:rect draw:style-name="gr1" draw:text-style-name="P1" draw:layer="layout" svg:width="0.428cm" svg:height="0.428cm" svg:x="16.327cm" svg:y="9.383cm">
                  <text:p/>
                </draw:rect>
                <draw:rect draw:style-name="gr1" draw:text-style-name="P1" draw:layer="layout" svg:width="0.428cm" svg:height="0.428cm" svg:x="16.752cm" svg:y="9.383cm">
                  <text:p/>
                </draw:rect>
                <draw:rect draw:style-name="gr1" draw:text-style-name="P1" draw:layer="layout" svg:width="0.428cm" svg:height="0.428cm" svg:x="17.178cm" svg:y="9.383cm">
                  <text:p/>
                </draw:rect>
                <draw:rect draw:style-name="gr1" draw:text-style-name="P1" draw:layer="layout" svg:width="0.429cm" svg:height="0.428cm" svg:x="17.601cm" svg:y="9.383cm">
                  <text:p/>
                </draw:rect>
                <draw:rect draw:style-name="gr1" draw:text-style-name="P1" draw:layer="layout" svg:width="0.422cm" svg:height="0.428cm" svg:x="18.031cm" svg:y="9.383cm">
                  <text:p/>
                </draw:rect>
                <draw:rect draw:style-name="gr1" draw:text-style-name="P1" draw:layer="layout" svg:width="0.429cm" svg:height="0.428cm" svg:x="18.453cm" svg:y="9.383cm">
                  <text:p/>
                </draw:rect>
                <draw:rect draw:style-name="gr1" draw:text-style-name="P1" draw:layer="layout" svg:width="0.428cm" svg:height="0.428cm" svg:x="18.878cm" svg:y="9.383cm">
                  <text:p/>
                </draw:rect>
                <draw:rect draw:style-name="gr1" draw:text-style-name="P1" draw:layer="layout" svg:width="0.428cm" svg:height="0.429cm" svg:x="16.327cm" svg:y="8.957cm">
                  <text:p/>
                </draw:rect>
                <draw:rect draw:style-name="gr1" draw:text-style-name="P1" draw:layer="layout" svg:width="0.428cm" svg:height="0.429cm" svg:x="16.752cm" svg:y="8.957cm">
                  <text:p/>
                </draw:rect>
                <draw:rect draw:style-name="gr1" draw:text-style-name="P1" draw:layer="layout" svg:width="0.428cm" svg:height="0.429cm" svg:x="17.178cm" svg:y="8.957cm">
                  <text:p/>
                </draw:rect>
                <draw:rect draw:style-name="gr1" draw:text-style-name="P1" draw:layer="layout" svg:width="0.429cm" svg:height="0.429cm" svg:x="17.601cm" svg:y="8.957cm">
                  <text:p/>
                </draw:rect>
                <draw:rect draw:style-name="gr1" draw:text-style-name="P1" draw:layer="layout" svg:width="0.422cm" svg:height="0.429cm" svg:x="18.031cm" svg:y="8.957cm">
                  <text:p/>
                </draw:rect>
                <draw:rect draw:style-name="gr1" draw:text-style-name="P1" draw:layer="layout" svg:width="0.429cm" svg:height="0.429cm" svg:x="18.453cm" svg:y="8.957cm">
                  <text:p/>
                </draw:rect>
                <draw:rect draw:style-name="gr1" draw:text-style-name="P1" draw:layer="layout" svg:width="0.428cm" svg:height="0.429cm" svg:x="18.878cm" svg:y="8.957cm">
                  <text:p/>
                </draw:rect>
                <draw:rect draw:style-name="gr1" draw:text-style-name="P1" draw:layer="layout" svg:width="0.428cm" svg:height="0.428cm" svg:x="16.327cm" svg:y="8.531cm">
                  <text:p/>
                </draw:rect>
                <draw:rect draw:style-name="gr1" draw:text-style-name="P1" draw:layer="layout" svg:width="0.428cm" svg:height="0.428cm" svg:x="16.752cm" svg:y="8.531cm">
                  <text:p/>
                </draw:rect>
                <draw:rect draw:style-name="gr1" draw:text-style-name="P1" draw:layer="layout" svg:width="0.428cm" svg:height="0.428cm" svg:x="17.178cm" svg:y="8.531cm">
                  <text:p/>
                </draw:rect>
                <draw:rect draw:style-name="gr1" draw:text-style-name="P1" draw:layer="layout" svg:width="0.429cm" svg:height="0.428cm" svg:x="17.601cm" svg:y="8.531cm">
                  <text:p/>
                </draw:rect>
                <draw:rect draw:style-name="gr1" draw:text-style-name="P1" draw:layer="layout" svg:width="0.422cm" svg:height="0.428cm" svg:x="18.031cm" svg:y="8.531cm">
                  <text:p/>
                </draw:rect>
                <draw:rect draw:style-name="gr1" draw:text-style-name="P1" draw:layer="layout" svg:width="0.429cm" svg:height="0.428cm" svg:x="18.453cm" svg:y="8.531cm">
                  <text:p/>
                </draw:rect>
                <draw:rect draw:style-name="gr1" draw:text-style-name="P1" draw:layer="layout" svg:width="0.428cm" svg:height="0.428cm" svg:x="18.878cm" svg:y="8.531cm">
                  <text:p/>
                </draw:rect>
                <draw:rect draw:style-name="gr1" draw:text-style-name="P1" draw:layer="layout" svg:width="0.428cm" svg:height="0.426cm" svg:x="16.327cm" svg:y="8.106cm">
                  <text:p/>
                </draw:rect>
                <draw:rect draw:style-name="gr1" draw:text-style-name="P1" draw:layer="layout" svg:width="0.428cm" svg:height="0.426cm" svg:x="16.752cm" svg:y="8.106cm">
                  <text:p/>
                </draw:rect>
                <draw:rect draw:style-name="gr1" draw:text-style-name="P1" draw:layer="layout" svg:width="0.428cm" svg:height="0.426cm" svg:x="17.178cm" svg:y="8.106cm">
                  <text:p/>
                </draw:rect>
                <draw:rect draw:style-name="gr1" draw:text-style-name="P1" draw:layer="layout" svg:width="0.429cm" svg:height="0.426cm" svg:x="17.601cm" svg:y="8.106cm">
                  <text:p/>
                </draw:rect>
                <draw:rect draw:style-name="gr1" draw:text-style-name="P1" draw:layer="layout" svg:width="0.422cm" svg:height="0.426cm" svg:x="18.031cm" svg:y="8.106cm">
                  <text:p/>
                </draw:rect>
                <draw:rect draw:style-name="gr1" draw:text-style-name="P1" draw:layer="layout" svg:width="0.429cm" svg:height="0.426cm" svg:x="18.453cm" svg:y="8.106cm">
                  <text:p/>
                </draw:rect>
                <draw:rect draw:style-name="gr1" draw:text-style-name="P1" draw:layer="layout" svg:width="0.428cm" svg:height="0.426cm" svg:x="18.878cm" svg:y="8.106cm">
                  <text:p/>
                </draw:rect>
                <draw:rect draw:style-name="gr1" draw:text-style-name="P1" draw:layer="layout" svg:width="0.428cm" svg:height="0.428cm" svg:x="16.327cm" svg:y="7.681cm">
                  <text:p/>
                </draw:rect>
                <draw:rect draw:style-name="gr1" draw:text-style-name="P1" draw:layer="layout" svg:width="0.428cm" svg:height="0.428cm" svg:x="16.752cm" svg:y="7.681cm">
                  <text:p/>
                </draw:rect>
                <draw:rect draw:style-name="gr1" draw:text-style-name="P1" draw:layer="layout" svg:width="0.428cm" svg:height="0.428cm" svg:x="17.178cm" svg:y="7.681cm">
                  <text:p/>
                </draw:rect>
                <draw:rect draw:style-name="gr1" draw:text-style-name="P1" draw:layer="layout" svg:width="0.429cm" svg:height="0.428cm" svg:x="17.601cm" svg:y="7.681cm">
                  <text:p/>
                </draw:rect>
                <draw:rect draw:style-name="gr1" draw:text-style-name="P1" draw:layer="layout" svg:width="0.422cm" svg:height="0.428cm" svg:x="18.031cm" svg:y="7.681cm">
                  <text:p/>
                </draw:rect>
                <draw:rect draw:style-name="gr1" draw:text-style-name="P1" draw:layer="layout" svg:width="0.429cm" svg:height="0.428cm" svg:x="18.453cm" svg:y="7.681cm">
                  <text:p/>
                </draw:rect>
                <draw:rect draw:style-name="gr1" draw:text-style-name="P1" draw:layer="layout" svg:width="0.428cm" svg:height="0.428cm" svg:x="18.878cm" svg:y="7.681cm">
                  <text:p/>
                </draw:rect>
                <draw:rect draw:style-name="gr1" draw:text-style-name="P1" draw:layer="layout" svg:width="0.428cm" svg:height="0.429cm" svg:x="16.327cm" svg:y="7.256cm">
                  <text:p/>
                </draw:rect>
                <draw:rect draw:style-name="gr1" draw:text-style-name="P1" draw:layer="layout" svg:width="0.428cm" svg:height="0.429cm" svg:x="16.752cm" svg:y="7.256cm">
                  <text:p/>
                </draw:rect>
                <draw:rect draw:style-name="gr1" draw:text-style-name="P1" draw:layer="layout" svg:width="0.428cm" svg:height="0.429cm" svg:x="17.178cm" svg:y="7.256cm">
                  <text:p/>
                </draw:rect>
                <draw:rect draw:style-name="gr1" draw:text-style-name="P1" draw:layer="layout" svg:width="0.429cm" svg:height="0.429cm" svg:x="17.601cm" svg:y="7.256cm">
                  <text:p/>
                </draw:rect>
                <draw:rect draw:style-name="gr1" draw:text-style-name="P1" draw:layer="layout" svg:width="0.422cm" svg:height="0.429cm" svg:x="18.031cm" svg:y="7.256cm">
                  <text:p/>
                </draw:rect>
                <draw:rect draw:style-name="gr1" draw:text-style-name="P1" draw:layer="layout" svg:width="0.429cm" svg:height="0.429cm" svg:x="18.453cm" svg:y="7.256cm">
                  <text:p/>
                </draw:rect>
                <draw:rect draw:style-name="gr1" draw:text-style-name="P1" draw:layer="layout" svg:width="0.428cm" svg:height="0.429cm" svg:x="18.878cm" svg:y="7.256cm">
                  <text:p/>
                </draw:rect>
                <draw:rect draw:style-name="gr1" draw:text-style-name="P1" draw:layer="layout" svg:width="0.428cm" svg:height="0.429cm" svg:x="16.327cm" svg:y="6.829cm">
                  <text:p/>
                </draw:rect>
                <draw:rect draw:style-name="gr1" draw:text-style-name="P1" draw:layer="layout" svg:width="0.428cm" svg:height="0.429cm" svg:x="16.752cm" svg:y="6.829cm">
                  <text:p/>
                </draw:rect>
                <draw:rect draw:style-name="gr1" draw:text-style-name="P1" draw:layer="layout" svg:width="0.428cm" svg:height="0.429cm" svg:x="17.178cm" svg:y="6.829cm">
                  <text:p/>
                </draw:rect>
                <draw:rect draw:style-name="gr1" draw:text-style-name="P1" draw:layer="layout" svg:width="0.429cm" svg:height="0.429cm" svg:x="17.601cm" svg:y="6.829cm">
                  <text:p/>
                </draw:rect>
                <draw:rect draw:style-name="gr1" draw:text-style-name="P1" draw:layer="layout" svg:width="0.422cm" svg:height="0.429cm" svg:x="18.031cm" svg:y="6.829cm">
                  <text:p/>
                </draw:rect>
                <draw:rect draw:style-name="gr1" draw:text-style-name="P1" draw:layer="layout" svg:width="0.429cm" svg:height="0.429cm" svg:x="18.453cm" svg:y="6.829cm">
                  <text:p/>
                </draw:rect>
                <draw:rect draw:style-name="gr1" draw:text-style-name="P1" draw:layer="layout" svg:width="0.428cm" svg:height="0.429cm" svg:x="18.878cm" svg:y="6.829cm">
                  <text:p/>
                </draw:rect>
                <draw:rect draw:style-name="gr1" draw:text-style-name="P1" draw:layer="layout" svg:width="0.428cm" svg:height="0.428cm" svg:x="16.327cm" svg:y="12.79cm">
                  <text:p/>
                </draw:rect>
                <draw:rect draw:style-name="gr1" draw:text-style-name="P1" draw:layer="layout" svg:width="0.428cm" svg:height="0.428cm" svg:x="16.752cm" svg:y="12.79cm">
                  <text:p/>
                </draw:rect>
                <draw:rect draw:style-name="gr1" draw:text-style-name="P1" draw:layer="layout" svg:width="0.428cm" svg:height="0.428cm" svg:x="17.178cm" svg:y="12.79cm">
                  <text:p/>
                </draw:rect>
                <draw:rect draw:style-name="gr1" draw:text-style-name="P1" draw:layer="layout" svg:width="0.428cm" svg:height="0.428cm" svg:x="16.327cm" svg:y="12.364cm">
                  <text:p/>
                </draw:rect>
                <draw:rect draw:style-name="gr1" draw:text-style-name="P1" draw:layer="layout" svg:width="0.428cm" svg:height="0.428cm" svg:x="16.752cm" svg:y="12.364cm">
                  <text:p/>
                </draw:rect>
                <draw:rect draw:style-name="gr1" draw:text-style-name="P1" draw:layer="layout" svg:width="0.428cm" svg:height="0.428cm" svg:x="17.178cm" svg:y="12.364cm">
                  <text:p/>
                </draw:rect>
                <draw:rect draw:style-name="gr1" draw:text-style-name="P1" draw:layer="layout" svg:width="0.428cm" svg:height="0.426cm" svg:x="16.327cm" svg:y="11.939cm">
                  <text:p/>
                </draw:rect>
                <draw:rect draw:style-name="gr1" draw:text-style-name="P1" draw:layer="layout" svg:width="0.428cm" svg:height="0.426cm" svg:x="16.752cm" svg:y="11.939cm">
                  <text:p/>
                </draw:rect>
                <draw:rect draw:style-name="gr1" draw:text-style-name="P1" draw:layer="layout" svg:width="0.428cm" svg:height="0.426cm" svg:x="17.178cm" svg:y="11.939cm">
                  <text:p/>
                </draw:rect>
                <draw:rect draw:style-name="gr1" draw:text-style-name="P1" draw:layer="layout" svg:width="0.428cm" svg:height="0.431cm" svg:x="16.327cm" svg:y="11.509cm">
                  <text:p/>
                </draw:rect>
                <draw:rect draw:style-name="gr1" draw:text-style-name="P1" draw:layer="layout" svg:width="0.428cm" svg:height="0.431cm" svg:x="16.752cm" svg:y="11.509cm">
                  <text:p/>
                </draw:rect>
                <draw:rect draw:style-name="gr1" draw:text-style-name="P1" draw:layer="layout" svg:width="0.428cm" svg:height="0.431cm" svg:x="17.178cm" svg:y="11.509cm">
                  <text:p/>
                </draw:rect>
                <draw:rect draw:style-name="gr1" draw:text-style-name="P1" draw:layer="layout" svg:width="0.428cm" svg:height="0.422cm" svg:x="16.327cm" svg:y="11.087cm">
                  <text:p/>
                </draw:rect>
                <draw:rect draw:style-name="gr1" draw:text-style-name="P1" draw:layer="layout" svg:width="0.428cm" svg:height="0.422cm" svg:x="16.752cm" svg:y="11.087cm">
                  <text:p/>
                </draw:rect>
                <draw:rect draw:style-name="gr1" draw:text-style-name="P1" draw:layer="layout" svg:width="0.428cm" svg:height="0.422cm" svg:x="17.178cm" svg:y="11.087cm">
                  <text:p/>
                </draw:rect>
                <draw:rect draw:style-name="gr1" draw:text-style-name="P1" draw:layer="layout" svg:width="0.428cm" svg:height="0.429cm" svg:x="16.327cm" svg:y="10.661cm">
                  <text:p/>
                </draw:rect>
                <draw:rect draw:style-name="gr1" draw:text-style-name="P1" draw:layer="layout" svg:width="0.428cm" svg:height="0.429cm" svg:x="16.752cm" svg:y="10.661cm">
                  <text:p/>
                </draw:rect>
                <draw:rect draw:style-name="gr1" draw:text-style-name="P1" draw:layer="layout" svg:width="0.428cm" svg:height="0.429cm" svg:x="17.178cm" svg:y="10.661cm">
                  <text:p/>
                </draw:rect>
                <draw:rect draw:style-name="gr1" draw:text-style-name="P1" draw:layer="layout" svg:width="0.428cm" svg:height="0.429cm" svg:x="16.327cm" svg:y="10.234cm">
                  <text:p/>
                </draw:rect>
                <draw:rect draw:style-name="gr1" draw:text-style-name="P1" draw:layer="layout" svg:width="0.428cm" svg:height="0.429cm" svg:x="16.752cm" svg:y="10.234cm">
                  <text:p/>
                </draw:rect>
                <draw:rect draw:style-name="gr1" draw:text-style-name="P1" draw:layer="layout" svg:width="0.428cm" svg:height="0.429cm" svg:x="17.178cm" svg:y="10.234cm">
                  <text:p/>
                </draw:rect>
                <draw:rect draw:style-name="gr1" draw:text-style-name="P1" draw:layer="layout" svg:width="0.428cm" svg:height="0.431cm" svg:x="16.327cm" svg:y="9.805cm">
                  <text:p/>
                </draw:rect>
                <draw:rect draw:style-name="gr1" draw:text-style-name="P1" draw:layer="layout" svg:width="0.428cm" svg:height="0.431cm" svg:x="16.752cm" svg:y="9.805cm">
                  <text:p/>
                </draw:rect>
                <draw:rect draw:style-name="gr1" draw:text-style-name="P1" draw:layer="layout" svg:width="0.428cm" svg:height="0.431cm" svg:x="17.178cm" svg:y="9.805cm">
                  <text:p/>
                </draw:rect>
                <draw:rect draw:style-name="gr1" draw:text-style-name="P1" draw:layer="layout" svg:width="0.428cm" svg:height="0.428cm" svg:x="16.327cm" svg:y="9.383cm">
                  <text:p/>
                </draw:rect>
                <draw:rect draw:style-name="gr1" draw:text-style-name="P1" draw:layer="layout" svg:width="0.428cm" svg:height="0.428cm" svg:x="16.752cm" svg:y="9.383cm">
                  <text:p/>
                </draw:rect>
                <draw:rect draw:style-name="gr1" draw:text-style-name="P1" draw:layer="layout" svg:width="0.428cm" svg:height="0.428cm" svg:x="17.178cm" svg:y="9.383cm">
                  <text:p/>
                </draw:rect>
              </draw:g>
              <draw:g>
                <draw:rect draw:style-name="gr1" draw:text-style-name="P1" draw:layer="layout" svg:width="0.429cm" svg:height="0.433cm" svg:x="3.128cm" svg:y="19.192cm">
                  <text:p/>
                </draw:rect>
                <draw:rect draw:style-name="gr1" draw:text-style-name="P1" draw:layer="layout" svg:width="0.429cm" svg:height="0.433cm" svg:x="3.555cm" svg:y="19.192cm">
                  <text:p/>
                </draw:rect>
                <draw:rect draw:style-name="gr1" draw:text-style-name="P1" draw:layer="layout" svg:width="0.426cm" svg:height="0.433cm" svg:x="3.98cm" svg:y="19.192cm">
                  <text:p/>
                </draw:rect>
                <draw:rect draw:style-name="gr1" draw:text-style-name="P1" draw:layer="layout" svg:width="0.429cm" svg:height="0.433cm" svg:x="4.405cm" svg:y="19.192cm">
                  <text:p/>
                </draw:rect>
                <draw:rect draw:style-name="gr1" draw:text-style-name="P1" draw:layer="layout" svg:width="0.429cm" svg:height="0.433cm" svg:x="4.832cm" svg:y="19.192cm">
                  <text:p/>
                </draw:rect>
                <draw:rect draw:style-name="gr1" draw:text-style-name="P1" draw:layer="layout" svg:width="0.429cm" svg:height="0.433cm" svg:x="5.257cm" svg:y="19.192cm">
                  <text:p/>
                </draw:rect>
                <draw:rect draw:style-name="gr1" draw:text-style-name="P1" draw:layer="layout" svg:width="0.426cm" svg:height="0.433cm" svg:x="5.684cm" svg:y="19.192cm">
                  <text:p/>
                </draw:rect>
                <draw:rect draw:style-name="gr1" draw:text-style-name="P1" draw:layer="layout" svg:width="0.429cm" svg:height="0.428cm" svg:x="2.701cm" svg:y="18.769cm">
                  <text:p/>
                </draw:rect>
                <draw:rect draw:style-name="gr1" draw:text-style-name="P1" draw:layer="layout" svg:width="0.429cm" svg:height="0.428cm" svg:x="3.128cm" svg:y="18.769cm">
                  <text:p/>
                </draw:rect>
                <draw:rect draw:style-name="gr1" draw:text-style-name="P1" draw:layer="layout" svg:width="0.429cm" svg:height="0.428cm" svg:x="3.555cm" svg:y="18.769cm">
                  <text:p/>
                </draw:rect>
                <draw:rect draw:style-name="gr1" draw:text-style-name="P1" draw:layer="layout" svg:width="0.426cm" svg:height="0.428cm" svg:x="3.98cm" svg:y="18.769cm">
                  <text:p/>
                </draw:rect>
                <draw:rect draw:style-name="gr1" draw:text-style-name="P1" draw:layer="layout" svg:width="0.429cm" svg:height="0.428cm" svg:x="4.405cm" svg:y="18.769cm">
                  <text:p/>
                </draw:rect>
                <draw:rect draw:style-name="gr1" draw:text-style-name="P1" draw:layer="layout" svg:width="0.429cm" svg:height="0.428cm" svg:x="4.832cm" svg:y="18.769cm">
                  <text:p/>
                </draw:rect>
                <draw:rect draw:style-name="gr1" draw:text-style-name="P1" draw:layer="layout" svg:width="0.429cm" svg:height="0.428cm" svg:x="5.257cm" svg:y="18.769cm">
                  <text:p/>
                </draw:rect>
                <draw:rect draw:style-name="gr1" draw:text-style-name="P1" draw:layer="layout" svg:width="0.426cm" svg:height="0.428cm" svg:x="5.684cm" svg:y="18.769cm">
                  <text:p/>
                </draw:rect>
                <draw:rect draw:style-name="gr1" draw:text-style-name="P1" draw:layer="layout" svg:width="0.429cm" svg:height="0.431cm" svg:x="2.701cm" svg:y="18.342cm">
                  <text:p/>
                </draw:rect>
                <draw:rect draw:style-name="gr1" draw:text-style-name="P1" draw:layer="layout" svg:width="0.429cm" svg:height="0.431cm" svg:x="3.128cm" svg:y="18.342cm">
                  <text:p/>
                </draw:rect>
                <draw:rect draw:style-name="gr1" draw:text-style-name="P1" draw:layer="layout" svg:width="0.429cm" svg:height="0.431cm" svg:x="3.555cm" svg:y="18.342cm">
                  <text:p/>
                </draw:rect>
                <draw:rect draw:style-name="gr1" draw:text-style-name="P1" draw:layer="layout" svg:width="0.426cm" svg:height="0.431cm" svg:x="3.98cm" svg:y="18.342cm">
                  <text:p/>
                </draw:rect>
                <draw:rect draw:style-name="gr1" draw:text-style-name="P1" draw:layer="layout" svg:width="0.429cm" svg:height="0.431cm" svg:x="4.405cm" svg:y="18.342cm">
                  <text:p/>
                </draw:rect>
                <draw:rect draw:style-name="gr1" draw:text-style-name="P1" draw:layer="layout" svg:width="0.429cm" svg:height="0.431cm" svg:x="4.832cm" svg:y="18.342cm">
                  <text:p/>
                </draw:rect>
                <draw:rect draw:style-name="gr1" draw:text-style-name="P1" draw:layer="layout" svg:width="0.429cm" svg:height="0.431cm" svg:x="5.257cm" svg:y="18.342cm">
                  <text:p/>
                </draw:rect>
                <draw:rect draw:style-name="gr1" draw:text-style-name="P1" draw:layer="layout" svg:width="0.426cm" svg:height="0.431cm" svg:x="5.684cm" svg:y="18.342cm">
                  <text:p/>
                </draw:rect>
                <draw:rect draw:style-name="gr1" draw:text-style-name="P1" draw:layer="layout" svg:width="0.429cm" svg:height="0.431cm" svg:x="2.701cm" svg:y="17.915cm">
                  <text:p/>
                </draw:rect>
                <draw:rect draw:style-name="gr1" draw:text-style-name="P1" draw:layer="layout" svg:width="0.429cm" svg:height="0.431cm" svg:x="3.128cm" svg:y="17.915cm">
                  <text:p/>
                </draw:rect>
                <draw:rect draw:style-name="gr1" draw:text-style-name="P1" draw:layer="layout" svg:width="0.429cm" svg:height="0.431cm" svg:x="3.555cm" svg:y="17.915cm">
                  <text:p/>
                </draw:rect>
                <draw:rect draw:style-name="gr1" draw:text-style-name="P1" draw:layer="layout" svg:width="0.426cm" svg:height="0.431cm" svg:x="3.98cm" svg:y="17.915cm">
                  <text:p/>
                </draw:rect>
                <draw:rect draw:style-name="gr1" draw:text-style-name="P1" draw:layer="layout" svg:width="0.429cm" svg:height="0.431cm" svg:x="4.405cm" svg:y="17.915cm">
                  <text:p/>
                </draw:rect>
                <draw:rect draw:style-name="gr1" draw:text-style-name="P1" draw:layer="layout" svg:width="0.429cm" svg:height="0.431cm" svg:x="4.832cm" svg:y="17.915cm">
                  <text:p/>
                </draw:rect>
                <draw:rect draw:style-name="gr1" draw:text-style-name="P1" draw:layer="layout" svg:width="0.429cm" svg:height="0.431cm" svg:x="5.257cm" svg:y="17.915cm">
                  <text:p/>
                </draw:rect>
                <draw:rect draw:style-name="gr1" draw:text-style-name="P1" draw:layer="layout" svg:width="0.426cm" svg:height="0.431cm" svg:x="5.684cm" svg:y="17.915cm">
                  <text:p/>
                </draw:rect>
                <draw:rect draw:style-name="gr1" draw:text-style-name="P1" draw:layer="layout" svg:width="0.429cm" svg:height="0.429cm" svg:x="2.701cm" svg:y="17.492cm">
                  <text:p/>
                </draw:rect>
                <draw:rect draw:style-name="gr1" draw:text-style-name="P1" draw:layer="layout" svg:width="0.429cm" svg:height="0.429cm" svg:x="3.128cm" svg:y="17.492cm">
                  <text:p/>
                </draw:rect>
                <draw:rect draw:style-name="gr1" draw:text-style-name="P1" draw:layer="layout" svg:width="0.429cm" svg:height="0.429cm" svg:x="3.555cm" svg:y="17.492cm">
                  <text:p/>
                </draw:rect>
                <draw:rect draw:style-name="gr1" draw:text-style-name="P1" draw:layer="layout" svg:width="0.426cm" svg:height="0.429cm" svg:x="3.98cm" svg:y="17.492cm">
                  <text:p/>
                </draw:rect>
                <draw:rect draw:style-name="gr1" draw:text-style-name="P1" draw:layer="layout" svg:width="0.429cm" svg:height="0.429cm" svg:x="4.405cm" svg:y="17.492cm">
                  <text:p/>
                </draw:rect>
                <draw:rect draw:style-name="gr1" draw:text-style-name="P1" draw:layer="layout" svg:width="0.429cm" svg:height="0.429cm" svg:x="4.832cm" svg:y="17.492cm">
                  <text:p/>
                </draw:rect>
                <draw:rect draw:style-name="gr1" draw:text-style-name="P1" draw:layer="layout" svg:width="0.429cm" svg:height="0.429cm" svg:x="5.257cm" svg:y="17.492cm">
                  <text:p/>
                </draw:rect>
                <draw:rect draw:style-name="gr1" draw:text-style-name="P1" draw:layer="layout" svg:width="0.426cm" svg:height="0.429cm" svg:x="5.684cm" svg:y="17.492cm">
                  <text:p/>
                </draw:rect>
                <draw:rect draw:style-name="gr1" draw:text-style-name="P1" draw:layer="layout" svg:width="0.429cm" svg:height="0.431cm" svg:x="2.701cm" svg:y="17.067cm">
                  <text:p/>
                </draw:rect>
                <draw:rect draw:style-name="gr1" draw:text-style-name="P1" draw:layer="layout" svg:width="0.429cm" svg:height="0.431cm" svg:x="3.128cm" svg:y="17.067cm">
                  <text:p/>
                </draw:rect>
                <draw:rect draw:style-name="gr1" draw:text-style-name="P1" draw:layer="layout" svg:width="0.429cm" svg:height="0.431cm" svg:x="3.555cm" svg:y="17.067cm">
                  <text:p/>
                </draw:rect>
                <draw:rect draw:style-name="gr1" draw:text-style-name="P1" draw:layer="layout" svg:width="0.426cm" svg:height="0.431cm" svg:x="3.98cm" svg:y="17.067cm">
                  <text:p/>
                </draw:rect>
                <draw:rect draw:style-name="gr1" draw:text-style-name="P1" draw:layer="layout" svg:width="0.429cm" svg:height="0.431cm" svg:x="4.405cm" svg:y="17.067cm">
                  <text:p/>
                </draw:rect>
                <draw:rect draw:style-name="gr1" draw:text-style-name="P1" draw:layer="layout" svg:width="0.429cm" svg:height="0.431cm" svg:x="4.832cm" svg:y="17.067cm">
                  <text:p/>
                </draw:rect>
                <draw:rect draw:style-name="gr1" draw:text-style-name="P1" draw:layer="layout" svg:width="0.429cm" svg:height="0.431cm" svg:x="5.257cm" svg:y="17.067cm">
                  <text:p/>
                </draw:rect>
                <draw:rect draw:style-name="gr1" draw:text-style-name="P1" draw:layer="layout" svg:width="0.426cm" svg:height="0.431cm" svg:x="5.684cm" svg:y="17.067cm">
                  <text:p/>
                </draw:rect>
                <draw:rect draw:style-name="gr1" draw:text-style-name="P1" draw:layer="layout" svg:width="0.429cm" svg:height="0.431cm" svg:x="2.701cm" svg:y="16.64cm">
                  <text:p/>
                </draw:rect>
                <draw:rect draw:style-name="gr1" draw:text-style-name="P1" draw:layer="layout" svg:width="0.429cm" svg:height="0.431cm" svg:x="3.128cm" svg:y="16.64cm">
                  <text:p/>
                </draw:rect>
                <draw:rect draw:style-name="gr1" draw:text-style-name="P1" draw:layer="layout" svg:width="0.429cm" svg:height="0.431cm" svg:x="3.555cm" svg:y="16.64cm">
                  <text:p/>
                </draw:rect>
                <draw:rect draw:style-name="gr1" draw:text-style-name="P1" draw:layer="layout" svg:width="0.426cm" svg:height="0.431cm" svg:x="3.98cm" svg:y="16.64cm">
                  <text:p/>
                </draw:rect>
                <draw:rect draw:style-name="gr1" draw:text-style-name="P1" draw:layer="layout" svg:width="0.429cm" svg:height="0.431cm" svg:x="4.405cm" svg:y="16.64cm">
                  <text:p/>
                </draw:rect>
                <draw:rect draw:style-name="gr1" draw:text-style-name="P1" draw:layer="layout" svg:width="0.429cm" svg:height="0.431cm" svg:x="4.832cm" svg:y="16.64cm">
                  <text:p/>
                </draw:rect>
                <draw:rect draw:style-name="gr1" draw:text-style-name="P1" draw:layer="layout" svg:width="0.429cm" svg:height="0.431cm" svg:x="5.257cm" svg:y="16.64cm">
                  <text:p/>
                </draw:rect>
                <draw:rect draw:style-name="gr1" draw:text-style-name="P1" draw:layer="layout" svg:width="0.426cm" svg:height="0.431cm" svg:x="5.684cm" svg:y="16.64cm">
                  <text:p/>
                </draw:rect>
                <draw:rect draw:style-name="gr1" draw:text-style-name="P1" draw:layer="layout" svg:width="0.429cm" svg:height="0.433cm" svg:x="2.701cm" svg:y="16.213cm">
                  <text:p/>
                </draw:rect>
                <draw:rect draw:style-name="gr1" draw:text-style-name="P1" draw:layer="layout" svg:width="0.429cm" svg:height="0.433cm" svg:x="3.128cm" svg:y="16.213cm">
                  <text:p/>
                </draw:rect>
                <draw:rect draw:style-name="gr1" draw:text-style-name="P1" draw:layer="layout" svg:width="0.429cm" svg:height="0.433cm" svg:x="3.555cm" svg:y="16.213cm">
                  <text:p/>
                </draw:rect>
                <draw:rect draw:style-name="gr1" draw:text-style-name="P1" draw:layer="layout" svg:width="0.426cm" svg:height="0.433cm" svg:x="3.98cm" svg:y="16.213cm">
                  <text:p/>
                </draw:rect>
                <draw:rect draw:style-name="gr1" draw:text-style-name="P1" draw:layer="layout" svg:width="0.429cm" svg:height="0.433cm" svg:x="4.405cm" svg:y="16.213cm">
                  <text:p/>
                </draw:rect>
                <draw:rect draw:style-name="gr1" draw:text-style-name="P1" draw:layer="layout" svg:width="0.429cm" svg:height="0.433cm" svg:x="4.832cm" svg:y="16.213cm">
                  <text:p/>
                </draw:rect>
                <draw:rect draw:style-name="gr1" draw:text-style-name="P1" draw:layer="layout" svg:width="0.429cm" svg:height="0.433cm" svg:x="5.257cm" svg:y="16.213cm">
                  <text:p/>
                </draw:rect>
                <draw:rect draw:style-name="gr1" draw:text-style-name="P1" draw:layer="layout" svg:width="0.426cm" svg:height="0.433cm" svg:x="5.684cm" svg:y="16.213cm">
                  <text:p/>
                </draw:rect>
                <draw:rect draw:style-name="gr1" draw:text-style-name="P1" draw:layer="layout" svg:width="0.429cm" svg:height="0.426cm" svg:x="2.701cm" svg:y="15.793cm">
                  <text:p/>
                </draw:rect>
                <draw:rect draw:style-name="gr1" draw:text-style-name="P1" draw:layer="layout" svg:width="0.429cm" svg:height="0.426cm" svg:x="3.128cm" svg:y="15.793cm">
                  <text:p/>
                </draw:rect>
                <draw:rect draw:style-name="gr1" draw:text-style-name="P1" draw:layer="layout" svg:width="0.429cm" svg:height="0.426cm" svg:x="3.555cm" svg:y="15.793cm">
                  <text:p/>
                </draw:rect>
                <draw:rect draw:style-name="gr1" draw:text-style-name="P1" draw:layer="layout" svg:width="0.426cm" svg:height="0.426cm" svg:x="3.98cm" svg:y="15.793cm">
                  <text:p/>
                </draw:rect>
                <draw:rect draw:style-name="gr1" draw:text-style-name="P1" draw:layer="layout" svg:width="0.429cm" svg:height="0.426cm" svg:x="4.405cm" svg:y="15.793cm">
                  <text:p/>
                </draw:rect>
                <draw:rect draw:style-name="gr1" draw:text-style-name="P1" draw:layer="layout" svg:width="0.429cm" svg:height="0.426cm" svg:x="4.832cm" svg:y="15.793cm">
                  <text:p/>
                </draw:rect>
                <draw:rect draw:style-name="gr1" draw:text-style-name="P1" draw:layer="layout" svg:width="0.429cm" svg:height="0.426cm" svg:x="5.257cm" svg:y="15.793cm">
                  <text:p/>
                </draw:rect>
                <draw:rect draw:style-name="gr1" draw:text-style-name="P1" draw:layer="layout" svg:width="0.426cm" svg:height="0.426cm" svg:x="5.684cm" svg:y="15.793cm">
                  <text:p/>
                </draw:rect>
                <draw:rect draw:style-name="gr1" draw:text-style-name="P1" draw:layer="layout" svg:width="0.429cm" svg:height="0.433cm" svg:x="2.701cm" svg:y="15.361cm">
                  <text:p/>
                </draw:rect>
                <draw:rect draw:style-name="gr1" draw:text-style-name="P1" draw:layer="layout" svg:width="0.429cm" svg:height="0.433cm" svg:x="3.128cm" svg:y="15.361cm">
                  <text:p/>
                </draw:rect>
                <draw:rect draw:style-name="gr1" draw:text-style-name="P1" draw:layer="layout" svg:width="0.429cm" svg:height="0.433cm" svg:x="3.555cm" svg:y="15.361cm">
                  <text:p/>
                </draw:rect>
                <draw:rect draw:style-name="gr1" draw:text-style-name="P1" draw:layer="layout" svg:width="0.426cm" svg:height="0.433cm" svg:x="3.98cm" svg:y="15.361cm">
                  <text:p/>
                </draw:rect>
                <draw:rect draw:style-name="gr1" draw:text-style-name="P1" draw:layer="layout" svg:width="0.429cm" svg:height="0.433cm" svg:x="4.405cm" svg:y="15.361cm">
                  <text:p/>
                </draw:rect>
                <draw:rect draw:style-name="gr1" draw:text-style-name="P1" draw:layer="layout" svg:width="0.429cm" svg:height="0.433cm" svg:x="4.832cm" svg:y="15.361cm">
                  <text:p/>
                </draw:rect>
                <draw:rect draw:style-name="gr1" draw:text-style-name="P1" draw:layer="layout" svg:width="0.429cm" svg:height="0.433cm" svg:x="5.257cm" svg:y="15.361cm">
                  <text:p/>
                </draw:rect>
                <draw:rect draw:style-name="gr1" draw:text-style-name="P1" draw:layer="layout" svg:width="0.426cm" svg:height="0.433cm" svg:x="5.684cm" svg:y="15.361cm">
                  <text:p/>
                </draw:rect>
                <draw:rect draw:style-name="gr1" draw:text-style-name="P1" draw:layer="layout" svg:width="0.429cm" svg:height="0.428cm" svg:x="2.701cm" svg:y="14.941cm">
                  <text:p/>
                </draw:rect>
                <draw:rect draw:style-name="gr1" draw:text-style-name="P1" draw:layer="layout" svg:width="0.429cm" svg:height="0.428cm" svg:x="3.128cm" svg:y="14.941cm">
                  <text:p/>
                </draw:rect>
                <draw:rect draw:style-name="gr1" draw:text-style-name="P1" draw:layer="layout" svg:width="0.429cm" svg:height="0.428cm" svg:x="3.555cm" svg:y="14.941cm">
                  <text:p/>
                </draw:rect>
                <draw:rect draw:style-name="gr1" draw:text-style-name="P1" draw:layer="layout" svg:width="0.426cm" svg:height="0.428cm" svg:x="3.98cm" svg:y="14.941cm">
                  <text:p/>
                </draw:rect>
                <draw:rect draw:style-name="gr1" draw:text-style-name="P1" draw:layer="layout" svg:width="0.429cm" svg:height="0.428cm" svg:x="4.405cm" svg:y="14.941cm">
                  <text:p/>
                </draw:rect>
                <draw:rect draw:style-name="gr1" draw:text-style-name="P1" draw:layer="layout" svg:width="0.429cm" svg:height="0.428cm" svg:x="4.832cm" svg:y="14.941cm">
                  <text:p/>
                </draw:rect>
                <draw:rect draw:style-name="gr1" draw:text-style-name="P1" draw:layer="layout" svg:width="0.429cm" svg:height="0.428cm" svg:x="5.257cm" svg:y="14.941cm">
                  <text:p/>
                </draw:rect>
                <draw:rect draw:style-name="gr1" draw:text-style-name="P1" draw:layer="layout" svg:width="0.426cm" svg:height="0.428cm" svg:x="5.684cm" svg:y="14.941cm">
                  <text:p/>
                </draw:rect>
                <draw:rect draw:style-name="gr1" draw:text-style-name="P1" draw:layer="layout" svg:width="0.429cm" svg:height="0.431cm" svg:x="2.701cm" svg:y="14.511cm">
                  <text:p/>
                </draw:rect>
                <draw:rect draw:style-name="gr1" draw:text-style-name="P1" draw:layer="layout" svg:width="0.429cm" svg:height="0.431cm" svg:x="3.128cm" svg:y="14.511cm">
                  <text:p/>
                </draw:rect>
                <draw:rect draw:style-name="gr1" draw:text-style-name="P1" draw:layer="layout" svg:width="0.429cm" svg:height="0.431cm" svg:x="3.555cm" svg:y="14.511cm">
                  <text:p/>
                </draw:rect>
                <draw:rect draw:style-name="gr1" draw:text-style-name="P1" draw:layer="layout" svg:width="0.426cm" svg:height="0.431cm" svg:x="3.98cm" svg:y="14.511cm">
                  <text:p/>
                </draw:rect>
                <draw:rect draw:style-name="gr1" draw:text-style-name="P1" draw:layer="layout" svg:width="0.429cm" svg:height="0.431cm" svg:x="4.405cm" svg:y="14.511cm">
                  <text:p/>
                </draw:rect>
                <draw:rect draw:style-name="gr1" draw:text-style-name="P1" draw:layer="layout" svg:width="0.429cm" svg:height="0.431cm" svg:x="4.832cm" svg:y="14.511cm">
                  <text:p/>
                </draw:rect>
                <draw:rect draw:style-name="gr1" draw:text-style-name="P1" draw:layer="layout" svg:width="0.429cm" svg:height="0.431cm" svg:x="5.257cm" svg:y="14.511cm">
                  <text:p/>
                </draw:rect>
                <draw:rect draw:style-name="gr1" draw:text-style-name="P1" draw:layer="layout" svg:width="0.426cm" svg:height="0.431cm" svg:x="5.684cm" svg:y="14.511cm">
                  <text:p/>
                </draw:rect>
                <draw:rect draw:style-name="gr1" draw:text-style-name="P1" draw:layer="layout" svg:width="0.429cm" svg:height="0.424cm" svg:x="2.701cm" svg:y="14.091cm">
                  <text:p/>
                </draw:rect>
                <draw:rect draw:style-name="gr1" draw:text-style-name="P1" draw:layer="layout" svg:width="0.429cm" svg:height="0.424cm" svg:x="3.128cm" svg:y="14.091cm">
                  <text:p/>
                </draw:rect>
                <draw:rect draw:style-name="gr1" draw:text-style-name="P1" draw:layer="layout" svg:width="0.429cm" svg:height="0.424cm" svg:x="3.555cm" svg:y="14.091cm">
                  <text:p/>
                </draw:rect>
                <draw:rect draw:style-name="gr1" draw:text-style-name="P1" draw:layer="layout" svg:width="0.426cm" svg:height="0.424cm" svg:x="3.98cm" svg:y="14.091cm">
                  <text:p/>
                </draw:rect>
                <draw:rect draw:style-name="gr1" draw:text-style-name="P1" draw:layer="layout" svg:width="0.429cm" svg:height="0.424cm" svg:x="4.405cm" svg:y="14.091cm">
                  <text:p/>
                </draw:rect>
                <draw:rect draw:style-name="gr1" draw:text-style-name="P1" draw:layer="layout" svg:width="0.429cm" svg:height="0.424cm" svg:x="4.832cm" svg:y="14.091cm">
                  <text:p/>
                </draw:rect>
                <draw:rect draw:style-name="gr1" draw:text-style-name="P1" draw:layer="layout" svg:width="0.429cm" svg:height="0.424cm" svg:x="5.257cm" svg:y="14.091cm">
                  <text:p/>
                </draw:rect>
                <draw:rect draw:style-name="gr1" draw:text-style-name="P1" draw:layer="layout" svg:width="0.426cm" svg:height="0.424cm" svg:x="5.684cm" svg:y="14.091cm">
                  <text:p/>
                </draw:rect>
                <draw:rect draw:style-name="gr1" draw:text-style-name="P1" draw:layer="layout" svg:width="0.429cm" svg:height="0.429cm" svg:x="2.701cm" svg:y="13.663cm">
                  <text:p/>
                </draw:rect>
                <draw:rect draw:style-name="gr1" draw:text-style-name="P1" draw:layer="layout" svg:width="0.429cm" svg:height="0.429cm" svg:x="3.128cm" svg:y="13.663cm">
                  <text:p/>
                </draw:rect>
                <draw:rect draw:style-name="gr1" draw:text-style-name="P1" draw:layer="layout" svg:width="0.429cm" svg:height="0.429cm" svg:x="3.555cm" svg:y="13.663cm">
                  <text:p/>
                </draw:rect>
                <draw:rect draw:style-name="gr1" draw:text-style-name="P1" draw:layer="layout" svg:width="0.426cm" svg:height="0.429cm" svg:x="3.98cm" svg:y="13.663cm">
                  <text:p/>
                </draw:rect>
                <draw:rect draw:style-name="gr1" draw:text-style-name="P1" draw:layer="layout" svg:width="0.429cm" svg:height="0.429cm" svg:x="4.405cm" svg:y="13.663cm">
                  <text:p/>
                </draw:rect>
                <draw:rect draw:style-name="gr1" draw:text-style-name="P1" draw:layer="layout" svg:width="0.429cm" svg:height="0.429cm" svg:x="4.832cm" svg:y="13.663cm">
                  <text:p/>
                </draw:rect>
                <draw:rect draw:style-name="gr1" draw:text-style-name="P1" draw:layer="layout" svg:width="0.429cm" svg:height="0.429cm" svg:x="5.257cm" svg:y="13.663cm">
                  <text:p/>
                </draw:rect>
                <draw:rect draw:style-name="gr1" draw:text-style-name="P1" draw:layer="layout" svg:width="0.426cm" svg:height="0.429cm" svg:x="5.684cm" svg:y="13.663cm">
                  <text:p/>
                </draw:rect>
                <draw:rect draw:style-name="gr1" draw:text-style-name="P1" draw:layer="layout" svg:width="0.429cm" svg:height="0.428cm" svg:x="2.701cm" svg:y="13.238cm">
                  <text:p/>
                </draw:rect>
                <draw:rect draw:style-name="gr1" draw:text-style-name="P1" draw:layer="layout" svg:width="0.429cm" svg:height="0.428cm" svg:x="3.128cm" svg:y="13.238cm">
                  <text:p/>
                </draw:rect>
                <draw:rect draw:style-name="gr1" draw:text-style-name="P1" draw:layer="layout" svg:width="0.429cm" svg:height="0.428cm" svg:x="3.555cm" svg:y="13.238cm">
                  <text:p/>
                </draw:rect>
                <draw:rect draw:style-name="gr1" draw:text-style-name="P1" draw:layer="layout" svg:width="0.426cm" svg:height="0.428cm" svg:x="3.98cm" svg:y="13.238cm">
                  <text:p/>
                </draw:rect>
                <draw:rect draw:style-name="gr1" draw:text-style-name="P1" draw:layer="layout" svg:width="0.429cm" svg:height="0.428cm" svg:x="4.405cm" svg:y="13.238cm">
                  <text:p/>
                </draw:rect>
                <draw:rect draw:style-name="gr1" draw:text-style-name="P1" draw:layer="layout" svg:width="0.429cm" svg:height="0.428cm" svg:x="4.832cm" svg:y="13.238cm">
                  <text:p/>
                </draw:rect>
                <draw:rect draw:style-name="gr1" draw:text-style-name="P1" draw:layer="layout" svg:width="0.429cm" svg:height="0.428cm" svg:x="5.257cm" svg:y="13.238cm">
                  <text:p/>
                </draw:rect>
                <draw:rect draw:style-name="gr1" draw:text-style-name="P1" draw:layer="layout" svg:width="0.426cm" svg:height="0.428cm" svg:x="5.684cm" svg:y="13.238cm">
                  <text:p/>
                </draw:rect>
                <draw:rect draw:style-name="gr1" draw:text-style-name="P1" draw:layer="layout" svg:width="0.429cm" svg:height="0.433cm" svg:x="3.128cm" svg:y="19.192cm">
                  <text:p/>
                </draw:rect>
                <draw:rect draw:style-name="gr1" draw:text-style-name="P1" draw:layer="layout" svg:width="0.429cm" svg:height="0.433cm" svg:x="3.555cm" svg:y="19.192cm">
                  <text:p/>
                </draw:rect>
                <draw:rect draw:style-name="gr1" draw:text-style-name="P1" draw:layer="layout" svg:width="0.429cm" svg:height="0.428cm" svg:x="2.701cm" svg:y="18.769cm">
                  <text:p/>
                </draw:rect>
                <draw:rect draw:style-name="gr1" draw:text-style-name="P1" draw:layer="layout" svg:width="0.429cm" svg:height="0.428cm" svg:x="3.128cm" svg:y="18.769cm">
                  <text:p/>
                </draw:rect>
                <draw:rect draw:style-name="gr1" draw:text-style-name="P1" draw:layer="layout" svg:width="0.429cm" svg:height="0.428cm" svg:x="3.555cm" svg:y="18.769cm">
                  <text:p/>
                </draw:rect>
                <draw:rect draw:style-name="gr1" draw:text-style-name="P1" draw:layer="layout" svg:width="0.429cm" svg:height="0.431cm" svg:x="2.701cm" svg:y="18.342cm">
                  <text:p/>
                </draw:rect>
                <draw:rect draw:style-name="gr1" draw:text-style-name="P1" draw:layer="layout" svg:width="0.429cm" svg:height="0.431cm" svg:x="3.128cm" svg:y="18.342cm">
                  <text:p/>
                </draw:rect>
                <draw:rect draw:style-name="gr1" draw:text-style-name="P1" draw:layer="layout" svg:width="0.429cm" svg:height="0.431cm" svg:x="3.555cm" svg:y="18.342cm">
                  <text:p/>
                </draw:rect>
                <draw:rect draw:style-name="gr1" draw:text-style-name="P1" draw:layer="layout" svg:width="0.429cm" svg:height="0.431cm" svg:x="2.701cm" svg:y="17.915cm">
                  <text:p/>
                </draw:rect>
                <draw:rect draw:style-name="gr1" draw:text-style-name="P1" draw:layer="layout" svg:width="0.429cm" svg:height="0.431cm" svg:x="3.128cm" svg:y="17.915cm">
                  <text:p/>
                </draw:rect>
                <draw:rect draw:style-name="gr1" draw:text-style-name="P1" draw:layer="layout" svg:width="0.429cm" svg:height="0.431cm" svg:x="3.555cm" svg:y="17.915cm">
                  <text:p/>
                </draw:rect>
                <draw:rect draw:style-name="gr1" draw:text-style-name="P1" draw:layer="layout" svg:width="0.429cm" svg:height="0.429cm" svg:x="2.701cm" svg:y="17.492cm">
                  <text:p/>
                </draw:rect>
                <draw:rect draw:style-name="gr1" draw:text-style-name="P1" draw:layer="layout" svg:width="0.429cm" svg:height="0.429cm" svg:x="3.128cm" svg:y="17.492cm">
                  <text:p/>
                </draw:rect>
                <draw:rect draw:style-name="gr1" draw:text-style-name="P1" draw:layer="layout" svg:width="0.429cm" svg:height="0.429cm" svg:x="3.555cm" svg:y="17.492cm">
                  <text:p/>
                </draw:rect>
                <draw:rect draw:style-name="gr1" draw:text-style-name="P1" draw:layer="layout" svg:width="0.429cm" svg:height="0.431cm" svg:x="2.701cm" svg:y="17.067cm">
                  <text:p/>
                </draw:rect>
                <draw:rect draw:style-name="gr1" draw:text-style-name="P1" draw:layer="layout" svg:width="0.429cm" svg:height="0.431cm" svg:x="3.128cm" svg:y="17.067cm">
                  <text:p/>
                </draw:rect>
                <draw:rect draw:style-name="gr1" draw:text-style-name="P1" draw:layer="layout" svg:width="0.429cm" svg:height="0.431cm" svg:x="3.555cm" svg:y="17.067cm">
                  <text:p/>
                </draw:rect>
                <draw:rect draw:style-name="gr1" draw:text-style-name="P1" draw:layer="layout" svg:width="0.429cm" svg:height="0.431cm" svg:x="2.701cm" svg:y="16.64cm">
                  <text:p/>
                </draw:rect>
                <draw:rect draw:style-name="gr1" draw:text-style-name="P1" draw:layer="layout" svg:width="0.429cm" svg:height="0.431cm" svg:x="3.128cm" svg:y="16.64cm">
                  <text:p/>
                </draw:rect>
                <draw:rect draw:style-name="gr1" draw:text-style-name="P1" draw:layer="layout" svg:width="0.429cm" svg:height="0.431cm" svg:x="3.555cm" svg:y="16.64cm">
                  <text:p/>
                </draw:rect>
                <draw:rect draw:style-name="gr1" draw:text-style-name="P1" draw:layer="layout" svg:width="0.429cm" svg:height="0.433cm" svg:x="2.701cm" svg:y="16.213cm">
                  <text:p/>
                </draw:rect>
                <draw:rect draw:style-name="gr1" draw:text-style-name="P1" draw:layer="layout" svg:width="0.429cm" svg:height="0.433cm" svg:x="3.128cm" svg:y="16.213cm">
                  <text:p/>
                </draw:rect>
                <draw:rect draw:style-name="gr1" draw:text-style-name="P1" draw:layer="layout" svg:width="0.429cm" svg:height="0.433cm" svg:x="3.555cm" svg:y="16.213cm">
                  <text:p/>
                </draw:rect>
                <draw:rect draw:style-name="gr1" draw:text-style-name="P1" draw:layer="layout" svg:width="0.429cm" svg:height="0.426cm" svg:x="2.701cm" svg:y="15.793cm">
                  <text:p/>
                </draw:rect>
                <draw:rect draw:style-name="gr1" draw:text-style-name="P1" draw:layer="layout" svg:width="0.429cm" svg:height="0.426cm" svg:x="3.128cm" svg:y="15.793cm">
                  <text:p/>
                </draw:rect>
                <draw:rect draw:style-name="gr1" draw:text-style-name="P1" draw:layer="layout" svg:width="0.429cm" svg:height="0.426cm" svg:x="3.555cm" svg:y="15.793cm">
                  <text:p/>
                </draw:rect>
              </draw:g>
              <draw:g>
                <draw:rect draw:style-name="gr1" draw:text-style-name="P1" draw:layer="layout" svg:width="0.429cm" svg:height="0.433cm" svg:x="6.107cm" svg:y="19.192cm">
                  <text:p/>
                </draw:rect>
                <draw:rect draw:style-name="gr1" draw:text-style-name="P1" draw:layer="layout" svg:width="0.429cm" svg:height="0.433cm" svg:x="6.534cm" svg:y="19.192cm">
                  <text:p/>
                </draw:rect>
                <draw:rect draw:style-name="gr1" draw:text-style-name="P1" draw:layer="layout" svg:width="0.429cm" svg:height="0.433cm" svg:x="6.959cm" svg:y="19.192cm">
                  <text:p/>
                </draw:rect>
                <draw:rect draw:style-name="gr1" draw:text-style-name="P1" draw:layer="layout" svg:width="0.429cm" svg:height="0.433cm" svg:x="7.386cm" svg:y="19.192cm">
                  <text:p/>
                </draw:rect>
                <draw:rect draw:style-name="gr1" draw:text-style-name="P1" draw:layer="layout" svg:width="0.426cm" svg:height="0.433cm" svg:x="7.813cm" svg:y="19.192cm">
                  <text:p/>
                </draw:rect>
                <draw:rect draw:style-name="gr1" draw:text-style-name="P1" draw:layer="layout" svg:width="0.429cm" svg:height="0.433cm" svg:x="8.238cm" svg:y="19.192cm">
                  <text:p/>
                </draw:rect>
                <draw:rect draw:style-name="gr1" draw:text-style-name="P1" draw:layer="layout" svg:width="0.429cm" svg:height="0.433cm" svg:x="8.663cm" svg:y="19.192cm">
                  <text:p/>
                </draw:rect>
                <draw:rect draw:style-name="gr1" draw:text-style-name="P1" draw:layer="layout" svg:width="0.428cm" svg:height="0.433cm" svg:x="9.088cm" svg:y="19.192cm">
                  <text:p/>
                </draw:rect>
                <draw:rect draw:style-name="gr1" draw:text-style-name="P1" draw:layer="layout" svg:width="0.429cm" svg:height="0.428cm" svg:x="6.107cm" svg:y="18.769cm">
                  <text:p/>
                </draw:rect>
                <draw:rect draw:style-name="gr1" draw:text-style-name="P1" draw:layer="layout" svg:width="0.429cm" svg:height="0.428cm" svg:x="6.534cm" svg:y="18.769cm">
                  <text:p/>
                </draw:rect>
                <draw:rect draw:style-name="gr1" draw:text-style-name="P1" draw:layer="layout" svg:width="0.429cm" svg:height="0.428cm" svg:x="6.959cm" svg:y="18.769cm">
                  <text:p/>
                </draw:rect>
                <draw:rect draw:style-name="gr1" draw:text-style-name="P1" draw:layer="layout" svg:width="0.429cm" svg:height="0.428cm" svg:x="7.386cm" svg:y="18.769cm">
                  <text:p/>
                </draw:rect>
                <draw:rect draw:style-name="gr1" draw:text-style-name="P1" draw:layer="layout" svg:width="0.426cm" svg:height="0.428cm" svg:x="7.813cm" svg:y="18.769cm">
                  <text:p/>
                </draw:rect>
                <draw:rect draw:style-name="gr1" draw:text-style-name="P1" draw:layer="layout" svg:width="0.429cm" svg:height="0.428cm" svg:x="8.238cm" svg:y="18.769cm">
                  <text:p/>
                </draw:rect>
                <draw:rect draw:style-name="gr1" draw:text-style-name="P1" draw:layer="layout" svg:width="0.429cm" svg:height="0.428cm" svg:x="8.663cm" svg:y="18.769cm">
                  <text:p/>
                </draw:rect>
                <draw:rect draw:style-name="gr1" draw:text-style-name="P1" draw:layer="layout" svg:width="0.428cm" svg:height="0.428cm" svg:x="9.088cm" svg:y="18.769cm">
                  <text:p/>
                </draw:rect>
                <draw:rect draw:style-name="gr1" draw:text-style-name="P1" draw:layer="layout" svg:width="0.429cm" svg:height="0.431cm" svg:x="6.107cm" svg:y="18.342cm">
                  <text:p/>
                </draw:rect>
                <draw:rect draw:style-name="gr1" draw:text-style-name="P1" draw:layer="layout" svg:width="0.429cm" svg:height="0.431cm" svg:x="6.534cm" svg:y="18.342cm">
                  <text:p/>
                </draw:rect>
                <draw:rect draw:style-name="gr1" draw:text-style-name="P1" draw:layer="layout" svg:width="0.429cm" svg:height="0.431cm" svg:x="6.959cm" svg:y="18.342cm">
                  <text:p/>
                </draw:rect>
                <draw:rect draw:style-name="gr1" draw:text-style-name="P1" draw:layer="layout" svg:width="0.429cm" svg:height="0.431cm" svg:x="7.386cm" svg:y="18.342cm">
                  <text:p/>
                </draw:rect>
                <draw:rect draw:style-name="gr1" draw:text-style-name="P1" draw:layer="layout" svg:width="0.426cm" svg:height="0.431cm" svg:x="7.813cm" svg:y="18.342cm">
                  <text:p/>
                </draw:rect>
                <draw:rect draw:style-name="gr1" draw:text-style-name="P1" draw:layer="layout" svg:width="0.429cm" svg:height="0.431cm" svg:x="8.238cm" svg:y="18.342cm">
                  <text:p/>
                </draw:rect>
                <draw:rect draw:style-name="gr1" draw:text-style-name="P1" draw:layer="layout" svg:width="0.429cm" svg:height="0.431cm" svg:x="8.663cm" svg:y="18.342cm">
                  <text:p/>
                </draw:rect>
                <draw:rect draw:style-name="gr1" draw:text-style-name="P1" draw:layer="layout" svg:width="0.428cm" svg:height="0.431cm" svg:x="9.088cm" svg:y="18.342cm">
                  <text:p/>
                </draw:rect>
                <draw:rect draw:style-name="gr1" draw:text-style-name="P1" draw:layer="layout" svg:width="0.429cm" svg:height="0.431cm" svg:x="6.107cm" svg:y="17.915cm">
                  <text:p/>
                </draw:rect>
                <draw:rect draw:style-name="gr1" draw:text-style-name="P1" draw:layer="layout" svg:width="0.429cm" svg:height="0.431cm" svg:x="6.534cm" svg:y="17.915cm">
                  <text:p/>
                </draw:rect>
                <draw:rect draw:style-name="gr1" draw:text-style-name="P1" draw:layer="layout" svg:width="0.429cm" svg:height="0.431cm" svg:x="6.959cm" svg:y="17.915cm">
                  <text:p/>
                </draw:rect>
                <draw:rect draw:style-name="gr1" draw:text-style-name="P1" draw:layer="layout" svg:width="0.429cm" svg:height="0.431cm" svg:x="7.386cm" svg:y="17.915cm">
                  <text:p/>
                </draw:rect>
                <draw:rect draw:style-name="gr1" draw:text-style-name="P1" draw:layer="layout" svg:width="0.426cm" svg:height="0.431cm" svg:x="7.813cm" svg:y="17.915cm">
                  <text:p/>
                </draw:rect>
                <draw:rect draw:style-name="gr1" draw:text-style-name="P1" draw:layer="layout" svg:width="0.429cm" svg:height="0.431cm" svg:x="8.238cm" svg:y="17.915cm">
                  <text:p/>
                </draw:rect>
                <draw:rect draw:style-name="gr1" draw:text-style-name="P1" draw:layer="layout" svg:width="0.429cm" svg:height="0.431cm" svg:x="8.663cm" svg:y="17.915cm">
                  <text:p/>
                </draw:rect>
                <draw:rect draw:style-name="gr1" draw:text-style-name="P1" draw:layer="layout" svg:width="0.428cm" svg:height="0.431cm" svg:x="9.088cm" svg:y="17.915cm">
                  <text:p/>
                </draw:rect>
                <draw:rect draw:style-name="gr1" draw:text-style-name="P1" draw:layer="layout" svg:width="0.429cm" svg:height="0.429cm" svg:x="6.107cm" svg:y="17.492cm">
                  <text:p/>
                </draw:rect>
                <draw:rect draw:style-name="gr1" draw:text-style-name="P1" draw:layer="layout" svg:width="0.429cm" svg:height="0.429cm" svg:x="6.534cm" svg:y="17.492cm">
                  <text:p/>
                </draw:rect>
                <draw:rect draw:style-name="gr1" draw:text-style-name="P1" draw:layer="layout" svg:width="0.429cm" svg:height="0.429cm" svg:x="6.959cm" svg:y="17.492cm">
                  <text:p/>
                </draw:rect>
                <draw:rect draw:style-name="gr1" draw:text-style-name="P1" draw:layer="layout" svg:width="0.429cm" svg:height="0.429cm" svg:x="7.386cm" svg:y="17.492cm">
                  <text:p/>
                </draw:rect>
                <draw:rect draw:style-name="gr1" draw:text-style-name="P1" draw:layer="layout" svg:width="0.426cm" svg:height="0.429cm" svg:x="7.813cm" svg:y="17.492cm">
                  <text:p/>
                </draw:rect>
                <draw:rect draw:style-name="gr1" draw:text-style-name="P1" draw:layer="layout" svg:width="0.429cm" svg:height="0.429cm" svg:x="8.238cm" svg:y="17.492cm">
                  <text:p/>
                </draw:rect>
                <draw:rect draw:style-name="gr1" draw:text-style-name="P1" draw:layer="layout" svg:width="0.429cm" svg:height="0.429cm" svg:x="8.663cm" svg:y="17.492cm">
                  <text:p/>
                </draw:rect>
                <draw:rect draw:style-name="gr1" draw:text-style-name="P1" draw:layer="layout" svg:width="0.428cm" svg:height="0.429cm" svg:x="9.088cm" svg:y="17.492cm">
                  <text:p/>
                </draw:rect>
                <draw:rect draw:style-name="gr1" draw:text-style-name="P1" draw:layer="layout" svg:width="0.429cm" svg:height="0.431cm" svg:x="6.107cm" svg:y="17.067cm">
                  <text:p/>
                </draw:rect>
                <draw:rect draw:style-name="gr1" draw:text-style-name="P1" draw:layer="layout" svg:width="0.429cm" svg:height="0.431cm" svg:x="6.534cm" svg:y="17.067cm">
                  <text:p/>
                </draw:rect>
                <draw:rect draw:style-name="gr1" draw:text-style-name="P1" draw:layer="layout" svg:width="0.429cm" svg:height="0.431cm" svg:x="6.959cm" svg:y="17.067cm">
                  <text:p/>
                </draw:rect>
                <draw:rect draw:style-name="gr1" draw:text-style-name="P1" draw:layer="layout" svg:width="0.429cm" svg:height="0.431cm" svg:x="7.386cm" svg:y="17.067cm">
                  <text:p/>
                </draw:rect>
                <draw:rect draw:style-name="gr1" draw:text-style-name="P1" draw:layer="layout" svg:width="0.426cm" svg:height="0.431cm" svg:x="7.813cm" svg:y="17.067cm">
                  <text:p/>
                </draw:rect>
                <draw:rect draw:style-name="gr1" draw:text-style-name="P1" draw:layer="layout" svg:width="0.429cm" svg:height="0.431cm" svg:x="8.238cm" svg:y="17.067cm">
                  <text:p/>
                </draw:rect>
                <draw:rect draw:style-name="gr1" draw:text-style-name="P1" draw:layer="layout" svg:width="0.429cm" svg:height="0.431cm" svg:x="8.663cm" svg:y="17.067cm">
                  <text:p/>
                </draw:rect>
                <draw:rect draw:style-name="gr1" draw:text-style-name="P1" draw:layer="layout" svg:width="0.428cm" svg:height="0.431cm" svg:x="9.088cm" svg:y="17.067cm">
                  <text:p/>
                </draw:rect>
                <draw:rect draw:style-name="gr1" draw:text-style-name="P1" draw:layer="layout" svg:width="0.429cm" svg:height="0.431cm" svg:x="6.107cm" svg:y="16.64cm">
                  <text:p/>
                </draw:rect>
                <draw:rect draw:style-name="gr1" draw:text-style-name="P1" draw:layer="layout" svg:width="0.429cm" svg:height="0.431cm" svg:x="6.534cm" svg:y="16.64cm">
                  <text:p/>
                </draw:rect>
                <draw:rect draw:style-name="gr1" draw:text-style-name="P1" draw:layer="layout" svg:width="0.429cm" svg:height="0.431cm" svg:x="6.959cm" svg:y="16.64cm">
                  <text:p/>
                </draw:rect>
                <draw:rect draw:style-name="gr1" draw:text-style-name="P1" draw:layer="layout" svg:width="0.429cm" svg:height="0.431cm" svg:x="7.386cm" svg:y="16.64cm">
                  <text:p/>
                </draw:rect>
                <draw:rect draw:style-name="gr1" draw:text-style-name="P1" draw:layer="layout" svg:width="0.426cm" svg:height="0.431cm" svg:x="7.813cm" svg:y="16.64cm">
                  <text:p/>
                </draw:rect>
                <draw:rect draw:style-name="gr1" draw:text-style-name="P1" draw:layer="layout" svg:width="0.429cm" svg:height="0.431cm" svg:x="8.238cm" svg:y="16.64cm">
                  <text:p/>
                </draw:rect>
                <draw:rect draw:style-name="gr1" draw:text-style-name="P1" draw:layer="layout" svg:width="0.429cm" svg:height="0.431cm" svg:x="8.663cm" svg:y="16.64cm">
                  <text:p/>
                </draw:rect>
                <draw:rect draw:style-name="gr1" draw:text-style-name="P1" draw:layer="layout" svg:width="0.428cm" svg:height="0.431cm" svg:x="9.088cm" svg:y="16.64cm">
                  <text:p/>
                </draw:rect>
                <draw:rect draw:style-name="gr1" draw:text-style-name="P1" draw:layer="layout" svg:width="0.429cm" svg:height="0.433cm" svg:x="6.107cm" svg:y="16.213cm">
                  <text:p/>
                </draw:rect>
                <draw:rect draw:style-name="gr1" draw:text-style-name="P1" draw:layer="layout" svg:width="0.429cm" svg:height="0.433cm" svg:x="6.534cm" svg:y="16.213cm">
                  <text:p/>
                </draw:rect>
                <draw:rect draw:style-name="gr1" draw:text-style-name="P1" draw:layer="layout" svg:width="0.429cm" svg:height="0.433cm" svg:x="6.959cm" svg:y="16.213cm">
                  <text:p/>
                </draw:rect>
                <draw:rect draw:style-name="gr1" draw:text-style-name="P1" draw:layer="layout" svg:width="0.429cm" svg:height="0.433cm" svg:x="7.386cm" svg:y="16.213cm">
                  <text:p/>
                </draw:rect>
                <draw:rect draw:style-name="gr1" draw:text-style-name="P1" draw:layer="layout" svg:width="0.426cm" svg:height="0.433cm" svg:x="7.813cm" svg:y="16.213cm">
                  <text:p/>
                </draw:rect>
                <draw:rect draw:style-name="gr1" draw:text-style-name="P1" draw:layer="layout" svg:width="0.429cm" svg:height="0.433cm" svg:x="8.238cm" svg:y="16.213cm">
                  <text:p/>
                </draw:rect>
                <draw:rect draw:style-name="gr1" draw:text-style-name="P1" draw:layer="layout" svg:width="0.429cm" svg:height="0.433cm" svg:x="8.663cm" svg:y="16.213cm">
                  <text:p/>
                </draw:rect>
                <draw:rect draw:style-name="gr1" draw:text-style-name="P1" draw:layer="layout" svg:width="0.428cm" svg:height="0.433cm" svg:x="9.088cm" svg:y="16.213cm">
                  <text:p/>
                </draw:rect>
                <draw:rect draw:style-name="gr1" draw:text-style-name="P1" draw:layer="layout" svg:width="0.429cm" svg:height="0.426cm" svg:x="6.107cm" svg:y="15.793cm">
                  <text:p/>
                </draw:rect>
                <draw:rect draw:style-name="gr1" draw:text-style-name="P1" draw:layer="layout" svg:width="0.429cm" svg:height="0.426cm" svg:x="6.534cm" svg:y="15.793cm">
                  <text:p/>
                </draw:rect>
                <draw:rect draw:style-name="gr1" draw:text-style-name="P1" draw:layer="layout" svg:width="0.429cm" svg:height="0.426cm" svg:x="6.959cm" svg:y="15.793cm">
                  <text:p/>
                </draw:rect>
                <draw:rect draw:style-name="gr1" draw:text-style-name="P1" draw:layer="layout" svg:width="0.429cm" svg:height="0.426cm" svg:x="7.386cm" svg:y="15.793cm">
                  <text:p/>
                </draw:rect>
                <draw:rect draw:style-name="gr1" draw:text-style-name="P1" draw:layer="layout" svg:width="0.426cm" svg:height="0.426cm" svg:x="7.813cm" svg:y="15.793cm">
                  <text:p/>
                </draw:rect>
                <draw:rect draw:style-name="gr1" draw:text-style-name="P1" draw:layer="layout" svg:width="0.429cm" svg:height="0.426cm" svg:x="8.238cm" svg:y="15.793cm">
                  <text:p/>
                </draw:rect>
                <draw:rect draw:style-name="gr1" draw:text-style-name="P1" draw:layer="layout" svg:width="0.429cm" svg:height="0.426cm" svg:x="8.663cm" svg:y="15.793cm">
                  <text:p/>
                </draw:rect>
                <draw:rect draw:style-name="gr1" draw:text-style-name="P1" draw:layer="layout" svg:width="0.428cm" svg:height="0.426cm" svg:x="9.088cm" svg:y="15.793cm">
                  <text:p/>
                </draw:rect>
                <draw:rect draw:style-name="gr1" draw:text-style-name="P1" draw:layer="layout" svg:width="0.429cm" svg:height="0.433cm" svg:x="6.107cm" svg:y="15.361cm">
                  <text:p/>
                </draw:rect>
                <draw:rect draw:style-name="gr1" draw:text-style-name="P1" draw:layer="layout" svg:width="0.429cm" svg:height="0.433cm" svg:x="6.534cm" svg:y="15.361cm">
                  <text:p/>
                </draw:rect>
                <draw:rect draw:style-name="gr1" draw:text-style-name="P1" draw:layer="layout" svg:width="0.429cm" svg:height="0.433cm" svg:x="6.959cm" svg:y="15.361cm">
                  <text:p/>
                </draw:rect>
                <draw:rect draw:style-name="gr1" draw:text-style-name="P1" draw:layer="layout" svg:width="0.429cm" svg:height="0.433cm" svg:x="7.386cm" svg:y="15.361cm">
                  <text:p/>
                </draw:rect>
                <draw:rect draw:style-name="gr1" draw:text-style-name="P1" draw:layer="layout" svg:width="0.426cm" svg:height="0.433cm" svg:x="7.813cm" svg:y="15.361cm">
                  <text:p/>
                </draw:rect>
                <draw:rect draw:style-name="gr1" draw:text-style-name="P1" draw:layer="layout" svg:width="0.429cm" svg:height="0.433cm" svg:x="8.238cm" svg:y="15.361cm">
                  <text:p/>
                </draw:rect>
                <draw:rect draw:style-name="gr1" draw:text-style-name="P1" draw:layer="layout" svg:width="0.429cm" svg:height="0.433cm" svg:x="8.663cm" svg:y="15.361cm">
                  <text:p/>
                </draw:rect>
                <draw:rect draw:style-name="gr1" draw:text-style-name="P1" draw:layer="layout" svg:width="0.428cm" svg:height="0.433cm" svg:x="9.088cm" svg:y="15.361cm">
                  <text:p/>
                </draw:rect>
                <draw:rect draw:style-name="gr1" draw:text-style-name="P1" draw:layer="layout" svg:width="0.429cm" svg:height="0.428cm" svg:x="6.107cm" svg:y="14.941cm">
                  <text:p/>
                </draw:rect>
                <draw:rect draw:style-name="gr1" draw:text-style-name="P1" draw:layer="layout" svg:width="0.429cm" svg:height="0.428cm" svg:x="6.534cm" svg:y="14.941cm">
                  <text:p/>
                </draw:rect>
                <draw:rect draw:style-name="gr1" draw:text-style-name="P1" draw:layer="layout" svg:width="0.429cm" svg:height="0.428cm" svg:x="6.959cm" svg:y="14.941cm">
                  <text:p/>
                </draw:rect>
                <draw:rect draw:style-name="gr1" draw:text-style-name="P1" draw:layer="layout" svg:width="0.429cm" svg:height="0.428cm" svg:x="7.386cm" svg:y="14.941cm">
                  <text:p/>
                </draw:rect>
                <draw:rect draw:style-name="gr1" draw:text-style-name="P1" draw:layer="layout" svg:width="0.426cm" svg:height="0.428cm" svg:x="7.813cm" svg:y="14.941cm">
                  <text:p/>
                </draw:rect>
                <draw:rect draw:style-name="gr1" draw:text-style-name="P1" draw:layer="layout" svg:width="0.429cm" svg:height="0.428cm" svg:x="8.238cm" svg:y="14.941cm">
                  <text:p/>
                </draw:rect>
                <draw:rect draw:style-name="gr1" draw:text-style-name="P1" draw:layer="layout" svg:width="0.429cm" svg:height="0.428cm" svg:x="8.663cm" svg:y="14.941cm">
                  <text:p/>
                </draw:rect>
                <draw:rect draw:style-name="gr1" draw:text-style-name="P1" draw:layer="layout" svg:width="0.428cm" svg:height="0.428cm" svg:x="9.088cm" svg:y="14.941cm">
                  <text:p/>
                </draw:rect>
                <draw:rect draw:style-name="gr1" draw:text-style-name="P1" draw:layer="layout" svg:width="0.429cm" svg:height="0.431cm" svg:x="6.107cm" svg:y="14.511cm">
                  <text:p/>
                </draw:rect>
                <draw:rect draw:style-name="gr1" draw:text-style-name="P1" draw:layer="layout" svg:width="0.429cm" svg:height="0.431cm" svg:x="6.534cm" svg:y="14.511cm">
                  <text:p/>
                </draw:rect>
                <draw:rect draw:style-name="gr1" draw:text-style-name="P1" draw:layer="layout" svg:width="0.429cm" svg:height="0.431cm" svg:x="6.959cm" svg:y="14.511cm">
                  <text:p/>
                </draw:rect>
                <draw:rect draw:style-name="gr1" draw:text-style-name="P1" draw:layer="layout" svg:width="0.429cm" svg:height="0.431cm" svg:x="7.386cm" svg:y="14.511cm">
                  <text:p/>
                </draw:rect>
                <draw:rect draw:style-name="gr1" draw:text-style-name="P1" draw:layer="layout" svg:width="0.426cm" svg:height="0.431cm" svg:x="7.813cm" svg:y="14.511cm">
                  <text:p/>
                </draw:rect>
                <draw:rect draw:style-name="gr1" draw:text-style-name="P1" draw:layer="layout" svg:width="0.429cm" svg:height="0.431cm" svg:x="8.238cm" svg:y="14.511cm">
                  <text:p/>
                </draw:rect>
                <draw:rect draw:style-name="gr1" draw:text-style-name="P1" draw:layer="layout" svg:width="0.429cm" svg:height="0.431cm" svg:x="8.663cm" svg:y="14.511cm">
                  <text:p/>
                </draw:rect>
                <draw:rect draw:style-name="gr1" draw:text-style-name="P1" draw:layer="layout" svg:width="0.428cm" svg:height="0.431cm" svg:x="9.088cm" svg:y="14.511cm">
                  <text:p/>
                </draw:rect>
                <draw:rect draw:style-name="gr1" draw:text-style-name="P1" draw:layer="layout" svg:width="0.429cm" svg:height="0.424cm" svg:x="6.107cm" svg:y="14.091cm">
                  <text:p/>
                </draw:rect>
                <draw:rect draw:style-name="gr1" draw:text-style-name="P1" draw:layer="layout" svg:width="0.429cm" svg:height="0.424cm" svg:x="6.534cm" svg:y="14.091cm">
                  <text:p/>
                </draw:rect>
                <draw:rect draw:style-name="gr1" draw:text-style-name="P1" draw:layer="layout" svg:width="0.429cm" svg:height="0.424cm" svg:x="6.959cm" svg:y="14.091cm">
                  <text:p/>
                </draw:rect>
                <draw:rect draw:style-name="gr1" draw:text-style-name="P1" draw:layer="layout" svg:width="0.429cm" svg:height="0.424cm" svg:x="7.386cm" svg:y="14.091cm">
                  <text:p/>
                </draw:rect>
                <draw:rect draw:style-name="gr1" draw:text-style-name="P1" draw:layer="layout" svg:width="0.426cm" svg:height="0.424cm" svg:x="7.813cm" svg:y="14.091cm">
                  <text:p/>
                </draw:rect>
                <draw:rect draw:style-name="gr1" draw:text-style-name="P1" draw:layer="layout" svg:width="0.429cm" svg:height="0.424cm" svg:x="8.238cm" svg:y="14.091cm">
                  <text:p/>
                </draw:rect>
                <draw:rect draw:style-name="gr1" draw:text-style-name="P1" draw:layer="layout" svg:width="0.429cm" svg:height="0.424cm" svg:x="8.663cm" svg:y="14.091cm">
                  <text:p/>
                </draw:rect>
                <draw:rect draw:style-name="gr1" draw:text-style-name="P1" draw:layer="layout" svg:width="0.428cm" svg:height="0.424cm" svg:x="9.088cm" svg:y="14.091cm">
                  <text:p/>
                </draw:rect>
                <draw:rect draw:style-name="gr1" draw:text-style-name="P1" draw:layer="layout" svg:width="0.429cm" svg:height="0.429cm" svg:x="6.107cm" svg:y="13.663cm">
                  <text:p/>
                </draw:rect>
                <draw:rect draw:style-name="gr1" draw:text-style-name="P1" draw:layer="layout" svg:width="0.429cm" svg:height="0.429cm" svg:x="6.534cm" svg:y="13.663cm">
                  <text:p/>
                </draw:rect>
                <draw:rect draw:style-name="gr1" draw:text-style-name="P1" draw:layer="layout" svg:width="0.429cm" svg:height="0.429cm" svg:x="6.959cm" svg:y="13.663cm">
                  <text:p/>
                </draw:rect>
                <draw:rect draw:style-name="gr1" draw:text-style-name="P1" draw:layer="layout" svg:width="0.429cm" svg:height="0.429cm" svg:x="7.386cm" svg:y="13.663cm">
                  <text:p/>
                </draw:rect>
                <draw:rect draw:style-name="gr1" draw:text-style-name="P1" draw:layer="layout" svg:width="0.426cm" svg:height="0.429cm" svg:x="7.813cm" svg:y="13.663cm">
                  <text:p/>
                </draw:rect>
                <draw:rect draw:style-name="gr1" draw:text-style-name="P1" draw:layer="layout" svg:width="0.429cm" svg:height="0.429cm" svg:x="8.238cm" svg:y="13.663cm">
                  <text:p/>
                </draw:rect>
                <draw:rect draw:style-name="gr1" draw:text-style-name="P1" draw:layer="layout" svg:width="0.429cm" svg:height="0.429cm" svg:x="8.663cm" svg:y="13.663cm">
                  <text:p/>
                </draw:rect>
                <draw:rect draw:style-name="gr1" draw:text-style-name="P1" draw:layer="layout" svg:width="0.428cm" svg:height="0.429cm" svg:x="9.088cm" svg:y="13.663cm">
                  <text:p/>
                </draw:rect>
                <draw:rect draw:style-name="gr1" draw:text-style-name="P1" draw:layer="layout" svg:width="0.429cm" svg:height="0.428cm" svg:x="6.107cm" svg:y="13.238cm">
                  <text:p/>
                </draw:rect>
                <draw:rect draw:style-name="gr1" draw:text-style-name="P1" draw:layer="layout" svg:width="0.429cm" svg:height="0.428cm" svg:x="6.534cm" svg:y="13.238cm">
                  <text:p/>
                </draw:rect>
                <draw:rect draw:style-name="gr1" draw:text-style-name="P1" draw:layer="layout" svg:width="0.429cm" svg:height="0.428cm" svg:x="6.959cm" svg:y="13.238cm">
                  <text:p/>
                </draw:rect>
                <draw:rect draw:style-name="gr1" draw:text-style-name="P1" draw:layer="layout" svg:width="0.429cm" svg:height="0.428cm" svg:x="7.386cm" svg:y="13.238cm">
                  <text:p/>
                </draw:rect>
                <draw:rect draw:style-name="gr1" draw:text-style-name="P1" draw:layer="layout" svg:width="0.426cm" svg:height="0.428cm" svg:x="7.813cm" svg:y="13.238cm">
                  <text:p/>
                </draw:rect>
                <draw:rect draw:style-name="gr1" draw:text-style-name="P1" draw:layer="layout" svg:width="0.429cm" svg:height="0.428cm" svg:x="8.238cm" svg:y="13.238cm">
                  <text:p/>
                </draw:rect>
                <draw:rect draw:style-name="gr1" draw:text-style-name="P1" draw:layer="layout" svg:width="0.429cm" svg:height="0.428cm" svg:x="8.663cm" svg:y="13.238cm">
                  <text:p/>
                </draw:rect>
                <draw:rect draw:style-name="gr1" draw:text-style-name="P1" draw:layer="layout" svg:width="0.428cm" svg:height="0.428cm" svg:x="9.088cm" svg:y="13.238cm">
                  <text:p/>
                </draw:rect>
                <draw:rect draw:style-name="gr1" draw:text-style-name="P1" draw:layer="layout" svg:width="0.429cm" svg:height="0.433cm" svg:x="6.107cm" svg:y="19.192cm">
                  <text:p/>
                </draw:rect>
                <draw:rect draw:style-name="gr1" draw:text-style-name="P1" draw:layer="layout" svg:width="0.429cm" svg:height="0.433cm" svg:x="6.534cm" svg:y="19.192cm">
                  <text:p/>
                </draw:rect>
                <draw:rect draw:style-name="gr1" draw:text-style-name="P1" draw:layer="layout" svg:width="0.429cm" svg:height="0.433cm" svg:x="6.959cm" svg:y="19.192cm">
                  <text:p/>
                </draw:rect>
                <draw:rect draw:style-name="gr1" draw:text-style-name="P1" draw:layer="layout" svg:width="0.429cm" svg:height="0.428cm" svg:x="6.107cm" svg:y="18.769cm">
                  <text:p/>
                </draw:rect>
                <draw:rect draw:style-name="gr1" draw:text-style-name="P1" draw:layer="layout" svg:width="0.429cm" svg:height="0.428cm" svg:x="6.534cm" svg:y="18.769cm">
                  <text:p/>
                </draw:rect>
                <draw:rect draw:style-name="gr1" draw:text-style-name="P1" draw:layer="layout" svg:width="0.429cm" svg:height="0.428cm" svg:x="6.959cm" svg:y="18.769cm">
                  <text:p/>
                </draw:rect>
                <draw:rect draw:style-name="gr1" draw:text-style-name="P1" draw:layer="layout" svg:width="0.429cm" svg:height="0.431cm" svg:x="6.107cm" svg:y="18.342cm">
                  <text:p/>
                </draw:rect>
                <draw:rect draw:style-name="gr1" draw:text-style-name="P1" draw:layer="layout" svg:width="0.429cm" svg:height="0.431cm" svg:x="6.534cm" svg:y="18.342cm">
                  <text:p/>
                </draw:rect>
                <draw:rect draw:style-name="gr1" draw:text-style-name="P1" draw:layer="layout" svg:width="0.429cm" svg:height="0.431cm" svg:x="6.959cm" svg:y="18.342cm">
                  <text:p/>
                </draw:rect>
                <draw:rect draw:style-name="gr1" draw:text-style-name="P1" draw:layer="layout" svg:width="0.429cm" svg:height="0.431cm" svg:x="6.107cm" svg:y="17.915cm">
                  <text:p/>
                </draw:rect>
                <draw:rect draw:style-name="gr1" draw:text-style-name="P1" draw:layer="layout" svg:width="0.429cm" svg:height="0.431cm" svg:x="6.534cm" svg:y="17.915cm">
                  <text:p/>
                </draw:rect>
                <draw:rect draw:style-name="gr1" draw:text-style-name="P1" draw:layer="layout" svg:width="0.429cm" svg:height="0.431cm" svg:x="6.959cm" svg:y="17.915cm">
                  <text:p/>
                </draw:rect>
                <draw:rect draw:style-name="gr1" draw:text-style-name="P1" draw:layer="layout" svg:width="0.429cm" svg:height="0.429cm" svg:x="6.107cm" svg:y="17.492cm">
                  <text:p/>
                </draw:rect>
                <draw:rect draw:style-name="gr1" draw:text-style-name="P1" draw:layer="layout" svg:width="0.429cm" svg:height="0.429cm" svg:x="6.534cm" svg:y="17.492cm">
                  <text:p/>
                </draw:rect>
                <draw:rect draw:style-name="gr1" draw:text-style-name="P1" draw:layer="layout" svg:width="0.429cm" svg:height="0.429cm" svg:x="6.959cm" svg:y="17.492cm">
                  <text:p/>
                </draw:rect>
                <draw:rect draw:style-name="gr1" draw:text-style-name="P1" draw:layer="layout" svg:width="0.429cm" svg:height="0.431cm" svg:x="6.107cm" svg:y="17.067cm">
                  <text:p/>
                </draw:rect>
                <draw:rect draw:style-name="gr1" draw:text-style-name="P1" draw:layer="layout" svg:width="0.429cm" svg:height="0.431cm" svg:x="6.534cm" svg:y="17.067cm">
                  <text:p/>
                </draw:rect>
                <draw:rect draw:style-name="gr1" draw:text-style-name="P1" draw:layer="layout" svg:width="0.429cm" svg:height="0.431cm" svg:x="6.959cm" svg:y="17.067cm">
                  <text:p/>
                </draw:rect>
                <draw:rect draw:style-name="gr1" draw:text-style-name="P1" draw:layer="layout" svg:width="0.429cm" svg:height="0.431cm" svg:x="6.107cm" svg:y="16.64cm">
                  <text:p/>
                </draw:rect>
                <draw:rect draw:style-name="gr1" draw:text-style-name="P1" draw:layer="layout" svg:width="0.429cm" svg:height="0.431cm" svg:x="6.534cm" svg:y="16.64cm">
                  <text:p/>
                </draw:rect>
                <draw:rect draw:style-name="gr1" draw:text-style-name="P1" draw:layer="layout" svg:width="0.429cm" svg:height="0.431cm" svg:x="6.959cm" svg:y="16.64cm">
                  <text:p/>
                </draw:rect>
                <draw:rect draw:style-name="gr1" draw:text-style-name="P1" draw:layer="layout" svg:width="0.429cm" svg:height="0.433cm" svg:x="6.107cm" svg:y="16.213cm">
                  <text:p/>
                </draw:rect>
                <draw:rect draw:style-name="gr1" draw:text-style-name="P1" draw:layer="layout" svg:width="0.429cm" svg:height="0.433cm" svg:x="6.534cm" svg:y="16.213cm">
                  <text:p/>
                </draw:rect>
                <draw:rect draw:style-name="gr1" draw:text-style-name="P1" draw:layer="layout" svg:width="0.429cm" svg:height="0.433cm" svg:x="6.959cm" svg:y="16.213cm">
                  <text:p/>
                </draw:rect>
                <draw:rect draw:style-name="gr1" draw:text-style-name="P1" draw:layer="layout" svg:width="0.429cm" svg:height="0.426cm" svg:x="6.107cm" svg:y="15.793cm">
                  <text:p/>
                </draw:rect>
                <draw:rect draw:style-name="gr1" draw:text-style-name="P1" draw:layer="layout" svg:width="0.429cm" svg:height="0.426cm" svg:x="6.534cm" svg:y="15.793cm">
                  <text:p/>
                </draw:rect>
                <draw:rect draw:style-name="gr1" draw:text-style-name="P1" draw:layer="layout" svg:width="0.429cm" svg:height="0.426cm" svg:x="6.959cm" svg:y="15.793cm">
                  <text:p/>
                </draw:rect>
              </draw:g>
              <draw:g>
                <draw:rect draw:style-name="gr1" draw:text-style-name="P1" draw:layer="layout" svg:width="0.428cm" svg:height="0.433cm" svg:x="9.513cm" svg:y="19.192cm">
                  <text:p/>
                </draw:rect>
                <draw:rect draw:style-name="gr1" draw:text-style-name="P1" draw:layer="layout" svg:width="0.428cm" svg:height="0.433cm" svg:x="9.94cm" svg:y="19.192cm">
                  <text:p/>
                </draw:rect>
                <draw:rect draw:style-name="gr1" draw:text-style-name="P1" draw:layer="layout" svg:width="0.426cm" svg:height="0.433cm" svg:x="10.365cm" svg:y="19.192cm">
                  <text:p/>
                </draw:rect>
                <draw:rect draw:style-name="gr1" draw:text-style-name="P1" draw:layer="layout" svg:width="0.431cm" svg:height="0.433cm" svg:x="10.791cm" svg:y="19.192cm">
                  <text:p/>
                </draw:rect>
                <draw:rect draw:style-name="gr1" draw:text-style-name="P1" draw:layer="layout" svg:width="0.424cm" svg:height="0.433cm" svg:x="11.219cm" svg:y="19.192cm">
                  <text:p/>
                </draw:rect>
                <draw:rect draw:style-name="gr1" draw:text-style-name="P1" draw:layer="layout" svg:width="0.431cm" svg:height="0.433cm" svg:x="11.639cm" svg:y="19.192cm">
                  <text:p/>
                </draw:rect>
                <draw:rect draw:style-name="gr1" draw:text-style-name="P1" draw:layer="layout" svg:width="0.426cm" svg:height="0.433cm" svg:x="12.069cm" svg:y="19.192cm">
                  <text:p/>
                </draw:rect>
                <draw:rect draw:style-name="gr1" draw:text-style-name="P1" draw:layer="layout" svg:width="0.424cm" svg:height="0.433cm" svg:x="12.494cm" svg:y="19.192cm">
                  <text:p/>
                </draw:rect>
                <draw:rect draw:style-name="gr1" draw:text-style-name="P1" draw:layer="layout" svg:width="0.428cm" svg:height="0.428cm" svg:x="9.513cm" svg:y="18.769cm">
                  <text:p/>
                </draw:rect>
                <draw:rect draw:style-name="gr1" draw:text-style-name="P1" draw:layer="layout" svg:width="0.428cm" svg:height="0.428cm" svg:x="9.94cm" svg:y="18.769cm">
                  <text:p/>
                </draw:rect>
                <draw:rect draw:style-name="gr1" draw:text-style-name="P1" draw:layer="layout" svg:width="0.426cm" svg:height="0.428cm" svg:x="10.365cm" svg:y="18.769cm">
                  <text:p/>
                </draw:rect>
                <draw:rect draw:style-name="gr1" draw:text-style-name="P1" draw:layer="layout" svg:width="0.431cm" svg:height="0.428cm" svg:x="10.791cm" svg:y="18.769cm">
                  <text:p/>
                </draw:rect>
                <draw:rect draw:style-name="gr1" draw:text-style-name="P1" draw:layer="layout" svg:width="0.424cm" svg:height="0.428cm" svg:x="11.219cm" svg:y="18.769cm">
                  <text:p/>
                </draw:rect>
                <draw:rect draw:style-name="gr1" draw:text-style-name="P1" draw:layer="layout" svg:width="0.431cm" svg:height="0.428cm" svg:x="11.639cm" svg:y="18.769cm">
                  <text:p/>
                </draw:rect>
                <draw:rect draw:style-name="gr1" draw:text-style-name="P1" draw:layer="layout" svg:width="0.426cm" svg:height="0.428cm" svg:x="12.069cm" svg:y="18.769cm">
                  <text:p/>
                </draw:rect>
                <draw:rect draw:style-name="gr1" draw:text-style-name="P1" draw:layer="layout" svg:width="0.424cm" svg:height="0.428cm" svg:x="12.494cm" svg:y="18.769cm">
                  <text:p/>
                </draw:rect>
                <draw:rect draw:style-name="gr1" draw:text-style-name="P1" draw:layer="layout" svg:width="0.428cm" svg:height="0.431cm" svg:x="9.513cm" svg:y="18.342cm">
                  <text:p/>
                </draw:rect>
                <draw:rect draw:style-name="gr1" draw:text-style-name="P1" draw:layer="layout" svg:width="0.428cm" svg:height="0.431cm" svg:x="9.94cm" svg:y="18.342cm">
                  <text:p/>
                </draw:rect>
                <draw:rect draw:style-name="gr1" draw:text-style-name="P1" draw:layer="layout" svg:width="0.426cm" svg:height="0.431cm" svg:x="10.365cm" svg:y="18.342cm">
                  <text:p/>
                </draw:rect>
                <draw:rect draw:style-name="gr1" draw:text-style-name="P1" draw:layer="layout" svg:width="0.431cm" svg:height="0.431cm" svg:x="10.791cm" svg:y="18.342cm">
                  <text:p/>
                </draw:rect>
                <draw:rect draw:style-name="gr1" draw:text-style-name="P1" draw:layer="layout" svg:width="0.424cm" svg:height="0.431cm" svg:x="11.219cm" svg:y="18.342cm">
                  <text:p/>
                </draw:rect>
                <draw:rect draw:style-name="gr1" draw:text-style-name="P1" draw:layer="layout" svg:width="0.431cm" svg:height="0.431cm" svg:x="11.639cm" svg:y="18.342cm">
                  <text:p/>
                </draw:rect>
                <draw:rect draw:style-name="gr1" draw:text-style-name="P1" draw:layer="layout" svg:width="0.426cm" svg:height="0.431cm" svg:x="12.069cm" svg:y="18.342cm">
                  <text:p/>
                </draw:rect>
                <draw:rect draw:style-name="gr1" draw:text-style-name="P1" draw:layer="layout" svg:width="0.424cm" svg:height="0.431cm" svg:x="12.494cm" svg:y="18.342cm">
                  <text:p/>
                </draw:rect>
                <draw:rect draw:style-name="gr1" draw:text-style-name="P1" draw:layer="layout" svg:width="0.428cm" svg:height="0.431cm" svg:x="9.513cm" svg:y="17.915cm">
                  <text:p/>
                </draw:rect>
                <draw:rect draw:style-name="gr1" draw:text-style-name="P1" draw:layer="layout" svg:width="0.428cm" svg:height="0.431cm" svg:x="9.94cm" svg:y="17.915cm">
                  <text:p/>
                </draw:rect>
                <draw:rect draw:style-name="gr1" draw:text-style-name="P1" draw:layer="layout" svg:width="0.426cm" svg:height="0.431cm" svg:x="10.365cm" svg:y="17.915cm">
                  <text:p/>
                </draw:rect>
                <draw:rect draw:style-name="gr1" draw:text-style-name="P1" draw:layer="layout" svg:width="0.431cm" svg:height="0.431cm" svg:x="10.791cm" svg:y="17.915cm">
                  <text:p/>
                </draw:rect>
                <draw:rect draw:style-name="gr1" draw:text-style-name="P1" draw:layer="layout" svg:width="0.424cm" svg:height="0.431cm" svg:x="11.219cm" svg:y="17.915cm">
                  <text:p/>
                </draw:rect>
                <draw:rect draw:style-name="gr1" draw:text-style-name="P1" draw:layer="layout" svg:width="0.431cm" svg:height="0.431cm" svg:x="11.639cm" svg:y="17.915cm">
                  <text:p/>
                </draw:rect>
                <draw:rect draw:style-name="gr1" draw:text-style-name="P1" draw:layer="layout" svg:width="0.426cm" svg:height="0.431cm" svg:x="12.069cm" svg:y="17.915cm">
                  <text:p/>
                </draw:rect>
                <draw:rect draw:style-name="gr1" draw:text-style-name="P1" draw:layer="layout" svg:width="0.424cm" svg:height="0.431cm" svg:x="12.494cm" svg:y="17.915cm">
                  <text:p/>
                </draw:rect>
                <draw:rect draw:style-name="gr1" draw:text-style-name="P1" draw:layer="layout" svg:width="0.428cm" svg:height="0.429cm" svg:x="9.513cm" svg:y="17.492cm">
                  <text:p/>
                </draw:rect>
                <draw:rect draw:style-name="gr1" draw:text-style-name="P1" draw:layer="layout" svg:width="0.428cm" svg:height="0.429cm" svg:x="9.94cm" svg:y="17.492cm">
                  <text:p/>
                </draw:rect>
                <draw:rect draw:style-name="gr1" draw:text-style-name="P1" draw:layer="layout" svg:width="0.426cm" svg:height="0.429cm" svg:x="10.365cm" svg:y="17.492cm">
                  <text:p/>
                </draw:rect>
                <draw:rect draw:style-name="gr1" draw:text-style-name="P1" draw:layer="layout" svg:width="0.431cm" svg:height="0.429cm" svg:x="10.791cm" svg:y="17.492cm">
                  <text:p/>
                </draw:rect>
                <draw:rect draw:style-name="gr1" draw:text-style-name="P1" draw:layer="layout" svg:width="0.424cm" svg:height="0.429cm" svg:x="11.219cm" svg:y="17.492cm">
                  <text:p/>
                </draw:rect>
                <draw:rect draw:style-name="gr1" draw:text-style-name="P1" draw:layer="layout" svg:width="0.431cm" svg:height="0.429cm" svg:x="11.639cm" svg:y="17.492cm">
                  <text:p/>
                </draw:rect>
                <draw:rect draw:style-name="gr1" draw:text-style-name="P1" draw:layer="layout" svg:width="0.426cm" svg:height="0.429cm" svg:x="12.069cm" svg:y="17.492cm">
                  <text:p/>
                </draw:rect>
                <draw:rect draw:style-name="gr1" draw:text-style-name="P1" draw:layer="layout" svg:width="0.424cm" svg:height="0.429cm" svg:x="12.494cm" svg:y="17.492cm">
                  <text:p/>
                </draw:rect>
                <draw:rect draw:style-name="gr1" draw:text-style-name="P1" draw:layer="layout" svg:width="0.428cm" svg:height="0.431cm" svg:x="9.513cm" svg:y="17.067cm">
                  <text:p/>
                </draw:rect>
                <draw:rect draw:style-name="gr1" draw:text-style-name="P1" draw:layer="layout" svg:width="0.428cm" svg:height="0.431cm" svg:x="9.94cm" svg:y="17.067cm">
                  <text:p/>
                </draw:rect>
                <draw:rect draw:style-name="gr1" draw:text-style-name="P1" draw:layer="layout" svg:width="0.426cm" svg:height="0.431cm" svg:x="10.365cm" svg:y="17.067cm">
                  <text:p/>
                </draw:rect>
                <draw:rect draw:style-name="gr1" draw:text-style-name="P1" draw:layer="layout" svg:width="0.431cm" svg:height="0.431cm" svg:x="10.791cm" svg:y="17.067cm">
                  <text:p/>
                </draw:rect>
                <draw:rect draw:style-name="gr1" draw:text-style-name="P1" draw:layer="layout" svg:width="0.424cm" svg:height="0.431cm" svg:x="11.219cm" svg:y="17.067cm">
                  <text:p/>
                </draw:rect>
                <draw:rect draw:style-name="gr1" draw:text-style-name="P1" draw:layer="layout" svg:width="0.431cm" svg:height="0.431cm" svg:x="11.639cm" svg:y="17.067cm">
                  <text:p/>
                </draw:rect>
                <draw:rect draw:style-name="gr1" draw:text-style-name="P1" draw:layer="layout" svg:width="0.426cm" svg:height="0.431cm" svg:x="12.069cm" svg:y="17.067cm">
                  <text:p/>
                </draw:rect>
                <draw:rect draw:style-name="gr1" draw:text-style-name="P1" draw:layer="layout" svg:width="0.424cm" svg:height="0.431cm" svg:x="12.494cm" svg:y="17.067cm">
                  <text:p/>
                </draw:rect>
                <draw:rect draw:style-name="gr1" draw:text-style-name="P1" draw:layer="layout" svg:width="0.428cm" svg:height="0.431cm" svg:x="9.513cm" svg:y="16.64cm">
                  <text:p/>
                </draw:rect>
                <draw:rect draw:style-name="gr1" draw:text-style-name="P1" draw:layer="layout" svg:width="0.428cm" svg:height="0.431cm" svg:x="9.94cm" svg:y="16.64cm">
                  <text:p/>
                </draw:rect>
                <draw:rect draw:style-name="gr1" draw:text-style-name="P1" draw:layer="layout" svg:width="0.426cm" svg:height="0.431cm" svg:x="10.365cm" svg:y="16.64cm">
                  <text:p/>
                </draw:rect>
                <draw:rect draw:style-name="gr1" draw:text-style-name="P1" draw:layer="layout" svg:width="0.431cm" svg:height="0.431cm" svg:x="10.791cm" svg:y="16.64cm">
                  <text:p/>
                </draw:rect>
                <draw:rect draw:style-name="gr1" draw:text-style-name="P1" draw:layer="layout" svg:width="0.424cm" svg:height="0.431cm" svg:x="11.219cm" svg:y="16.64cm">
                  <text:p/>
                </draw:rect>
                <draw:rect draw:style-name="gr1" draw:text-style-name="P1" draw:layer="layout" svg:width="0.431cm" svg:height="0.431cm" svg:x="11.639cm" svg:y="16.64cm">
                  <text:p/>
                </draw:rect>
                <draw:rect draw:style-name="gr1" draw:text-style-name="P1" draw:layer="layout" svg:width="0.426cm" svg:height="0.431cm" svg:x="12.069cm" svg:y="16.64cm">
                  <text:p/>
                </draw:rect>
                <draw:rect draw:style-name="gr1" draw:text-style-name="P1" draw:layer="layout" svg:width="0.424cm" svg:height="0.431cm" svg:x="12.494cm" svg:y="16.64cm">
                  <text:p/>
                </draw:rect>
                <draw:rect draw:style-name="gr1" draw:text-style-name="P1" draw:layer="layout" svg:width="0.428cm" svg:height="0.433cm" svg:x="9.513cm" svg:y="16.213cm">
                  <text:p/>
                </draw:rect>
                <draw:rect draw:style-name="gr1" draw:text-style-name="P1" draw:layer="layout" svg:width="0.428cm" svg:height="0.433cm" svg:x="9.94cm" svg:y="16.213cm">
                  <text:p/>
                </draw:rect>
                <draw:rect draw:style-name="gr1" draw:text-style-name="P1" draw:layer="layout" svg:width="0.426cm" svg:height="0.433cm" svg:x="10.365cm" svg:y="16.213cm">
                  <text:p/>
                </draw:rect>
                <draw:rect draw:style-name="gr1" draw:text-style-name="P1" draw:layer="layout" svg:width="0.431cm" svg:height="0.433cm" svg:x="10.791cm" svg:y="16.213cm">
                  <text:p/>
                </draw:rect>
                <draw:rect draw:style-name="gr1" draw:text-style-name="P1" draw:layer="layout" svg:width="0.424cm" svg:height="0.433cm" svg:x="11.219cm" svg:y="16.213cm">
                  <text:p/>
                </draw:rect>
                <draw:rect draw:style-name="gr1" draw:text-style-name="P1" draw:layer="layout" svg:width="0.431cm" svg:height="0.433cm" svg:x="11.639cm" svg:y="16.213cm">
                  <text:p/>
                </draw:rect>
                <draw:rect draw:style-name="gr1" draw:text-style-name="P1" draw:layer="layout" svg:width="0.426cm" svg:height="0.433cm" svg:x="12.069cm" svg:y="16.213cm">
                  <text:p/>
                </draw:rect>
                <draw:rect draw:style-name="gr1" draw:text-style-name="P1" draw:layer="layout" svg:width="0.424cm" svg:height="0.433cm" svg:x="12.494cm" svg:y="16.213cm">
                  <text:p/>
                </draw:rect>
                <draw:rect draw:style-name="gr1" draw:text-style-name="P1" draw:layer="layout" svg:width="0.428cm" svg:height="0.426cm" svg:x="9.513cm" svg:y="15.793cm">
                  <text:p/>
                </draw:rect>
                <draw:rect draw:style-name="gr1" draw:text-style-name="P1" draw:layer="layout" svg:width="0.428cm" svg:height="0.426cm" svg:x="9.94cm" svg:y="15.793cm">
                  <text:p/>
                </draw:rect>
                <draw:rect draw:style-name="gr1" draw:text-style-name="P1" draw:layer="layout" svg:width="0.426cm" svg:height="0.426cm" svg:x="10.365cm" svg:y="15.793cm">
                  <text:p/>
                </draw:rect>
                <draw:rect draw:style-name="gr1" draw:text-style-name="P1" draw:layer="layout" svg:width="0.431cm" svg:height="0.426cm" svg:x="10.791cm" svg:y="15.793cm">
                  <text:p/>
                </draw:rect>
                <draw:rect draw:style-name="gr1" draw:text-style-name="P1" draw:layer="layout" svg:width="0.424cm" svg:height="0.426cm" svg:x="11.219cm" svg:y="15.793cm">
                  <text:p/>
                </draw:rect>
                <draw:rect draw:style-name="gr1" draw:text-style-name="P1" draw:layer="layout" svg:width="0.431cm" svg:height="0.426cm" svg:x="11.639cm" svg:y="15.793cm">
                  <text:p/>
                </draw:rect>
                <draw:rect draw:style-name="gr1" draw:text-style-name="P1" draw:layer="layout" svg:width="0.426cm" svg:height="0.426cm" svg:x="12.069cm" svg:y="15.793cm">
                  <text:p/>
                </draw:rect>
                <draw:rect draw:style-name="gr1" draw:text-style-name="P1" draw:layer="layout" svg:width="0.424cm" svg:height="0.426cm" svg:x="12.494cm" svg:y="15.793cm">
                  <text:p/>
                </draw:rect>
                <draw:rect draw:style-name="gr1" draw:text-style-name="P1" draw:layer="layout" svg:width="0.428cm" svg:height="0.433cm" svg:x="9.513cm" svg:y="15.361cm">
                  <text:p/>
                </draw:rect>
                <draw:rect draw:style-name="gr1" draw:text-style-name="P1" draw:layer="layout" svg:width="0.428cm" svg:height="0.433cm" svg:x="9.94cm" svg:y="15.361cm">
                  <text:p/>
                </draw:rect>
                <draw:rect draw:style-name="gr1" draw:text-style-name="P1" draw:layer="layout" svg:width="0.426cm" svg:height="0.433cm" svg:x="10.365cm" svg:y="15.361cm">
                  <text:p/>
                </draw:rect>
                <draw:rect draw:style-name="gr1" draw:text-style-name="P1" draw:layer="layout" svg:width="0.431cm" svg:height="0.433cm" svg:x="10.791cm" svg:y="15.361cm">
                  <text:p/>
                </draw:rect>
                <draw:rect draw:style-name="gr1" draw:text-style-name="P1" draw:layer="layout" svg:width="0.424cm" svg:height="0.433cm" svg:x="11.219cm" svg:y="15.361cm">
                  <text:p/>
                </draw:rect>
                <draw:rect draw:style-name="gr1" draw:text-style-name="P1" draw:layer="layout" svg:width="0.431cm" svg:height="0.433cm" svg:x="11.639cm" svg:y="15.361cm">
                  <text:p/>
                </draw:rect>
                <draw:rect draw:style-name="gr1" draw:text-style-name="P1" draw:layer="layout" svg:width="0.426cm" svg:height="0.433cm" svg:x="12.069cm" svg:y="15.361cm">
                  <text:p/>
                </draw:rect>
                <draw:rect draw:style-name="gr1" draw:text-style-name="P1" draw:layer="layout" svg:width="0.424cm" svg:height="0.433cm" svg:x="12.494cm" svg:y="15.361cm">
                  <text:p/>
                </draw:rect>
                <draw:rect draw:style-name="gr1" draw:text-style-name="P1" draw:layer="layout" svg:width="0.428cm" svg:height="0.428cm" svg:x="9.513cm" svg:y="14.941cm">
                  <text:p/>
                </draw:rect>
                <draw:rect draw:style-name="gr1" draw:text-style-name="P1" draw:layer="layout" svg:width="0.428cm" svg:height="0.428cm" svg:x="9.94cm" svg:y="14.941cm">
                  <text:p/>
                </draw:rect>
                <draw:rect draw:style-name="gr1" draw:text-style-name="P1" draw:layer="layout" svg:width="0.426cm" svg:height="0.428cm" svg:x="10.365cm" svg:y="14.941cm">
                  <text:p/>
                </draw:rect>
                <draw:rect draw:style-name="gr1" draw:text-style-name="P1" draw:layer="layout" svg:width="0.431cm" svg:height="0.428cm" svg:x="10.791cm" svg:y="14.941cm">
                  <text:p/>
                </draw:rect>
                <draw:rect draw:style-name="gr1" draw:text-style-name="P1" draw:layer="layout" svg:width="0.424cm" svg:height="0.428cm" svg:x="11.219cm" svg:y="14.941cm">
                  <text:p/>
                </draw:rect>
                <draw:rect draw:style-name="gr1" draw:text-style-name="P1" draw:layer="layout" svg:width="0.431cm" svg:height="0.428cm" svg:x="11.639cm" svg:y="14.941cm">
                  <text:p/>
                </draw:rect>
                <draw:rect draw:style-name="gr1" draw:text-style-name="P1" draw:layer="layout" svg:width="0.426cm" svg:height="0.428cm" svg:x="12.069cm" svg:y="14.941cm">
                  <text:p/>
                </draw:rect>
                <draw:rect draw:style-name="gr1" draw:text-style-name="P1" draw:layer="layout" svg:width="0.424cm" svg:height="0.428cm" svg:x="12.494cm" svg:y="14.941cm">
                  <text:p/>
                </draw:rect>
                <draw:rect draw:style-name="gr1" draw:text-style-name="P1" draw:layer="layout" svg:width="0.428cm" svg:height="0.431cm" svg:x="9.513cm" svg:y="14.511cm">
                  <text:p/>
                </draw:rect>
                <draw:rect draw:style-name="gr1" draw:text-style-name="P1" draw:layer="layout" svg:width="0.428cm" svg:height="0.431cm" svg:x="9.94cm" svg:y="14.511cm">
                  <text:p/>
                </draw:rect>
                <draw:rect draw:style-name="gr1" draw:text-style-name="P1" draw:layer="layout" svg:width="0.426cm" svg:height="0.431cm" svg:x="10.365cm" svg:y="14.511cm">
                  <text:p/>
                </draw:rect>
                <draw:rect draw:style-name="gr1" draw:text-style-name="P1" draw:layer="layout" svg:width="0.431cm" svg:height="0.431cm" svg:x="10.791cm" svg:y="14.511cm">
                  <text:p/>
                </draw:rect>
                <draw:rect draw:style-name="gr1" draw:text-style-name="P1" draw:layer="layout" svg:width="0.424cm" svg:height="0.431cm" svg:x="11.219cm" svg:y="14.511cm">
                  <text:p/>
                </draw:rect>
                <draw:rect draw:style-name="gr1" draw:text-style-name="P1" draw:layer="layout" svg:width="0.431cm" svg:height="0.431cm" svg:x="11.639cm" svg:y="14.511cm">
                  <text:p/>
                </draw:rect>
                <draw:rect draw:style-name="gr1" draw:text-style-name="P1" draw:layer="layout" svg:width="0.426cm" svg:height="0.431cm" svg:x="12.069cm" svg:y="14.511cm">
                  <text:p/>
                </draw:rect>
                <draw:rect draw:style-name="gr1" draw:text-style-name="P1" draw:layer="layout" svg:width="0.424cm" svg:height="0.431cm" svg:x="12.494cm" svg:y="14.511cm">
                  <text:p/>
                </draw:rect>
                <draw:rect draw:style-name="gr1" draw:text-style-name="P1" draw:layer="layout" svg:width="0.428cm" svg:height="0.424cm" svg:x="9.513cm" svg:y="14.091cm">
                  <text:p/>
                </draw:rect>
                <draw:rect draw:style-name="gr1" draw:text-style-name="P1" draw:layer="layout" svg:width="0.428cm" svg:height="0.424cm" svg:x="9.94cm" svg:y="14.091cm">
                  <text:p/>
                </draw:rect>
                <draw:rect draw:style-name="gr1" draw:text-style-name="P1" draw:layer="layout" svg:width="0.426cm" svg:height="0.424cm" svg:x="10.365cm" svg:y="14.091cm">
                  <text:p/>
                </draw:rect>
                <draw:rect draw:style-name="gr1" draw:text-style-name="P1" draw:layer="layout" svg:width="0.431cm" svg:height="0.424cm" svg:x="10.791cm" svg:y="14.091cm">
                  <text:p/>
                </draw:rect>
                <draw:rect draw:style-name="gr1" draw:text-style-name="P1" draw:layer="layout" svg:width="0.424cm" svg:height="0.424cm" svg:x="11.219cm" svg:y="14.091cm">
                  <text:p/>
                </draw:rect>
                <draw:rect draw:style-name="gr1" draw:text-style-name="P1" draw:layer="layout" svg:width="0.431cm" svg:height="0.424cm" svg:x="11.639cm" svg:y="14.091cm">
                  <text:p/>
                </draw:rect>
                <draw:rect draw:style-name="gr1" draw:text-style-name="P1" draw:layer="layout" svg:width="0.426cm" svg:height="0.424cm" svg:x="12.069cm" svg:y="14.091cm">
                  <text:p/>
                </draw:rect>
                <draw:rect draw:style-name="gr1" draw:text-style-name="P1" draw:layer="layout" svg:width="0.424cm" svg:height="0.424cm" svg:x="12.494cm" svg:y="14.091cm">
                  <text:p/>
                </draw:rect>
                <draw:rect draw:style-name="gr1" draw:text-style-name="P1" draw:layer="layout" svg:width="0.428cm" svg:height="0.429cm" svg:x="9.513cm" svg:y="13.663cm">
                  <text:p/>
                </draw:rect>
                <draw:rect draw:style-name="gr1" draw:text-style-name="P1" draw:layer="layout" svg:width="0.428cm" svg:height="0.429cm" svg:x="9.94cm" svg:y="13.663cm">
                  <text:p/>
                </draw:rect>
                <draw:rect draw:style-name="gr1" draw:text-style-name="P1" draw:layer="layout" svg:width="0.426cm" svg:height="0.429cm" svg:x="10.365cm" svg:y="13.663cm">
                  <text:p/>
                </draw:rect>
                <draw:rect draw:style-name="gr1" draw:text-style-name="P1" draw:layer="layout" svg:width="0.431cm" svg:height="0.429cm" svg:x="10.791cm" svg:y="13.663cm">
                  <text:p/>
                </draw:rect>
                <draw:rect draw:style-name="gr1" draw:text-style-name="P1" draw:layer="layout" svg:width="0.424cm" svg:height="0.429cm" svg:x="11.219cm" svg:y="13.663cm">
                  <text:p/>
                </draw:rect>
                <draw:rect draw:style-name="gr1" draw:text-style-name="P1" draw:layer="layout" svg:width="0.431cm" svg:height="0.429cm" svg:x="11.639cm" svg:y="13.663cm">
                  <text:p/>
                </draw:rect>
                <draw:rect draw:style-name="gr1" draw:text-style-name="P1" draw:layer="layout" svg:width="0.426cm" svg:height="0.429cm" svg:x="12.069cm" svg:y="13.663cm">
                  <text:p/>
                </draw:rect>
                <draw:rect draw:style-name="gr1" draw:text-style-name="P1" draw:layer="layout" svg:width="0.424cm" svg:height="0.429cm" svg:x="12.494cm" svg:y="13.663cm">
                  <text:p/>
                </draw:rect>
                <draw:rect draw:style-name="gr1" draw:text-style-name="P1" draw:layer="layout" svg:width="0.428cm" svg:height="0.428cm" svg:x="9.513cm" svg:y="13.238cm">
                  <text:p/>
                </draw:rect>
                <draw:rect draw:style-name="gr1" draw:text-style-name="P1" draw:layer="layout" svg:width="0.428cm" svg:height="0.428cm" svg:x="9.94cm" svg:y="13.238cm">
                  <text:p/>
                </draw:rect>
                <draw:rect draw:style-name="gr1" draw:text-style-name="P1" draw:layer="layout" svg:width="0.426cm" svg:height="0.428cm" svg:x="10.365cm" svg:y="13.238cm">
                  <text:p/>
                </draw:rect>
                <draw:rect draw:style-name="gr1" draw:text-style-name="P1" draw:layer="layout" svg:width="0.431cm" svg:height="0.428cm" svg:x="10.791cm" svg:y="13.238cm">
                  <text:p/>
                </draw:rect>
                <draw:rect draw:style-name="gr1" draw:text-style-name="P1" draw:layer="layout" svg:width="0.424cm" svg:height="0.428cm" svg:x="11.219cm" svg:y="13.238cm">
                  <text:p/>
                </draw:rect>
                <draw:rect draw:style-name="gr1" draw:text-style-name="P1" draw:layer="layout" svg:width="0.431cm" svg:height="0.428cm" svg:x="11.639cm" svg:y="13.238cm">
                  <text:p/>
                </draw:rect>
                <draw:rect draw:style-name="gr1" draw:text-style-name="P1" draw:layer="layout" svg:width="0.426cm" svg:height="0.428cm" svg:x="12.069cm" svg:y="13.238cm">
                  <text:p/>
                </draw:rect>
                <draw:rect draw:style-name="gr1" draw:text-style-name="P1" draw:layer="layout" svg:width="0.424cm" svg:height="0.428cm" svg:x="12.494cm" svg:y="13.238cm">
                  <text:p/>
                </draw:rect>
                <draw:rect draw:style-name="gr1" draw:text-style-name="P1" draw:layer="layout" svg:width="0.428cm" svg:height="0.433cm" svg:x="9.513cm" svg:y="19.192cm">
                  <text:p/>
                </draw:rect>
                <draw:rect draw:style-name="gr1" draw:text-style-name="P1" draw:layer="layout" svg:width="0.428cm" svg:height="0.433cm" svg:x="9.94cm" svg:y="19.192cm">
                  <text:p/>
                </draw:rect>
                <draw:rect draw:style-name="gr1" draw:text-style-name="P1" draw:layer="layout" svg:width="0.426cm" svg:height="0.433cm" svg:x="10.365cm" svg:y="19.192cm">
                  <text:p/>
                </draw:rect>
                <draw:rect draw:style-name="gr1" draw:text-style-name="P1" draw:layer="layout" svg:width="0.428cm" svg:height="0.428cm" svg:x="9.513cm" svg:y="18.769cm">
                  <text:p/>
                </draw:rect>
                <draw:rect draw:style-name="gr1" draw:text-style-name="P1" draw:layer="layout" svg:width="0.428cm" svg:height="0.428cm" svg:x="9.94cm" svg:y="18.769cm">
                  <text:p/>
                </draw:rect>
                <draw:rect draw:style-name="gr1" draw:text-style-name="P1" draw:layer="layout" svg:width="0.426cm" svg:height="0.428cm" svg:x="10.365cm" svg:y="18.769cm">
                  <text:p/>
                </draw:rect>
                <draw:rect draw:style-name="gr1" draw:text-style-name="P1" draw:layer="layout" svg:width="0.428cm" svg:height="0.431cm" svg:x="9.513cm" svg:y="18.342cm">
                  <text:p/>
                </draw:rect>
                <draw:rect draw:style-name="gr1" draw:text-style-name="P1" draw:layer="layout" svg:width="0.428cm" svg:height="0.431cm" svg:x="9.94cm" svg:y="18.342cm">
                  <text:p/>
                </draw:rect>
                <draw:rect draw:style-name="gr1" draw:text-style-name="P1" draw:layer="layout" svg:width="0.426cm" svg:height="0.431cm" svg:x="10.365cm" svg:y="18.342cm">
                  <text:p/>
                </draw:rect>
                <draw:rect draw:style-name="gr1" draw:text-style-name="P1" draw:layer="layout" svg:width="0.428cm" svg:height="0.431cm" svg:x="9.513cm" svg:y="17.915cm">
                  <text:p/>
                </draw:rect>
                <draw:rect draw:style-name="gr1" draw:text-style-name="P1" draw:layer="layout" svg:width="0.428cm" svg:height="0.431cm" svg:x="9.94cm" svg:y="17.915cm">
                  <text:p/>
                </draw:rect>
                <draw:rect draw:style-name="gr1" draw:text-style-name="P1" draw:layer="layout" svg:width="0.426cm" svg:height="0.431cm" svg:x="10.365cm" svg:y="17.915cm">
                  <text:p/>
                </draw:rect>
                <draw:rect draw:style-name="gr1" draw:text-style-name="P1" draw:layer="layout" svg:width="0.428cm" svg:height="0.429cm" svg:x="9.513cm" svg:y="17.492cm">
                  <text:p/>
                </draw:rect>
                <draw:rect draw:style-name="gr1" draw:text-style-name="P1" draw:layer="layout" svg:width="0.428cm" svg:height="0.429cm" svg:x="9.94cm" svg:y="17.492cm">
                  <text:p/>
                </draw:rect>
                <draw:rect draw:style-name="gr1" draw:text-style-name="P1" draw:layer="layout" svg:width="0.426cm" svg:height="0.429cm" svg:x="10.365cm" svg:y="17.492cm">
                  <text:p/>
                </draw:rect>
                <draw:rect draw:style-name="gr1" draw:text-style-name="P1" draw:layer="layout" svg:width="0.428cm" svg:height="0.431cm" svg:x="9.513cm" svg:y="17.067cm">
                  <text:p/>
                </draw:rect>
                <draw:rect draw:style-name="gr1" draw:text-style-name="P1" draw:layer="layout" svg:width="0.428cm" svg:height="0.431cm" svg:x="9.94cm" svg:y="17.067cm">
                  <text:p/>
                </draw:rect>
                <draw:rect draw:style-name="gr1" draw:text-style-name="P1" draw:layer="layout" svg:width="0.426cm" svg:height="0.431cm" svg:x="10.365cm" svg:y="17.067cm">
                  <text:p/>
                </draw:rect>
                <draw:rect draw:style-name="gr1" draw:text-style-name="P1" draw:layer="layout" svg:width="0.428cm" svg:height="0.431cm" svg:x="9.513cm" svg:y="16.64cm">
                  <text:p/>
                </draw:rect>
                <draw:rect draw:style-name="gr1" draw:text-style-name="P1" draw:layer="layout" svg:width="0.428cm" svg:height="0.431cm" svg:x="9.94cm" svg:y="16.64cm">
                  <text:p/>
                </draw:rect>
                <draw:rect draw:style-name="gr1" draw:text-style-name="P1" draw:layer="layout" svg:width="0.426cm" svg:height="0.431cm" svg:x="10.365cm" svg:y="16.64cm">
                  <text:p/>
                </draw:rect>
                <draw:rect draw:style-name="gr1" draw:text-style-name="P1" draw:layer="layout" svg:width="0.428cm" svg:height="0.433cm" svg:x="9.513cm" svg:y="16.213cm">
                  <text:p/>
                </draw:rect>
                <draw:rect draw:style-name="gr1" draw:text-style-name="P1" draw:layer="layout" svg:width="0.428cm" svg:height="0.433cm" svg:x="9.94cm" svg:y="16.213cm">
                  <text:p/>
                </draw:rect>
                <draw:rect draw:style-name="gr1" draw:text-style-name="P1" draw:layer="layout" svg:width="0.426cm" svg:height="0.433cm" svg:x="10.365cm" svg:y="16.213cm">
                  <text:p/>
                </draw:rect>
                <draw:rect draw:style-name="gr1" draw:text-style-name="P1" draw:layer="layout" svg:width="0.428cm" svg:height="0.426cm" svg:x="9.513cm" svg:y="15.793cm">
                  <text:p/>
                </draw:rect>
                <draw:rect draw:style-name="gr1" draw:text-style-name="P1" draw:layer="layout" svg:width="0.428cm" svg:height="0.426cm" svg:x="9.94cm" svg:y="15.793cm">
                  <text:p/>
                </draw:rect>
                <draw:rect draw:style-name="gr1" draw:text-style-name="P1" draw:layer="layout" svg:width="0.426cm" svg:height="0.426cm" svg:x="10.365cm" svg:y="15.793cm">
                  <text:p/>
                </draw:rect>
              </draw:g>
              <draw:g>
                <draw:rect draw:style-name="gr1" draw:text-style-name="P1" draw:layer="layout" svg:width="0.431cm" svg:height="0.433cm" svg:x="12.918cm" svg:y="19.192cm">
                  <text:p/>
                </draw:rect>
                <draw:rect draw:style-name="gr1" draw:text-style-name="P1" draw:layer="layout" svg:width="0.426cm" svg:height="0.433cm" svg:x="13.345cm" svg:y="19.192cm">
                  <text:p/>
                </draw:rect>
                <draw:rect draw:style-name="gr1" draw:text-style-name="P1" draw:layer="layout" svg:width="0.429cm" svg:height="0.433cm" svg:x="13.768cm" svg:y="19.192cm">
                  <text:p/>
                </draw:rect>
                <draw:rect draw:style-name="gr1" draw:text-style-name="P1" draw:layer="layout" svg:width="0.429cm" svg:height="0.433cm" svg:x="14.197cm" svg:y="19.192cm">
                  <text:p/>
                </draw:rect>
                <draw:rect draw:style-name="gr1" draw:text-style-name="P1" draw:layer="layout" svg:width="0.426cm" svg:height="0.433cm" svg:x="14.625cm" svg:y="19.192cm">
                  <text:p/>
                </draw:rect>
                <draw:rect draw:style-name="gr1" draw:text-style-name="P1" draw:layer="layout" svg:width="0.431cm" svg:height="0.433cm" svg:x="15.047cm" svg:y="19.192cm">
                  <text:p/>
                </draw:rect>
                <draw:rect draw:style-name="gr1" draw:text-style-name="P1" draw:layer="layout" svg:width="0.431cm" svg:height="0.433cm" svg:x="15.472cm" svg:y="19.192cm">
                  <text:p/>
                </draw:rect>
                <draw:rect draw:style-name="gr1" draw:text-style-name="P1" draw:layer="layout" svg:width="0.429cm" svg:height="0.433cm" svg:x="15.899cm" svg:y="19.192cm">
                  <text:p/>
                </draw:rect>
                <draw:rect draw:style-name="gr1" draw:text-style-name="P1" draw:layer="layout" svg:width="0.431cm" svg:height="0.428cm" svg:x="12.918cm" svg:y="18.769cm">
                  <text:p/>
                </draw:rect>
                <draw:rect draw:style-name="gr1" draw:text-style-name="P1" draw:layer="layout" svg:width="0.426cm" svg:height="0.428cm" svg:x="13.345cm" svg:y="18.769cm">
                  <text:p/>
                </draw:rect>
                <draw:rect draw:style-name="gr1" draw:text-style-name="P1" draw:layer="layout" svg:width="0.429cm" svg:height="0.428cm" svg:x="13.768cm" svg:y="18.769cm">
                  <text:p/>
                </draw:rect>
                <draw:rect draw:style-name="gr1" draw:text-style-name="P1" draw:layer="layout" svg:width="0.429cm" svg:height="0.428cm" svg:x="14.197cm" svg:y="18.769cm">
                  <text:p/>
                </draw:rect>
                <draw:rect draw:style-name="gr1" draw:text-style-name="P1" draw:layer="layout" svg:width="0.426cm" svg:height="0.428cm" svg:x="14.625cm" svg:y="18.769cm">
                  <text:p/>
                </draw:rect>
                <draw:rect draw:style-name="gr1" draw:text-style-name="P1" draw:layer="layout" svg:width="0.431cm" svg:height="0.428cm" svg:x="15.047cm" svg:y="18.769cm">
                  <text:p/>
                </draw:rect>
                <draw:rect draw:style-name="gr1" draw:text-style-name="P1" draw:layer="layout" svg:width="0.431cm" svg:height="0.428cm" svg:x="15.472cm" svg:y="18.769cm">
                  <text:p/>
                </draw:rect>
                <draw:rect draw:style-name="gr1" draw:text-style-name="P1" draw:layer="layout" svg:width="0.429cm" svg:height="0.428cm" svg:x="15.899cm" svg:y="18.769cm">
                  <text:p/>
                </draw:rect>
                <draw:rect draw:style-name="gr1" draw:text-style-name="P1" draw:layer="layout" svg:width="0.431cm" svg:height="0.431cm" svg:x="12.918cm" svg:y="18.342cm">
                  <text:p/>
                </draw:rect>
                <draw:rect draw:style-name="gr1" draw:text-style-name="P1" draw:layer="layout" svg:width="0.426cm" svg:height="0.431cm" svg:x="13.345cm" svg:y="18.342cm">
                  <text:p/>
                </draw:rect>
                <draw:rect draw:style-name="gr1" draw:text-style-name="P1" draw:layer="layout" svg:width="0.429cm" svg:height="0.431cm" svg:x="13.768cm" svg:y="18.342cm">
                  <text:p/>
                </draw:rect>
                <draw:rect draw:style-name="gr1" draw:text-style-name="P1" draw:layer="layout" svg:width="0.429cm" svg:height="0.431cm" svg:x="14.197cm" svg:y="18.342cm">
                  <text:p/>
                </draw:rect>
                <draw:rect draw:style-name="gr1" draw:text-style-name="P1" draw:layer="layout" svg:width="0.426cm" svg:height="0.431cm" svg:x="14.625cm" svg:y="18.342cm">
                  <text:p/>
                </draw:rect>
                <draw:rect draw:style-name="gr1" draw:text-style-name="P1" draw:layer="layout" svg:width="0.431cm" svg:height="0.431cm" svg:x="15.047cm" svg:y="18.342cm">
                  <text:p/>
                </draw:rect>
                <draw:rect draw:style-name="gr1" draw:text-style-name="P1" draw:layer="layout" svg:width="0.431cm" svg:height="0.431cm" svg:x="15.472cm" svg:y="18.342cm">
                  <text:p/>
                </draw:rect>
                <draw:rect draw:style-name="gr1" draw:text-style-name="P1" draw:layer="layout" svg:width="0.429cm" svg:height="0.431cm" svg:x="15.899cm" svg:y="18.342cm">
                  <text:p/>
                </draw:rect>
                <draw:rect draw:style-name="gr1" draw:text-style-name="P1" draw:layer="layout" svg:width="0.431cm" svg:height="0.431cm" svg:x="12.918cm" svg:y="17.915cm">
                  <text:p/>
                </draw:rect>
                <draw:rect draw:style-name="gr1" draw:text-style-name="P1" draw:layer="layout" svg:width="0.426cm" svg:height="0.431cm" svg:x="13.345cm" svg:y="17.915cm">
                  <text:p/>
                </draw:rect>
                <draw:rect draw:style-name="gr1" draw:text-style-name="P1" draw:layer="layout" svg:width="0.429cm" svg:height="0.431cm" svg:x="13.768cm" svg:y="17.915cm">
                  <text:p/>
                </draw:rect>
                <draw:rect draw:style-name="gr1" draw:text-style-name="P1" draw:layer="layout" svg:width="0.429cm" svg:height="0.431cm" svg:x="14.197cm" svg:y="17.915cm">
                  <text:p/>
                </draw:rect>
                <draw:rect draw:style-name="gr1" draw:text-style-name="P1" draw:layer="layout" svg:width="0.426cm" svg:height="0.431cm" svg:x="14.625cm" svg:y="17.915cm">
                  <text:p/>
                </draw:rect>
                <draw:rect draw:style-name="gr1" draw:text-style-name="P1" draw:layer="layout" svg:width="0.431cm" svg:height="0.431cm" svg:x="15.047cm" svg:y="17.915cm">
                  <text:p/>
                </draw:rect>
                <draw:rect draw:style-name="gr1" draw:text-style-name="P1" draw:layer="layout" svg:width="0.431cm" svg:height="0.431cm" svg:x="15.472cm" svg:y="17.915cm">
                  <text:p/>
                </draw:rect>
                <draw:rect draw:style-name="gr1" draw:text-style-name="P1" draw:layer="layout" svg:width="0.429cm" svg:height="0.431cm" svg:x="15.899cm" svg:y="17.915cm">
                  <text:p/>
                </draw:rect>
                <draw:rect draw:style-name="gr1" draw:text-style-name="P1" draw:layer="layout" svg:width="0.431cm" svg:height="0.429cm" svg:x="12.918cm" svg:y="17.492cm">
                  <text:p/>
                </draw:rect>
                <draw:rect draw:style-name="gr1" draw:text-style-name="P1" draw:layer="layout" svg:width="0.426cm" svg:height="0.429cm" svg:x="13.345cm" svg:y="17.492cm">
                  <text:p/>
                </draw:rect>
                <draw:rect draw:style-name="gr1" draw:text-style-name="P1" draw:layer="layout" svg:width="0.429cm" svg:height="0.429cm" svg:x="13.768cm" svg:y="17.492cm">
                  <text:p/>
                </draw:rect>
                <draw:rect draw:style-name="gr1" draw:text-style-name="P1" draw:layer="layout" svg:width="0.429cm" svg:height="0.429cm" svg:x="14.197cm" svg:y="17.492cm">
                  <text:p/>
                </draw:rect>
                <draw:rect draw:style-name="gr1" draw:text-style-name="P1" draw:layer="layout" svg:width="0.426cm" svg:height="0.429cm" svg:x="14.625cm" svg:y="17.492cm">
                  <text:p/>
                </draw:rect>
                <draw:rect draw:style-name="gr1" draw:text-style-name="P1" draw:layer="layout" svg:width="0.431cm" svg:height="0.429cm" svg:x="15.047cm" svg:y="17.492cm">
                  <text:p/>
                </draw:rect>
                <draw:rect draw:style-name="gr1" draw:text-style-name="P1" draw:layer="layout" svg:width="0.431cm" svg:height="0.429cm" svg:x="15.472cm" svg:y="17.492cm">
                  <text:p/>
                </draw:rect>
                <draw:rect draw:style-name="gr1" draw:text-style-name="P1" draw:layer="layout" svg:width="0.429cm" svg:height="0.429cm" svg:x="15.899cm" svg:y="17.492cm">
                  <text:p/>
                </draw:rect>
                <draw:rect draw:style-name="gr1" draw:text-style-name="P1" draw:layer="layout" svg:width="0.431cm" svg:height="0.431cm" svg:x="12.918cm" svg:y="17.067cm">
                  <text:p/>
                </draw:rect>
                <draw:rect draw:style-name="gr1" draw:text-style-name="P1" draw:layer="layout" svg:width="0.426cm" svg:height="0.431cm" svg:x="13.345cm" svg:y="17.067cm">
                  <text:p/>
                </draw:rect>
                <draw:rect draw:style-name="gr1" draw:text-style-name="P1" draw:layer="layout" svg:width="0.429cm" svg:height="0.431cm" svg:x="13.768cm" svg:y="17.067cm">
                  <text:p/>
                </draw:rect>
                <draw:rect draw:style-name="gr1" draw:text-style-name="P1" draw:layer="layout" svg:width="0.429cm" svg:height="0.431cm" svg:x="14.197cm" svg:y="17.067cm">
                  <text:p/>
                </draw:rect>
                <draw:rect draw:style-name="gr1" draw:text-style-name="P1" draw:layer="layout" svg:width="0.426cm" svg:height="0.431cm" svg:x="14.625cm" svg:y="17.067cm">
                  <text:p/>
                </draw:rect>
                <draw:rect draw:style-name="gr1" draw:text-style-name="P1" draw:layer="layout" svg:width="0.431cm" svg:height="0.431cm" svg:x="15.047cm" svg:y="17.067cm">
                  <text:p/>
                </draw:rect>
                <draw:rect draw:style-name="gr1" draw:text-style-name="P1" draw:layer="layout" svg:width="0.431cm" svg:height="0.431cm" svg:x="15.472cm" svg:y="17.067cm">
                  <text:p/>
                </draw:rect>
                <draw:rect draw:style-name="gr1" draw:text-style-name="P1" draw:layer="layout" svg:width="0.429cm" svg:height="0.431cm" svg:x="15.899cm" svg:y="17.067cm">
                  <text:p/>
                </draw:rect>
                <draw:rect draw:style-name="gr1" draw:text-style-name="P1" draw:layer="layout" svg:width="0.431cm" svg:height="0.431cm" svg:x="12.918cm" svg:y="16.64cm">
                  <text:p/>
                </draw:rect>
                <draw:rect draw:style-name="gr1" draw:text-style-name="P1" draw:layer="layout" svg:width="0.426cm" svg:height="0.431cm" svg:x="13.345cm" svg:y="16.64cm">
                  <text:p/>
                </draw:rect>
                <draw:rect draw:style-name="gr1" draw:text-style-name="P1" draw:layer="layout" svg:width="0.429cm" svg:height="0.431cm" svg:x="13.768cm" svg:y="16.64cm">
                  <text:p/>
                </draw:rect>
                <draw:rect draw:style-name="gr1" draw:text-style-name="P1" draw:layer="layout" svg:width="0.429cm" svg:height="0.431cm" svg:x="14.197cm" svg:y="16.64cm">
                  <text:p/>
                </draw:rect>
                <draw:rect draw:style-name="gr1" draw:text-style-name="P1" draw:layer="layout" svg:width="0.426cm" svg:height="0.431cm" svg:x="14.625cm" svg:y="16.64cm">
                  <text:p/>
                </draw:rect>
                <draw:rect draw:style-name="gr1" draw:text-style-name="P1" draw:layer="layout" svg:width="0.431cm" svg:height="0.431cm" svg:x="15.047cm" svg:y="16.64cm">
                  <text:p/>
                </draw:rect>
                <draw:rect draw:style-name="gr1" draw:text-style-name="P1" draw:layer="layout" svg:width="0.431cm" svg:height="0.431cm" svg:x="15.472cm" svg:y="16.64cm">
                  <text:p/>
                </draw:rect>
                <draw:rect draw:style-name="gr1" draw:text-style-name="P1" draw:layer="layout" svg:width="0.429cm" svg:height="0.431cm" svg:x="15.899cm" svg:y="16.64cm">
                  <text:p/>
                </draw:rect>
                <draw:rect draw:style-name="gr1" draw:text-style-name="P1" draw:layer="layout" svg:width="0.431cm" svg:height="0.433cm" svg:x="12.918cm" svg:y="16.213cm">
                  <text:p/>
                </draw:rect>
                <draw:rect draw:style-name="gr1" draw:text-style-name="P1" draw:layer="layout" svg:width="0.426cm" svg:height="0.433cm" svg:x="13.345cm" svg:y="16.213cm">
                  <text:p/>
                </draw:rect>
                <draw:rect draw:style-name="gr1" draw:text-style-name="P1" draw:layer="layout" svg:width="0.429cm" svg:height="0.433cm" svg:x="13.768cm" svg:y="16.213cm">
                  <text:p/>
                </draw:rect>
                <draw:rect draw:style-name="gr1" draw:text-style-name="P1" draw:layer="layout" svg:width="0.429cm" svg:height="0.433cm" svg:x="14.197cm" svg:y="16.213cm">
                  <text:p/>
                </draw:rect>
                <draw:rect draw:style-name="gr1" draw:text-style-name="P1" draw:layer="layout" svg:width="0.426cm" svg:height="0.433cm" svg:x="14.625cm" svg:y="16.213cm">
                  <text:p/>
                </draw:rect>
                <draw:rect draw:style-name="gr1" draw:text-style-name="P1" draw:layer="layout" svg:width="0.431cm" svg:height="0.433cm" svg:x="15.047cm" svg:y="16.213cm">
                  <text:p/>
                </draw:rect>
                <draw:rect draw:style-name="gr1" draw:text-style-name="P1" draw:layer="layout" svg:width="0.431cm" svg:height="0.433cm" svg:x="15.472cm" svg:y="16.213cm">
                  <text:p/>
                </draw:rect>
                <draw:rect draw:style-name="gr1" draw:text-style-name="P1" draw:layer="layout" svg:width="0.429cm" svg:height="0.433cm" svg:x="15.899cm" svg:y="16.213cm">
                  <text:p/>
                </draw:rect>
                <draw:rect draw:style-name="gr1" draw:text-style-name="P1" draw:layer="layout" svg:width="0.431cm" svg:height="0.426cm" svg:x="12.918cm" svg:y="15.793cm">
                  <text:p/>
                </draw:rect>
                <draw:rect draw:style-name="gr1" draw:text-style-name="P1" draw:layer="layout" svg:width="0.426cm" svg:height="0.426cm" svg:x="13.345cm" svg:y="15.793cm">
                  <text:p/>
                </draw:rect>
                <draw:rect draw:style-name="gr1" draw:text-style-name="P1" draw:layer="layout" svg:width="0.429cm" svg:height="0.426cm" svg:x="13.768cm" svg:y="15.793cm">
                  <text:p/>
                </draw:rect>
                <draw:rect draw:style-name="gr1" draw:text-style-name="P1" draw:layer="layout" svg:width="0.429cm" svg:height="0.426cm" svg:x="14.197cm" svg:y="15.793cm">
                  <text:p/>
                </draw:rect>
                <draw:rect draw:style-name="gr1" draw:text-style-name="P1" draw:layer="layout" svg:width="0.426cm" svg:height="0.426cm" svg:x="14.625cm" svg:y="15.793cm">
                  <text:p/>
                </draw:rect>
                <draw:rect draw:style-name="gr1" draw:text-style-name="P1" draw:layer="layout" svg:width="0.431cm" svg:height="0.426cm" svg:x="15.047cm" svg:y="15.793cm">
                  <text:p/>
                </draw:rect>
                <draw:rect draw:style-name="gr1" draw:text-style-name="P1" draw:layer="layout" svg:width="0.431cm" svg:height="0.426cm" svg:x="15.472cm" svg:y="15.793cm">
                  <text:p/>
                </draw:rect>
                <draw:rect draw:style-name="gr1" draw:text-style-name="P1" draw:layer="layout" svg:width="0.429cm" svg:height="0.426cm" svg:x="15.899cm" svg:y="15.793cm">
                  <text:p/>
                </draw:rect>
                <draw:rect draw:style-name="gr1" draw:text-style-name="P1" draw:layer="layout" svg:width="0.431cm" svg:height="0.433cm" svg:x="12.918cm" svg:y="15.361cm">
                  <text:p/>
                </draw:rect>
                <draw:rect draw:style-name="gr1" draw:text-style-name="P1" draw:layer="layout" svg:width="0.426cm" svg:height="0.433cm" svg:x="13.345cm" svg:y="15.361cm">
                  <text:p/>
                </draw:rect>
                <draw:rect draw:style-name="gr1" draw:text-style-name="P1" draw:layer="layout" svg:width="0.429cm" svg:height="0.433cm" svg:x="13.768cm" svg:y="15.361cm">
                  <text:p/>
                </draw:rect>
                <draw:rect draw:style-name="gr1" draw:text-style-name="P1" draw:layer="layout" svg:width="0.429cm" svg:height="0.433cm" svg:x="14.197cm" svg:y="15.361cm">
                  <text:p/>
                </draw:rect>
                <draw:rect draw:style-name="gr1" draw:text-style-name="P1" draw:layer="layout" svg:width="0.426cm" svg:height="0.433cm" svg:x="14.625cm" svg:y="15.361cm">
                  <text:p/>
                </draw:rect>
                <draw:rect draw:style-name="gr1" draw:text-style-name="P1" draw:layer="layout" svg:width="0.431cm" svg:height="0.433cm" svg:x="15.047cm" svg:y="15.361cm">
                  <text:p/>
                </draw:rect>
                <draw:rect draw:style-name="gr1" draw:text-style-name="P1" draw:layer="layout" svg:width="0.431cm" svg:height="0.433cm" svg:x="15.472cm" svg:y="15.361cm">
                  <text:p/>
                </draw:rect>
                <draw:rect draw:style-name="gr1" draw:text-style-name="P1" draw:layer="layout" svg:width="0.429cm" svg:height="0.433cm" svg:x="15.899cm" svg:y="15.361cm">
                  <text:p/>
                </draw:rect>
                <draw:rect draw:style-name="gr1" draw:text-style-name="P1" draw:layer="layout" svg:width="0.431cm" svg:height="0.428cm" svg:x="12.918cm" svg:y="14.941cm">
                  <text:p/>
                </draw:rect>
                <draw:rect draw:style-name="gr1" draw:text-style-name="P1" draw:layer="layout" svg:width="0.426cm" svg:height="0.428cm" svg:x="13.345cm" svg:y="14.941cm">
                  <text:p/>
                </draw:rect>
                <draw:rect draw:style-name="gr1" draw:text-style-name="P1" draw:layer="layout" svg:width="0.429cm" svg:height="0.428cm" svg:x="13.768cm" svg:y="14.941cm">
                  <text:p/>
                </draw:rect>
                <draw:rect draw:style-name="gr1" draw:text-style-name="P1" draw:layer="layout" svg:width="0.429cm" svg:height="0.428cm" svg:x="14.197cm" svg:y="14.941cm">
                  <text:p/>
                </draw:rect>
                <draw:rect draw:style-name="gr1" draw:text-style-name="P1" draw:layer="layout" svg:width="0.426cm" svg:height="0.428cm" svg:x="14.625cm" svg:y="14.941cm">
                  <text:p/>
                </draw:rect>
                <draw:rect draw:style-name="gr1" draw:text-style-name="P1" draw:layer="layout" svg:width="0.431cm" svg:height="0.428cm" svg:x="15.047cm" svg:y="14.941cm">
                  <text:p/>
                </draw:rect>
                <draw:rect draw:style-name="gr1" draw:text-style-name="P1" draw:layer="layout" svg:width="0.431cm" svg:height="0.428cm" svg:x="15.472cm" svg:y="14.941cm">
                  <text:p/>
                </draw:rect>
                <draw:rect draw:style-name="gr1" draw:text-style-name="P1" draw:layer="layout" svg:width="0.429cm" svg:height="0.428cm" svg:x="15.899cm" svg:y="14.941cm">
                  <text:p/>
                </draw:rect>
                <draw:rect draw:style-name="gr1" draw:text-style-name="P1" draw:layer="layout" svg:width="0.431cm" svg:height="0.431cm" svg:x="12.918cm" svg:y="14.511cm">
                  <text:p/>
                </draw:rect>
                <draw:rect draw:style-name="gr1" draw:text-style-name="P1" draw:layer="layout" svg:width="0.426cm" svg:height="0.431cm" svg:x="13.345cm" svg:y="14.511cm">
                  <text:p/>
                </draw:rect>
                <draw:rect draw:style-name="gr1" draw:text-style-name="P1" draw:layer="layout" svg:width="0.429cm" svg:height="0.431cm" svg:x="13.768cm" svg:y="14.511cm">
                  <text:p/>
                </draw:rect>
                <draw:rect draw:style-name="gr1" draw:text-style-name="P1" draw:layer="layout" svg:width="0.429cm" svg:height="0.431cm" svg:x="14.197cm" svg:y="14.511cm">
                  <text:p/>
                </draw:rect>
                <draw:rect draw:style-name="gr1" draw:text-style-name="P1" draw:layer="layout" svg:width="0.426cm" svg:height="0.431cm" svg:x="14.625cm" svg:y="14.511cm">
                  <text:p/>
                </draw:rect>
                <draw:rect draw:style-name="gr1" draw:text-style-name="P1" draw:layer="layout" svg:width="0.431cm" svg:height="0.431cm" svg:x="15.047cm" svg:y="14.511cm">
                  <text:p/>
                </draw:rect>
                <draw:rect draw:style-name="gr1" draw:text-style-name="P1" draw:layer="layout" svg:width="0.431cm" svg:height="0.431cm" svg:x="15.472cm" svg:y="14.511cm">
                  <text:p/>
                </draw:rect>
                <draw:rect draw:style-name="gr1" draw:text-style-name="P1" draw:layer="layout" svg:width="0.429cm" svg:height="0.431cm" svg:x="15.899cm" svg:y="14.511cm">
                  <text:p/>
                </draw:rect>
                <draw:rect draw:style-name="gr1" draw:text-style-name="P1" draw:layer="layout" svg:width="0.431cm" svg:height="0.424cm" svg:x="12.918cm" svg:y="14.091cm">
                  <text:p/>
                </draw:rect>
                <draw:rect draw:style-name="gr1" draw:text-style-name="P1" draw:layer="layout" svg:width="0.426cm" svg:height="0.424cm" svg:x="13.345cm" svg:y="14.091cm">
                  <text:p/>
                </draw:rect>
                <draw:rect draw:style-name="gr1" draw:text-style-name="P1" draw:layer="layout" svg:width="0.429cm" svg:height="0.424cm" svg:x="13.768cm" svg:y="14.091cm">
                  <text:p/>
                </draw:rect>
                <draw:rect draw:style-name="gr1" draw:text-style-name="P1" draw:layer="layout" svg:width="0.429cm" svg:height="0.424cm" svg:x="14.197cm" svg:y="14.091cm">
                  <text:p/>
                </draw:rect>
                <draw:rect draw:style-name="gr1" draw:text-style-name="P1" draw:layer="layout" svg:width="0.426cm" svg:height="0.424cm" svg:x="14.625cm" svg:y="14.091cm">
                  <text:p/>
                </draw:rect>
                <draw:rect draw:style-name="gr1" draw:text-style-name="P1" draw:layer="layout" svg:width="0.431cm" svg:height="0.424cm" svg:x="15.047cm" svg:y="14.091cm">
                  <text:p/>
                </draw:rect>
                <draw:rect draw:style-name="gr1" draw:text-style-name="P1" draw:layer="layout" svg:width="0.431cm" svg:height="0.424cm" svg:x="15.472cm" svg:y="14.091cm">
                  <text:p/>
                </draw:rect>
                <draw:rect draw:style-name="gr1" draw:text-style-name="P1" draw:layer="layout" svg:width="0.429cm" svg:height="0.424cm" svg:x="15.899cm" svg:y="14.091cm">
                  <text:p/>
                </draw:rect>
                <draw:rect draw:style-name="gr1" draw:text-style-name="P1" draw:layer="layout" svg:width="0.431cm" svg:height="0.429cm" svg:x="12.918cm" svg:y="13.663cm">
                  <text:p/>
                </draw:rect>
                <draw:rect draw:style-name="gr1" draw:text-style-name="P1" draw:layer="layout" svg:width="0.426cm" svg:height="0.429cm" svg:x="13.345cm" svg:y="13.663cm">
                  <text:p/>
                </draw:rect>
                <draw:rect draw:style-name="gr1" draw:text-style-name="P1" draw:layer="layout" svg:width="0.429cm" svg:height="0.429cm" svg:x="13.768cm" svg:y="13.663cm">
                  <text:p/>
                </draw:rect>
                <draw:rect draw:style-name="gr1" draw:text-style-name="P1" draw:layer="layout" svg:width="0.429cm" svg:height="0.429cm" svg:x="14.197cm" svg:y="13.663cm">
                  <text:p/>
                </draw:rect>
                <draw:rect draw:style-name="gr1" draw:text-style-name="P1" draw:layer="layout" svg:width="0.426cm" svg:height="0.429cm" svg:x="14.625cm" svg:y="13.663cm">
                  <text:p/>
                </draw:rect>
                <draw:rect draw:style-name="gr1" draw:text-style-name="P1" draw:layer="layout" svg:width="0.431cm" svg:height="0.429cm" svg:x="15.047cm" svg:y="13.663cm">
                  <text:p/>
                </draw:rect>
                <draw:rect draw:style-name="gr1" draw:text-style-name="P1" draw:layer="layout" svg:width="0.431cm" svg:height="0.429cm" svg:x="15.472cm" svg:y="13.663cm">
                  <text:p/>
                </draw:rect>
                <draw:rect draw:style-name="gr1" draw:text-style-name="P1" draw:layer="layout" svg:width="0.429cm" svg:height="0.429cm" svg:x="15.899cm" svg:y="13.663cm">
                  <text:p/>
                </draw:rect>
                <draw:rect draw:style-name="gr1" draw:text-style-name="P1" draw:layer="layout" svg:width="0.431cm" svg:height="0.428cm" svg:x="12.918cm" svg:y="13.238cm">
                  <text:p/>
                </draw:rect>
                <draw:rect draw:style-name="gr1" draw:text-style-name="P1" draw:layer="layout" svg:width="0.426cm" svg:height="0.428cm" svg:x="13.345cm" svg:y="13.238cm">
                  <text:p/>
                </draw:rect>
                <draw:rect draw:style-name="gr1" draw:text-style-name="P1" draw:layer="layout" svg:width="0.429cm" svg:height="0.428cm" svg:x="13.768cm" svg:y="13.238cm">
                  <text:p/>
                </draw:rect>
                <draw:rect draw:style-name="gr1" draw:text-style-name="P1" draw:layer="layout" svg:width="0.429cm" svg:height="0.428cm" svg:x="14.197cm" svg:y="13.238cm">
                  <text:p/>
                </draw:rect>
                <draw:rect draw:style-name="gr1" draw:text-style-name="P1" draw:layer="layout" svg:width="0.426cm" svg:height="0.428cm" svg:x="14.625cm" svg:y="13.238cm">
                  <text:p/>
                </draw:rect>
                <draw:rect draw:style-name="gr1" draw:text-style-name="P1" draw:layer="layout" svg:width="0.431cm" svg:height="0.428cm" svg:x="15.047cm" svg:y="13.238cm">
                  <text:p/>
                </draw:rect>
                <draw:rect draw:style-name="gr1" draw:text-style-name="P1" draw:layer="layout" svg:width="0.431cm" svg:height="0.428cm" svg:x="15.472cm" svg:y="13.238cm">
                  <text:p/>
                </draw:rect>
                <draw:rect draw:style-name="gr1" draw:text-style-name="P1" draw:layer="layout" svg:width="0.429cm" svg:height="0.428cm" svg:x="15.899cm" svg:y="13.238cm">
                  <text:p/>
                </draw:rect>
                <draw:rect draw:style-name="gr1" draw:text-style-name="P1" draw:layer="layout" svg:width="0.431cm" svg:height="0.433cm" svg:x="12.918cm" svg:y="19.192cm">
                  <text:p/>
                </draw:rect>
                <draw:rect draw:style-name="gr1" draw:text-style-name="P1" draw:layer="layout" svg:width="0.426cm" svg:height="0.433cm" svg:x="13.345cm" svg:y="19.192cm">
                  <text:p/>
                </draw:rect>
                <draw:rect draw:style-name="gr1" draw:text-style-name="P1" draw:layer="layout" svg:width="0.429cm" svg:height="0.433cm" svg:x="13.768cm" svg:y="19.192cm">
                  <text:p/>
                </draw:rect>
                <draw:rect draw:style-name="gr1" draw:text-style-name="P1" draw:layer="layout" svg:width="0.431cm" svg:height="0.428cm" svg:x="12.918cm" svg:y="18.769cm">
                  <text:p/>
                </draw:rect>
                <draw:rect draw:style-name="gr1" draw:text-style-name="P1" draw:layer="layout" svg:width="0.426cm" svg:height="0.428cm" svg:x="13.345cm" svg:y="18.769cm">
                  <text:p/>
                </draw:rect>
                <draw:rect draw:style-name="gr1" draw:text-style-name="P1" draw:layer="layout" svg:width="0.429cm" svg:height="0.428cm" svg:x="13.768cm" svg:y="18.769cm">
                  <text:p/>
                </draw:rect>
                <draw:rect draw:style-name="gr1" draw:text-style-name="P1" draw:layer="layout" svg:width="0.431cm" svg:height="0.431cm" svg:x="12.918cm" svg:y="18.342cm">
                  <text:p/>
                </draw:rect>
                <draw:rect draw:style-name="gr1" draw:text-style-name="P1" draw:layer="layout" svg:width="0.426cm" svg:height="0.431cm" svg:x="13.345cm" svg:y="18.342cm">
                  <text:p/>
                </draw:rect>
                <draw:rect draw:style-name="gr1" draw:text-style-name="P1" draw:layer="layout" svg:width="0.429cm" svg:height="0.431cm" svg:x="13.768cm" svg:y="18.342cm">
                  <text:p/>
                </draw:rect>
                <draw:rect draw:style-name="gr1" draw:text-style-name="P1" draw:layer="layout" svg:width="0.431cm" svg:height="0.431cm" svg:x="12.918cm" svg:y="17.915cm">
                  <text:p/>
                </draw:rect>
                <draw:rect draw:style-name="gr1" draw:text-style-name="P1" draw:layer="layout" svg:width="0.426cm" svg:height="0.431cm" svg:x="13.345cm" svg:y="17.915cm">
                  <text:p/>
                </draw:rect>
                <draw:rect draw:style-name="gr1" draw:text-style-name="P1" draw:layer="layout" svg:width="0.429cm" svg:height="0.431cm" svg:x="13.768cm" svg:y="17.915cm">
                  <text:p/>
                </draw:rect>
                <draw:rect draw:style-name="gr1" draw:text-style-name="P1" draw:layer="layout" svg:width="0.431cm" svg:height="0.429cm" svg:x="12.918cm" svg:y="17.492cm">
                  <text:p/>
                </draw:rect>
                <draw:rect draw:style-name="gr1" draw:text-style-name="P1" draw:layer="layout" svg:width="0.426cm" svg:height="0.429cm" svg:x="13.345cm" svg:y="17.492cm">
                  <text:p/>
                </draw:rect>
                <draw:rect draw:style-name="gr1" draw:text-style-name="P1" draw:layer="layout" svg:width="0.429cm" svg:height="0.429cm" svg:x="13.768cm" svg:y="17.492cm">
                  <text:p/>
                </draw:rect>
                <draw:rect draw:style-name="gr1" draw:text-style-name="P1" draw:layer="layout" svg:width="0.431cm" svg:height="0.431cm" svg:x="12.918cm" svg:y="17.067cm">
                  <text:p/>
                </draw:rect>
                <draw:rect draw:style-name="gr1" draw:text-style-name="P1" draw:layer="layout" svg:width="0.426cm" svg:height="0.431cm" svg:x="13.345cm" svg:y="17.067cm">
                  <text:p/>
                </draw:rect>
                <draw:rect draw:style-name="gr1" draw:text-style-name="P1" draw:layer="layout" svg:width="0.429cm" svg:height="0.431cm" svg:x="13.768cm" svg:y="17.067cm">
                  <text:p/>
                </draw:rect>
                <draw:rect draw:style-name="gr1" draw:text-style-name="P1" draw:layer="layout" svg:width="0.431cm" svg:height="0.431cm" svg:x="12.918cm" svg:y="16.64cm">
                  <text:p/>
                </draw:rect>
                <draw:rect draw:style-name="gr1" draw:text-style-name="P1" draw:layer="layout" svg:width="0.426cm" svg:height="0.431cm" svg:x="13.345cm" svg:y="16.64cm">
                  <text:p/>
                </draw:rect>
                <draw:rect draw:style-name="gr1" draw:text-style-name="P1" draw:layer="layout" svg:width="0.429cm" svg:height="0.431cm" svg:x="13.768cm" svg:y="16.64cm">
                  <text:p/>
                </draw:rect>
                <draw:rect draw:style-name="gr1" draw:text-style-name="P1" draw:layer="layout" svg:width="0.431cm" svg:height="0.433cm" svg:x="12.918cm" svg:y="16.213cm">
                  <text:p/>
                </draw:rect>
                <draw:rect draw:style-name="gr1" draw:text-style-name="P1" draw:layer="layout" svg:width="0.426cm" svg:height="0.433cm" svg:x="13.345cm" svg:y="16.213cm">
                  <text:p/>
                </draw:rect>
                <draw:rect draw:style-name="gr1" draw:text-style-name="P1" draw:layer="layout" svg:width="0.429cm" svg:height="0.433cm" svg:x="13.768cm" svg:y="16.213cm">
                  <text:p/>
                </draw:rect>
                <draw:rect draw:style-name="gr1" draw:text-style-name="P1" draw:layer="layout" svg:width="0.431cm" svg:height="0.426cm" svg:x="12.918cm" svg:y="15.793cm">
                  <text:p/>
                </draw:rect>
                <draw:rect draw:style-name="gr1" draw:text-style-name="P1" draw:layer="layout" svg:width="0.426cm" svg:height="0.426cm" svg:x="13.345cm" svg:y="15.793cm">
                  <text:p/>
                </draw:rect>
                <draw:rect draw:style-name="gr1" draw:text-style-name="P1" draw:layer="layout" svg:width="0.429cm" svg:height="0.426cm" svg:x="13.768cm" svg:y="15.793cm">
                  <text:p/>
                </draw:rect>
              </draw:g>
              <draw:g>
                <draw:rect draw:style-name="gr1" draw:text-style-name="P1" draw:layer="layout" svg:width="0.428cm" svg:height="0.433cm" svg:x="16.327cm" svg:y="19.192cm">
                  <text:p/>
                </draw:rect>
                <draw:rect draw:style-name="gr1" draw:text-style-name="P1" draw:layer="layout" svg:width="0.428cm" svg:height="0.433cm" svg:x="16.752cm" svg:y="19.192cm">
                  <text:p/>
                </draw:rect>
                <draw:rect draw:style-name="gr1" draw:text-style-name="P1" draw:layer="layout" svg:width="0.428cm" svg:height="0.433cm" svg:x="17.178cm" svg:y="19.192cm">
                  <text:p/>
                </draw:rect>
                <draw:rect draw:style-name="gr1" draw:text-style-name="P1" draw:layer="layout" svg:width="0.429cm" svg:height="0.433cm" svg:x="17.601cm" svg:y="19.192cm">
                  <text:p/>
                </draw:rect>
                <draw:rect draw:style-name="gr1" draw:text-style-name="P1" draw:layer="layout" svg:width="0.422cm" svg:height="0.433cm" svg:x="18.031cm" svg:y="19.192cm">
                  <text:p/>
                </draw:rect>
                <draw:rect draw:style-name="gr1" draw:text-style-name="P1" draw:layer="layout" svg:width="0.429cm" svg:height="0.433cm" svg:x="18.453cm" svg:y="19.192cm">
                  <text:p/>
                </draw:rect>
                <draw:rect draw:style-name="gr1" draw:text-style-name="P1" draw:layer="layout" svg:width="0.428cm" svg:height="0.433cm" svg:x="18.878cm" svg:y="19.192cm">
                  <text:p/>
                </draw:rect>
                <draw:rect draw:style-name="gr1" draw:text-style-name="P1" draw:layer="layout" svg:width="0.428cm" svg:height="0.428cm" svg:x="16.327cm" svg:y="18.769cm">
                  <text:p/>
                </draw:rect>
                <draw:rect draw:style-name="gr1" draw:text-style-name="P1" draw:layer="layout" svg:width="0.428cm" svg:height="0.428cm" svg:x="16.752cm" svg:y="18.769cm">
                  <text:p/>
                </draw:rect>
                <draw:rect draw:style-name="gr1" draw:text-style-name="P1" draw:layer="layout" svg:width="0.428cm" svg:height="0.428cm" svg:x="17.178cm" svg:y="18.769cm">
                  <text:p/>
                </draw:rect>
                <draw:rect draw:style-name="gr1" draw:text-style-name="P1" draw:layer="layout" svg:width="0.429cm" svg:height="0.428cm" svg:x="17.601cm" svg:y="18.769cm">
                  <text:p/>
                </draw:rect>
                <draw:rect draw:style-name="gr1" draw:text-style-name="P1" draw:layer="layout" svg:width="0.422cm" svg:height="0.428cm" svg:x="18.031cm" svg:y="18.769cm">
                  <text:p/>
                </draw:rect>
                <draw:rect draw:style-name="gr1" draw:text-style-name="P1" draw:layer="layout" svg:width="0.429cm" svg:height="0.428cm" svg:x="18.453cm" svg:y="18.769cm">
                  <text:p/>
                </draw:rect>
                <draw:rect draw:style-name="gr1" draw:text-style-name="P1" draw:layer="layout" svg:width="0.428cm" svg:height="0.428cm" svg:x="18.878cm" svg:y="18.769cm">
                  <text:p/>
                </draw:rect>
                <draw:rect draw:style-name="gr1" draw:text-style-name="P1" draw:layer="layout" svg:width="0.428cm" svg:height="0.431cm" svg:x="16.327cm" svg:y="18.342cm">
                  <text:p/>
                </draw:rect>
                <draw:rect draw:style-name="gr1" draw:text-style-name="P1" draw:layer="layout" svg:width="0.428cm" svg:height="0.431cm" svg:x="16.752cm" svg:y="18.342cm">
                  <text:p/>
                </draw:rect>
                <draw:rect draw:style-name="gr1" draw:text-style-name="P1" draw:layer="layout" svg:width="0.428cm" svg:height="0.431cm" svg:x="17.178cm" svg:y="18.342cm">
                  <text:p/>
                </draw:rect>
                <draw:rect draw:style-name="gr1" draw:text-style-name="P1" draw:layer="layout" svg:width="0.429cm" svg:height="0.431cm" svg:x="17.601cm" svg:y="18.342cm">
                  <text:p/>
                </draw:rect>
                <draw:rect draw:style-name="gr1" draw:text-style-name="P1" draw:layer="layout" svg:width="0.422cm" svg:height="0.431cm" svg:x="18.031cm" svg:y="18.342cm">
                  <text:p/>
                </draw:rect>
                <draw:rect draw:style-name="gr1" draw:text-style-name="P1" draw:layer="layout" svg:width="0.429cm" svg:height="0.431cm" svg:x="18.453cm" svg:y="18.342cm">
                  <text:p/>
                </draw:rect>
                <draw:rect draw:style-name="gr1" draw:text-style-name="P1" draw:layer="layout" svg:width="0.428cm" svg:height="0.431cm" svg:x="18.878cm" svg:y="18.342cm">
                  <text:p/>
                </draw:rect>
                <draw:rect draw:style-name="gr1" draw:text-style-name="P1" draw:layer="layout" svg:width="0.428cm" svg:height="0.431cm" svg:x="16.327cm" svg:y="17.915cm">
                  <text:p/>
                </draw:rect>
                <draw:rect draw:style-name="gr1" draw:text-style-name="P1" draw:layer="layout" svg:width="0.428cm" svg:height="0.431cm" svg:x="16.752cm" svg:y="17.915cm">
                  <text:p/>
                </draw:rect>
                <draw:rect draw:style-name="gr1" draw:text-style-name="P1" draw:layer="layout" svg:width="0.428cm" svg:height="0.431cm" svg:x="17.178cm" svg:y="17.915cm">
                  <text:p/>
                </draw:rect>
                <draw:rect draw:style-name="gr1" draw:text-style-name="P1" draw:layer="layout" svg:width="0.429cm" svg:height="0.431cm" svg:x="17.601cm" svg:y="17.915cm">
                  <text:p/>
                </draw:rect>
                <draw:rect draw:style-name="gr1" draw:text-style-name="P1" draw:layer="layout" svg:width="0.422cm" svg:height="0.431cm" svg:x="18.031cm" svg:y="17.915cm">
                  <text:p/>
                </draw:rect>
                <draw:rect draw:style-name="gr1" draw:text-style-name="P1" draw:layer="layout" svg:width="0.429cm" svg:height="0.431cm" svg:x="18.453cm" svg:y="17.915cm">
                  <text:p/>
                </draw:rect>
                <draw:rect draw:style-name="gr1" draw:text-style-name="P1" draw:layer="layout" svg:width="0.428cm" svg:height="0.431cm" svg:x="18.878cm" svg:y="17.915cm">
                  <text:p/>
                </draw:rect>
                <draw:rect draw:style-name="gr1" draw:text-style-name="P1" draw:layer="layout" svg:width="0.428cm" svg:height="0.429cm" svg:x="16.327cm" svg:y="17.492cm">
                  <text:p/>
                </draw:rect>
                <draw:rect draw:style-name="gr1" draw:text-style-name="P1" draw:layer="layout" svg:width="0.428cm" svg:height="0.429cm" svg:x="16.752cm" svg:y="17.492cm">
                  <text:p/>
                </draw:rect>
                <draw:rect draw:style-name="gr1" draw:text-style-name="P1" draw:layer="layout" svg:width="0.428cm" svg:height="0.429cm" svg:x="17.178cm" svg:y="17.492cm">
                  <text:p/>
                </draw:rect>
                <draw:rect draw:style-name="gr1" draw:text-style-name="P1" draw:layer="layout" svg:width="0.429cm" svg:height="0.429cm" svg:x="17.601cm" svg:y="17.492cm">
                  <text:p/>
                </draw:rect>
                <draw:rect draw:style-name="gr1" draw:text-style-name="P1" draw:layer="layout" svg:width="0.422cm" svg:height="0.429cm" svg:x="18.031cm" svg:y="17.492cm">
                  <text:p/>
                </draw:rect>
                <draw:rect draw:style-name="gr1" draw:text-style-name="P1" draw:layer="layout" svg:width="0.429cm" svg:height="0.429cm" svg:x="18.453cm" svg:y="17.492cm">
                  <text:p/>
                </draw:rect>
                <draw:rect draw:style-name="gr1" draw:text-style-name="P1" draw:layer="layout" svg:width="0.428cm" svg:height="0.429cm" svg:x="18.878cm" svg:y="17.492cm">
                  <text:p/>
                </draw:rect>
                <draw:rect draw:style-name="gr1" draw:text-style-name="P1" draw:layer="layout" svg:width="0.428cm" svg:height="0.431cm" svg:x="16.327cm" svg:y="17.067cm">
                  <text:p/>
                </draw:rect>
                <draw:rect draw:style-name="gr1" draw:text-style-name="P1" draw:layer="layout" svg:width="0.428cm" svg:height="0.431cm" svg:x="16.752cm" svg:y="17.067cm">
                  <text:p/>
                </draw:rect>
                <draw:rect draw:style-name="gr1" draw:text-style-name="P1" draw:layer="layout" svg:width="0.428cm" svg:height="0.431cm" svg:x="17.178cm" svg:y="17.067cm">
                  <text:p/>
                </draw:rect>
                <draw:rect draw:style-name="gr1" draw:text-style-name="P1" draw:layer="layout" svg:width="0.429cm" svg:height="0.431cm" svg:x="17.601cm" svg:y="17.067cm">
                  <text:p/>
                </draw:rect>
                <draw:rect draw:style-name="gr1" draw:text-style-name="P1" draw:layer="layout" svg:width="0.422cm" svg:height="0.431cm" svg:x="18.031cm" svg:y="17.067cm">
                  <text:p/>
                </draw:rect>
                <draw:rect draw:style-name="gr1" draw:text-style-name="P1" draw:layer="layout" svg:width="0.429cm" svg:height="0.431cm" svg:x="18.453cm" svg:y="17.067cm">
                  <text:p/>
                </draw:rect>
                <draw:rect draw:style-name="gr1" draw:text-style-name="P1" draw:layer="layout" svg:width="0.428cm" svg:height="0.431cm" svg:x="18.878cm" svg:y="17.067cm">
                  <text:p/>
                </draw:rect>
                <draw:rect draw:style-name="gr1" draw:text-style-name="P1" draw:layer="layout" svg:width="0.428cm" svg:height="0.431cm" svg:x="16.327cm" svg:y="16.64cm">
                  <text:p/>
                </draw:rect>
                <draw:rect draw:style-name="gr1" draw:text-style-name="P1" draw:layer="layout" svg:width="0.428cm" svg:height="0.431cm" svg:x="16.752cm" svg:y="16.64cm">
                  <text:p/>
                </draw:rect>
                <draw:rect draw:style-name="gr1" draw:text-style-name="P1" draw:layer="layout" svg:width="0.428cm" svg:height="0.431cm" svg:x="17.178cm" svg:y="16.64cm">
                  <text:p/>
                </draw:rect>
                <draw:rect draw:style-name="gr1" draw:text-style-name="P1" draw:layer="layout" svg:width="0.429cm" svg:height="0.431cm" svg:x="17.601cm" svg:y="16.64cm">
                  <text:p/>
                </draw:rect>
                <draw:rect draw:style-name="gr1" draw:text-style-name="P1" draw:layer="layout" svg:width="0.422cm" svg:height="0.431cm" svg:x="18.031cm" svg:y="16.64cm">
                  <text:p/>
                </draw:rect>
                <draw:rect draw:style-name="gr1" draw:text-style-name="P1" draw:layer="layout" svg:width="0.429cm" svg:height="0.431cm" svg:x="18.453cm" svg:y="16.64cm">
                  <text:p/>
                </draw:rect>
                <draw:rect draw:style-name="gr1" draw:text-style-name="P1" draw:layer="layout" svg:width="0.428cm" svg:height="0.431cm" svg:x="18.878cm" svg:y="16.64cm">
                  <text:p/>
                </draw:rect>
                <draw:rect draw:style-name="gr1" draw:text-style-name="P1" draw:layer="layout" svg:width="0.428cm" svg:height="0.433cm" svg:x="16.327cm" svg:y="16.213cm">
                  <text:p/>
                </draw:rect>
                <draw:rect draw:style-name="gr1" draw:text-style-name="P1" draw:layer="layout" svg:width="0.428cm" svg:height="0.433cm" svg:x="16.752cm" svg:y="16.213cm">
                  <text:p/>
                </draw:rect>
                <draw:rect draw:style-name="gr1" draw:text-style-name="P1" draw:layer="layout" svg:width="0.428cm" svg:height="0.433cm" svg:x="17.178cm" svg:y="16.213cm">
                  <text:p/>
                </draw:rect>
                <draw:rect draw:style-name="gr1" draw:text-style-name="P1" draw:layer="layout" svg:width="0.429cm" svg:height="0.433cm" svg:x="17.601cm" svg:y="16.213cm">
                  <text:p/>
                </draw:rect>
                <draw:rect draw:style-name="gr1" draw:text-style-name="P1" draw:layer="layout" svg:width="0.422cm" svg:height="0.433cm" svg:x="18.031cm" svg:y="16.213cm">
                  <text:p/>
                </draw:rect>
                <draw:rect draw:style-name="gr1" draw:text-style-name="P1" draw:layer="layout" svg:width="0.429cm" svg:height="0.433cm" svg:x="18.453cm" svg:y="16.213cm">
                  <text:p/>
                </draw:rect>
                <draw:rect draw:style-name="gr1" draw:text-style-name="P1" draw:layer="layout" svg:width="0.428cm" svg:height="0.433cm" svg:x="18.878cm" svg:y="16.213cm">
                  <text:p/>
                </draw:rect>
                <draw:rect draw:style-name="gr1" draw:text-style-name="P1" draw:layer="layout" svg:width="0.428cm" svg:height="0.426cm" svg:x="16.327cm" svg:y="15.793cm">
                  <text:p/>
                </draw:rect>
                <draw:rect draw:style-name="gr1" draw:text-style-name="P1" draw:layer="layout" svg:width="0.428cm" svg:height="0.426cm" svg:x="16.752cm" svg:y="15.793cm">
                  <text:p/>
                </draw:rect>
                <draw:rect draw:style-name="gr1" draw:text-style-name="P1" draw:layer="layout" svg:width="0.428cm" svg:height="0.426cm" svg:x="17.178cm" svg:y="15.793cm">
                  <text:p/>
                </draw:rect>
                <draw:rect draw:style-name="gr1" draw:text-style-name="P1" draw:layer="layout" svg:width="0.429cm" svg:height="0.426cm" svg:x="17.601cm" svg:y="15.793cm">
                  <text:p/>
                </draw:rect>
                <draw:rect draw:style-name="gr1" draw:text-style-name="P1" draw:layer="layout" svg:width="0.422cm" svg:height="0.426cm" svg:x="18.031cm" svg:y="15.793cm">
                  <text:p/>
                </draw:rect>
                <draw:rect draw:style-name="gr1" draw:text-style-name="P1" draw:layer="layout" svg:width="0.429cm" svg:height="0.426cm" svg:x="18.453cm" svg:y="15.793cm">
                  <text:p/>
                </draw:rect>
                <draw:rect draw:style-name="gr1" draw:text-style-name="P1" draw:layer="layout" svg:width="0.428cm" svg:height="0.426cm" svg:x="18.878cm" svg:y="15.793cm">
                  <text:p/>
                </draw:rect>
                <draw:rect draw:style-name="gr1" draw:text-style-name="P1" draw:layer="layout" svg:width="0.428cm" svg:height="0.433cm" svg:x="16.327cm" svg:y="15.361cm">
                  <text:p/>
                </draw:rect>
                <draw:rect draw:style-name="gr1" draw:text-style-name="P1" draw:layer="layout" svg:width="0.428cm" svg:height="0.433cm" svg:x="16.752cm" svg:y="15.361cm">
                  <text:p/>
                </draw:rect>
                <draw:rect draw:style-name="gr1" draw:text-style-name="P1" draw:layer="layout" svg:width="0.428cm" svg:height="0.433cm" svg:x="17.178cm" svg:y="15.361cm">
                  <text:p/>
                </draw:rect>
                <draw:rect draw:style-name="gr1" draw:text-style-name="P1" draw:layer="layout" svg:width="0.429cm" svg:height="0.433cm" svg:x="17.601cm" svg:y="15.361cm">
                  <text:p/>
                </draw:rect>
                <draw:rect draw:style-name="gr1" draw:text-style-name="P1" draw:layer="layout" svg:width="0.422cm" svg:height="0.433cm" svg:x="18.031cm" svg:y="15.361cm">
                  <text:p/>
                </draw:rect>
                <draw:rect draw:style-name="gr1" draw:text-style-name="P1" draw:layer="layout" svg:width="0.429cm" svg:height="0.433cm" svg:x="18.453cm" svg:y="15.361cm">
                  <text:p/>
                </draw:rect>
                <draw:rect draw:style-name="gr1" draw:text-style-name="P1" draw:layer="layout" svg:width="0.428cm" svg:height="0.433cm" svg:x="18.878cm" svg:y="15.361cm">
                  <text:p/>
                </draw:rect>
                <draw:rect draw:style-name="gr1" draw:text-style-name="P1" draw:layer="layout" svg:width="0.428cm" svg:height="0.428cm" svg:x="16.327cm" svg:y="14.941cm">
                  <text:p/>
                </draw:rect>
                <draw:rect draw:style-name="gr1" draw:text-style-name="P1" draw:layer="layout" svg:width="0.428cm" svg:height="0.428cm" svg:x="16.752cm" svg:y="14.941cm">
                  <text:p/>
                </draw:rect>
                <draw:rect draw:style-name="gr1" draw:text-style-name="P1" draw:layer="layout" svg:width="0.428cm" svg:height="0.428cm" svg:x="17.178cm" svg:y="14.941cm">
                  <text:p/>
                </draw:rect>
                <draw:rect draw:style-name="gr1" draw:text-style-name="P1" draw:layer="layout" svg:width="0.429cm" svg:height="0.428cm" svg:x="17.601cm" svg:y="14.941cm">
                  <text:p/>
                </draw:rect>
                <draw:rect draw:style-name="gr1" draw:text-style-name="P1" draw:layer="layout" svg:width="0.422cm" svg:height="0.428cm" svg:x="18.031cm" svg:y="14.941cm">
                  <text:p/>
                </draw:rect>
                <draw:rect draw:style-name="gr1" draw:text-style-name="P1" draw:layer="layout" svg:width="0.429cm" svg:height="0.428cm" svg:x="18.453cm" svg:y="14.941cm">
                  <text:p/>
                </draw:rect>
                <draw:rect draw:style-name="gr1" draw:text-style-name="P1" draw:layer="layout" svg:width="0.428cm" svg:height="0.428cm" svg:x="18.878cm" svg:y="14.941cm">
                  <text:p/>
                </draw:rect>
                <draw:rect draw:style-name="gr1" draw:text-style-name="P1" draw:layer="layout" svg:width="0.428cm" svg:height="0.431cm" svg:x="16.327cm" svg:y="14.511cm">
                  <text:p/>
                </draw:rect>
                <draw:rect draw:style-name="gr1" draw:text-style-name="P1" draw:layer="layout" svg:width="0.428cm" svg:height="0.431cm" svg:x="16.752cm" svg:y="14.511cm">
                  <text:p/>
                </draw:rect>
                <draw:rect draw:style-name="gr1" draw:text-style-name="P1" draw:layer="layout" svg:width="0.428cm" svg:height="0.431cm" svg:x="17.178cm" svg:y="14.511cm">
                  <text:p/>
                </draw:rect>
                <draw:rect draw:style-name="gr1" draw:text-style-name="P1" draw:layer="layout" svg:width="0.429cm" svg:height="0.431cm" svg:x="17.601cm" svg:y="14.511cm">
                  <text:p/>
                </draw:rect>
                <draw:rect draw:style-name="gr1" draw:text-style-name="P1" draw:layer="layout" svg:width="0.422cm" svg:height="0.431cm" svg:x="18.031cm" svg:y="14.511cm">
                  <text:p/>
                </draw:rect>
                <draw:rect draw:style-name="gr1" draw:text-style-name="P1" draw:layer="layout" svg:width="0.429cm" svg:height="0.431cm" svg:x="18.453cm" svg:y="14.511cm">
                  <text:p/>
                </draw:rect>
                <draw:rect draw:style-name="gr1" draw:text-style-name="P1" draw:layer="layout" svg:width="0.428cm" svg:height="0.431cm" svg:x="18.878cm" svg:y="14.511cm">
                  <text:p/>
                </draw:rect>
                <draw:rect draw:style-name="gr1" draw:text-style-name="P1" draw:layer="layout" svg:width="0.428cm" svg:height="0.424cm" svg:x="16.327cm" svg:y="14.091cm">
                  <text:p/>
                </draw:rect>
                <draw:rect draw:style-name="gr1" draw:text-style-name="P1" draw:layer="layout" svg:width="0.428cm" svg:height="0.424cm" svg:x="16.752cm" svg:y="14.091cm">
                  <text:p/>
                </draw:rect>
                <draw:rect draw:style-name="gr1" draw:text-style-name="P1" draw:layer="layout" svg:width="0.428cm" svg:height="0.424cm" svg:x="17.178cm" svg:y="14.091cm">
                  <text:p/>
                </draw:rect>
                <draw:rect draw:style-name="gr1" draw:text-style-name="P1" draw:layer="layout" svg:width="0.429cm" svg:height="0.424cm" svg:x="17.601cm" svg:y="14.091cm">
                  <text:p/>
                </draw:rect>
                <draw:rect draw:style-name="gr1" draw:text-style-name="P1" draw:layer="layout" svg:width="0.422cm" svg:height="0.424cm" svg:x="18.031cm" svg:y="14.091cm">
                  <text:p/>
                </draw:rect>
                <draw:rect draw:style-name="gr1" draw:text-style-name="P1" draw:layer="layout" svg:width="0.429cm" svg:height="0.424cm" svg:x="18.453cm" svg:y="14.091cm">
                  <text:p/>
                </draw:rect>
                <draw:rect draw:style-name="gr1" draw:text-style-name="P1" draw:layer="layout" svg:width="0.428cm" svg:height="0.424cm" svg:x="18.878cm" svg:y="14.091cm">
                  <text:p/>
                </draw:rect>
                <draw:rect draw:style-name="gr1" draw:text-style-name="P1" draw:layer="layout" svg:width="0.428cm" svg:height="0.429cm" svg:x="16.327cm" svg:y="13.663cm">
                  <text:p/>
                </draw:rect>
                <draw:rect draw:style-name="gr1" draw:text-style-name="P1" draw:layer="layout" svg:width="0.428cm" svg:height="0.429cm" svg:x="16.752cm" svg:y="13.663cm">
                  <text:p/>
                </draw:rect>
                <draw:rect draw:style-name="gr1" draw:text-style-name="P1" draw:layer="layout" svg:width="0.428cm" svg:height="0.429cm" svg:x="17.178cm" svg:y="13.663cm">
                  <text:p/>
                </draw:rect>
                <draw:rect draw:style-name="gr1" draw:text-style-name="P1" draw:layer="layout" svg:width="0.429cm" svg:height="0.429cm" svg:x="17.601cm" svg:y="13.663cm">
                  <text:p/>
                </draw:rect>
                <draw:rect draw:style-name="gr1" draw:text-style-name="P1" draw:layer="layout" svg:width="0.422cm" svg:height="0.429cm" svg:x="18.031cm" svg:y="13.663cm">
                  <text:p/>
                </draw:rect>
                <draw:rect draw:style-name="gr1" draw:text-style-name="P1" draw:layer="layout" svg:width="0.429cm" svg:height="0.429cm" svg:x="18.453cm" svg:y="13.663cm">
                  <text:p/>
                </draw:rect>
                <draw:rect draw:style-name="gr1" draw:text-style-name="P1" draw:layer="layout" svg:width="0.428cm" svg:height="0.429cm" svg:x="18.878cm" svg:y="13.663cm">
                  <text:p/>
                </draw:rect>
                <draw:rect draw:style-name="gr1" draw:text-style-name="P1" draw:layer="layout" svg:width="0.428cm" svg:height="0.428cm" svg:x="16.327cm" svg:y="13.238cm">
                  <text:p/>
                </draw:rect>
                <draw:rect draw:style-name="gr1" draw:text-style-name="P1" draw:layer="layout" svg:width="0.428cm" svg:height="0.428cm" svg:x="16.752cm" svg:y="13.238cm">
                  <text:p/>
                </draw:rect>
                <draw:rect draw:style-name="gr1" draw:text-style-name="P1" draw:layer="layout" svg:width="0.428cm" svg:height="0.428cm" svg:x="17.178cm" svg:y="13.238cm">
                  <text:p/>
                </draw:rect>
                <draw:rect draw:style-name="gr1" draw:text-style-name="P1" draw:layer="layout" svg:width="0.429cm" svg:height="0.428cm" svg:x="17.601cm" svg:y="13.238cm">
                  <text:p/>
                </draw:rect>
                <draw:rect draw:style-name="gr1" draw:text-style-name="P1" draw:layer="layout" svg:width="0.422cm" svg:height="0.428cm" svg:x="18.031cm" svg:y="13.238cm">
                  <text:p/>
                </draw:rect>
                <draw:rect draw:style-name="gr1" draw:text-style-name="P1" draw:layer="layout" svg:width="0.429cm" svg:height="0.428cm" svg:x="18.453cm" svg:y="13.238cm">
                  <text:p/>
                </draw:rect>
                <draw:rect draw:style-name="gr1" draw:text-style-name="P1" draw:layer="layout" svg:width="0.428cm" svg:height="0.428cm" svg:x="18.878cm" svg:y="13.238cm">
                  <text:p/>
                </draw:rect>
                <draw:rect draw:style-name="gr1" draw:text-style-name="P1" draw:layer="layout" svg:width="0.428cm" svg:height="0.433cm" svg:x="16.327cm" svg:y="19.192cm">
                  <text:p/>
                </draw:rect>
                <draw:rect draw:style-name="gr1" draw:text-style-name="P1" draw:layer="layout" svg:width="0.428cm" svg:height="0.433cm" svg:x="16.752cm" svg:y="19.192cm">
                  <text:p/>
                </draw:rect>
                <draw:rect draw:style-name="gr1" draw:text-style-name="P1" draw:layer="layout" svg:width="0.428cm" svg:height="0.433cm" svg:x="17.178cm" svg:y="19.192cm">
                  <text:p/>
                </draw:rect>
                <draw:rect draw:style-name="gr1" draw:text-style-name="P1" draw:layer="layout" svg:width="0.428cm" svg:height="0.428cm" svg:x="16.327cm" svg:y="18.769cm">
                  <text:p/>
                </draw:rect>
                <draw:rect draw:style-name="gr1" draw:text-style-name="P1" draw:layer="layout" svg:width="0.428cm" svg:height="0.428cm" svg:x="16.752cm" svg:y="18.769cm">
                  <text:p/>
                </draw:rect>
                <draw:rect draw:style-name="gr1" draw:text-style-name="P1" draw:layer="layout" svg:width="0.428cm" svg:height="0.428cm" svg:x="17.178cm" svg:y="18.769cm">
                  <text:p/>
                </draw:rect>
                <draw:rect draw:style-name="gr1" draw:text-style-name="P1" draw:layer="layout" svg:width="0.428cm" svg:height="0.431cm" svg:x="16.327cm" svg:y="18.342cm">
                  <text:p/>
                </draw:rect>
                <draw:rect draw:style-name="gr1" draw:text-style-name="P1" draw:layer="layout" svg:width="0.428cm" svg:height="0.431cm" svg:x="16.752cm" svg:y="18.342cm">
                  <text:p/>
                </draw:rect>
                <draw:rect draw:style-name="gr1" draw:text-style-name="P1" draw:layer="layout" svg:width="0.428cm" svg:height="0.431cm" svg:x="17.178cm" svg:y="18.342cm">
                  <text:p/>
                </draw:rect>
                <draw:rect draw:style-name="gr1" draw:text-style-name="P1" draw:layer="layout" svg:width="0.428cm" svg:height="0.431cm" svg:x="16.327cm" svg:y="17.915cm">
                  <text:p/>
                </draw:rect>
                <draw:rect draw:style-name="gr1" draw:text-style-name="P1" draw:layer="layout" svg:width="0.428cm" svg:height="0.431cm" svg:x="16.752cm" svg:y="17.915cm">
                  <text:p/>
                </draw:rect>
                <draw:rect draw:style-name="gr1" draw:text-style-name="P1" draw:layer="layout" svg:width="0.428cm" svg:height="0.431cm" svg:x="17.178cm" svg:y="17.915cm">
                  <text:p/>
                </draw:rect>
                <draw:rect draw:style-name="gr1" draw:text-style-name="P1" draw:layer="layout" svg:width="0.428cm" svg:height="0.429cm" svg:x="16.327cm" svg:y="17.492cm">
                  <text:p/>
                </draw:rect>
                <draw:rect draw:style-name="gr1" draw:text-style-name="P1" draw:layer="layout" svg:width="0.428cm" svg:height="0.429cm" svg:x="16.752cm" svg:y="17.492cm">
                  <text:p/>
                </draw:rect>
                <draw:rect draw:style-name="gr1" draw:text-style-name="P1" draw:layer="layout" svg:width="0.428cm" svg:height="0.429cm" svg:x="17.178cm" svg:y="17.492cm">
                  <text:p/>
                </draw:rect>
                <draw:rect draw:style-name="gr1" draw:text-style-name="P1" draw:layer="layout" svg:width="0.428cm" svg:height="0.431cm" svg:x="16.327cm" svg:y="17.067cm">
                  <text:p/>
                </draw:rect>
                <draw:rect draw:style-name="gr1" draw:text-style-name="P1" draw:layer="layout" svg:width="0.428cm" svg:height="0.431cm" svg:x="16.752cm" svg:y="17.067cm">
                  <text:p/>
                </draw:rect>
                <draw:rect draw:style-name="gr1" draw:text-style-name="P1" draw:layer="layout" svg:width="0.428cm" svg:height="0.431cm" svg:x="17.178cm" svg:y="17.067cm">
                  <text:p/>
                </draw:rect>
                <draw:rect draw:style-name="gr1" draw:text-style-name="P1" draw:layer="layout" svg:width="0.428cm" svg:height="0.431cm" svg:x="16.327cm" svg:y="16.64cm">
                  <text:p/>
                </draw:rect>
                <draw:rect draw:style-name="gr1" draw:text-style-name="P1" draw:layer="layout" svg:width="0.428cm" svg:height="0.431cm" svg:x="16.752cm" svg:y="16.64cm">
                  <text:p/>
                </draw:rect>
                <draw:rect draw:style-name="gr1" draw:text-style-name="P1" draw:layer="layout" svg:width="0.428cm" svg:height="0.431cm" svg:x="17.178cm" svg:y="16.64cm">
                  <text:p/>
                </draw:rect>
                <draw:rect draw:style-name="gr1" draw:text-style-name="P1" draw:layer="layout" svg:width="0.428cm" svg:height="0.433cm" svg:x="16.327cm" svg:y="16.213cm">
                  <text:p/>
                </draw:rect>
                <draw:rect draw:style-name="gr1" draw:text-style-name="P1" draw:layer="layout" svg:width="0.428cm" svg:height="0.433cm" svg:x="16.752cm" svg:y="16.213cm">
                  <text:p/>
                </draw:rect>
                <draw:rect draw:style-name="gr1" draw:text-style-name="P1" draw:layer="layout" svg:width="0.428cm" svg:height="0.433cm" svg:x="17.178cm" svg:y="16.213cm">
                  <text:p/>
                </draw:rect>
                <draw:rect draw:style-name="gr1" draw:text-style-name="P1" draw:layer="layout" svg:width="0.428cm" svg:height="0.426cm" svg:x="16.327cm" svg:y="15.793cm">
                  <text:p/>
                </draw:rect>
                <draw:rect draw:style-name="gr1" draw:text-style-name="P1" draw:layer="layout" svg:width="0.428cm" svg:height="0.426cm" svg:x="16.752cm" svg:y="15.793cm">
                  <text:p/>
                </draw:rect>
                <draw:rect draw:style-name="gr1" draw:text-style-name="P1" draw:layer="layout" svg:width="0.428cm" svg:height="0.426cm" svg:x="17.178cm" svg:y="15.793cm">
                  <text:p/>
                </draw:rect>
              </draw:g>
              <draw:g>
                <draw:rect draw:style-name="gr1" draw:text-style-name="P1" draw:layer="layout" svg:width="0.429cm" svg:height="0.428cm" svg:x="4.832cm" svg:y="20.888cm">
                  <text:p/>
                </draw:rect>
                <draw:rect draw:style-name="gr1" draw:text-style-name="P1" draw:layer="layout" svg:width="0.429cm" svg:height="0.428cm" svg:x="5.257cm" svg:y="20.888cm">
                  <text:p/>
                </draw:rect>
                <draw:rect draw:style-name="gr1" draw:text-style-name="P1" draw:layer="layout" svg:width="0.426cm" svg:height="0.428cm" svg:x="5.684cm" svg:y="20.888cm">
                  <text:p/>
                </draw:rect>
                <draw:rect draw:style-name="gr1" draw:text-style-name="P1" draw:layer="layout" svg:width="0.429cm" svg:height="0.433cm" svg:x="4.405cm" svg:y="20.459cm">
                  <text:p/>
                </draw:rect>
                <draw:rect draw:style-name="gr1" draw:text-style-name="P1" draw:layer="layout" svg:width="0.429cm" svg:height="0.433cm" svg:x="4.832cm" svg:y="20.459cm">
                  <text:p/>
                </draw:rect>
                <draw:rect draw:style-name="gr1" draw:text-style-name="P1" draw:layer="layout" svg:width="0.429cm" svg:height="0.433cm" svg:x="5.257cm" svg:y="20.459cm">
                  <text:p/>
                </draw:rect>
                <draw:rect draw:style-name="gr1" draw:text-style-name="P1" draw:layer="layout" svg:width="0.426cm" svg:height="0.433cm" svg:x="5.684cm" svg:y="20.459cm">
                  <text:p/>
                </draw:rect>
                <draw:rect draw:style-name="gr1" draw:text-style-name="P1" draw:layer="layout" svg:width="0.426cm" svg:height="0.424cm" svg:x="3.98cm" svg:y="20.037cm">
                  <text:p/>
                </draw:rect>
                <draw:rect draw:style-name="gr1" draw:text-style-name="P1" draw:layer="layout" svg:width="0.429cm" svg:height="0.424cm" svg:x="4.405cm" svg:y="20.037cm">
                  <text:p/>
                </draw:rect>
                <draw:rect draw:style-name="gr1" draw:text-style-name="P1" draw:layer="layout" svg:width="0.429cm" svg:height="0.424cm" svg:x="4.832cm" svg:y="20.037cm">
                  <text:p/>
                </draw:rect>
                <draw:rect draw:style-name="gr1" draw:text-style-name="P1" draw:layer="layout" svg:width="0.429cm" svg:height="0.424cm" svg:x="5.257cm" svg:y="20.037cm">
                  <text:p/>
                </draw:rect>
                <draw:rect draw:style-name="gr1" draw:text-style-name="P1" draw:layer="layout" svg:width="0.426cm" svg:height="0.424cm" svg:x="5.684cm" svg:y="20.037cm">
                  <text:p/>
                </draw:rect>
                <draw:rect draw:style-name="gr1" draw:text-style-name="P1" draw:layer="layout" svg:width="0.429cm" svg:height="0.428cm" svg:x="3.555cm" svg:y="19.61cm">
                  <text:p/>
                </draw:rect>
                <draw:rect draw:style-name="gr1" draw:text-style-name="P1" draw:layer="layout" svg:width="0.426cm" svg:height="0.428cm" svg:x="3.98cm" svg:y="19.61cm">
                  <text:p/>
                </draw:rect>
                <draw:rect draw:style-name="gr1" draw:text-style-name="P1" draw:layer="layout" svg:width="0.429cm" svg:height="0.428cm" svg:x="4.405cm" svg:y="19.61cm">
                  <text:p/>
                </draw:rect>
                <draw:rect draw:style-name="gr1" draw:text-style-name="P1" draw:layer="layout" svg:width="0.429cm" svg:height="0.428cm" svg:x="4.832cm" svg:y="19.61cm">
                  <text:p/>
                </draw:rect>
                <draw:rect draw:style-name="gr1" draw:text-style-name="P1" draw:layer="layout" svg:width="0.429cm" svg:height="0.428cm" svg:x="5.257cm" svg:y="19.61cm">
                  <text:p/>
                </draw:rect>
                <draw:rect draw:style-name="gr1" draw:text-style-name="P1" draw:layer="layout" svg:width="0.426cm" svg:height="0.428cm" svg:x="5.684cm" svg:y="19.61cm">
                  <text:p/>
                </draw:rect>
                <draw:rect draw:style-name="gr1" draw:text-style-name="P1" draw:layer="layout" svg:width="0.429cm" svg:height="0.429cm" svg:x="3.128cm" svg:y="19.185cm">
                  <text:p/>
                </draw:rect>
                <draw:rect draw:style-name="gr1" draw:text-style-name="P1" draw:layer="layout" svg:width="0.429cm" svg:height="0.429cm" svg:x="3.555cm" svg:y="19.185cm">
                  <text:p/>
                </draw:rect>
                <draw:rect draw:style-name="gr1" draw:text-style-name="P1" draw:layer="layout" svg:width="0.426cm" svg:height="0.429cm" svg:x="3.98cm" svg:y="19.185cm">
                  <text:p/>
                </draw:rect>
                <draw:rect draw:style-name="gr1" draw:text-style-name="P1" draw:layer="layout" svg:width="0.429cm" svg:height="0.429cm" svg:x="4.405cm" svg:y="19.185cm">
                  <text:p/>
                </draw:rect>
                <draw:rect draw:style-name="gr1" draw:text-style-name="P1" draw:layer="layout" svg:width="0.429cm" svg:height="0.429cm" svg:x="4.832cm" svg:y="19.185cm">
                  <text:p/>
                </draw:rect>
                <draw:rect draw:style-name="gr1" draw:text-style-name="P1" draw:layer="layout" svg:width="0.429cm" svg:height="0.429cm" svg:x="5.257cm" svg:y="19.185cm">
                  <text:p/>
                </draw:rect>
                <draw:rect draw:style-name="gr1" draw:text-style-name="P1" draw:layer="layout" svg:width="0.426cm" svg:height="0.429cm" svg:x="5.684cm" svg:y="19.185cm">
                  <text:p/>
                </draw:rect>
                <draw:rect draw:style-name="gr1" draw:text-style-name="P1" draw:layer="layout" svg:width="0.429cm" svg:height="0.429cm" svg:x="2.701cm" svg:y="18.759cm">
                  <text:p/>
                </draw:rect>
                <draw:rect draw:style-name="gr1" draw:text-style-name="P1" draw:layer="layout" svg:width="0.429cm" svg:height="0.429cm" svg:x="3.128cm" svg:y="18.759cm">
                  <text:p/>
                </draw:rect>
                <draw:rect draw:style-name="gr1" draw:text-style-name="P1" draw:layer="layout" svg:width="0.429cm" svg:height="0.429cm" svg:x="3.555cm" svg:y="18.759cm">
                  <text:p/>
                </draw:rect>
                <draw:rect draw:style-name="gr1" draw:text-style-name="P1" draw:layer="layout" svg:width="0.426cm" svg:height="0.429cm" svg:x="3.98cm" svg:y="18.759cm">
                  <text:p/>
                </draw:rect>
                <draw:rect draw:style-name="gr1" draw:text-style-name="P1" draw:layer="layout" svg:width="0.429cm" svg:height="0.429cm" svg:x="4.405cm" svg:y="18.759cm">
                  <text:p/>
                </draw:rect>
                <draw:rect draw:style-name="gr1" draw:text-style-name="P1" draw:layer="layout" svg:width="0.429cm" svg:height="0.429cm" svg:x="4.832cm" svg:y="18.759cm">
                  <text:p/>
                </draw:rect>
                <draw:rect draw:style-name="gr1" draw:text-style-name="P1" draw:layer="layout" svg:width="0.429cm" svg:height="0.429cm" svg:x="5.257cm" svg:y="18.759cm">
                  <text:p/>
                </draw:rect>
                <draw:rect draw:style-name="gr1" draw:text-style-name="P1" draw:layer="layout" svg:width="0.426cm" svg:height="0.429cm" svg:x="5.684cm" svg:y="18.759cm">
                  <text:p/>
                </draw:rect>
              </draw:g>
              <draw:g>
                <draw:rect draw:style-name="gr1" draw:text-style-name="P1" draw:layer="layout" svg:width="0.429cm" svg:height="0.428cm" svg:x="6.107cm" svg:y="20.888cm">
                  <text:p/>
                </draw:rect>
                <draw:rect draw:style-name="gr1" draw:text-style-name="P1" draw:layer="layout" svg:width="0.429cm" svg:height="0.428cm" svg:x="6.534cm" svg:y="20.888cm">
                  <text:p/>
                </draw:rect>
                <draw:rect draw:style-name="gr1" draw:text-style-name="P1" draw:layer="layout" svg:width="0.429cm" svg:height="0.428cm" svg:x="6.959cm" svg:y="20.888cm">
                  <text:p/>
                </draw:rect>
                <draw:rect draw:style-name="gr1" draw:text-style-name="P1" draw:layer="layout" svg:width="0.429cm" svg:height="0.428cm" svg:x="7.386cm" svg:y="20.888cm">
                  <text:p/>
                </draw:rect>
                <draw:rect draw:style-name="gr1" draw:text-style-name="P1" draw:layer="layout" svg:width="0.426cm" svg:height="0.428cm" svg:x="7.813cm" svg:y="20.888cm">
                  <text:p/>
                </draw:rect>
                <draw:rect draw:style-name="gr1" draw:text-style-name="P1" draw:layer="layout" svg:width="0.429cm" svg:height="0.428cm" svg:x="8.238cm" svg:y="20.888cm">
                  <text:p/>
                </draw:rect>
                <draw:rect draw:style-name="gr1" draw:text-style-name="P1" draw:layer="layout" svg:width="0.429cm" svg:height="0.428cm" svg:x="8.663cm" svg:y="20.888cm">
                  <text:p/>
                </draw:rect>
                <draw:rect draw:style-name="gr1" draw:text-style-name="P1" draw:layer="layout" svg:width="0.428cm" svg:height="0.428cm" svg:x="9.088cm" svg:y="20.888cm">
                  <text:p/>
                </draw:rect>
                <draw:rect draw:style-name="gr1" draw:text-style-name="P1" draw:layer="layout" svg:width="0.429cm" svg:height="0.433cm" svg:x="6.107cm" svg:y="20.459cm">
                  <text:p/>
                </draw:rect>
                <draw:rect draw:style-name="gr1" draw:text-style-name="P1" draw:layer="layout" svg:width="0.429cm" svg:height="0.433cm" svg:x="6.534cm" svg:y="20.459cm">
                  <text:p/>
                </draw:rect>
                <draw:rect draw:style-name="gr1" draw:text-style-name="P1" draw:layer="layout" svg:width="0.429cm" svg:height="0.433cm" svg:x="6.959cm" svg:y="20.459cm">
                  <text:p/>
                </draw:rect>
                <draw:rect draw:style-name="gr1" draw:text-style-name="P1" draw:layer="layout" svg:width="0.429cm" svg:height="0.433cm" svg:x="7.386cm" svg:y="20.459cm">
                  <text:p/>
                </draw:rect>
                <draw:rect draw:style-name="gr1" draw:text-style-name="P1" draw:layer="layout" svg:width="0.426cm" svg:height="0.433cm" svg:x="7.813cm" svg:y="20.459cm">
                  <text:p/>
                </draw:rect>
                <draw:rect draw:style-name="gr1" draw:text-style-name="P1" draw:layer="layout" svg:width="0.429cm" svg:height="0.433cm" svg:x="8.238cm" svg:y="20.459cm">
                  <text:p/>
                </draw:rect>
                <draw:rect draw:style-name="gr1" draw:text-style-name="P1" draw:layer="layout" svg:width="0.429cm" svg:height="0.433cm" svg:x="8.663cm" svg:y="20.459cm">
                  <text:p/>
                </draw:rect>
                <draw:rect draw:style-name="gr1" draw:text-style-name="P1" draw:layer="layout" svg:width="0.428cm" svg:height="0.433cm" svg:x="9.088cm" svg:y="20.459cm">
                  <text:p/>
                </draw:rect>
                <draw:rect draw:style-name="gr1" draw:text-style-name="P1" draw:layer="layout" svg:width="0.429cm" svg:height="0.424cm" svg:x="6.107cm" svg:y="20.037cm">
                  <text:p/>
                </draw:rect>
                <draw:rect draw:style-name="gr1" draw:text-style-name="P1" draw:layer="layout" svg:width="0.429cm" svg:height="0.424cm" svg:x="6.534cm" svg:y="20.037cm">
                  <text:p/>
                </draw:rect>
                <draw:rect draw:style-name="gr1" draw:text-style-name="P1" draw:layer="layout" svg:width="0.429cm" svg:height="0.424cm" svg:x="6.959cm" svg:y="20.037cm">
                  <text:p/>
                </draw:rect>
                <draw:rect draw:style-name="gr1" draw:text-style-name="P1" draw:layer="layout" svg:width="0.429cm" svg:height="0.424cm" svg:x="7.386cm" svg:y="20.037cm">
                  <text:p/>
                </draw:rect>
                <draw:rect draw:style-name="gr1" draw:text-style-name="P1" draw:layer="layout" svg:width="0.426cm" svg:height="0.424cm" svg:x="7.813cm" svg:y="20.037cm">
                  <text:p/>
                </draw:rect>
                <draw:rect draw:style-name="gr1" draw:text-style-name="P1" draw:layer="layout" svg:width="0.429cm" svg:height="0.424cm" svg:x="8.238cm" svg:y="20.037cm">
                  <text:p/>
                </draw:rect>
                <draw:rect draw:style-name="gr1" draw:text-style-name="P1" draw:layer="layout" svg:width="0.429cm" svg:height="0.424cm" svg:x="8.663cm" svg:y="20.037cm">
                  <text:p/>
                </draw:rect>
                <draw:rect draw:style-name="gr1" draw:text-style-name="P1" draw:layer="layout" svg:width="0.428cm" svg:height="0.424cm" svg:x="9.088cm" svg:y="20.037cm">
                  <text:p/>
                </draw:rect>
                <draw:rect draw:style-name="gr1" draw:text-style-name="P1" draw:layer="layout" svg:width="0.429cm" svg:height="0.428cm" svg:x="6.107cm" svg:y="19.61cm">
                  <text:p/>
                </draw:rect>
                <draw:rect draw:style-name="gr1" draw:text-style-name="P1" draw:layer="layout" svg:width="0.429cm" svg:height="0.428cm" svg:x="6.534cm" svg:y="19.61cm">
                  <text:p/>
                </draw:rect>
                <draw:rect draw:style-name="gr1" draw:text-style-name="P1" draw:layer="layout" svg:width="0.429cm" svg:height="0.428cm" svg:x="6.959cm" svg:y="19.61cm">
                  <text:p/>
                </draw:rect>
                <draw:rect draw:style-name="gr1" draw:text-style-name="P1" draw:layer="layout" svg:width="0.429cm" svg:height="0.428cm" svg:x="7.386cm" svg:y="19.61cm">
                  <text:p/>
                </draw:rect>
                <draw:rect draw:style-name="gr1" draw:text-style-name="P1" draw:layer="layout" svg:width="0.426cm" svg:height="0.428cm" svg:x="7.813cm" svg:y="19.61cm">
                  <text:p/>
                </draw:rect>
                <draw:rect draw:style-name="gr1" draw:text-style-name="P1" draw:layer="layout" svg:width="0.429cm" svg:height="0.428cm" svg:x="8.238cm" svg:y="19.61cm">
                  <text:p/>
                </draw:rect>
                <draw:rect draw:style-name="gr1" draw:text-style-name="P1" draw:layer="layout" svg:width="0.429cm" svg:height="0.428cm" svg:x="8.663cm" svg:y="19.61cm">
                  <text:p/>
                </draw:rect>
                <draw:rect draw:style-name="gr1" draw:text-style-name="P1" draw:layer="layout" svg:width="0.428cm" svg:height="0.428cm" svg:x="9.088cm" svg:y="19.61cm">
                  <text:p/>
                </draw:rect>
                <draw:rect draw:style-name="gr1" draw:text-style-name="P1" draw:layer="layout" svg:width="0.429cm" svg:height="0.429cm" svg:x="6.107cm" svg:y="19.185cm">
                  <text:p/>
                </draw:rect>
                <draw:rect draw:style-name="gr1" draw:text-style-name="P1" draw:layer="layout" svg:width="0.429cm" svg:height="0.429cm" svg:x="6.534cm" svg:y="19.185cm">
                  <text:p/>
                </draw:rect>
                <draw:rect draw:style-name="gr1" draw:text-style-name="P1" draw:layer="layout" svg:width="0.429cm" svg:height="0.429cm" svg:x="6.959cm" svg:y="19.185cm">
                  <text:p/>
                </draw:rect>
                <draw:rect draw:style-name="gr1" draw:text-style-name="P1" draw:layer="layout" svg:width="0.429cm" svg:height="0.429cm" svg:x="7.386cm" svg:y="19.185cm">
                  <text:p/>
                </draw:rect>
                <draw:rect draw:style-name="gr1" draw:text-style-name="P1" draw:layer="layout" svg:width="0.426cm" svg:height="0.429cm" svg:x="7.813cm" svg:y="19.185cm">
                  <text:p/>
                </draw:rect>
                <draw:rect draw:style-name="gr1" draw:text-style-name="P1" draw:layer="layout" svg:width="0.429cm" svg:height="0.429cm" svg:x="8.238cm" svg:y="19.185cm">
                  <text:p/>
                </draw:rect>
                <draw:rect draw:style-name="gr1" draw:text-style-name="P1" draw:layer="layout" svg:width="0.429cm" svg:height="0.429cm" svg:x="8.663cm" svg:y="19.185cm">
                  <text:p/>
                </draw:rect>
                <draw:rect draw:style-name="gr1" draw:text-style-name="P1" draw:layer="layout" svg:width="0.428cm" svg:height="0.429cm" svg:x="9.088cm" svg:y="19.185cm">
                  <text:p/>
                </draw:rect>
                <draw:rect draw:style-name="gr1" draw:text-style-name="P1" draw:layer="layout" svg:width="0.429cm" svg:height="0.429cm" svg:x="6.107cm" svg:y="18.759cm">
                  <text:p/>
                </draw:rect>
                <draw:rect draw:style-name="gr1" draw:text-style-name="P1" draw:layer="layout" svg:width="0.429cm" svg:height="0.429cm" svg:x="6.534cm" svg:y="18.759cm">
                  <text:p/>
                </draw:rect>
                <draw:rect draw:style-name="gr1" draw:text-style-name="P1" draw:layer="layout" svg:width="0.429cm" svg:height="0.429cm" svg:x="6.959cm" svg:y="18.759cm">
                  <text:p/>
                </draw:rect>
                <draw:rect draw:style-name="gr1" draw:text-style-name="P1" draw:layer="layout" svg:width="0.429cm" svg:height="0.429cm" svg:x="7.386cm" svg:y="18.759cm">
                  <text:p/>
                </draw:rect>
                <draw:rect draw:style-name="gr1" draw:text-style-name="P1" draw:layer="layout" svg:width="0.426cm" svg:height="0.429cm" svg:x="7.813cm" svg:y="18.759cm">
                  <text:p/>
                </draw:rect>
                <draw:rect draw:style-name="gr1" draw:text-style-name="P1" draw:layer="layout" svg:width="0.429cm" svg:height="0.429cm" svg:x="8.238cm" svg:y="18.759cm">
                  <text:p/>
                </draw:rect>
                <draw:rect draw:style-name="gr1" draw:text-style-name="P1" draw:layer="layout" svg:width="0.429cm" svg:height="0.429cm" svg:x="8.663cm" svg:y="18.759cm">
                  <text:p/>
                </draw:rect>
                <draw:rect draw:style-name="gr1" draw:text-style-name="P1" draw:layer="layout" svg:width="0.428cm" svg:height="0.429cm" svg:x="9.088cm" svg:y="18.759cm">
                  <text:p/>
                </draw:rect>
              </draw:g>
              <draw:g>
                <draw:rect draw:style-name="gr1" draw:text-style-name="P1" draw:layer="layout" svg:width="0.428cm" svg:height="0.428cm" svg:x="9.513cm" svg:y="20.888cm">
                  <text:p/>
                </draw:rect>
                <draw:rect draw:style-name="gr1" draw:text-style-name="P1" draw:layer="layout" svg:width="0.428cm" svg:height="0.428cm" svg:x="9.94cm" svg:y="20.888cm">
                  <text:p/>
                </draw:rect>
                <draw:rect draw:style-name="gr1" draw:text-style-name="P1" draw:layer="layout" svg:width="0.426cm" svg:height="0.428cm" svg:x="10.365cm" svg:y="20.888cm">
                  <text:p/>
                </draw:rect>
                <draw:rect draw:style-name="gr1" draw:text-style-name="P1" draw:layer="layout" svg:width="0.431cm" svg:height="0.428cm" svg:x="10.791cm" svg:y="20.888cm">
                  <text:p/>
                </draw:rect>
                <draw:rect draw:style-name="gr1" draw:text-style-name="P1" draw:layer="layout" svg:width="0.424cm" svg:height="0.428cm" svg:x="11.219cm" svg:y="20.888cm">
                  <text:p/>
                </draw:rect>
                <draw:rect draw:style-name="gr1" draw:text-style-name="P1" draw:layer="layout" svg:width="0.431cm" svg:height="0.428cm" svg:x="11.639cm" svg:y="20.888cm">
                  <text:p/>
                </draw:rect>
                <draw:rect draw:style-name="gr1" draw:text-style-name="P1" draw:layer="layout" svg:width="0.426cm" svg:height="0.428cm" svg:x="12.069cm" svg:y="20.888cm">
                  <text:p/>
                </draw:rect>
                <draw:rect draw:style-name="gr1" draw:text-style-name="P1" draw:layer="layout" svg:width="0.424cm" svg:height="0.428cm" svg:x="12.494cm" svg:y="20.888cm">
                  <text:p/>
                </draw:rect>
                <draw:rect draw:style-name="gr1" draw:text-style-name="P1" draw:layer="layout" svg:width="0.428cm" svg:height="0.433cm" svg:x="9.513cm" svg:y="20.459cm">
                  <text:p/>
                </draw:rect>
                <draw:rect draw:style-name="gr1" draw:text-style-name="P1" draw:layer="layout" svg:width="0.428cm" svg:height="0.433cm" svg:x="9.94cm" svg:y="20.459cm">
                  <text:p/>
                </draw:rect>
                <draw:rect draw:style-name="gr1" draw:text-style-name="P1" draw:layer="layout" svg:width="0.426cm" svg:height="0.433cm" svg:x="10.365cm" svg:y="20.459cm">
                  <text:p/>
                </draw:rect>
                <draw:rect draw:style-name="gr1" draw:text-style-name="P1" draw:layer="layout" svg:width="0.431cm" svg:height="0.433cm" svg:x="10.791cm" svg:y="20.459cm">
                  <text:p/>
                </draw:rect>
                <draw:rect draw:style-name="gr1" draw:text-style-name="P1" draw:layer="layout" svg:width="0.424cm" svg:height="0.433cm" svg:x="11.219cm" svg:y="20.459cm">
                  <text:p/>
                </draw:rect>
                <draw:rect draw:style-name="gr1" draw:text-style-name="P1" draw:layer="layout" svg:width="0.431cm" svg:height="0.433cm" svg:x="11.639cm" svg:y="20.459cm">
                  <text:p/>
                </draw:rect>
                <draw:rect draw:style-name="gr1" draw:text-style-name="P1" draw:layer="layout" svg:width="0.426cm" svg:height="0.433cm" svg:x="12.069cm" svg:y="20.459cm">
                  <text:p/>
                </draw:rect>
                <draw:rect draw:style-name="gr1" draw:text-style-name="P1" draw:layer="layout" svg:width="0.424cm" svg:height="0.433cm" svg:x="12.494cm" svg:y="20.459cm">
                  <text:p/>
                </draw:rect>
                <draw:rect draw:style-name="gr1" draw:text-style-name="P1" draw:layer="layout" svg:width="0.428cm" svg:height="0.424cm" svg:x="9.513cm" svg:y="20.037cm">
                  <text:p/>
                </draw:rect>
                <draw:rect draw:style-name="gr1" draw:text-style-name="P1" draw:layer="layout" svg:width="0.428cm" svg:height="0.424cm" svg:x="9.94cm" svg:y="20.037cm">
                  <text:p/>
                </draw:rect>
                <draw:rect draw:style-name="gr1" draw:text-style-name="P1" draw:layer="layout" svg:width="0.426cm" svg:height="0.424cm" svg:x="10.365cm" svg:y="20.037cm">
                  <text:p/>
                </draw:rect>
                <draw:rect draw:style-name="gr1" draw:text-style-name="P1" draw:layer="layout" svg:width="0.431cm" svg:height="0.424cm" svg:x="10.791cm" svg:y="20.037cm">
                  <text:p/>
                </draw:rect>
                <draw:rect draw:style-name="gr1" draw:text-style-name="P1" draw:layer="layout" svg:width="0.424cm" svg:height="0.424cm" svg:x="11.219cm" svg:y="20.037cm">
                  <text:p/>
                </draw:rect>
                <draw:rect draw:style-name="gr1" draw:text-style-name="P1" draw:layer="layout" svg:width="0.431cm" svg:height="0.424cm" svg:x="11.639cm" svg:y="20.037cm">
                  <text:p/>
                </draw:rect>
                <draw:rect draw:style-name="gr1" draw:text-style-name="P1" draw:layer="layout" svg:width="0.426cm" svg:height="0.424cm" svg:x="12.069cm" svg:y="20.037cm">
                  <text:p/>
                </draw:rect>
                <draw:rect draw:style-name="gr1" draw:text-style-name="P1" draw:layer="layout" svg:width="0.424cm" svg:height="0.424cm" svg:x="12.494cm" svg:y="20.037cm">
                  <text:p/>
                </draw:rect>
                <draw:rect draw:style-name="gr1" draw:text-style-name="P1" draw:layer="layout" svg:width="0.428cm" svg:height="0.428cm" svg:x="9.513cm" svg:y="19.61cm">
                  <text:p/>
                </draw:rect>
                <draw:rect draw:style-name="gr1" draw:text-style-name="P1" draw:layer="layout" svg:width="0.428cm" svg:height="0.428cm" svg:x="9.94cm" svg:y="19.61cm">
                  <text:p/>
                </draw:rect>
                <draw:rect draw:style-name="gr1" draw:text-style-name="P1" draw:layer="layout" svg:width="0.426cm" svg:height="0.428cm" svg:x="10.365cm" svg:y="19.61cm">
                  <text:p/>
                </draw:rect>
                <draw:rect draw:style-name="gr1" draw:text-style-name="P1" draw:layer="layout" svg:width="0.431cm" svg:height="0.428cm" svg:x="10.791cm" svg:y="19.61cm">
                  <text:p/>
                </draw:rect>
                <draw:rect draw:style-name="gr1" draw:text-style-name="P1" draw:layer="layout" svg:width="0.424cm" svg:height="0.428cm" svg:x="11.219cm" svg:y="19.61cm">
                  <text:p/>
                </draw:rect>
                <draw:rect draw:style-name="gr1" draw:text-style-name="P1" draw:layer="layout" svg:width="0.431cm" svg:height="0.428cm" svg:x="11.639cm" svg:y="19.61cm">
                  <text:p/>
                </draw:rect>
                <draw:rect draw:style-name="gr1" draw:text-style-name="P1" draw:layer="layout" svg:width="0.426cm" svg:height="0.428cm" svg:x="12.069cm" svg:y="19.61cm">
                  <text:p/>
                </draw:rect>
                <draw:rect draw:style-name="gr1" draw:text-style-name="P1" draw:layer="layout" svg:width="0.424cm" svg:height="0.428cm" svg:x="12.494cm" svg:y="19.61cm">
                  <text:p/>
                </draw:rect>
                <draw:rect draw:style-name="gr1" draw:text-style-name="P1" draw:layer="layout" svg:width="0.428cm" svg:height="0.429cm" svg:x="9.513cm" svg:y="19.185cm">
                  <text:p/>
                </draw:rect>
                <draw:rect draw:style-name="gr1" draw:text-style-name="P1" draw:layer="layout" svg:width="0.428cm" svg:height="0.429cm" svg:x="9.94cm" svg:y="19.185cm">
                  <text:p/>
                </draw:rect>
                <draw:rect draw:style-name="gr1" draw:text-style-name="P1" draw:layer="layout" svg:width="0.426cm" svg:height="0.429cm" svg:x="10.365cm" svg:y="19.185cm">
                  <text:p/>
                </draw:rect>
                <draw:rect draw:style-name="gr1" draw:text-style-name="P1" draw:layer="layout" svg:width="0.431cm" svg:height="0.429cm" svg:x="10.791cm" svg:y="19.185cm">
                  <text:p/>
                </draw:rect>
                <draw:rect draw:style-name="gr1" draw:text-style-name="P1" draw:layer="layout" svg:width="0.424cm" svg:height="0.429cm" svg:x="11.219cm" svg:y="19.185cm">
                  <text:p/>
                </draw:rect>
                <draw:rect draw:style-name="gr1" draw:text-style-name="P1" draw:layer="layout" svg:width="0.431cm" svg:height="0.429cm" svg:x="11.639cm" svg:y="19.185cm">
                  <text:p/>
                </draw:rect>
                <draw:rect draw:style-name="gr1" draw:text-style-name="P1" draw:layer="layout" svg:width="0.426cm" svg:height="0.429cm" svg:x="12.069cm" svg:y="19.185cm">
                  <text:p/>
                </draw:rect>
                <draw:rect draw:style-name="gr1" draw:text-style-name="P1" draw:layer="layout" svg:width="0.424cm" svg:height="0.429cm" svg:x="12.494cm" svg:y="19.185cm">
                  <text:p/>
                </draw:rect>
                <draw:rect draw:style-name="gr1" draw:text-style-name="P1" draw:layer="layout" svg:width="0.428cm" svg:height="0.429cm" svg:x="9.513cm" svg:y="18.759cm">
                  <text:p/>
                </draw:rect>
                <draw:rect draw:style-name="gr1" draw:text-style-name="P1" draw:layer="layout" svg:width="0.428cm" svg:height="0.429cm" svg:x="9.94cm" svg:y="18.759cm">
                  <text:p/>
                </draw:rect>
                <draw:rect draw:style-name="gr1" draw:text-style-name="P1" draw:layer="layout" svg:width="0.426cm" svg:height="0.429cm" svg:x="10.365cm" svg:y="18.759cm">
                  <text:p/>
                </draw:rect>
                <draw:rect draw:style-name="gr1" draw:text-style-name="P1" draw:layer="layout" svg:width="0.431cm" svg:height="0.429cm" svg:x="10.791cm" svg:y="18.759cm">
                  <text:p/>
                </draw:rect>
                <draw:rect draw:style-name="gr1" draw:text-style-name="P1" draw:layer="layout" svg:width="0.424cm" svg:height="0.429cm" svg:x="11.219cm" svg:y="18.759cm">
                  <text:p/>
                </draw:rect>
                <draw:rect draw:style-name="gr1" draw:text-style-name="P1" draw:layer="layout" svg:width="0.431cm" svg:height="0.429cm" svg:x="11.639cm" svg:y="18.759cm">
                  <text:p/>
                </draw:rect>
                <draw:rect draw:style-name="gr1" draw:text-style-name="P1" draw:layer="layout" svg:width="0.426cm" svg:height="0.429cm" svg:x="12.069cm" svg:y="18.759cm">
                  <text:p/>
                </draw:rect>
                <draw:rect draw:style-name="gr1" draw:text-style-name="P1" draw:layer="layout" svg:width="0.424cm" svg:height="0.429cm" svg:x="12.494cm" svg:y="18.759cm">
                  <text:p/>
                </draw:rect>
              </draw:g>
              <draw:g>
                <draw:rect draw:style-name="gr1" draw:text-style-name="P1" draw:layer="layout" svg:width="0.431cm" svg:height="0.428cm" svg:x="12.918cm" svg:y="20.888cm">
                  <text:p/>
                </draw:rect>
                <draw:rect draw:style-name="gr1" draw:text-style-name="P1" draw:layer="layout" svg:width="0.426cm" svg:height="0.428cm" svg:x="13.345cm" svg:y="20.888cm">
                  <text:p/>
                </draw:rect>
                <draw:rect draw:style-name="gr1" draw:text-style-name="P1" draw:layer="layout" svg:width="0.429cm" svg:height="0.428cm" svg:x="13.768cm" svg:y="20.888cm">
                  <text:p/>
                </draw:rect>
                <draw:rect draw:style-name="gr1" draw:text-style-name="P1" draw:layer="layout" svg:width="0.429cm" svg:height="0.428cm" svg:x="14.197cm" svg:y="20.888cm">
                  <text:p/>
                </draw:rect>
                <draw:rect draw:style-name="gr1" draw:text-style-name="P1" draw:layer="layout" svg:width="0.426cm" svg:height="0.428cm" svg:x="14.625cm" svg:y="20.888cm">
                  <text:p/>
                </draw:rect>
                <draw:rect draw:style-name="gr1" draw:text-style-name="P1" draw:layer="layout" svg:width="0.431cm" svg:height="0.428cm" svg:x="15.047cm" svg:y="20.888cm">
                  <text:p/>
                </draw:rect>
                <draw:rect draw:style-name="gr1" draw:text-style-name="P1" draw:layer="layout" svg:width="0.431cm" svg:height="0.428cm" svg:x="15.472cm" svg:y="20.888cm">
                  <text:p/>
                </draw:rect>
                <draw:rect draw:style-name="gr1" draw:text-style-name="P1" draw:layer="layout" svg:width="0.429cm" svg:height="0.428cm" svg:x="15.899cm" svg:y="20.888cm">
                  <text:p/>
                </draw:rect>
                <draw:rect draw:style-name="gr1" draw:text-style-name="P1" draw:layer="layout" svg:width="0.431cm" svg:height="0.433cm" svg:x="12.918cm" svg:y="20.459cm">
                  <text:p/>
                </draw:rect>
                <draw:rect draw:style-name="gr1" draw:text-style-name="P1" draw:layer="layout" svg:width="0.426cm" svg:height="0.433cm" svg:x="13.345cm" svg:y="20.459cm">
                  <text:p/>
                </draw:rect>
                <draw:rect draw:style-name="gr1" draw:text-style-name="P1" draw:layer="layout" svg:width="0.429cm" svg:height="0.433cm" svg:x="13.768cm" svg:y="20.459cm">
                  <text:p/>
                </draw:rect>
                <draw:rect draw:style-name="gr1" draw:text-style-name="P1" draw:layer="layout" svg:width="0.429cm" svg:height="0.433cm" svg:x="14.197cm" svg:y="20.459cm">
                  <text:p/>
                </draw:rect>
                <draw:rect draw:style-name="gr1" draw:text-style-name="P1" draw:layer="layout" svg:width="0.426cm" svg:height="0.433cm" svg:x="14.625cm" svg:y="20.459cm">
                  <text:p/>
                </draw:rect>
                <draw:rect draw:style-name="gr1" draw:text-style-name="P1" draw:layer="layout" svg:width="0.431cm" svg:height="0.433cm" svg:x="15.047cm" svg:y="20.459cm">
                  <text:p/>
                </draw:rect>
                <draw:rect draw:style-name="gr1" draw:text-style-name="P1" draw:layer="layout" svg:width="0.431cm" svg:height="0.433cm" svg:x="15.472cm" svg:y="20.459cm">
                  <text:p/>
                </draw:rect>
                <draw:rect draw:style-name="gr1" draw:text-style-name="P1" draw:layer="layout" svg:width="0.429cm" svg:height="0.433cm" svg:x="15.899cm" svg:y="20.459cm">
                  <text:p/>
                </draw:rect>
                <draw:rect draw:style-name="gr1" draw:text-style-name="P1" draw:layer="layout" svg:width="0.431cm" svg:height="0.424cm" svg:x="12.918cm" svg:y="20.037cm">
                  <text:p/>
                </draw:rect>
                <draw:rect draw:style-name="gr1" draw:text-style-name="P1" draw:layer="layout" svg:width="0.426cm" svg:height="0.424cm" svg:x="13.345cm" svg:y="20.037cm">
                  <text:p/>
                </draw:rect>
                <draw:rect draw:style-name="gr1" draw:text-style-name="P1" draw:layer="layout" svg:width="0.429cm" svg:height="0.424cm" svg:x="13.768cm" svg:y="20.037cm">
                  <text:p/>
                </draw:rect>
                <draw:rect draw:style-name="gr1" draw:text-style-name="P1" draw:layer="layout" svg:width="0.429cm" svg:height="0.424cm" svg:x="14.197cm" svg:y="20.037cm">
                  <text:p/>
                </draw:rect>
                <draw:rect draw:style-name="gr1" draw:text-style-name="P1" draw:layer="layout" svg:width="0.426cm" svg:height="0.424cm" svg:x="14.625cm" svg:y="20.037cm">
                  <text:p/>
                </draw:rect>
                <draw:rect draw:style-name="gr1" draw:text-style-name="P1" draw:layer="layout" svg:width="0.431cm" svg:height="0.424cm" svg:x="15.047cm" svg:y="20.037cm">
                  <text:p/>
                </draw:rect>
                <draw:rect draw:style-name="gr1" draw:text-style-name="P1" draw:layer="layout" svg:width="0.431cm" svg:height="0.424cm" svg:x="15.472cm" svg:y="20.037cm">
                  <text:p/>
                </draw:rect>
                <draw:rect draw:style-name="gr1" draw:text-style-name="P1" draw:layer="layout" svg:width="0.429cm" svg:height="0.424cm" svg:x="15.899cm" svg:y="20.037cm">
                  <text:p/>
                </draw:rect>
                <draw:rect draw:style-name="gr1" draw:text-style-name="P1" draw:layer="layout" svg:width="0.431cm" svg:height="0.428cm" svg:x="12.918cm" svg:y="19.61cm">
                  <text:p/>
                </draw:rect>
                <draw:rect draw:style-name="gr1" draw:text-style-name="P1" draw:layer="layout" svg:width="0.426cm" svg:height="0.428cm" svg:x="13.345cm" svg:y="19.61cm">
                  <text:p/>
                </draw:rect>
                <draw:rect draw:style-name="gr1" draw:text-style-name="P1" draw:layer="layout" svg:width="0.429cm" svg:height="0.428cm" svg:x="13.768cm" svg:y="19.61cm">
                  <text:p/>
                </draw:rect>
                <draw:rect draw:style-name="gr1" draw:text-style-name="P1" draw:layer="layout" svg:width="0.429cm" svg:height="0.428cm" svg:x="14.197cm" svg:y="19.61cm">
                  <text:p/>
                </draw:rect>
                <draw:rect draw:style-name="gr1" draw:text-style-name="P1" draw:layer="layout" svg:width="0.426cm" svg:height="0.428cm" svg:x="14.625cm" svg:y="19.61cm">
                  <text:p/>
                </draw:rect>
                <draw:rect draw:style-name="gr1" draw:text-style-name="P1" draw:layer="layout" svg:width="0.431cm" svg:height="0.428cm" svg:x="15.047cm" svg:y="19.61cm">
                  <text:p/>
                </draw:rect>
                <draw:rect draw:style-name="gr1" draw:text-style-name="P1" draw:layer="layout" svg:width="0.431cm" svg:height="0.428cm" svg:x="15.472cm" svg:y="19.61cm">
                  <text:p/>
                </draw:rect>
                <draw:rect draw:style-name="gr1" draw:text-style-name="P1" draw:layer="layout" svg:width="0.429cm" svg:height="0.428cm" svg:x="15.899cm" svg:y="19.61cm">
                  <text:p/>
                </draw:rect>
                <draw:rect draw:style-name="gr1" draw:text-style-name="P1" draw:layer="layout" svg:width="0.431cm" svg:height="0.429cm" svg:x="12.918cm" svg:y="19.185cm">
                  <text:p/>
                </draw:rect>
                <draw:rect draw:style-name="gr1" draw:text-style-name="P1" draw:layer="layout" svg:width="0.426cm" svg:height="0.429cm" svg:x="13.345cm" svg:y="19.185cm">
                  <text:p/>
                </draw:rect>
                <draw:rect draw:style-name="gr1" draw:text-style-name="P1" draw:layer="layout" svg:width="0.429cm" svg:height="0.429cm" svg:x="13.768cm" svg:y="19.185cm">
                  <text:p/>
                </draw:rect>
                <draw:rect draw:style-name="gr1" draw:text-style-name="P1" draw:layer="layout" svg:width="0.429cm" svg:height="0.429cm" svg:x="14.197cm" svg:y="19.185cm">
                  <text:p/>
                </draw:rect>
                <draw:rect draw:style-name="gr1" draw:text-style-name="P1" draw:layer="layout" svg:width="0.426cm" svg:height="0.429cm" svg:x="14.625cm" svg:y="19.185cm">
                  <text:p/>
                </draw:rect>
                <draw:rect draw:style-name="gr1" draw:text-style-name="P1" draw:layer="layout" svg:width="0.431cm" svg:height="0.429cm" svg:x="15.047cm" svg:y="19.185cm">
                  <text:p/>
                </draw:rect>
                <draw:rect draw:style-name="gr1" draw:text-style-name="P1" draw:layer="layout" svg:width="0.431cm" svg:height="0.429cm" svg:x="15.472cm" svg:y="19.185cm">
                  <text:p/>
                </draw:rect>
                <draw:rect draw:style-name="gr1" draw:text-style-name="P1" draw:layer="layout" svg:width="0.429cm" svg:height="0.429cm" svg:x="15.899cm" svg:y="19.185cm">
                  <text:p/>
                </draw:rect>
                <draw:rect draw:style-name="gr1" draw:text-style-name="P1" draw:layer="layout" svg:width="0.431cm" svg:height="0.429cm" svg:x="12.918cm" svg:y="18.759cm">
                  <text:p/>
                </draw:rect>
                <draw:rect draw:style-name="gr1" draw:text-style-name="P1" draw:layer="layout" svg:width="0.426cm" svg:height="0.429cm" svg:x="13.345cm" svg:y="18.759cm">
                  <text:p/>
                </draw:rect>
                <draw:rect draw:style-name="gr1" draw:text-style-name="P1" draw:layer="layout" svg:width="0.429cm" svg:height="0.429cm" svg:x="13.768cm" svg:y="18.759cm">
                  <text:p/>
                </draw:rect>
                <draw:rect draw:style-name="gr1" draw:text-style-name="P1" draw:layer="layout" svg:width="0.429cm" svg:height="0.429cm" svg:x="14.197cm" svg:y="18.759cm">
                  <text:p/>
                </draw:rect>
                <draw:rect draw:style-name="gr1" draw:text-style-name="P1" draw:layer="layout" svg:width="0.426cm" svg:height="0.429cm" svg:x="14.625cm" svg:y="18.759cm">
                  <text:p/>
                </draw:rect>
                <draw:rect draw:style-name="gr1" draw:text-style-name="P1" draw:layer="layout" svg:width="0.431cm" svg:height="0.429cm" svg:x="15.047cm" svg:y="18.759cm">
                  <text:p/>
                </draw:rect>
                <draw:rect draw:style-name="gr1" draw:text-style-name="P1" draw:layer="layout" svg:width="0.431cm" svg:height="0.429cm" svg:x="15.472cm" svg:y="18.759cm">
                  <text:p/>
                </draw:rect>
                <draw:rect draw:style-name="gr1" draw:text-style-name="P1" draw:layer="layout" svg:width="0.429cm" svg:height="0.429cm" svg:x="15.899cm" svg:y="18.759cm">
                  <text:p/>
                </draw:rect>
              </draw:g>
              <draw:g>
                <draw:rect draw:style-name="gr1" draw:text-style-name="P1" draw:layer="layout" svg:width="0.428cm" svg:height="0.428cm" svg:x="16.327cm" svg:y="20.888cm">
                  <text:p/>
                </draw:rect>
                <draw:rect draw:style-name="gr1" draw:text-style-name="P1" draw:layer="layout" svg:width="0.428cm" svg:height="0.428cm" svg:x="16.752cm" svg:y="20.888cm">
                  <text:p/>
                </draw:rect>
                <draw:rect draw:style-name="gr1" draw:text-style-name="P1" draw:layer="layout" svg:width="0.428cm" svg:height="0.428cm" svg:x="17.178cm" svg:y="20.888cm">
                  <text:p/>
                </draw:rect>
                <draw:rect draw:style-name="gr1" draw:text-style-name="P1" draw:layer="layout" svg:width="0.429cm" svg:height="0.428cm" svg:x="17.601cm" svg:y="20.888cm">
                  <text:p/>
                </draw:rect>
                <draw:rect draw:style-name="gr1" draw:text-style-name="P1" draw:layer="layout" svg:width="0.422cm" svg:height="0.428cm" svg:x="18.031cm" svg:y="20.888cm">
                  <text:p/>
                </draw:rect>
                <draw:rect draw:style-name="gr1" draw:text-style-name="P1" draw:layer="layout" svg:width="0.429cm" svg:height="0.428cm" svg:x="18.453cm" svg:y="20.888cm">
                  <text:p/>
                </draw:rect>
                <draw:rect draw:style-name="gr1" draw:text-style-name="P1" draw:layer="layout" svg:width="0.428cm" svg:height="0.428cm" svg:x="18.878cm" svg:y="20.888cm">
                  <text:p/>
                </draw:rect>
                <draw:rect draw:style-name="gr1" draw:text-style-name="P1" draw:layer="layout" svg:width="0.428cm" svg:height="0.433cm" svg:x="16.327cm" svg:y="20.459cm">
                  <text:p/>
                </draw:rect>
                <draw:rect draw:style-name="gr1" draw:text-style-name="P1" draw:layer="layout" svg:width="0.428cm" svg:height="0.433cm" svg:x="16.752cm" svg:y="20.459cm">
                  <text:p/>
                </draw:rect>
                <draw:rect draw:style-name="gr1" draw:text-style-name="P1" draw:layer="layout" svg:width="0.428cm" svg:height="0.433cm" svg:x="17.178cm" svg:y="20.459cm">
                  <text:p/>
                </draw:rect>
                <draw:rect draw:style-name="gr1" draw:text-style-name="P1" draw:layer="layout" svg:width="0.429cm" svg:height="0.433cm" svg:x="17.601cm" svg:y="20.459cm">
                  <text:p/>
                </draw:rect>
                <draw:rect draw:style-name="gr1" draw:text-style-name="P1" draw:layer="layout" svg:width="0.422cm" svg:height="0.433cm" svg:x="18.031cm" svg:y="20.459cm">
                  <text:p/>
                </draw:rect>
                <draw:rect draw:style-name="gr1" draw:text-style-name="P1" draw:layer="layout" svg:width="0.429cm" svg:height="0.433cm" svg:x="18.453cm" svg:y="20.459cm">
                  <text:p/>
                </draw:rect>
                <draw:rect draw:style-name="gr1" draw:text-style-name="P1" draw:layer="layout" svg:width="0.428cm" svg:height="0.433cm" svg:x="18.878cm" svg:y="20.459cm">
                  <text:p/>
                </draw:rect>
                <draw:rect draw:style-name="gr1" draw:text-style-name="P1" draw:layer="layout" svg:width="0.428cm" svg:height="0.424cm" svg:x="16.327cm" svg:y="20.037cm">
                  <text:p/>
                </draw:rect>
                <draw:rect draw:style-name="gr1" draw:text-style-name="P1" draw:layer="layout" svg:width="0.428cm" svg:height="0.424cm" svg:x="16.752cm" svg:y="20.037cm">
                  <text:p/>
                </draw:rect>
                <draw:rect draw:style-name="gr1" draw:text-style-name="P1" draw:layer="layout" svg:width="0.428cm" svg:height="0.424cm" svg:x="17.178cm" svg:y="20.037cm">
                  <text:p/>
                </draw:rect>
                <draw:rect draw:style-name="gr1" draw:text-style-name="P1" draw:layer="layout" svg:width="0.429cm" svg:height="0.424cm" svg:x="17.601cm" svg:y="20.037cm">
                  <text:p/>
                </draw:rect>
                <draw:rect draw:style-name="gr1" draw:text-style-name="P1" draw:layer="layout" svg:width="0.422cm" svg:height="0.424cm" svg:x="18.031cm" svg:y="20.037cm">
                  <text:p/>
                </draw:rect>
                <draw:rect draw:style-name="gr1" draw:text-style-name="P1" draw:layer="layout" svg:width="0.429cm" svg:height="0.424cm" svg:x="18.453cm" svg:y="20.037cm">
                  <text:p/>
                </draw:rect>
                <draw:rect draw:style-name="gr1" draw:text-style-name="P1" draw:layer="layout" svg:width="0.428cm" svg:height="0.424cm" svg:x="18.878cm" svg:y="20.037cm">
                  <text:p/>
                </draw:rect>
                <draw:rect draw:style-name="gr1" draw:text-style-name="P1" draw:layer="layout" svg:width="0.428cm" svg:height="0.428cm" svg:x="16.327cm" svg:y="19.61cm">
                  <text:p/>
                </draw:rect>
                <draw:rect draw:style-name="gr1" draw:text-style-name="P1" draw:layer="layout" svg:width="0.428cm" svg:height="0.428cm" svg:x="16.752cm" svg:y="19.61cm">
                  <text:p/>
                </draw:rect>
                <draw:rect draw:style-name="gr1" draw:text-style-name="P1" draw:layer="layout" svg:width="0.428cm" svg:height="0.428cm" svg:x="17.178cm" svg:y="19.61cm">
                  <text:p/>
                </draw:rect>
                <draw:rect draw:style-name="gr1" draw:text-style-name="P1" draw:layer="layout" svg:width="0.429cm" svg:height="0.428cm" svg:x="17.601cm" svg:y="19.61cm">
                  <text:p/>
                </draw:rect>
                <draw:rect draw:style-name="gr1" draw:text-style-name="P1" draw:layer="layout" svg:width="0.422cm" svg:height="0.428cm" svg:x="18.031cm" svg:y="19.61cm">
                  <text:p/>
                </draw:rect>
                <draw:rect draw:style-name="gr1" draw:text-style-name="P1" draw:layer="layout" svg:width="0.429cm" svg:height="0.428cm" svg:x="18.453cm" svg:y="19.61cm">
                  <text:p/>
                </draw:rect>
                <draw:rect draw:style-name="gr1" draw:text-style-name="P1" draw:layer="layout" svg:width="0.428cm" svg:height="0.428cm" svg:x="18.878cm" svg:y="19.61cm">
                  <text:p/>
                </draw:rect>
                <draw:rect draw:style-name="gr1" draw:text-style-name="P1" draw:layer="layout" svg:width="0.428cm" svg:height="0.429cm" svg:x="16.327cm" svg:y="19.185cm">
                  <text:p/>
                </draw:rect>
                <draw:rect draw:style-name="gr1" draw:text-style-name="P1" draw:layer="layout" svg:width="0.428cm" svg:height="0.429cm" svg:x="16.752cm" svg:y="19.185cm">
                  <text:p/>
                </draw:rect>
                <draw:rect draw:style-name="gr1" draw:text-style-name="P1" draw:layer="layout" svg:width="0.428cm" svg:height="0.429cm" svg:x="17.178cm" svg:y="19.185cm">
                  <text:p/>
                </draw:rect>
                <draw:rect draw:style-name="gr1" draw:text-style-name="P1" draw:layer="layout" svg:width="0.429cm" svg:height="0.429cm" svg:x="17.601cm" svg:y="19.185cm">
                  <text:p/>
                </draw:rect>
                <draw:rect draw:style-name="gr1" draw:text-style-name="P1" draw:layer="layout" svg:width="0.422cm" svg:height="0.429cm" svg:x="18.031cm" svg:y="19.185cm">
                  <text:p/>
                </draw:rect>
                <draw:rect draw:style-name="gr1" draw:text-style-name="P1" draw:layer="layout" svg:width="0.429cm" svg:height="0.429cm" svg:x="18.453cm" svg:y="19.185cm">
                  <text:p/>
                </draw:rect>
                <draw:rect draw:style-name="gr1" draw:text-style-name="P1" draw:layer="layout" svg:width="0.428cm" svg:height="0.429cm" svg:x="18.878cm" svg:y="19.185cm">
                  <text:p/>
                </draw:rect>
                <draw:rect draw:style-name="gr1" draw:text-style-name="P1" draw:layer="layout" svg:width="0.428cm" svg:height="0.429cm" svg:x="16.327cm" svg:y="18.759cm">
                  <text:p/>
                </draw:rect>
                <draw:rect draw:style-name="gr1" draw:text-style-name="P1" draw:layer="layout" svg:width="0.428cm" svg:height="0.429cm" svg:x="16.752cm" svg:y="18.759cm">
                  <text:p/>
                </draw:rect>
                <draw:rect draw:style-name="gr1" draw:text-style-name="P1" draw:layer="layout" svg:width="0.428cm" svg:height="0.429cm" svg:x="17.178cm" svg:y="18.759cm">
                  <text:p/>
                </draw:rect>
                <draw:rect draw:style-name="gr1" draw:text-style-name="P1" draw:layer="layout" svg:width="0.429cm" svg:height="0.429cm" svg:x="17.601cm" svg:y="18.759cm">
                  <text:p/>
                </draw:rect>
                <draw:rect draw:style-name="gr1" draw:text-style-name="P1" draw:layer="layout" svg:width="0.422cm" svg:height="0.429cm" svg:x="18.031cm" svg:y="18.759cm">
                  <text:p/>
                </draw:rect>
                <draw:rect draw:style-name="gr1" draw:text-style-name="P1" draw:layer="layout" svg:width="0.429cm" svg:height="0.429cm" svg:x="18.453cm" svg:y="18.759cm">
                  <text:p/>
                </draw:rect>
                <draw:rect draw:style-name="gr1" draw:text-style-name="P1" draw:layer="layout" svg:width="0.428cm" svg:height="0.429cm" svg:x="18.878cm" svg:y="18.759cm">
                  <text:p/>
                </draw:rect>
              </draw:g>
              <draw:frame draw:name="Text Frame 2" draw:style-name="gr2" draw:text-style-name="P5" draw:layer="layout" svg:width="0.414cm" svg:height="0.675cm" svg:x="9.953cm" svg:y="8.884cm">
                <draw:text-box>
                  <text:p text:style-name="P4"><text:span text:style-name="T1">L</text:span></text:p>
                </draw:text-box>
              </draw:frame>
            </draw:g>
          </draw:g>
          <draw:line draw:style-name="gr3" draw:text-style-name="P1" draw:layer="layout" svg:x1="4.804cm" svg:y1="6.836cm" svg:x2="19.31cm" svg:y2="6.836cm">
            <text:p/>
          </draw:line>
          <draw:line draw:style-name="gr3" draw:text-style-name="P1" draw:layer="layout" svg:x1="4.84cm" svg:y1="9.819cm" svg:x2="4.84cm" svg:y2="6.81cm">
            <text:p/>
          </draw:line>
          <draw:line draw:style-name="gr3" draw:text-style-name="P1" draw:layer="layout" svg:x1="4.877cm" svg:y1="9.807cm" svg:x2="2.69cm" svg:y2="9.807cm">
            <text:p/>
          </draw:line>
          <draw:line draw:style-name="gr3" draw:text-style-name="P1" draw:layer="layout" svg:x1="2.703cm" svg:y1="18.774cm" svg:x2="5.295cm" svg:y2="21.366cm">
            <text:p/>
          </draw:line>
          <draw:line draw:style-name="gr3" draw:text-style-name="P1" draw:layer="layout" svg:x1="2.703cm" svg:y1="18.835cm" svg:x2="2.703cm" svg:y2="9.77cm">
            <text:p/>
          </draw:line>
          <draw:line draw:style-name="gr3" draw:text-style-name="P1" draw:layer="layout" svg:x1="5.257cm" svg:y1="21.33cm" svg:x2="19.322cm" svg:y2="21.33cm">
            <text:p/>
          </draw:line>
          <draw:line draw:style-name="gr3" draw:text-style-name="P1" draw:layer="layout" svg:x1="19.31cm" svg:y1="21.317cm" svg:x2="19.31cm" svg:y2="6.786cm">
            <text:p/>
          </draw:line>
          <draw:line draw:style-name="gr4" draw:text-style-name="P1" draw:layer="layout" svg:x1="9.952cm" svg:y1="8.96cm" svg:x2="5.677cm" svg:y2="8.96cm">
            <text:p/>
          </draw:line>
          <draw:line draw:style-name="gr4" draw:text-style-name="P1" draw:layer="layout" svg:x1="9.937cm" svg:y1="8.96cm" svg:x2="9.937cm" svg:y2="14.512cm">
            <text:p/>
          </draw:line>
          <draw:line draw:style-name="gr4" draw:text-style-name="P1" draw:layer="layout" svg:x1="9.938cm" svg:y1="14.511cm" svg:x2="6.954cm" svg:y2="14.511cm">
            <text:p/>
          </draw:line>
          <draw:line draw:style-name="gr4" draw:text-style-name="P1" draw:layer="layout" svg:x1="6.954cm" svg:y1="17.509cm" svg:x2="6.954cm" svg:y2="14.5cm">
            <text:p/>
          </draw:line>
          <draw:line draw:style-name="gr4" draw:text-style-name="P1" draw:layer="layout" svg:x1="8.241cm" svg:y1="17.508cm" svg:x2="6.926cm" svg:y2="17.508cm">
            <text:p/>
          </draw:line>
          <draw:line draw:style-name="gr4" draw:text-style-name="P1" draw:layer="layout" svg:x1="8.241cm" svg:y1="18.774cm" svg:x2="8.241cm" svg:y2="17.497cm">
            <text:p/>
          </draw:line>
          <draw:line draw:style-name="gr4" draw:text-style-name="P1" draw:layer="layout" svg:x1="6.954cm" svg:y1="18.774cm" svg:x2="8.268cm" svg:y2="18.774cm">
            <text:p/>
          </draw:line>
          <draw:line draw:style-name="gr4" draw:text-style-name="P1" draw:layer="layout" svg:x1="4.409cm" svg:y1="14.082cm" svg:x2="2.726cm" svg:y2="14.082cm">
            <text:p/>
          </draw:line>
          <draw:line draw:style-name="gr4" draw:text-style-name="P1" draw:layer="layout" svg:x1="4.409cm" svg:y1="17.51cm" svg:x2="4.409cm" svg:y2="14.058cm">
            <text:p/>
          </draw:line>
          <draw:line draw:style-name="gr4" draw:text-style-name="P1" draw:layer="layout" svg:x1="4.409cm" svg:y1="17.497cm" svg:x2="6.522cm" svg:y2="19.609cm">
            <text:p/>
          </draw:line>
          <draw:line draw:style-name="gr4" draw:text-style-name="P1" draw:layer="layout" svg:x1="8.229cm" svg:y1="19.621cm" svg:x2="6.522cm" svg:y2="19.621cm">
            <text:p/>
          </draw:line>
          <draw:line draw:style-name="gr4" draw:text-style-name="P1" draw:layer="layout" svg:x1="9.937cm" svg:y1="9.392cm" svg:x2="10.367cm" svg:y2="9.822cm">
            <text:p/>
          </draw:line>
          <draw:line draw:style-name="gr4" draw:text-style-name="P1" draw:layer="layout" svg:x1="10.797cm" svg:y1="9.807cm" svg:x2="10.367cm" svg:y2="9.807cm">
            <text:p/>
          </draw:line>
          <draw:line draw:style-name="gr4" draw:text-style-name="P1" draw:layer="layout" svg:x1="10.785cm" svg:y1="17.068cm" svg:x2="10.785cm" svg:y2="9.82cm">
            <text:p/>
          </draw:line>
          <draw:line draw:style-name="gr4" draw:text-style-name="P1" draw:layer="layout" svg:x1="10.772cm" svg:y1="17.042cm" svg:x2="11.657cm" svg:y2="17.042cm">
            <text:p/>
          </draw:line>
          <draw:line draw:style-name="gr4" draw:text-style-name="P1" draw:layer="layout" svg:x1="17.601cm" svg:y1="8.531cm" svg:x2="13.769cm" svg:y2="8.531cm">
            <text:p/>
          </draw:line>
          <draw:line draw:style-name="gr4" draw:text-style-name="P1" draw:layer="layout" svg:x1="13.769cm" svg:y1="15.372cm" svg:x2="13.769cm" svg:y2="8.518cm">
            <text:p/>
          </draw:line>
          <draw:line draw:style-name="gr4" draw:text-style-name="P1" draw:layer="layout" svg:x1="16.756cm" svg:y1="15.361cm" svg:x2="13.759cm" svg:y2="15.361cm">
            <text:p/>
          </draw:line>
          <draw:line draw:style-name="gr4" draw:text-style-name="P1" draw:layer="layout" svg:x1="16.742cm" svg:y1="19.217cm" svg:x2="16.742cm" svg:y2="15.347cm">
            <text:p/>
          </draw:line>
          <draw:line draw:style-name="gr4" draw:text-style-name="P1" draw:layer="layout" svg:x1="17.605cm" svg:y1="19.192cm" svg:x2="16.733cm" svg:y2="19.192cm">
            <text:p/>
          </draw:line>
          <draw:line draw:style-name="gr4" draw:text-style-name="P1" draw:layer="layout" svg:x1="17.602cm" svg:y1="20.039cm" svg:x2="16.755cm" svg:y2="20.039cm">
            <text:p/>
          </draw:line>
          <draw:line draw:style-name="gr4" draw:text-style-name="P1" draw:layer="layout" svg:x1="16.755cm" svg:y1="20.004cm" svg:x2="16.755cm" svg:y2="21.318cm">
            <text:p/>
          </draw:line>
          <draw:line draw:style-name="gr5" draw:text-style-name="P1" draw:layer="layout" svg:x1="13.769cm" svg:y1="11.515cm" svg:x2="13.769cm" svg:y2="12.35cm">
            <text:p/>
          </draw:line>
          <draw:line draw:style-name="gr3" draw:text-style-name="P1" draw:layer="layout" svg:x1="13.662cm" svg:y1="11.515cm" svg:x2="13.883cm" svg:y2="11.515cm">
            <text:p/>
          </draw:line>
          <draw:line draw:style-name="gr3" draw:text-style-name="P1" draw:layer="layout" svg:x1="13.662cm" svg:y1="12.357cm" svg:x2="13.883cm" svg:y2="12.357cm">
            <text:p/>
          </draw:line>
          <draw:rect draw:style-name="gr6" draw:text-style-name="P1" draw:layer="layout" svg:width="1.304cm" svg:height="1.303cm" svg:x="8.66cm" svg:y="15.792cm">
            <text:p/>
          </draw:rect>
          <draw:line draw:style-name="gr6" draw:text-style-name="P1" draw:layer="layout" svg:x1="9.96cm" svg:y1="15.802cm" svg:x2="8.683cm" svg:y2="17.079cm">
            <text:p/>
          </draw:line>
          <draw:line draw:style-name="gr6" draw:text-style-name="P1" draw:layer="layout" svg:x1="8.683cm" svg:y1="15.803cm" svg:x2="9.96cm" svg:y2="17.08cm">
            <text:p/>
          </draw:line>
          <draw:rect draw:style-name="gr7" draw:text-style-name="P6" draw:layer="layout" svg:width="0.405cm" svg:height="0.419cm" svg:x="4.853cm" svg:y="9.378cm">
            <text:p/>
          </draw:rect>
          <draw:rect draw:style-name="gr7" draw:text-style-name="P6" draw:layer="layout" svg:width="0.405cm" svg:height="0.419cm" svg:x="4.853cm" svg:y="14.097cm">
            <text:p/>
          </draw:rect>
          <draw:rect draw:style-name="gr7" draw:text-style-name="P6" draw:layer="layout" svg:width="1.721cm" svg:height="0.419cm" svg:x="3.968cm" svg:y="11.505cm">
            <text:p/>
          </draw:rect>
          <draw:rect draw:style-name="gr7" draw:text-style-name="P6" draw:layer="layout" svg:width="0.847cm" svg:height="0.835cm" svg:x="6.548cm" svg:y="9.81cm">
            <text:p/>
          </draw:rect>
          <draw:rect draw:style-name="gr7" draw:text-style-name="P6" draw:layer="layout" svg:width="0.406cm" svg:height="0.419cm" svg:x="8.254cm" svg:y="12.793cm">
            <text:p/>
          </draw:rect>
          <draw:rect draw:style-name="gr7" draw:text-style-name="P6" draw:layer="layout" svg:width="0.405cm" svg:height="0.419cm" svg:x="8.243cm" svg:y="11.516cm">
            <text:p/>
          </draw:rect>
          <draw:path draw:style-name="gr8" draw:text-style-name="P6" draw:layer="layout" svg:width="1.3cm" svg:height="1.765cm" svg:x="6.095cm" svg:y="11.923cm" svg:viewBox="0 0 1301 1766" svg:d="M12 462c-4-3-7-5-9-9s-3-8-3-12v-417c0-5 1-8 3-12s5-7 9-9 7-3 12-3h1253c4 0 8 1 12 3s6 5 9 9 3 7 3 12v417 1302c0 4-1 8-3 12s-5 6-9 8-8 3-12 3h-823c-4 0-8-1-12-3s-6-5-9-8-3-8-3-12v-1278h-406c-5 0-8-1-12-3z">
            <text:p/>
          </draw:path>
          <draw:rect draw:style-name="gr7" draw:text-style-name="P6" draw:layer="layout" svg:width="0.408cm" svg:height="0.421cm" svg:x="9.321cm" svg:y="13.419cm">
            <text:p/>
          </draw:rect>
          <draw:rect draw:style-name="gr7" draw:text-style-name="P6" draw:layer="layout" svg:width="0.835cm" svg:height="0.419cm" svg:x="2.715cm" svg:y="9.823cm">
            <text:p/>
          </draw:rect>
          <draw:rect draw:style-name="gr7" draw:text-style-name="P6" draw:layer="layout" svg:width="0.421cm" svg:height="0.431cm" svg:x="7.395cm" svg:y="17.915cm">
            <text:p/>
          </draw:rect>
          <draw:path draw:style-name="gr9" draw:text-style-name="P6" draw:layer="layout" svg:width="1.324cm" svg:height="1.754cm" svg:x="5.236cm" svg:y="16.612cm" svg:viewBox="0 0 1325 1755" svg:d="M12 1752c-4-2-7-5-9-9s-3-7-3-12v-1707c0-5 1-8 3-12s5-7 9-9 7-3 12-3h442c4 0 8 1 12 3s7 5 9 9 3 7 3 12v1241h811c5 0 8 1 12 4s7 4 9 8 3 8 3 12v442c0 5-1 9-3 12s-5 7-9 9-7 3-12 3h-835-442c-5 0-8-1-12-3z">
            <text:p/>
          </draw:path>
          <draw:rect draw:style-name="gr7" draw:text-style-name="P6" draw:layer="layout" svg:width="0.405cm" svg:height="0.419cm" svg:x="3.994cm" svg:y="18.348cm">
            <text:p/>
          </draw:rect>
          <draw:rect draw:style-name="gr7" draw:text-style-name="P6" draw:layer="layout" svg:width="0.417cm" svg:height="3.012cm" svg:x="3.569cm" svg:y="14.082cm">
            <text:p/>
          </draw:rect>
          <draw:rect draw:style-name="gr7" draw:text-style-name="P6" draw:layer="layout" svg:width="0.406cm" svg:height="0.846cm" svg:x="5.27cm" svg:y="20.03cm">
            <text:p/>
          </draw:rect>
          <draw:rect draw:style-name="gr7" draw:text-style-name="P6" draw:layer="layout" svg:width="0.823cm" svg:height="0.874cm" svg:x="11.658cm" svg:y="11.073cm">
            <text:p/>
          </draw:rect>
          <draw:rect draw:style-name="gr7" draw:text-style-name="P6" draw:layer="layout" svg:width="0.826cm" svg:height="0.874cm" svg:x="11.644cm" svg:y="13.664cm">
            <text:p/>
          </draw:rect>
          <draw:rect draw:style-name="gr7" draw:text-style-name="P6" draw:layer="layout" svg:width="1.278cm" svg:height="0.876cm" svg:x="12.491cm" svg:y="9.794cm">
            <text:p/>
          </draw:rect>
          <draw:path draw:style-name="gr8" draw:text-style-name="P6" draw:layer="layout" svg:width="0.894cm" svg:height="1.312cm" svg:x="12.482cm" svg:y="7.241cm" svg:viewBox="0 0 895 1313" svg:d="M12 1310c-4-2-7-5-9-9s-3-8-3-12v-1265c0-5 1-8 3-12s5-7 9-9 7-3 12-3h442c4 0 8 1 12 3s7 5 9 9 3 7 3 12v823h381c4 0 8 1 12 3s6 5 9 9 3 8 3 12v418c0 4-1 8-3 12s-5 7-9 9-8 3-12 3h-405-442c-5 0-8-1-12-3z">
            <text:p/>
          </draw:path>
          <draw:path draw:style-name="gr8" draw:text-style-name="P6" draw:layer="layout" svg:width="1.765cm" svg:height="0.895cm" svg:x="12.887cm" svg:y="16.197cm" svg:viewBox="0 0 1766 896" svg:d="M12 475c-4-3-7-5-9-9s-3-8-3-12v-430c0-5 1-8 3-12s5-7 9-9 7-3 12-3h1719c4 0 8 1 12 3s6 5 8 9 3 7 3 12v430 418c0 4-1 8-3 12s-5 6-8 9-8 3-12 3h-1278c-4 0-8-1-12-3s-6-5-8-9-4-8-4-12v-394h-417c-5 0-8-1-12-3z">
            <text:p/>
          </draw:path>
          <draw:rect draw:style-name="gr7" draw:text-style-name="P6" draw:layer="layout" svg:width="0.847cm" svg:height="1.28cm" svg:x="11.646cm" svg:y="18.762cm">
            <text:p/>
          </draw:rect>
          <draw:path draw:style-name="gr9" draw:text-style-name="P6" draw:layer="layout" svg:width="2.614cm" svg:height="1.753cm" svg:x="13.318cm" svg:y="19.168cm" svg:viewBox="0 0 2615 1754" svg:d="M12 1751c-4-2-7-5-9-9s-3-7-3-12v-429c0-4 1-8 3-12s5-6 9-8 7-4 12-4h418v-824c0-4 1-8 3-12s5-6 9-9 8-3 12-3h835c5 0 8 1 12 3s7 5 9 9 3 8 3 12v824h383v-1253c0-5 1-8 3-12s5-7 9-9 7-3 11-3h431c4 0 8 1 11 3s7 5 9 9 3 7 3 12v1253h406c4 0 8 1 12 4s6 5 8 8 4 8 4 12v429c0 5-1 9-4 12s-4 7-8 9-8 3-12 3h-2567c-5 0-8-1-12-3z">
            <text:p/>
          </draw:path>
          <draw:path draw:style-name="gr9" draw:text-style-name="P6" draw:layer="layout" svg:width="1.3cm" svg:height="0.919cm" svg:x="15.036cm" svg:y="12.768cm" svg:viewBox="0 0 1301 920" svg:d="M12 475c-4-3-7-5-9-9s-3-8-3-12v-430c0-5 1-8 3-12s5-7 9-9 7-3 12-3h1253c4 0 8 1 12 3s6 5 9 9 3 7 3 12v430c0 4-1 8-3 12s-5 6-9 9-8 3-12 3h-824v418c0 5-1 8-4 12s-5 7-8 9-8 3-12 3h-393c-4 0-8-1-12-3s-6-5-9-9-3-7-3-12z">
            <text:p/>
          </draw:path>
          <draw:rect draw:style-name="gr7" draw:text-style-name="P6" draw:layer="layout" svg:width="0.419cm" svg:height="1.278cm" svg:x="17.185cm" svg:y="15.361cm">
            <text:p/>
          </draw:rect>
          <draw:rect draw:style-name="gr7" draw:text-style-name="P6" draw:layer="layout" svg:width="0.431cm" svg:height="1.706cm" svg:x="17.172cm" svg:y="17.474cm">
            <text:p/>
          </draw:rect>
          <draw:path draw:style-name="gr9" draw:text-style-name="P6" draw:layer="layout" svg:width="1.311cm" svg:height="0.93cm" svg:x="15.456cm" svg:y="11.074cm" svg:viewBox="0 0 1312 931" svg:d="M12 928c-4-2-7-5-9-9s-3-7-3-12v-478c0-5 1-8 3-12s5-7 9-9 7-3 12-3h799v-381c0-5 1-8 3-12s5-7 9-9 7-3 12-3h429c4 0 8 1 12 3s6 5 9 9 3 7 3 12v384c4 2 7 5 9 9s3 7 3 12v478c0 5-1 9-3 12s-5 7-9 9-7 3-12 3h-1264c-5 0-8-1-12-3z">
            <text:p/>
          </draw:path>
          <draw:rect draw:style-name="gr7" draw:text-style-name="P6" draw:layer="layout" svg:width="0.408cm" svg:height="1.708cm" svg:x="17.195cm" svg:y="9.809cm">
            <text:p/>
          </draw:rect>
          <draw:rect draw:style-name="gr10" draw:text-style-name="P7" draw:layer="layout" svg:width="0.847cm" svg:height="0.863cm" svg:x="16.756cm" svg:y="11.528cm">
            <text:p/>
          </draw:rect>
          <draw:rect draw:style-name="gr7" draw:text-style-name="P6" draw:layer="layout" svg:width="1.28cm" svg:height="0.429cm" svg:x="8.66cm" svg:y="19.625cm">
            <text:p/>
          </draw:rect>
          <draw:ellipse draw:style-name="gr11" draw:text-style-name="P8" draw:layer="layout" svg:width="1.183cm" svg:height="0.59cm" draw:transform="skewX (-0.00331612557878925) rotate (0.786445360948645) translate (8.587cm 16.503cm)">
            <text:p/>
          </draw:ellipse>
          <draw:rect draw:style-name="gr12" draw:text-style-name="P9" draw:layer="layout" svg:width="1.285cm" svg:height="0.817cm" svg:x="6.963cm" svg:y="18.783cm">
            <text:p/>
          </draw:rect>
          <draw:rect draw:style-name="gr12" draw:text-style-name="P9" draw:layer="layout" svg:width="0.89cm" svg:height="4.271cm" svg:x="10.766cm" svg:y="17.033cm">
            <text:p/>
          </draw:rect>
          <draw:rect draw:style-name="gr12" draw:text-style-name="P9" draw:layer="layout" svg:width="2.1cm" svg:height="2.147cm" svg:x="5.705cm" svg:y="6.836cm">
            <text:p/>
          </draw:rect>
          <draw:rect draw:style-name="gr12" draw:text-style-name="P9" draw:layer="layout" svg:width="0.892cm" svg:height="0.817cm" svg:x="16.74cm" svg:y="19.203cm">
            <text:p/>
          </draw:rect>
          <draw:rect draw:style-name="gr12" draw:text-style-name="P9" draw:layer="layout" svg:width="0.89cm" svg:height="1.703cm" svg:x="16.715cm" svg:y="6.836cm">
            <text:p/>
          </draw:rect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90_20_Degrees" draw:display-name="Black 90 Degrees" draw:style="single" draw:color="#000000" draw:distance="0.033cm" draw:rotation="900"/>
    <draw:marker draw:name="Arrow" svg:viewBox="0 0 20 30" svg:d="M10 0l-10 30h20z"/>
    <draw:stroke-dash draw:name="Dash_20_Dot_20_4" draw:display-name="Dash Dot 4" draw:style="rect" draw:dots1="1" draw:dots1-length="0.003cm" draw:dots2="1" draw:dots2-length="0.003cm" draw:distance="0.003cm"/>
    <draw:stroke-dash draw:name="Ultrafine_20_Dashed" draw:display-name="Ultrafine Dashed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4T18:59:33.400000000</meta:creation-date>
    <dc:date>2022-11-24T19:08:16.516000000</dc:date>
    <meta:editing-duration>PT8M41S</meta:editing-duration>
    <meta:editing-cycles>4</meta:editing-cycles>
    <meta:generator>LibreOffice/7.2.5.2$Windows_X86_64 LibreOffice_project/499f9727c189e6ef3471021d6132d4c694f357e5</meta:generator>
    <meta:document-statistic meta:object-count="1707"/>
  </office:meta>
</office:document-meta>
</file>